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paragraph-properties fo:line-height="150%" style:writing-mode="page"/>
      <style:text-properties style:font-name="Arial" fo:font-size="14pt" style:font-size-asian="14pt" style:font-size-complex="14pt"/>
    </style:style>
    <style:style style:name="P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ab-stops>
          <style:tab-stop style:position="11.719cm"/>
        </style:tab-stops>
      </style:paragraph-properties>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ab-stops>
          <style:tab-stop style:position="11.038cm"/>
        </style:tab-stops>
      </style:paragraph-properties>
    </style:style>
    <style:style style:name="P8"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1d77aa"/>
    </style:style>
    <style:style style:name="P9" style:family="paragraph" style:parent-style-name="Iné" style:master-page-name="">
      <style:paragraph-properties fo:margin-left="0cm" fo:margin-right="0cm" fo:line-height="150%" fo:text-align="start" style:justify-single-word="false" fo:text-indent="0cm" style:auto-text-indent="false" style:page-number="auto" style:writing-mode="page"/>
    </style:style>
    <style:style style:name="P10"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11" style:family="paragraph" style:parent-style-name="Základný_20_text_20__28_4_29_" style:master-page-name="">
      <style:paragraph-properties fo:margin-left="0cm" fo:margin-right="0cm" fo:line-height="150%" fo:text-align="start" style:justify-single-word="false" fo:text-indent="0cm" style:auto-text-indent="false" style:page-number="auto" style:writing-mode="page"/>
    </style:style>
    <style:style style:name="P12"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13" style:family="paragraph" style:parent-style-name="Základný_20_text">
      <style:paragraph-properties fo:margin-left="0cm" fo:margin-right="0cm" fo:line-height="150%" fo:text-align="start" style:justify-single-word="false" fo:text-indent="0cm" style:auto-text-indent="false" style:writing-mode="page"/>
    </style:style>
    <style:style style:name="P14" style:family="paragraph" style:parent-style-name="Základný_20_text">
      <style:paragraph-properties fo:margin-left="0cm" fo:margin-right="0cm" fo:line-height="150%" fo:text-align="start" style:justify-single-word="false" fo:text-indent="0cm" style:auto-text-indent="false" style:writing-mode="page"/>
      <style:text-properties officeooo:paragraph-rsid="0015eb3e"/>
    </style:style>
    <style:style style:name="P15"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2.551cm"/>
        </style:tab-stops>
      </style:paragraph-properties>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4.209cm"/>
        </style:tab-stops>
      </style:paragraph-properties>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3.283cm"/>
        </style:tab-stops>
      </style:paragraph-properties>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2.766cm"/>
        </style:tab-stops>
      </style:paragraph-properties>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5.852cm" style:leader-style="solid" style:leader-text="_"/>
        </style:tab-stops>
      </style:paragraph-properties>
      <style:text-properties officeooo:paragraph-rsid="00122c82"/>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6.736cm" style:leader-style="solid" style:leader-text="-"/>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22c82"/>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44440"/>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8e658"/>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8.21cm" style:leader-style="solid" style:leader-text="-"/>
        </style:tab-stops>
      </style:paragraph-properties>
      <style:text-properties officeooo:paragraph-rsid="0018e658"/>
    </style:style>
    <style:style style:name="P2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d77aa"/>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3.498cm"/>
        </style:tab-stops>
      </style:paragraph-properties>
      <style:text-properties officeooo:paragraph-rsid="001d77aa"/>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5.603cm" style:leader-style="solid" style:leader-text="_"/>
        </style:tab-stops>
      </style:paragraph-properties>
      <style:text-properties officeooo:paragraph-rsid="001d77aa"/>
    </style:style>
    <style:style style:name="P30" style:family="paragraph" style:parent-style-name="Footnote" style:master-page-name="">
      <style:paragraph-properties fo:margin-left="0cm" fo:margin-right="0cm" fo:line-height="150%" fo:text-align="start" style:justify-single-word="false" fo:text-indent="0.635cm" style:auto-text-indent="false" style:page-number="auto" style:writing-mode="page"/>
    </style:style>
    <style:style style:name="P31" style:family="paragraph" style:parent-style-name="Základný_20_text">
      <style:paragraph-properties fo:margin-left="0cm" fo:margin-right="0cm" fo:line-height="150%" fo:text-align="start" style:justify-single-word="false" fo:text-indent="0.635cm" style:auto-text-indent="false" style:writing-mode="page"/>
    </style:style>
    <style:style style:name="P32"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22c82"/>
    </style:style>
    <style:style style:name="P33"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44440"/>
    </style:style>
    <style:style style:name="P34" style:family="paragraph" style:parent-style-name="Standard">
      <style:paragraph-properties fo:margin-left="0cm" fo:margin-right="0cm" fo:line-height="150%" fo:text-align="start" style:justify-single-word="false" fo:text-indent="0.635cm" style:auto-text-indent="false" style:writing-mode="page"/>
      <style:text-properties style:font-name="Arial" fo:font-size="14pt" officeooo:paragraph-rsid="001d77aa" style:font-size-asian="14pt" style:font-size-complex="14pt"/>
    </style:style>
    <style:style style:name="P35" style:family="paragraph" style:parent-style-name="Základný_20_text" style:master-page-name="">
      <style:paragraph-properties fo:margin-left="0.635cm" fo:margin-right="0cm" fo:line-height="150%" fo:text-align="start" style:justify-single-word="false" fo:text-indent="-0.635cm" style:auto-text-indent="false" style:page-number="auto" style:writing-mode="page"/>
    </style:style>
    <style:style style:name="P36" style:family="paragraph" style:parent-style-name="Základný_20_text">
      <style:paragraph-properties fo:margin-left="0cm" fo:margin-right="0cm" fo:line-height="150%" fo:text-align="start" style:justify-single-word="false" fo:text-indent="0.635cm" style:auto-text-indent="false" style:writing-mode="page"/>
    </style:style>
    <style:style style:name="P37" style:family="paragraph" style:parent-style-name="Základný_20_text">
      <style:paragraph-properties fo:margin-left="0cm" fo:margin-right="0cm" fo:line-height="150%" fo:text-align="start" style:justify-single-word="false" fo:text-indent="0.635cm" style:auto-text-indent="false" style:writing-mode="page">
        <style:tab-stops>
          <style:tab-stop style:position="5.63cm"/>
        </style:tab-stops>
      </style:paragraph-properties>
    </style:style>
    <style:style style:name="P38"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d77aa"/>
    </style:style>
    <style:style style:name="P39"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24417d"/>
    </style:style>
    <style:style style:name="P40"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41"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5.63cm"/>
        </style:tab-stops>
      </style:paragraph-properties>
    </style:style>
    <style:style style:name="P42"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d77aa"/>
    </style:style>
    <style:style style:name="P43"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24417d"/>
    </style:style>
    <style:style style:name="P44"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253046"/>
    </style:style>
    <style:style style:name="P45" style:family="paragraph" style:parent-style-name="Záhlavie_20__23_2" style:master-page-name="PageStyle0">
      <style:paragraph-properties fo:margin-left="0cm" fo:margin-right="0cm" fo:line-height="150%" fo:text-align="start" style:justify-single-word="false" fo:text-indent="0.635cm" style:auto-text-indent="false" style:page-number="auto" style:writing-mode="page"/>
      <style:text-properties officeooo:paragraph-rsid="001d77aa"/>
    </style:style>
    <style:style style:name="P46" style:family="paragraph" style:parent-style-name="Záhlavie_20__23_1" style:master-page-name="PageStyle0">
      <style:paragraph-properties fo:margin-left="0cm" fo:margin-right="0cm" fo:line-height="150%" fo:text-align="start" style:justify-single-word="false" fo:text-indent="0cm" style:auto-text-indent="false" style:page-number="auto" style:writing-mode="page"/>
    </style:style>
    <style:style style:name="P47"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text-properties officeooo:paragraph-rsid="001d77aa"/>
    </style:style>
    <style:style style:name="P48" style:family="paragraph" style:parent-style-name="Záhlavie_20__23_1" style:list-style-name="">
      <style:paragraph-properties fo:margin-left="0cm" fo:margin-right="0cm" fo:line-height="150%" fo:text-align="start" style:justify-single-word="false" fo:text-indent="0cm" style:auto-text-indent="false" style:writing-mode="page"/>
      <style:text-properties officeooo:paragraph-rsid="001d77aa"/>
    </style:style>
    <style:style style:name="P49"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50" style:family="paragraph" style:parent-style-name="Záhlavie_20__23_3">
      <style:paragraph-properties fo:margin-left="0cm" fo:margin-right="0cm" fo:line-height="150%" fo:text-align="start" style:justify-single-word="false" fo:text-indent="0cm" style:auto-text-indent="false" style:writing-mode="page"/>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ec886" fo:background-color="#80ffff" loext:char-shading-value="0" style:font-size-asian="14pt" style:font-size-complex="14pt"/>
    </style:style>
    <style:style style:name="T3" style:family="text">
      <style:text-properties fo:color="#000000" style:font-name="Arial" fo:font-size="14pt" officeooo:rsid="001165ce" fo:background-color="#80ffff" loext:char-shading-value="0" style:font-size-asian="14pt" style:font-size-complex="14pt"/>
    </style:style>
    <style:style style:name="T4" style:family="text">
      <style:text-properties fo:color="#000000" style:font-name="Arial" fo:font-size="14pt" officeooo:rsid="00122c82" fo:background-color="#80ffff" loext:char-shading-value="0" style:font-size-asian="14pt" style:font-size-complex="14pt"/>
    </style:style>
    <style:style style:name="T5" style:family="text">
      <style:text-properties fo:color="#000000" style:font-name="Arial" fo:font-size="14pt" officeooo:rsid="00144440" fo:background-color="#80ffff" loext:char-shading-value="0" style:font-size-asian="14pt" style:font-size-complex="14pt"/>
    </style:style>
    <style:style style:name="T6" style:family="text">
      <style:text-properties fo:color="#000000" style:font-name="Arial" fo:font-size="14pt" officeooo:rsid="0015bcef" fo:background-color="#80ffff" loext:char-shading-value="0" style:font-size-asian="14pt" style:font-size-complex="14pt"/>
    </style:style>
    <style:style style:name="T7" style:family="text">
      <style:text-properties fo:color="#000000" style:font-name="Arial" fo:font-size="14pt" officeooo:rsid="0015eb3e" fo:background-color="#80ffff" loext:char-shading-value="0" style:font-size-asian="14pt" style:font-size-complex="14pt"/>
    </style:style>
    <style:style style:name="T8" style:family="text">
      <style:text-properties fo:color="#000000" style:font-name="Arial" fo:font-size="14pt" officeooo:rsid="00167cc1" fo:background-color="#80ffff" loext:char-shading-value="0" style:font-size-asian="14pt" style:font-size-complex="14pt"/>
    </style:style>
    <style:style style:name="T9" style:family="text">
      <style:text-properties fo:color="#000000" style:font-name="Arial" fo:font-size="14pt" officeooo:rsid="0017cb98" fo:background-color="#80ffff" loext:char-shading-value="0" style:font-size-asian="14pt" style:font-size-complex="14pt"/>
    </style:style>
    <style:style style:name="T10" style:family="text">
      <style:text-properties fo:color="#000000" style:font-name="Arial" fo:font-size="14pt" officeooo:rsid="0018e658" fo:background-color="#80ffff" loext:char-shading-value="0" style:font-size-asian="14pt" style:font-size-complex="14pt"/>
    </style:style>
    <style:style style:name="T11" style:family="text">
      <style:text-properties fo:color="#000000" style:font-name="Arial" fo:font-size="14pt" officeooo:rsid="0019f0a9" fo:background-color="#80ffff" loext:char-shading-value="0" style:font-size-asian="14pt" style:font-size-complex="14pt"/>
    </style:style>
    <style:style style:name="T12" style:family="text">
      <style:text-properties fo:color="#000000" style:font-name="Arial" fo:font-size="14pt" officeooo:rsid="001ba6ca" fo:background-color="#80ffff" loext:char-shading-value="0" style:font-size-asian="14pt" style:font-size-complex="14pt"/>
    </style:style>
    <style:style style:name="T13" style:family="text">
      <style:text-properties fo:color="#000000" style:font-name="Arial" fo:font-size="14pt" officeooo:rsid="001f5a01" fo:background-color="#80ffff" loext:char-shading-value="0" style:font-size-asian="14pt" style:font-size-complex="14pt"/>
    </style:style>
    <style:style style:name="T14" style:family="text">
      <style:text-properties fo:color="#000000" style:font-name="Arial" fo:font-size="14pt" officeooo:rsid="002112d5" fo:background-color="#80ffff" loext:char-shading-value="0" style:font-size-asian="14pt" style:font-size-complex="14pt"/>
    </style:style>
    <style:style style:name="T15" style:family="text">
      <style:text-properties fo:color="#000000" style:font-name="Arial" fo:font-size="14pt" officeooo:rsid="002268d5" fo:background-color="#80ffff" loext:char-shading-value="0" style:font-size-asian="14pt" style:font-size-complex="14pt"/>
    </style:style>
    <style:style style:name="T16" style:family="text">
      <style:text-properties fo:color="#000000" style:font-name="Arial" fo:font-size="14pt" officeooo:rsid="0023e8cf" fo:background-color="#80ffff" loext:char-shading-value="0" style:font-size-asian="14pt" style:font-size-complex="14pt"/>
    </style:style>
    <style:style style:name="T17" style:family="text">
      <style:text-properties fo:color="#000000" style:font-name="Arial" fo:font-size="14pt" officeooo:rsid="00243ad3" fo:background-color="#80ffff" loext:char-shading-value="0" style:font-size-asian="14pt" style:font-size-complex="14pt"/>
    </style:style>
    <style:style style:name="T18" style:family="text">
      <style:text-properties fo:color="#000000" style:font-name="Arial" fo:font-size="14pt" officeooo:rsid="0024417d" fo:background-color="#80ffff" loext:char-shading-value="0" style:font-size-asian="14pt" style:font-size-complex="14pt"/>
    </style:style>
    <style:style style:name="T19" style:family="text">
      <style:text-properties fo:color="#000000" style:font-name="Arial" fo:font-size="14pt" fo:language="en" fo:country="US" officeooo:rsid="0023e8cf" fo:background-color="#80ffff" loext:char-shading-value="0" style:font-size-asian="14pt" style:font-size-complex="14pt"/>
    </style:style>
    <style:style style:name="T20" style:family="text">
      <style:text-properties fo:color="#000000" style:font-name="Arial" fo:font-size="14pt" fo:language="en" fo:country="US" fo:background-color="#80ffff" loext:char-shading-value="0" style:font-name-asian="Lucida Sans Unicode" style:font-size-asian="14pt" style:font-name-complex="Times New Roman" style:font-size-complex="10pt"/>
    </style:style>
    <style:style style:name="T21" style:family="text">
      <style:text-properties fo:color="#000000" style:font-name="Arial" fo:font-size="14pt" fo:language="en" fo:country="US" officeooo:rsid="0015eb3e" fo:background-color="#80ffff" loext:char-shading-value="0" style:font-name-asian="Lucida Sans Unicode" style:font-size-asian="14pt" style:font-name-complex="Times New Roman" style:font-size-complex="10pt"/>
    </style:style>
    <style:style style:name="T22" style:family="text">
      <style:text-properties fo:color="#000000" style:font-name="Arial" fo:font-size="14pt" fo:language="en" fo:country="US" fo:background-color="#cccccc" loext:char-shading-value="0" style:font-name-asian="Lucida Sans Unicode" style:font-size-asian="14pt" style:font-name-complex="Times New Roman" style:font-size-complex="10pt"/>
    </style:style>
    <style:style style:name="T23" style:family="text">
      <style:text-properties fo:color="#000000" style:font-name="Arial" fo:font-size="14pt" fo:language="en" fo:country="US" officeooo:rsid="0015eb3e" fo:background-color="#cccccc" loext:char-shading-value="0" style:font-name-asian="Lucida Sans Unicode" style:font-size-asian="14pt" style:font-name-complex="Times New Roman" style:font-size-complex="10pt"/>
    </style:style>
    <style:style style:name="T24" style:family="text">
      <style:text-properties fo:color="#000000" style:font-name="Arial" fo:font-size="14pt" fo:background-color="#cccccc" loext:char-shading-value="0" style:font-name-asian="Lucida Sans Unicode" style:font-size-asian="14pt" style:font-name-complex="Times New Roman" style:font-size-complex="10pt"/>
    </style:style>
    <style:style style:name="T25" style:family="text">
      <style:text-properties fo:color="#000000" style:font-name="Arial" fo:font-size="14pt" officeooo:rsid="0015eb3e" fo:background-color="#cccccc" loext:char-shading-value="0" style:font-name-asian="Lucida Sans Unicode" style:font-size-asian="14pt" style:font-name-complex="Times New Roman" style:font-size-complex="10pt"/>
    </style:style>
    <style:style style:name="T26" style:family="text">
      <style:text-properties fo:color="#000000" style:font-name="Arial1" fo:font-size="14pt" officeooo:rsid="0017cb98" fo:background-color="#80ffff" loext:char-shading-value="0" style:font-name-asian="Microsoft Sans Serif" style:font-size-asian="14pt" style:font-name-complex="Microsoft Sans Serif" style:font-size-complex="14pt"/>
    </style:style>
    <style:style style:name="T27" style:family="text">
      <style:text-properties fo:color="#000000" style:font-name="Arial1" fo:font-size="14pt" officeooo:rsid="00243ad3" fo:background-color="#80ffff" loext:char-shading-value="0" style:font-name-asian="Microsoft Sans Serif" style:font-size-asian="14pt" style:font-name-complex="Microsoft Sans Serif" style:font-size-complex="14pt"/>
    </style:style>
    <style:style style:name="T28" style:family="text">
      <style:text-properties style:font-name="Arial" fo:font-size="14pt" style:font-size-asian="14pt" style:font-size-complex="14pt"/>
    </style:style>
    <style:style style:name="T29" style:family="text">
      <style:text-properties style:font-name="Arial" fo:font-size="14pt" officeooo:rsid="000ec886" style:font-size-asian="14pt" style:font-size-complex="14pt"/>
    </style:style>
    <style:style style:name="T30" style:family="text">
      <style:text-properties style:font-name="Arial" fo:font-size="14pt" officeooo:rsid="001165ce" style:font-size-asian="14pt" style:font-size-complex="14pt"/>
    </style:style>
    <style:style style:name="T31" style:family="text">
      <style:text-properties style:font-name="Arial" fo:font-size="14pt" officeooo:rsid="00122c82" style:font-size-asian="14pt" style:font-size-complex="14pt"/>
    </style:style>
    <style:style style:name="T32" style:family="text">
      <style:text-properties style:font-name="Arial" fo:font-size="14pt" officeooo:rsid="00144440" style:font-size-asian="14pt" style:font-size-complex="14pt"/>
    </style:style>
    <style:style style:name="T33" style:family="text">
      <style:text-properties style:font-name="Arial" fo:font-size="14pt" officeooo:rsid="0015bcef" style:font-size-asian="14pt" style:font-size-complex="14pt"/>
    </style:style>
    <style:style style:name="T34" style:family="text">
      <style:text-properties style:font-name="Arial" fo:font-size="14pt" officeooo:rsid="0015eb3e" style:font-size-asian="14pt" style:font-size-complex="14pt"/>
    </style:style>
    <style:style style:name="T35" style:family="text">
      <style:text-properties style:font-name="Arial" fo:font-size="14pt" officeooo:rsid="00167cc1" style:font-size-asian="14pt" style:font-size-complex="14pt"/>
    </style:style>
    <style:style style:name="T36" style:family="text">
      <style:text-properties style:font-name="Arial" fo:font-size="14pt" officeooo:rsid="0017cb98" style:font-size-asian="14pt" style:font-size-complex="14pt"/>
    </style:style>
    <style:style style:name="T37" style:family="text">
      <style:text-properties style:font-name="Arial" fo:font-size="14pt" officeooo:rsid="0018e658" style:font-size-asian="14pt" style:font-size-complex="14pt"/>
    </style:style>
    <style:style style:name="T38" style:family="text">
      <style:text-properties style:font-name="Arial" fo:font-size="14pt" officeooo:rsid="0019f0a9" style:font-size-asian="14pt" style:font-size-complex="14pt"/>
    </style:style>
    <style:style style:name="T39" style:family="text">
      <style:text-properties style:font-name="Arial" fo:font-size="14pt" officeooo:rsid="001ba6ca" style:font-size-asian="14pt" style:font-size-complex="14pt"/>
    </style:style>
    <style:style style:name="T40" style:family="text">
      <style:text-properties style:font-name="Arial" fo:font-size="14pt" officeooo:rsid="001f2c37" style:font-size-asian="14pt" style:font-size-complex="14pt"/>
    </style:style>
    <style:style style:name="T41" style:family="text">
      <style:text-properties style:font-name="Arial" fo:font-size="14pt" officeooo:rsid="001f5a01" style:font-size-asian="14pt" style:font-size-complex="14pt"/>
    </style:style>
    <style:style style:name="T42" style:family="text">
      <style:text-properties style:font-name="Arial" fo:font-size="14pt" officeooo:rsid="002112d5" style:font-size-asian="14pt" style:font-size-complex="14pt"/>
    </style:style>
    <style:style style:name="T43" style:family="text">
      <style:text-properties style:font-name="Arial" fo:font-size="14pt" officeooo:rsid="002268d5" style:font-size-asian="14pt" style:font-size-complex="14pt"/>
    </style:style>
    <style:style style:name="T44" style:family="text">
      <style:text-properties style:font-name="Arial" fo:font-size="14pt" officeooo:rsid="0023e8cf" style:font-size-asian="14pt" style:font-size-complex="14pt"/>
    </style:style>
    <style:style style:name="T45" style:family="text">
      <style:text-properties style:font-name="Arial" fo:font-size="14pt" officeooo:rsid="00243ad3" style:font-size-asian="14pt" style:font-size-complex="14pt"/>
    </style:style>
    <style:style style:name="T46" style:family="text">
      <style:text-properties style:font-name="Arial" fo:font-size="14pt" officeooo:rsid="0024417d" style:font-size-asian="14pt" style:font-size-complex="14pt"/>
    </style:style>
    <style:style style:name="T47" style:family="text">
      <style:text-properties style:font-name="Arial" fo:font-size="14pt" fo:background-color="#80ffff" loext:char-shading-value="0" style:font-size-asian="14pt" style:font-size-complex="14pt"/>
    </style:style>
    <style:style style:name="T48" style:family="text">
      <style:text-properties style:font-name="Arial" fo:font-size="14pt" officeooo:rsid="00144440" fo:background-color="#80ffff" loext:char-shading-value="0" style:font-size-asian="14pt" style:font-size-complex="14pt"/>
    </style:style>
    <style:style style:name="T49" style:family="text">
      <style:text-properties style:font-name="Arial" fo:font-size="14pt" officeooo:rsid="0015eb3e" fo:background-color="#80ffff" loext:char-shading-value="0" style:font-size-asian="14pt" style:font-size-complex="14pt"/>
    </style:style>
    <style:style style:name="T50" style:family="text">
      <style:text-properties style:font-name="Arial" fo:font-size="14pt" officeooo:rsid="0018e658" fo:background-color="#80ffff" loext:char-shading-value="0" style:font-size-asian="14pt" style:font-size-complex="14pt"/>
    </style:style>
    <style:style style:name="T51" style:family="text">
      <style:text-properties style:font-name="Arial" fo:font-size="14pt" fo:font-style="normal" officeooo:rsid="00122c82" style:font-size-asian="14pt" style:font-style-asian="normal" style:font-size-complex="14pt" style:font-style-complex="normal"/>
    </style:style>
    <style:style style:name="T52" style:family="text">
      <style:text-properties style:font-name="Arial" fo:font-size="14pt" fo:language="en" fo:country="US" officeooo:rsid="0023e8cf" style:font-size-asian="14pt" style:font-size-complex="14pt"/>
    </style:style>
    <style:style style:name="T53" style:family="text">
      <style:text-properties style:font-name="Arial" fo:font-size="14pt" fo:language="en" fo:country="US" fo:background-color="#cccccc" loext:char-shading-value="0" style:font-name-asian="Lucida Sans Unicode" style:font-size-asian="14pt" style:font-name-complex="Times New Roman" style:font-size-complex="10pt"/>
    </style:style>
    <style:style style:name="T54" style:family="text">
      <style:text-properties style:font-name="Arial" fo:font-size="14pt" fo:language="en" fo:country="US" officeooo:rsid="00144440" fo:background-color="#cccccc" loext:char-shading-value="0" style:font-name-asian="Lucida Sans Unicode" style:font-size-asian="14pt" style:font-name-complex="Times New Roman" style:font-size-complex="10pt"/>
    </style:style>
    <style:style style:name="T55" style:family="text">
      <style:text-properties style:font-name="Arial" fo:font-size="14pt" fo:language="en" fo:country="US" style:font-name-asian="Lucida Sans Unicode" style:font-size-asian="14pt" style:font-name-complex="Times New Roman" style:font-size-complex="10pt"/>
    </style:style>
    <style:style style:name="T56" style:family="text">
      <style:text-properties style:font-name="Arial" fo:font-size="14pt" fo:language="en" fo:country="US" officeooo:rsid="00144440" style:font-name-asian="Lucida Sans Unicode" style:font-size-asian="14pt" style:font-name-complex="Times New Roman" style:font-size-complex="10pt"/>
    </style:style>
    <style:style style:name="T57" style:family="text">
      <style:text-properties style:font-name="Arial" fo:font-size="14pt" fo:background-color="#cccccc" loext:char-shading-value="0" style:font-name-asian="Lucida Sans Unicode" style:font-size-asian="14pt" style:font-name-complex="Times New Roman" style:font-size-complex="10pt"/>
    </style:style>
    <style:style style:name="T58" style:family="text">
      <style:text-properties style:font-name="Arial" fo:font-size="14pt" officeooo:rsid="00144440" fo:background-color="#cccccc" loext:char-shading-value="0" style:font-name-asian="Lucida Sans Unicode" style:font-size-asian="14pt" style:font-name-complex="Times New Roman" style:font-size-complex="10pt"/>
    </style:style>
    <style:style style:name="T59" style:family="text">
      <style:text-properties style:font-name="Arial" fo:font-size="14pt" fo:background-color="#cccccc" loext:char-shading-value="0" style:font-size-asian="14pt" style:font-size-complex="14pt"/>
    </style:style>
    <style:style style:name="T60" style:family="text">
      <style:text-properties style:font-name="Arial" fo:font-size="14pt" officeooo:rsid="00144440" fo:background-color="#cccccc" loext:char-shading-value="0" style:font-size-asian="14pt" style:font-size-complex="14pt"/>
    </style:style>
    <style:style style:name="T61" style:family="text">
      <style:text-properties style:font-name="Arial" fo:font-size="14pt" officeooo:rsid="0015bcef" fo:background-color="#cccccc" loext:char-shading-value="0" style:font-size-asian="14pt" style:font-size-complex="14pt"/>
    </style:style>
    <style:style style:name="T62" style:family="text">
      <style:text-properties style:font-name="Arial" fo:font-size="14pt" officeooo:rsid="0015eb3e" fo:background-color="#cccccc" loext:char-shading-value="0" style:font-size-asian="14pt" style:font-size-complex="14pt"/>
    </style:style>
    <style:style style:name="T63" style:family="text">
      <style:text-properties style:font-name="Arial1" fo:font-size="14pt" officeooo:rsid="0017cb98" style:font-name-asian="Microsoft Sans Serif" style:font-size-asian="14pt" style:font-name-complex="Microsoft Sans Serif" style:font-size-complex="14pt"/>
    </style:style>
    <style:style style:name="Sect1" style:family="section">
      <style:section-properties fo:margin-left="0.635cm" fo:margin-right="1.866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46" text:outline-level="1"><text:bookmark-start text:name="bookmark6"/><text:span text:style-name="CharStyle19"><text:span text:style-name="T28">Politický </text:span></text:span><text:span text:style-name="CharStyle19"><text:span text:style-name="T29">p</text:span></text:span><text:span text:style-name="CharStyle19"><text:span text:style-name="T1">r</text:span></text:span><text:span text:style-name="CharStyle19"><text:span text:style-name="T28">oc</text:span></text:span><text:span text:style-name="CharStyle19"><text:span text:style-name="T1">e</text:span></text:span><text:span text:style-name="CharStyle19"><text:span text:style-name="T28">ss</text:span></text:span><text:bookmark-end text:name="bookmark6"/><text:span text:style-name="CharStyle19"><text:span text:style-name="T28"> </text:span></text:span><text:bookmark-start text:name="bookmark8"/><text:span text:style-name="CharStyle4"><text:span text:style-name="T28">28 Slovákov a Sloveniek pre búrenie,</text:span></text:span><text:bookmark-end text:name="bookmark8"/></text:h>
        <text:p text:style-name="P4"><text:span text:style-name="CharStyle6"><text:span text:style-name="T28">jeho</text:span></text:span><text:span text:style-name="CharStyle6"><text:span text:style-name="T1">ž</text:span></text:span><text:span text:style-name="CharStyle6"><text:span text:style-name="T28"> záverečné pojednávanie bolo pred kráľ</text:span></text:span><text:span text:style-name="CharStyle6"><text:span text:style-name="T1">.</text:span></text:span><text:span text:style-name="CharStyle6"><text:span text:style-name="T28"> súdnou stolicou</text:span></text:span><text:span text:style-name="CharStyle6"><text:span text:style-name="T1">,</text:span></text:span><text:span text:style-name="CharStyle6"><text:span text:style-name="T28"> v Banskej Bystrici dňa 4. a 5. januára 1900.</text:span></text:span></text:p>
        <text:p text:style-name="P5"><text:span text:style-name="CharStyle20"><text:span text:style-name="T1"/></text:span></text:p>
        <text:p text:style-name="P10"><text:span text:style-name="CharStyle22"><text:span text:style-name="T28">Svetozár Hurban Vajanský.</text:span></text:span></text:p>
        <text:p text:style-name="P4"><text:span text:style-name="CharStyle6"><text:span text:style-name="T47"/></text:span></text:p>
        <text:p text:style-name="P3"/>
        <text:h text:style-name="P49" text:outline-level="3"><text:bookmark-start text:name="bookmark10"/><text:span text:style-name="CharStyle24"><text:span text:style-name="T28">Prenasledovanie Slovákov.</text:span></text:span><text:bookmark-end text:name="bookmark10"/></text:h>
        <text:p text:style-name="P5"><text:span text:style-name="CharStyle8"><text:span text:style-name="T28">(Miesto predmluvy.)</text:span></text:span></text:p>
        <text:p text:style-name="P11"><text:span text:style-name="CharStyle26"><text:span text:style-name="T1"/></text:span></text:p>
        <text:p text:style-name="P16"><text:span text:style-name="CharStyle8"><text:span text:style-name="T28">Táto dlhočizná hist</text:span></text:span><text:span text:style-name="CharStyle8"><text:span text:style-name="T2">o</text:span></text:span><text:span text:style-name="CharStyle8"><text:span text:style-name="T28">ria dostala nová kapi­tolu dňa 4. a 5. januára 1900. Nové stoletie počalo sa s veľkým en masse prenasledovaním slovenských bezúhonných ľudí! Len z jednej obce, z jednoho mestečka vybrali si na chuť 28 </text:span></text:span><text:span text:style-name="CharStyle8"><text:span text:style-name="T1">ľ</text:span></text:span><text:span text:style-name="CharStyle8"><text:span text:style-name="T28">udí, pr</text:span></text:span><text:span text:style-name="CharStyle8"><text:span text:style-name="T30">í</text:span></text:span><text:span text:style-name="CharStyle8"><text:span text:style-name="T28">viedli súd do takého položenia, že voľky-nevoľky musel stať sa nástrojom čisto politického konania! Beda ľudom, beda verejnému životu, beda mravnosti občianskej, beda štátu a krajine, kde justícia prinútená je robiť politiku. Cele tak bolo pod Jakubom II. v Anglii, ako nám to opi­suje Babington Macaulay vo svojej hist</text:span></text:span><text:span text:style-name="CharStyle8"><text:span text:style-name="T3">o</text:span></text:span><text:span text:style-name="CharStyle8"><text:span text:style-name="T28">rii Anglie, lenže vtedy na prvej línii stály otázky nábo­ženské. Politika krútila sa okolo nich a strany, ktoré boly na vrchu, chytali do ruky just</text:span></text:span><text:span text:style-name="CharStyle8"><text:span text:style-name="T3">i</text:span></text:span><text:span text:style-name="CharStyle8"><text:span text:style-name="T28">ciu ako prostriedok. Hrozná kapitola je tam o tak</text:span></text:span><text:span text:style-name="CharStyle9"><text:span text:style-name="T28">zvaných </text:span></text:span><text:span text:style-name="CharStyle9"><text:span text:style-name="T1">„</text:span></text:span><text:span text:style-name="CharStyle9"><text:span text:style-name="T28">svedkoch“, ktorí dokazovali vinu ob­žalovaných stránok a privádzali prísahami svo­jimi stá a stá </text:span></text:span><text:span text:style-name="CharStyle9"><text:span text:style-name="T1">ľ</text:span></text:span><text:span text:style-name="CharStyle9"><text:span text:style-name="T28">udí do žalárov a na popravné miesta. Boli tam i takí svedkovia, ktorí slúžili obom politicko-náboženským stranám, ako kedy ktorá bola na vrchu</text:span></text:span><text:span text:style-name="CharStyle9"><text:span text:style-name="T1">.</text:span></text:span><text:span text:style-name="CharStyle9"><text:span text:style-name="T28"> Hrozné sa tam veci dialy, až konečne spráskal trón a liala sa krv krá</text:span></text:span><text:span text:style-name="CharStyle9"><text:span text:style-name="T1">ľ</text:span></text:span><text:span text:style-name="CharStyle9"><text:span text:style-name="T28">a. Lebo ničím nekazí sa tak verejná mravnosť, ako používaním sudcovskej moci na rozmnoženie moci politickej. O tomto sú múdri </text:span></text:span><text:span text:style-name="CharStyle9"><text:span text:style-name="T3">ľ</text:span></text:span><text:span text:style-name="CharStyle9"><text:span text:style-name="T28">udia dávno jednej mysli! Ale prax je už raz ve</text:span></text:span><text:span text:style-name="CharStyle9"><text:span text:style-name="T1">ľ</text:span></text:span><text:span text:style-name="CharStyle9"><text:span text:style-name="T28">mi svodlivá!</text:span></text:span></text:p>
        <text:p text:style-name="P16"><text:span text:style-name="CharStyle9"><text:span text:style-name="T28">Nás Slovákov už od dávna stíhajú súdami pre takzvané „prečiny</text:span></text:span><text:span text:style-name="CharStyle9"><text:span text:style-name="T1">“</text:span></text:span><text:span text:style-name="CharStyle9"><text:span text:style-name="T28"> politické, dlhý rad rokov presedeli už mužovia slovenskí po väzeniach de­siatky a desiatky tisícov platili sme na pokuty, útraty. Ale to veru neposilnilo protivníkov na­šich a nás nezastrašilo, nezahriaklo. Teraz počali hrať na inej strune: massami zavierať statočných </text:span></text:span><text:span text:style-name="CharStyle9"><text:span text:style-name="T3">ľ</text:span></text:span><text:span text:style-name="CharStyle9"><text:span text:style-name="T28">udí.</text:span></text:span></text:p>
        <text:p text:style-name="P16"><text:span text:style-name="CharStyle9"><text:span text:style-name="T28">Konštatujeme, že baňsko - bystrický process je čisto politický, čo uznal i štátny f</text:span></text:span><text:span text:style-name="CharStyle9"><text:span text:style-name="T1">i</text:span></text:span><text:span text:style-name="CharStyle9"><text:span text:style-name="T28">škus </text:span></text:span><text:span text:style-name="CharStyle9"><text:span text:style-name="T1">hn</text:span></text:span><text:span text:style-name="CharStyle9"><text:span text:style-name="T28">e</text:span></text:span><text:span text:style-name="CharStyle9"><text:span text:style-name="T30">ď</text:span></text:span><text:span text:style-name="CharStyle9"><text:span text:style-name="T28"> na počiatku svojej reči. Hne</text:span></text:span><text:span text:style-name="CharStyle9"><text:span text:style-name="T30">ď</text:span></text:span><text:span text:style-name="CharStyle9"><text:span text:style-name="T28"> si vyjachal na roduverných Slovákov, ktorí </text:span></text:span><text:soft-page-break/><text:span text:style-name="CharStyle9"><text:span text:style-name="T28">znebezpečň</text:span></text:span><text:span text:style-name="CharStyle9"><text:span text:style-name="T1">u</text:span></text:span><text:span text:style-name="CharStyle9"><text:span text:style-name="T28">jú existenciu úbohej, štát tvoriacej a udržujúcej rassy maďarske</text:span></text:span><text:span text:style-name="CharStyle9"><text:span text:style-name="T1">j</text:span></text:span><text:span text:style-name="CharStyle9"><text:span text:style-name="T28">! (Chudiatko, tá úbohá rassa, tá voľačo vytrpí od tých Slovákov!) No nech je ako chce, akonáhle súd pojednával </text:span></text:span><text:span text:style-name="CharStyle9"><text:span text:style-name="T1">veci</text:span></text:span><text:span text:style-name="CharStyle9"><text:span text:style-name="T28"> </text:span></text:span><text:span text:style-name="CharStyle9"><text:span text:style-name="T1">čisto </text:span></text:span><text:span text:style-name="CharStyle9"><text:span text:style-name="T28">polit</text:span></text:span><text:span text:style-name="CharStyle9"><text:span text:style-name="T1">ic</text:span></text:span><text:span text:style-name="CharStyle9"><text:span text:style-name="T28">ké, nič nemajúce so spravedlivosťou čisto ľudskou, vtedy on sám i jeho rozsudok padá pod obsúdenie politické, samo sebou roz­umie sa s náležitým re</text:span></text:span><text:span text:style-name="CharStyle9"><text:span text:style-name="T1">š</text:span></text:span><text:span text:style-name="CharStyle9"><text:span text:style-name="T28">pektom, ktorý súd práva a správne p</text:span></text:span><text:span text:style-name="CharStyle9"><text:span text:style-name="T1">o</text:span></text:span><text:span text:style-name="CharStyle9"><text:span text:style-name="T28">ž</text:span></text:span><text:span text:style-name="CharStyle9"><text:span text:style-name="T1">í</text:span></text:span><text:span text:style-name="CharStyle9"><text:span text:style-name="T28">va</text:span></text:span><text:span text:style-name="CharStyle9"><text:span text:style-name="T1">.</text:span></text:span></text:p>
        <text:p text:style-name="P16"><text:span text:style-name="CharStyle9"><text:span text:style-name="T28">Celý process je súdu nanútený politickou denunciáci</text:span></text:span><text:span text:style-name="CharStyle9"><text:span text:style-name="T1">ou</text:span></text:span><text:span text:style-name="CharStyle9"><text:span text:style-name="T28">, tak ako i udalostti, slúžiace za podklad celému pokračovaniu, boly vyvolané a zafarbené známym slúžnym Attilom Ujhelyim, ktorý myslí ochraňovať bezpečnosť štátu provo­katívnym drážením. Túto stránku veci súd nedal osvietiť, nedovolil posvietiť na osobu a na činy slúžneho a tým obvineným vzatá bola mohutná obrana. Lebo nech obvinení, prípadne i sved­kovia podajú dôkladný obraz činnosti slúžneho, obraz jeho chovania sa voči obecenstvu dňa 24. júna 1898, ich „previnenie“ rozíde sa ako m</text:span></text:span><text:span text:style-name="CharStyle9"><text:span text:style-name="T30">h</text:span></text:span><text:span text:style-name="CharStyle9"><text:span text:style-name="T28">la, keď slnko vychádza.</text:span></text:span></text:p>
        <text:p text:style-name="P5"><text:span text:style-name="CharStyle9"><text:span text:style-name="T28">Ale vzdor tomu od</text:span></text:span><text:span text:style-name="CharStyle9"><text:span text:style-name="T3">s</text:span></text:span><text:span text:style-name="CharStyle9"><text:span text:style-name="T28">úd</text:span></text:span><text:span text:style-name="CharStyle9"><text:span text:style-name="T3">e</text:span></text:span><text:span text:style-name="CharStyle9"><text:span text:style-name="T28">ní neboli udaní a de</text:span></text:span><text:span text:style-name="CharStyle8"><text:span text:style-name="T28">nunciovaní na základe faktov, ale na základe kompilovaného spisku mien, lebo sa dokázalo, že najprv udaní bol</text:span></text:span><text:span text:style-name="CharStyle8"><text:span text:style-name="T1">i</text:span></text:span><text:span text:style-name="CharStyle8"><text:span text:style-name="T28"> ve</text:span></text:span><text:span text:style-name="CharStyle8"><text:span text:style-name="T3">ľ</text:span></text:span><text:span text:style-name="CharStyle8"><text:span text:style-name="T28">mi mnohí, ktorí tam ne­boli (na pr. Žiga Pauliny-Tóth, ktorý ani v Martine nebol, Izák, ktorý hral s židmi v karty), a neboli udaní </text:span></text:span><text:span text:style-name="CharStyle8"><text:span text:style-name="T3">ľ</text:span></text:span><text:span text:style-name="CharStyle8"><text:span text:style-name="T28">udia, ktorí v popredí stáli, nič menej vinní alebo nevinní, ako ostatní. Tedy denunciácia nemala reálneho podkladu, ale prijímala osoby, vyberala si </text:span></text:span><text:span text:style-name="CharStyle8"><text:span text:style-name="T3">ľ</text:span></text:span><text:span text:style-name="CharStyle8"><text:span text:style-name="T28">ubovo</text:span></text:span><text:span text:style-name="CharStyle8"><text:span text:style-name="T3">ľ</text:span></text:span><text:span text:style-name="CharStyle8"><text:span text:style-name="T28">ne predmety persek</text:span></text:span><text:span text:style-name="CharStyle8"><text:span text:style-name="T30">ú</text:span></text:span><text:span text:style-name="CharStyle8"><text:span text:style-name="T28">cie. Tak že jestli by obvinení boli chceli </text:span></text:span><text:span text:style-name="CharStyle8"><text:span text:style-name="T1">tajiť</text:span></text:span><text:span text:style-name="CharStyle8"><text:span text:style-name="T28">, sotva trom-štyrom vedeli by boli dokázať prí­tomnosť. </text:span></text:span><text:span text:style-name="CharStyle8"><text:span text:style-name="T30">A</text:span></text:span><text:span text:style-name="CharStyle8"><text:span text:style-name="T28"> to je krit</text:span></text:span><text:span text:style-name="CharStyle8"><text:span text:style-name="T1">é</text:span></text:span><text:span text:style-name="CharStyle8"><text:span text:style-name="T28">rium</text:span></text:span><text:span text:style-name="CharStyle8"><text:span text:style-name="T1"> </text:span></text:span><text:span text:style-name="CharStyle8"><text:span text:style-name="T28">takýchto politických processov, že tu nejde o iné, ako o politické potlačenie, zastrašenie, o borbu politick</text:span></text:span><text:span text:style-name="CharStyle8"><text:span text:style-name="T30">ú</text:span></text:span><text:span text:style-name="CharStyle8"><text:span text:style-name="T28">, nábo­ženskú, národnostn</text:span></text:span><text:span text:style-name="CharStyle8"><text:span text:style-name="T30">ú</text:span></text:span><text:span text:style-name="CharStyle8"><text:span text:style-name="T28">, klassov</text:span></text:span><text:span text:style-name="CharStyle8"><text:span text:style-name="T30">ú</text:span></text:span><text:span text:style-name="CharStyle8"><text:span text:style-name="T28"> at</text:span></text:span><text:span text:style-name="CharStyle8"><text:span text:style-name="T30">ď</text:span></text:span><text:span text:style-name="CharStyle8"><text:span text:style-name="T28">. Preto v politickej jurisdikcii s</text:span></text:span><text:span text:style-name="CharStyle8"><text:span text:style-name="T30">ú</text:span></text:span><text:span text:style-name="CharStyle8"><text:span text:style-name="T28"> časté také prípady, ako prí­pad grófa Juliusa Andrássyho, ktorý menom naj­vyššieho zemepána bol in e</text:span></text:span><text:span text:style-name="CharStyle8"><text:span text:style-name="T1">ffi</text:span></text:span><text:span text:style-name="CharStyle8"><text:span text:style-name="T28">g</text:span></text:span><text:span text:style-name="CharStyle8"><text:span text:style-name="T1">i</text:span></text:span><text:span text:style-name="CharStyle8"><text:span text:style-name="T28">e obesený na ši­benicu a o nieko</text:span></text:span><text:span text:style-name="CharStyle8"><text:span text:style-name="T3">ľ</text:span></text:span><text:span text:style-name="CharStyle8"><text:span text:style-name="T28">ko rokov postavený už nie in eff</text:span></text:span><text:span text:style-name="CharStyle8"><text:span text:style-name="T1">i</text:span></text:span><text:span text:style-name="CharStyle8"><text:span text:style-name="T28">gie, ale in persona ku boku toho samého ze­mepána čo najvyšší radca a správca monarchie! Politické processy s</text:span></text:span><text:span text:style-name="CharStyle8"><text:span text:style-name="T30">ú</text:span></text:span><text:span text:style-name="CharStyle8"><text:span text:style-name="T28"> také, že čo je dnes previnením, to môže byť zajtra zásluhou! Zato,</text:span></text:span><text:span text:style-name="CharStyle31"><text:span text:style-name="T28"> </text:span></text:span><text:span text:style-name="CharStyle8"><text:span text:style-name="T28">začo ma slovenská národnosť oslavuje, velebí, začo mi je vďačná, iná politická strana, iná n</text:span></text:span><text:span text:style-name="CharStyle8"><text:span text:style-name="T1">á</text:span></text:span><text:span text:style-name="CharStyle8"><text:span text:style-name="T28">rodnos</text:span></text:span><text:span text:style-name="CharStyle8"><text:span text:style-name="T3">ť</text:span></text:span><text:span text:style-name="CharStyle8"><text:span text:style-name="T28"> mňa tupí, prenasleduje. Tu tedy možno hovoriť len o borbe, ale nie o sprav</text:span></text:span><text:span text:style-name="CharStyle8"><text:span text:style-name="T3">e</text:span></text:span><text:span text:style-name="CharStyle8"><text:span text:style-name="T28">dlivosti. A práve preto politika pomocou jurisdikcie je poli­tika zlá, záhubná, ktorá musí viesť k rozkladu. Preto ukazuje sa, a len slepý to nevidí, že všetko, čo je šľachetné, dobrodušné, rozumné, nezaslepené divokosťou, triezve, ešte i keď má iné politické presvedčenie, tajne či verejne, sympatis</text:span></text:span><text:span text:style-name="CharStyle8"><text:span text:style-name="T1">u</text:span></text:span><text:span text:style-name="CharStyle8"><text:span text:style-name="T28">je s odsúdenými! To je f</text:span></text:span><text:span text:style-name="CharStyle32"><text:span text:style-name="T1">a</text:span></text:span><text:span text:style-name="CharStyle32"><text:span text:style-name="T28">ktu</text:span></text:span><text:span text:style-name="CharStyle32"><text:span text:style-name="T30">m</text:span></text:span><text:span text:style-name="CharStyle32"><text:span text:style-name="T1">,</text:span></text:span><text:span text:style-name="CharStyle32"><text:span text:style-name="T28"> a bolo ono i </text:span></text:span><text:soft-page-break/><text:span text:style-name="CharStyle32"><text:span text:style-name="T28">teraz v Ba</text:span></text:span><text:span text:style-name="CharStyle32"><text:span text:style-name="T30">ň</text:span></text:span><text:span text:style-name="CharStyle32"><text:span text:style-name="T28">skej Bystric</text:span></text:span><text:span text:style-name="CharStyle32"><text:span text:style-name="T1">i</text:span></text:span><text:span text:style-name="CharStyle32"><text:span text:style-name="T28">! Keby chceli všetkým, čo nás </text:span></text:span><text:span text:style-name="CharStyle8"><text:span text:style-name="T1">„</text:span></text:span><text:span text:style-name="CharStyle8"><text:span text:style-name="T28">feldičírovali“, robiť process, museli by postaviť ešte šesť kráľovských súdov v Ba</text:span></text:span><text:span text:style-name="CharStyle8"><text:span text:style-name="T30">ň</text:span></text:span><text:span text:style-name="CharStyle8"><text:span text:style-name="T28">skej Bystrici a vystaviť šesť justičných palácov, a ani vtedy by za dvadsať rokov pravoty nezmohli.</text:span></text:span></text:p>
        <text:p text:style-name="P16"><text:span text:style-name="CharStyle8"><text:span text:style-name="T28">Konečne, národnosť, strana, vrstva, konfessia siahava k nebezpečnej zbrani politických proce</text:span></text:span><text:span text:style-name="CharStyle8"><text:span text:style-name="T1">s</text:span></text:span><text:span text:style-name="CharStyle8"><text:span text:style-name="T28">sov v páde veľkého nebezpečia! Ultima ratio. Ale tu, pri nás, proti nám brať do rúk záhubnú, dvojostrú zbraň politickej jurisdikcie, je vecou osudnou a nepochopiteľnou! Páni denuncianti,</text:span></text:span><text:span text:style-name="CharStyle31"><text:span text:style-name="T28"> </text:span></text:span><text:span text:style-name="CharStyle9"><text:span text:style-name="T28">provokátori, udavači a špióni zle poslúžili nie tak nám, ako krajine, verejnej mravnosti, sa­mému súdu, samej justícii, lebo nebolo príčiny, aby ona hádzala </text:span></text:span><text:span text:style-name="CharStyle9"><text:span text:style-name="T3">n</text:span></text:span><text:span text:style-name="CharStyle9"><text:span text:style-name="T28">a váhu svoj meč. Odsúdenie a výmery trestov sú opravdovo katonské, v tom ich politická chyba!</text:span></text:span></text:p>
        <text:h text:style-name="P49" text:outline-level="3"><text:span text:style-name="CharStyle33"><text:span text:style-name="T28"/></text:span></text:h>
        <text:h text:style-name="P50" text:outline-level="3"><text:bookmark-start text:name="bookmark12"/><text:span text:style-name="CharStyle33"><text:span text:style-name="T28">Nebývalý proces</text:span></text:span><text:span text:style-name="CharStyle33"><text:span text:style-name="T30">s</text:span></text:span><text:span text:style-name="CharStyle33"><text:span text:style-name="T28">.</text:span></text:span><text:bookmark-end text:name="bookmark12"/></text:h>
        <text:p text:style-name="P16"><text:span text:style-name="CharStyle9"><text:span text:style-name="T28"/></text:span></text:p>
        <text:p text:style-name="P31"><text:span text:style-name="CharStyle9"><text:span text:style-name="T28">My Slováci nie sme nová</text:span></text:span><text:span text:style-name="CharStyle9"><text:span text:style-name="T1">č</text:span></text:span><text:span text:style-name="CharStyle9"><text:span text:style-name="T28">kovia v trestných pravotách proti nám nastrojených. Kto z nás otvorí ústa v obrane svojej národnosti, pol tucta všelijakých zlo­činov a prečinov spácha. Pri poslednom, v svete civilisovanom i necivilisovanom páru nemajúcom „processe“ jeden z obžalovaných bol opýtaný, prečo bol v Prešporku porotou na rok odsúdený? Musel vyznať, že veru už nepamätá všetky zločiny, pre ktoré ho morili, o</text:span></text:span><text:span text:style-name="CharStyle9"><text:span text:style-name="T1">š</text:span></text:span><text:span text:style-name="CharStyle9"><text:span text:style-name="T28">kodovali a hanobili...</text:span></text:span></text:p>
        <text:p text:style-name="P16"><text:span text:style-name="CharStyle9"><text:span text:style-name="T30">N</text:span></text:span><text:span text:style-name="CharStyle9"><text:span text:style-name="T28">o predsa takého processu, ako bol baňsko-bystrický, ešte u nás nebolo. Unicum, mon</text:span></text:span><text:span text:style-name="CharStyle9"><text:span text:style-name="T3">s</text:span></text:span><text:span text:style-name="CharStyle9"><text:span text:style-name="T28">trum, ab­surdum! Slovenčina nemá na to priliehajúce výrazy, nech odpustia naši páni puristi.</text:span></text:span></text:p>
        <text:p text:style-name="P16"><text:span text:style-name="CharStyle9"><text:span text:style-name="T28">Ako známo našim čitateľom, na žalobu či denunciáciu martinského detektíva odbývala sa v Ba</text:span></text:span><text:span text:style-name="CharStyle9"><text:span text:style-name="T30">ň</text:span></text:span><text:span text:style-name="CharStyle9"><text:span text:style-name="T28">skej Bystrici dňa 4. a 5. januára trestná pravota proti 28. obyvateľom turčiansko-sväto-martinským pre búrenie</text:span></text:span><text:span text:style-name="CharStyle9"><text:span text:style-name="T1">. </text:span></text:span><text:span text:style-name="CharStyle9"><text:span text:style-name="T28">Zopätujeme vec k vôli jasnosti:</text:span></text:span></text:p>
        <text:p text:style-name="P16"><text:span text:style-name="CharStyle9"><text:span text:style-name="T28">„Páni spoluobčania! Dnes popoludní o </text:span></text:span><text:span text:style-name="CharStyle9"><text:span text:style-name="T3">1 1/2</text:span></text:span><text:span text:style-name="CharStyle9"><text:span text:style-name="T28"> hodine má sa vrátiť z Pe</text:span></text:span><text:span text:style-name="CharStyle9"><text:span text:style-name="T1">š</text:span></text:span><text:span text:style-name="CharStyle9"><text:span text:style-name="T28">ti </text:span></text:span><text:span text:style-name="CharStyle9"><text:span text:style-name="T30">n</text:span></text:span><text:span text:style-name="CharStyle9"><text:span text:style-name="T28">áš spoluobčan pán A. P</text:span></text:span><text:span text:style-name="CharStyle9"><text:span text:style-name="T30">i</text:span></text:span><text:span text:style-name="CharStyle9"><text:span text:style-name="T1">et</text:span></text:span><text:span text:style-name="CharStyle9"><text:span text:style-name="T28">or</text:span></text:span><text:span text:style-name="CharStyle31"><text:span text:style-name="T28">. </text:span></text:span><text:span text:style-name="CharStyle8"><text:span text:style-name="T28">Slušná vec je, aby sme sa pred dorazením rýchlika k jeho uvítaniu na stanicu dostavili, a tým spôsobom vyjavili p. A. Pietr</text:span></text:span><text:span text:style-name="CharStyle8"><text:span text:style-name="T1">ov</text:span></text:span><text:span text:style-name="CharStyle8"><text:span text:style-name="T28">i svoju sústrasť. V Turč. Sv. Martine, 24. júna 1898. Matúš Dula v. r</text:span></text:span><text:span text:style-name="CharStyle8"><text:span text:style-name="T1">.“</text:span></text:span></text:p>
        <text:p text:style-name="P16"><text:span text:style-name="CharStyle8"><text:span text:style-name="T28">Tento — jeho pisateľom — niekoľkým martin­ským priateľom doposlaný lístok a na</text:span></text:span><text:span text:style-name="CharStyle8"><text:span text:style-name="T30">ň</text:span></text:span><text:span text:style-name="CharStyle8"><text:span text:style-name="T28"> nasledovavšie svetoborné udalosti: že p. M. Dula so svojou dcérou Vierou vyviezol sa na martinské nádražie, že sa ta aj viacej známych, priateľov a rodinných </text:span></text:span><text:soft-page-break/><text:span text:style-name="CharStyle8"><text:span text:style-name="T28">p. A. Pietra dostavilo, že p. Pietrovi, ke</text:span></text:span><text:span text:style-name="CharStyle8"><text:span text:style-name="T30">ď</text:span></text:span><text:span text:style-name="CharStyle8"><text:span text:style-name="T28"> z voza si</text:span></text:span><text:span text:style-name="CharStyle8"><text:span text:style-name="T1">š</text:span></text:span><text:span text:style-name="CharStyle8"><text:span text:style-name="T28">iel, p. Dula stisol ruku, že mu slečny Viera Dulová, Etela Cablková a Elena Švehlová podaly kvety, ostatní prítomní privolali </text:span></text:span><text:span text:style-name="CharStyle8"><text:span text:style-name="T1">„</text:span></text:span><text:span text:style-name="CharStyle8"><text:span text:style-name="T28">nech žije</text:span></text:span><text:span text:style-name="CharStyle8"><text:span text:style-name="T1">!</text:span></text:span><text:span text:style-name="CharStyle8"><text:span text:style-name="T28">“ a „na zdar!“, konečne že ho p. Dula usadil na svoj koč a domov odviezol — st</text:span></text:span><text:span text:style-name="CharStyle8"><text:span text:style-name="T3">a</text:span></text:span><text:span text:style-name="CharStyle8"><text:span text:style-name="T28">ly sa podkladmi prísneho trestného vyšetrovania, k vôli ktorému slečny Viera Dulov</text:span></text:span><text:span text:style-name="CharStyle8"><text:span text:style-name="T3">a</text:span></text:span><text:span text:style-name="CharStyle8"><text:span text:style-name="T28">, Etela Cablkova, Elena Švehlov</text:span></text:span><text:span text:style-name="CharStyle8"><text:span text:style-name="T3">a</text:span></text:span><text:span text:style-name="CharStyle8"><text:span text:style-name="T28"> a páni Matúš Dula, Blažej Bula, Ján </text:span></text:span><text:span text:style-name="CharStyle8"><text:span text:style-name="T1">Š</text:span></text:span><text:span text:style-name="CharStyle8"><text:span text:style-name="T28">imko, Svetozár Hurban, Ján Meličko, Vladimír Mudro</text:span></text:span><text:span text:style-name="CharStyle8"><text:span text:style-name="T30">ň</text:span></text:span><text:span text:style-name="CharStyle8"><text:span text:style-name="T28">, Andrej Halaša, Jozef Škultéty, Jozef Capko, Štef</text:span></text:span><text:span text:style-name="CharStyle8"><text:span text:style-name="T30">a</text:span></text:span><text:span text:style-name="CharStyle8"><text:span text:style-name="T1">n</text:span></text:span><text:span text:style-name="CharStyle8"><text:span text:style-name="T28"> </text:span></text:span><text:span text:style-name="CharStyle8"><text:span text:style-name="T3">C</text:span></text:span><text:span text:style-name="CharStyle8"><text:span text:style-name="T28">ab</text:span></text:span><text:span text:style-name="CharStyle8"><text:span text:style-name="T3">l</text:span></text:span><text:span text:style-name="CharStyle8"><text:span text:style-name="T28">k, Ján </text:span></text:span><text:span text:style-name="CharStyle8"><text:span text:style-name="T3">C</text:span></text:span><text:span text:style-name="CharStyle8"><text:span text:style-name="T28">ab</text:span></text:span><text:span text:style-name="CharStyle8"><text:span text:style-name="T3">l</text:span></text:span><text:span text:style-name="CharStyle8"><text:span text:style-name="T28">k, Ľudovít Šoltész, Jozef Fábry, Jozef Cipár, Andrej Sokolík, Samuel Kuchárik, Ďuro </text:span></text:span><text:span text:style-name="CharStyle8"><text:span text:style-name="T3">Č</text:span></text:span><text:span text:style-name="CharStyle8"><text:span text:style-name="T28">ajda, Konštantín Hurban, Pavel Mudro</text:span></text:span><text:span text:style-name="CharStyle8"><text:span text:style-name="T1">ň</text:span></text:span><text:span text:style-name="CharStyle8"><text:span text:style-name="T28">, Vladimír Horvát, Peter Kompi</text:span></text:span><text:span text:style-name="CharStyle8"><text:span text:style-name="T1">š</text:span></text:span><text:span text:style-name="CharStyle8"><text:span text:style-name="T28">, Gedeon Turzo, Julius B</text:span></text:span><text:span text:style-name="CharStyle8"><text:span text:style-name="T1">r</text:span></text:span><text:span text:style-name="CharStyle8"><text:span text:style-name="T28">anecký, Anton Novák, Anton Bielek, Miloš Pietor, Ivan Pietor, Žiga Paulín</text:span></text:span><text:span text:style-name="CharStyle8"><text:span text:style-name="T1">y</text:span></text:span><text:span text:style-name="CharStyle8"><text:span text:style-name="T28">-Tót</text:span></text:span><text:span text:style-name="CharStyle8"><text:span text:style-name="T1">b</text:span></text:span><text:span text:style-name="CharStyle8"><text:span text:style-name="T28">, Pavel Kvietok 23. 24. a 25. ja­nuára minulého roku do Ba</text:span></text:span><text:span text:style-name="CharStyle8"><text:span text:style-name="T30">ň</text:span></text:span><text:span text:style-name="CharStyle8"><text:span text:style-name="T28">skej Bystrice putovať museli.</text:span></text:span></text:p>
        <text:p text:style-name="P16"><text:span text:style-name="CharStyle8"><text:span text:style-name="T28">Na svoje predostret</text:span></text:span><text:span text:style-name="CharStyle8"><text:span text:style-name="T1">ie</text:span></text:span><text:span text:style-name="CharStyle8"><text:span text:style-name="T28"> a odvolanie, aby bol vzatý ohľad na to, že ustávanie toľkých, napospol intelligentných ľudí do B. Bystrice pohltí okolo 500 zl. hotového groša a veľkú ztratu drahého času, aby radšej pán vyšetrujúci sudca — a čo hne</text:span></text:span><text:span text:style-name="CharStyle8"><text:span text:style-name="T30">ď</text:span></text:span><text:span text:style-name="CharStyle8"><text:span text:style-name="T28"> na ich nákladok — prišiel previesť vyšetrovanie do Ma</text:span></text:span><text:span text:style-name="CharStyle8"><text:span text:style-name="T3">r</text:span></text:span><text:span text:style-name="CharStyle8"><text:span text:style-name="T28">tina</text:span></text:span><text:span text:style-name="CharStyle8"><text:span text:style-name="T1"> </text:span></text:span><text:span text:style-name="CharStyle8"><text:span text:style-name="T28">— dostali za odpove</text:span></text:span><text:span text:style-name="CharStyle8"><text:span text:style-name="T30">ď</text:span></text:span><text:span text:style-name="CharStyle8"><text:span text:style-name="T28">: ak dobrovo</text:span></text:span><text:span text:style-name="CharStyle8"><text:span text:style-name="T3">ľ</text:span></text:span><text:span text:style-name="CharStyle8"><text:span text:style-name="T28">ne neprídete, budete predvedení.</text:span></text:span></text:p>
        <text:p text:style-name="P16"><text:span text:style-name="CharStyle8"><text:span text:style-name="T28">Vyšetrovaním zistilo sa len to, čo je hore udané</text:span></text:span><text:span text:style-name="CharStyle8"><text:span text:style-name="T1">,</text:span></text:span><text:span text:style-name="CharStyle8"><text:span text:style-name="T28"> a že p. Žigm. </text:span></text:span><text:span text:style-name="CharStyle8"><text:span text:style-name="T1">Pa</text:span></text:span><text:span text:style-name="CharStyle8"><text:span text:style-name="T28">ulí</text:span></text:span><text:span text:style-name="CharStyle8"><text:span text:style-name="T1">n</text:span></text:span><text:span text:style-name="CharStyle8"><text:span text:style-name="T28">y-Tóth v čase návratu p. Pietra ani v Martine a Pavel Kvietok na nádraží nebol.</text:span></text:span></text:p>
        <text:p text:style-name="P16"><text:span text:style-name="CharStyle8"><text:span text:style-name="T28">I myslelo sa všeobecne intra et extra muros, že bohyňa uhorskej spravedlnosti nasýti sa obeťami, ktoré jej 32. obvinení svojou baňsko-bystrickou púťou doniesli z príležitosti ich tamejšieho vyočúvania, t. j. že bude zastavené všetko ďalšie pokračovanie v tej bezpredmetnej veci. Tobôž v lete celosvetového, teda nielen mimofrancúzskeho, verabože beztrestného, ba ešte aj dobre plateného oslavovania pána francúzskeho zemezradcu Dreyfusa!</text:span></text:span></text:p>
        <text:p text:style-name="P16"><text:span text:style-name="CharStyle8"><text:span text:style-name="T28">Ale — tak sa zdá — tá pani nemá žiadneho smyslu ani pre logiku, ani pre anal</text:span></text:span><text:span text:style-name="CharStyle8"><text:span text:style-name="T3">o</text:span></text:span><text:span text:style-name="CharStyle8"><text:span text:style-name="T28">giu, a tým menej pre „rovnoprávnosť“ a „rovnocennosť</text:span></text:span><text:span text:style-name="CharStyle8"><text:span text:style-name="T1">“</text:span></text:span><text:span text:style-name="CharStyle8"><text:span text:style-name="T28"> slovenských </text:span></text:span><text:span text:style-name="CharStyle8"><text:span text:style-name="T3">ľ</text:span></text:span><text:span text:style-name="CharStyle8"><text:span text:style-name="T28">udí s inými.</text:span></text:span></text:p>
        <text:p text:style-name="P16"><text:span text:style-name="CharStyle8"><text:span text:style-name="T28">Z 32 obžalovaných po vyšetrovaní zpod obžaloby osvobodili Miloša a Ivana Pietra, Žigm. Paulínyho a Pavla Kvietka. Odôvodnenie znie nasledovne:</text:span></text:span></text:p>
        <text:p text:style-name="P16"><text:span text:style-name="CharStyle8"><text:span text:style-name="T28">Ambro Pietor, obyvateľ turčiansko sv.-martinský, redaktor „Národních Novín“... bol 23. júna 1898 pešťbudínskym tlačovým súdom pre priestupok pobu­rovania proti národnosti a triedam posúdený na osem mesiacov štátneho väzenia a 600 zl. </text:span></text:span><text:soft-page-break/><text:span text:style-name="CharStyle8"><text:span text:style-name="T28">peňažnej pokuty.</text:span></text:span></text:p>
        <text:p text:style-name="P16"><text:span text:style-name="CharStyle8"><text:span text:style-name="T28">Ambro Pietor obžalovaných Svetozára Hurbana a Jozefa Škultétyho, ako to oni sami soznali, o tom výroku a súčasne o čase svojho návratu hneď upo­vedomil.</text:span></text:span></text:p>
        <text:p text:style-name="P16"><text:span text:style-name="CharStyle9"><text:span text:style-name="T28">Ako sa o tomto chýre I-vo obžalovaný Matúš Dula dozvedel, poslal dňa 24. júna 1898 k jednotliv­com slovenskej národnosti, bývajúcim v Turčianskom Sv. Martine, nasledujúci obežník (č. 55):</text:span></text:span></text:p>
        <text:p text:style-name="P16"><text:span text:style-name="CharStyle9"><text:span text:style-name="T28">„Páni spoluobčani</text:span></text:span><text:span text:style-name="CharStyle9"><text:span text:style-name="T1">a</text:span></text:span><text:span text:style-name="CharStyle9"><text:span text:style-name="T28">! Náš spoluobčan p. A. Pietor pravdepodobne dnes popoludní o </text:span></text:span><text:span text:style-name="CharStyle9"><text:span text:style-name="T3">1 1/2</text:span></text:span><text:span text:style-name="CharStyle9"><text:span text:style-name="T28"> hodine príde domov z Peš</text:span></text:span><text:span text:style-name="CharStyle9"><text:span text:style-name="T3">ť</text:span></text:span><text:span text:style-name="CharStyle9"><text:span text:style-name="T28">budína. Svedčí sa, aby sme sa cieľom jeho prijatia pred príchodom</text:span></text:span><text:span text:style-name="CharStyle9"><text:span text:style-name="T1"> </text:span></text:span><text:span text:style-name="CharStyle9"><text:span text:style-name="T28">rýchlovlaku na stanicu dostavili a týmto spôsobom pánu A. Pietrovi svoju sústrasť vyslovili.“</text:span></text:span></text:p>
        <text:p text:style-name="P16"><text:span text:style-name="CharStyle9"><text:span text:style-name="T28">Obyvatelia obce slovenskej národnosti, čiastočne týmto im sdeleným vyzvaním, zčiastky dopovedaním o odsúdení a čase návratu Ambra Pietra uvedomení, si</text:span></text:span><text:span text:style-name="CharStyle9"><text:span text:style-name="T1">š</text:span></text:span><text:span text:style-name="CharStyle9"><text:span text:style-name="T28">li sa na železničnom nádraží v počte asi 60—80—100 hláv.</text:span></text:span></text:p>
        <text:p text:style-name="P16"><text:span text:style-name="CharStyle9"><text:span text:style-name="T28">Po príchode vlaku Matúš Dula I-vo, Viera Du­lov</text:span></text:span><text:span text:style-name="CharStyle9"><text:span text:style-name="T3">a</text:span></text:span><text:span text:style-name="CharStyle9"><text:span text:style-name="T28"> II-ho, Etela Cablkova III-</text:span></text:span><text:span text:style-name="CharStyle9"><text:span text:style-name="T1">t</text:span></text:span><text:span text:style-name="CharStyle9"><text:span text:style-name="T28">o a Elena </text:span></text:span><text:span text:style-name="CharStyle9"><text:span text:style-name="T1">Š</text:span></text:span><text:span text:style-name="CharStyle9"><text:span text:style-name="T28">vehlova IV to obžalovaní vyšli na perron. Matúš Dula s obnaženou hlavou priblížil sa k Ambrovi Pietrovi, potom bo objal a pobozkal, Viera Dulov</text:span></text:span><text:span text:style-name="CharStyle9"><text:span text:style-name="T3">a</text:span></text:span><text:span text:style-name="CharStyle9"><text:span text:style-name="T28">, Etela Cablkova a Elena Švehlova ale podaly mu kytky kvetov.</text:span></text:span></text:p>
        <text:p text:style-name="P16"><text:span text:style-name="CharStyle9"><text:span text:style-name="T28">Medzitým tlupa, za zábradlím perronu shromaždená, demonštrovala výkrikmi „Živio!</text:span></text:span><text:span text:style-name="CharStyle9"><text:span text:style-name="T1">“</text:span></text:span><text:span text:style-name="CharStyle9"><text:span text:style-name="T28">.</text:span></text:span></text:p>
        <text:p text:style-name="P16"><text:span text:style-name="CharStyle9"><text:span text:style-name="T28">Ambro Pietor potom sadol s Matúšom Dulom, I-ve obžalovaným, do koča a tak voľným pochodom tiahol do mesta; ostatní jednotlivci, medzitým ob­klopiac koč a spievajúc pieseň „Hej Slováci“, tvorili ich sprievod, — a napriek tomu, že boli skrze ža</text:span></text:span><text:span text:style-name="CharStyle9"><text:span text:style-name="T30">n</text:span></text:span><text:span text:style-name="CharStyle9"><text:span text:style-name="T28">darmeriu k rozídeniu a ponechaniu spevu a demon­štrácie oslovení, toto úradné oslovenie neberúc do ohľadu, Pietra horeudaným spôsobom po redakciu „Národných Novín“ dopr</text:span></text:span><text:span text:style-name="CharStyle9"><text:span text:style-name="T1">e</text:span></text:span><text:span text:style-name="CharStyle9"><text:span text:style-name="T28">vadili.</text:span></text:span></text:p>
        <text:p text:style-name="P16"><text:span text:style-name="CharStyle9"><text:span text:style-name="T28">Zpomedzi obžalovaných Matúš Dula I-vo, Viera Dulov</text:span></text:span><text:span text:style-name="CharStyle9"><text:span text:style-name="T30">á</text:span></text:span><text:span text:style-name="CharStyle9"><text:span text:style-name="T28"> II-ho, Etela Cablková </text:span></text:span><text:span text:style-name="CharStyle9"><text:span text:style-name="T30">II</text:span></text:span><text:span text:style-name="CharStyle9"><text:span text:style-name="T28">-</text:span></text:span><text:span text:style-name="CharStyle9"><text:span text:style-name="T1">ť</text:span></text:span><text:span text:style-name="CharStyle9"><text:span text:style-name="T28">o, Elena Švehlová IV-to, Blažej Bula V-to, Svetozár Hurban V</text:span></text:span><text:span text:style-name="CharStyle9"><text:span text:style-name="T3">I-</text:span></text:span><text:span text:style-name="CharStyle9"><text:span text:style-name="T28">to, Andrej Hala</text:span></text:span><text:span text:style-name="CharStyle9"><text:span text:style-name="T1">š</text:span></text:span><text:span text:style-name="CharStyle9"><text:span text:style-name="T28">a X-to, Jozef Škultéty Xl-to, Jozef Capko X</text:span></text:span><text:span text:style-name="CharStyle9"><text:span text:style-name="T3">II</text:span></text:span><text:span text:style-name="CharStyle9"><text:span text:style-name="T28">-to, Štefan Cablk X</text:span></text:span><text:span text:style-name="CharStyle9"><text:span text:style-name="T1">l</text:span></text:span><text:span text:style-name="CharStyle9"><text:span text:style-name="T28">II-to, Ľudovít Soltész XV-to, Jozef Fábry XVI-to, Jozef </text:span></text:span><text:span text:style-name="CharStyle9"><text:span text:style-name="T1">C</text:span></text:span><text:span text:style-name="CharStyle9"><text:span text:style-name="T28">ipár XVI</text:span></text:span><text:span text:style-name="CharStyle9"><text:span text:style-name="T3">I-</text:span></text:span><text:span text:style-name="CharStyle9"><text:span text:style-name="T28">to, Samuel Kuchárik XIX-to, Ďuro </text:span></text:span><text:span text:style-name="CharStyle9"><text:span text:style-name="T3">Č</text:span></text:span><text:span text:style-name="CharStyle9"><text:span text:style-name="T28">ajda XX-to, Konštant</text:span></text:span><text:span text:style-name="CharStyle9"><text:span text:style-name="T3">i</text:span></text:span><text:span text:style-name="CharStyle9"><text:span text:style-name="T28">n Hurban XXI-to, Pavel Mudro</text:span></text:span><text:span text:style-name="CharStyle9"><text:span text:style-name="T1">ň</text:span></text:span><text:span text:style-name="CharStyle9"><text:span text:style-name="T28"> XXII-to, Peter Kompi</text:span></text:span><text:span text:style-name="CharStyle9"><text:span text:style-name="T1">š</text:span></text:span><text:span text:style-name="CharStyle9"><text:span text:style-name="T28"> XX</text:span></text:span><text:span text:style-name="CharStyle9"><text:span text:style-name="T1">IV</text:span></text:span><text:span text:style-name="CharStyle9"><text:span text:style-name="T28">-to, Gedeon Turzo XXV-to a Anton Bielek XXVIII-to obžalovaní soz</text:span></text:span><text:span text:style-name="CharStyle9"><text:span text:style-name="T1">n</text:span></text:span><text:span text:style-name="CharStyle9"><text:span text:style-name="T28">ávajú, že v slávnostnom prijatí Ambra Pietra aktívny podiel brali, a že p</text:span></text:span><text:span text:style-name="CharStyle9"><text:span text:style-name="T1">r</text:span></text:span><text:span text:style-name="CharStyle9"><text:span text:style-name="T28">i výkrikoch „Živio“, pri doprevádzvní Pietrovho koča, po</text:span></text:span><text:span text:style-name="CharStyle9"><text:span text:style-name="T1">ť</text:span></text:span><text:span text:style-name="CharStyle9"><text:span text:style-name="T28">ažne pri oddávaní kvetovýc</text:span></text:span><text:span text:style-name="CharStyle9"><text:span text:style-name="T30">h</text:span></text:span><text:span text:style-name="CharStyle9"><text:span text:style-name="T28"> kytiek spoluúčinkovali.</text:span></text:span></text:p>
        <text:p text:style-name="P16"><text:soft-page-break/><text:span text:style-name="CharStyle9"><text:span text:style-name="T28">Ján Šimko Vl-to, Ján Cablk XlV-to, Andrej So­kolík XVIII-</text:span></text:span><text:span text:style-name="CharStyle9"><text:span text:style-name="T1">t</text:span></text:span><text:span text:style-name="CharStyle9"><text:span text:style-name="T28">o, Ján Meličko VIII mo, Vladimír Horvát XXIII-to, Julius Branecký XXVI to a Anton Novák XXVII-mo obžalovaní sa tým bránia, že oni o pláne prijatia Pietra ničoho nevediac, náhodou dostali sa k demonštrujúcej tlupe, ale sami nedemonštrovali.</text:span></text:span></text:p>
        <text:p text:style-name="P16"><text:span text:style-name="CharStyle9"><text:span text:style-name="T28">Etela </text:span></text:span><text:span text:style-name="CharStyle9"><text:span text:style-name="T1">C</text:span></text:span><text:span text:style-name="CharStyle9"><text:span text:style-name="T28">ablková </text:span></text:span><text:span text:style-name="CharStyle9"><text:span text:style-name="T30">I</text:span></text:span><text:span text:style-name="CharStyle9"><text:span text:style-name="T1">ll-t</text:span></text:span><text:span text:style-name="CharStyle9"><text:span text:style-name="T28">o, Elena Švehlová IV-to, Jozef Cipár XVII to a </text:span></text:span><text:span text:style-name="CharStyle9"><text:span text:style-name="T1">Ľ</text:span></text:span><text:span text:style-name="CharStyle9"><text:span text:style-name="T28">udovít Soltész XV-to obža­lovaní k svojej obrane predniesli, že oni nič nevedeli o tom, že by Ambro Pietor bol odsúdený, ba </text:span></text:span><text:span text:style-name="CharStyle9"><text:span text:style-name="T1">Ľ</text:span></text:span><text:span text:style-name="CharStyle9"><text:span text:style-name="T28">udovít Soltész tvrdil, že on v tom domne</text:span></text:span><text:span text:style-name="CharStyle9"><text:span text:style-name="T3">n</text:span></text:span><text:span text:style-name="CharStyle9"><text:span text:style-name="T28">í vítal Pietra, že je osvobodený, a tak tedy jemu svoju rados</text:span></text:span><text:span text:style-name="CharStyle9"><text:span text:style-name="T30">ť</text:span></text:span><text:span text:style-name="CharStyle9"><text:span text:style-name="T28"> nad tým chcel vy</text:span></text:span><text:span text:style-name="CharStyle9"><text:span text:style-name="T1">jav</text:span></text:span><text:span text:style-name="CharStyle9"><text:span text:style-name="T3">iť</text:span></text:span><text:span text:style-name="CharStyle9"><text:span text:style-name="T28">.</text:span></text:span></text:p>
        <text:p text:style-name="P16"><text:span text:style-name="CharStyle9"><text:span text:style-name="T28">Konečne II ho obžalovaná Viera Dulová odvoláva sa na to, že čo urobila, urobila z naloženia svojho otca, ktorého ako dcéra povinná je poslúchať.</text:span></text:span></text:p>
        <text:p text:style-name="P16"><text:span text:style-name="CharStyle9"><text:span text:style-name="T28">Do ohľadu však berúc, že výpoveďami predvolať nariadených svedkov dokázané je, že sa v demonštrácii všetci obžalovaní zúčastnili;</text:span></text:span></text:p>
        <text:p text:style-name="P16"><text:span text:style-name="CharStyle8"><text:span text:style-name="T28">do oh</text:span></text:span><text:span text:style-name="CharStyle8"><text:span text:style-name="T30">ľ</text:span></text:span><text:span text:style-name="CharStyle8"><text:span text:style-name="T28">adu berúc, že Ambro Pietor o svojom od­súdení telegrafoval a že zves</text:span></text:span><text:span text:style-name="CharStyle8"><text:span text:style-name="T3">ť</text:span></text:span><text:span text:style-name="CharStyle8"><text:span text:style-name="T28"> tá medzi slovenským obyvate</text:span></text:span><text:span text:style-name="CharStyle8"><text:span text:style-name="T3">ľ</text:span></text:span><text:span text:style-name="CharStyle8"><text:span text:style-name="T28">stvom hne</text:span></text:span><text:span text:style-name="CharStyle8"><text:span text:style-name="T30">ď</text:span></text:span><text:span text:style-name="CharStyle8"><text:span text:style-name="T28"> bola rozšírená;</text:span></text:span></text:p>
        <text:p text:style-name="P16"><text:span text:style-name="CharStyle8"><text:span text:style-name="T28">do oh</text:span></text:span><text:span text:style-name="CharStyle8"><text:span text:style-name="T30">ľ</text:span></text:span><text:span text:style-name="CharStyle8"><text:span text:style-name="T28">adu berúc, že aj z obsahu obežníka, Ma­túšom Dulom vypusteného, dá sa vyrozume</text:span></text:span><text:span text:style-name="CharStyle8"><text:span text:style-name="T30">ť</text:span></text:span><text:span text:style-name="CharStyle8"><text:span text:style-name="T28">, že Ambra Pietra posúdili, lebo ním obyvateľstvo k vysloveniu sústrasti vyzval, preto sa </text:span></text:span><text:span text:style-name="CharStyle8"><text:span text:style-name="T30">Ľ</text:span></text:span><text:span text:style-name="CharStyle8"><text:span text:style-name="T28">ud. Soltész, XV-</text:span></text:span><text:span text:style-name="CharStyle8"><text:span text:style-name="T1">t</text:span></text:span><text:span text:style-name="CharStyle8"><text:span text:style-name="T28">o obža­lovaný, ani najmenej nemôže tým bráni</text:span></text:span><text:span text:style-name="CharStyle8"><text:span text:style-name="T1">ť</text:span></text:span><text:span text:style-name="CharStyle8"><text:span text:style-name="T28">, že v tom domnení bol, že je Pietor osvobodený. Obežník ten bol aj jemu doručený;</text:span></text:span></text:p>
        <text:p text:style-name="P16"><text:span text:style-name="CharStyle8"><text:span text:style-name="T28">do oh</text:span></text:span><text:span text:style-name="CharStyle8"><text:span text:style-name="T30">ľ</text:span></text:span><text:span text:style-name="CharStyle8"><text:span text:style-name="T28">adu berúc ďalej oh</text:span></text:span><text:span text:style-name="CharStyle8"><text:span text:style-name="T3">ľ</text:span></text:span><text:span text:style-name="CharStyle8"><text:span text:style-name="T28">adom I</text:span></text:span><text:span text:style-name="CharStyle8"><text:span text:style-name="T1">l</text:span></text:span><text:span text:style-name="CharStyle8"><text:span text:style-name="T28">-ho obžalova­nej Viery Dulovej, že je už 17-ročná, a tak za svoje skutky bezpodmienečne zodpovedná, to nevytvára, že konala d</text:span></text:span><text:span text:style-name="CharStyle8"><text:span text:style-name="T3">ľ</text:span></text:span><text:span text:style-name="CharStyle8"><text:span text:style-name="T28">a návodu svojho otca, nemôže byt príčinou k tomu, aby jej spáchaný skutok pričítaný nebol;</text:span></text:span></text:p>
        <text:p text:style-name="P16"><text:span text:style-name="CharStyle8"><text:span text:style-name="T28">do oh</text:span></text:span><text:span text:style-name="CharStyle8"><text:span text:style-name="T30">ľ</text:span></text:span><text:span text:style-name="CharStyle8"><text:span text:style-name="T28">adu berúc konečne, že pod</text:span></text:span><text:span text:style-name="CharStyle8"><text:span text:style-name="T3">ľa</text:span></text:span><text:span text:style-name="CharStyle8"><text:span text:style-name="T28"> tohoto všetci obžalovaní Ambra Pietra, ako pác</text:span></text:span><text:span text:style-name="CharStyle8"><text:span text:style-name="T30">h</text:span></text:span><text:span text:style-name="CharStyle8"><text:span text:style-name="T28">ate</text:span></text:span><text:span text:style-name="CharStyle8"><text:span text:style-name="T3">ľ</text:span></text:span><text:span text:style-name="CharStyle8"><text:span text:style-name="T28">a priestupku po­burovania proti národnosti a spoločenskej triede skrze peš</text:span></text:span><text:span text:style-name="CharStyle8"><text:span text:style-name="T30">ť</text:span></text:span><text:span text:style-name="CharStyle8"><text:span text:style-name="T28">budínsky tlačový súd odsúdeného, preto, že tento priestupok spáchal, verejne oslavovali a vyznačili: museli byt</text:span></text:span><text:span text:style-name="CharStyle8"><text:span text:style-name="T30">ť</text:span></text:span><text:span text:style-name="CharStyle8"><text:span text:style-name="T28">všetci obžalovaní pre priestupok poburo­vania na základe §. 174. trestného zákona, ako spolu­páchatelia d</text:span></text:span><text:span text:style-name="CharStyle8"><text:span text:style-name="T1">ľ</text:span></text:span><text:span text:style-name="CharStyle8"><text:span text:style-name="T28">a § 70. tohože zákona pod obžalobu postavení — a poneváč niet zákonnej príčiny k ich inkvisičnému zadržaniu, sú na svobode ponechaní.</text:span></text:span></text:p>
        <text:p text:style-name="P16"><text:span text:style-name="CharStyle8"><text:span text:style-name="T28">V Ba</text:span></text:span><text:span text:style-name="CharStyle8"><text:span text:style-name="T30">ň</text:span></text:span><text:span text:style-name="CharStyle8"><text:span text:style-name="T28">skej Bystrici, 22. mája 1899.</text:span></text:span></text:p>
        <text:p text:style-name="P5"><text:span text:style-name="CharStyle8"><text:span text:style-name="T28">Kráľovská súdna stolica:</text:span></text:span></text:p>
        <text:p text:style-name="P6"><text:span text:style-name="CharStyle8"><text:span text:style-name="T28">Ľudovít Boleman v. r., <text:s/>predseda. Ján Kiss v. r., notár.</text:span></text:span></text:p>
        <text:p text:style-name="P7"><text:span text:style-name="CharStyle8"><text:span text:style-name="T28"/></text:span></text:p>
        <text:p text:style-name="P16"><text:soft-page-break/><text:span text:style-name="CharStyle8"><text:span text:style-name="T28">Proti tomuto výroku podané boly dve appelláty: Pavla Mudro</text:span></text:span><text:span text:style-name="CharStyle8"><text:span text:style-name="T30">ň</text:span></text:span><text:span text:style-name="CharStyle8"><text:span text:style-name="T28">a a Matúša Dulu, uverejnené v 142. č. „N</text:span></text:span><text:span text:style-name="CharStyle8"><text:span text:style-name="T1">á</text:span></text:span><text:span text:style-name="CharStyle8"><text:span text:style-name="T28">r. Novín</text:span></text:span><text:span text:style-name="CharStyle8"><text:span text:style-name="T1">“</text:span></text:span><text:span text:style-name="CharStyle8"><text:span text:style-name="T28">, ktoré znejú nasledovne:</text:span></text:span></text:p>
        <text:p text:style-name="P12"><text:span text:style-name="CharStyle31"><text:span text:style-name="T28"/></text:span></text:p>
        <text:p text:style-name="P5"><text:span text:style-name="CharStyle8"><text:span text:style-name="T28">Slávna kr. Súdna Stolic</text:span></text:span><text:span text:style-name="CharStyle8"><text:span text:style-name="T1">a</text:span></text:span><text:span text:style-name="CharStyle8"><text:span text:style-name="T28">!</text:span></text:span></text:p>
        <text:p text:style-name="P16"><text:span text:style-name="CharStyle8"><text:span text:style-name="T28">V trestnej veci, proti nám pre priestupok pobu­rovania zavedenej, podávame proti uzavretiu slávnej kr. súdnej stolice pod </text:span></text:span><text:span text:style-name="CharStyle8"><text:span text:style-name="T31">č</text:span></text:span><text:span text:style-name="CharStyle8"><text:span text:style-name="T28">. 2749/tr. 1899 nasledovné o</text:span></text:span><text:span text:style-name="CharStyle8"><text:span text:style-name="T1">dv</text:span></text:span><text:span text:style-name="CharStyle8"><text:span text:style-name="T28">olanie:</text:span></text:span></text:p>
        <text:p text:style-name="P16"><text:span text:style-name="CharStyle8"><text:span text:style-name="T28">§ 174. trestného zákona pri previnení, nám pri­pisovanom, čo nevyhnutnú podmienku požaduje: vy­chvaľovanie a po</text:span></text:span><text:span text:style-name="CharStyle8"><text:span text:style-name="T4">ť</text:span></text:span><text:span text:style-name="CharStyle8"><text:span text:style-name="T28">ažne verejné vyznačovanie páchateľa nejakého zločinu alebo priestupku preto, že</text:span></text:span><text:span text:style-name="CharStyle8"><text:span text:style-name="T1"> </text:span></text:span><text:span text:style-name="CharStyle8"><text:span text:style-name="T28">ho spáchal.</text:span></text:span></text:p>
        <text:p text:style-name="P16"><text:span text:style-name="CharStyle8"><text:span text:style-name="T28">Z tohoto jasne a nepodvratne vysvitá, že do­volené je páchateľa zločinu alebo priestupku pochváliť alebo verejne vyznačiť, len nech sa to nerobí práve pre spáchanie tohože zločinu alebo priestupku.</text:span></text:span></text:p>
        <text:p text:style-name="P16"><text:span text:style-name="CharStyle8"><text:span text:style-name="T28">Otázka je teda jednoduch</text:span></text:span><text:span text:style-name="CharStyle8"><text:span text:style-name="T1">á</text:span></text:span><text:span text:style-name="CharStyle8"><text:span text:style-name="T28">: či sme Ambra Pietra pre jeho priestupok vychvaľovali</text:span></text:span><text:span text:style-name="CharStyle32"><text:span text:style-name="T1">?</text:span></text:span><text:span text:style-name="CharStyle8"><text:span text:style-name="T28"> a či je to vyšetro­vaním potvrdené?</text:span></text:span></text:p>
        <text:p text:style-name="P16"><text:span text:style-name="CharStyle8"><text:span text:style-name="T28">Vyšetrovanie neobjasnilo nič inšie, ako to, že sme o odsúdení Ambra Pietra pre poburovanie známosť mali a že sme ho verejne vyznačili.</text:span></text:span></text:p>
        <text:p text:style-name="P16"><text:span text:style-name="CharStyle8"><text:span text:style-name="T28">Toto je ale podľa horeudaného nie zabránené. Poneváč Ambro Pietor, ako redaktor „Nár. Novín“, všeobecnú úctu požíva, my boli sme jeho, ako také­hoto všeobecne cteného muža a nášho hlavného re­daktora a priateľa verejne vyznačiť. Len jeden zákaz stál pred nami, ten totiž, aby sme ho pre poburovanie verejne nevyznačovali — a to sa ani nestalo.</text:span></text:span></text:p>
        <text:p text:style-name="P16"><text:span text:style-name="CharStyle8"><text:span text:style-name="T28">Nech ukáže bárskto v celom obžalu</text:span></text:span><text:span text:style-name="CharStyle8"><text:span text:style-name="T1">jú</text:span></text:span><text:span text:style-name="CharStyle8"><text:span text:style-name="T28">com výroku čo len tieň toho, že sme my Ambra Pietra za prie­stupok poburovania, ním spáchaný</text:span></text:span><text:span text:style-name="CharStyle8"><text:span text:style-name="T1">,</text:span></text:span><text:span text:style-name="CharStyle8"><text:span text:style-name="T28"> vyznačovali. To</text:span></text:span><text:span text:style-name="CharStyle8"><text:span text:style-name="T1"> </text:span></text:span><text:span text:style-name="CharStyle8"><text:span text:style-name="T28">je nikde ani jediným slovíčkom nie dokázané.</text:span></text:span></text:p>
        <text:p text:style-name="P16"><text:span text:style-name="CharStyle8"><text:span text:style-name="T28">Faktá obžaloby nemožno, nesvobodno nikomu nadišputovať. Mysle</text:span></text:span><text:span text:style-name="CharStyle8"><text:span text:style-name="T1">ť</text:span></text:span><text:span text:style-name="CharStyle8"><text:span text:style-name="T28">, že sa to tým alebo druhým</text:span></text:span><text:span text:style-name="CharStyle31"><text:span text:style-name="T28"> </text:span></text:span><text:span text:style-name="CharStyle9"><text:span text:style-name="T28">úmyslom stalo</text:span></text:span><text:span text:style-name="CharStyle9"><text:span text:style-name="T1">,</text:span></text:span><text:span text:style-name="CharStyle9"><text:span text:style-name="T28"> je dovolené, ale za dokázané to bra</text:span></text:span><text:span text:style-name="CharStyle9"><text:span text:style-name="T31">ť</text:span></text:span><text:span text:style-name="CharStyle9"><text:span text:style-name="T28"> nesvobodno dotedy, kým na to dôkazov niet.</text:span></text:span></text:p>
        <text:p text:style-name="P16"><text:span text:style-name="CharStyle9"><text:span text:style-name="T28">Poneváč teda z celého vyšetrovania nevysvitá, že by sme my Ambra Pietra preto, že dopustil sa priestupku poburovania, boli verejne vyznačovali, po­neváč on ani len verejne oslovený nebol, v ktorom prípade by sa do pozdravu, jemu povedaného, pomocou svedkov všeličo bolo dalo vsuť a nadišputovať; poneváč dá sa predvídať, že sa vôbec ne­vydarí pokus, dosvedčiť priestupok nám pripisovaný, a tak márne bude predvolanie dvadsiatichôsmich ob­žalovaných a svedkov k hlavnému </text:span></text:span><text:soft-page-break/><text:span text:style-name="CharStyle9"><text:span text:style-name="T28">pojednávaniu, ktoré by </text:span></text:span><text:span text:style-name="CharStyle9"><text:span text:style-name="T31">š</text:span></text:span><text:span text:style-name="CharStyle9"><text:span text:style-name="T28">tátnej pokladnici hodný výdavok spôsobilo, — prosíme, aby slávna kráľ</text:span></text:span><text:span text:style-name="CharStyle9"><text:span text:style-name="T1">.</text:span></text:span><text:span text:style-name="CharStyle9"><text:span text:style-name="T28"> súdna stolica túto našu appellátu ráčila pešťbudínskej kráľ</text:span></text:span><text:span text:style-name="CharStyle9"><text:span text:style-name="T1">.</text:span></text:span><text:span text:style-name="CharStyle9"><text:span text:style-name="T28"> tabuli predostreť. Táto ale nech ráči zmeniť obžalobné uzavretie a za­staviť ďalšie pokračovanie.</text:span></text:span></text:p>
        <text:p text:style-name="P5"><text:span text:style-name="CharStyle9"><text:span text:style-name="T28">S úctou Pavel Mudroň a spoločníci.</text:span></text:span></text:p>
        <text:p text:style-name="P5"><text:span text:style-name="CharStyle9"><text:span text:style-name="T28"/></text:span></text:p>
        <text:p text:style-name="P13"><text:span text:style-name="CharStyle9"><text:span text:style-name="T28">Slávna kr. Súdna Stolica!</text:span></text:span></text:p>
        <text:p text:style-name="P16"><text:span text:style-name="CharStyle9"><text:span text:style-name="T28">Pod č. 2749/tr. 1899 ráčili ste mňa a moju ne­plnoletú dcéru Vieru pre priestupok poburovania, v 174. §. trestného zákona opísaný, pod obžalobu po­staviť a toto tým odôvodniť, že dľa prevedeného vy­šetrovania :</text:span></text:span></text:p>
        <text:p text:style-name="P17"><text:span text:style-name="CharStyle9"><text:span text:style-name="T28">I. Ambro Pietor, redaktor tunajších novín, skrze pešťbudínsky tlačový súd 23. júna 1898 pre priestupok poburovania proti národnosti a triede na 8 mesiacov štátneho väzenia a na 600 zl. peňažnej pokuty bol odsúdený.</text:span></text:span></text:p>
        <text:p text:style-name="P18"><text:span text:style-name="CharStyle9"><text:span text:style-name="T28">II. Dolupodpísaný v obežníku, 24. júna 1898</text:span></text:span><text:span text:style-name="CharStyle31"><text:span text:style-name="T28"> </text:span></text:span><text:span text:style-name="CharStyle9"><text:span text:style-name="T28">svojim 21. tur</text:span></text:span><text:span text:style-name="CharStyle9"><text:span text:style-name="T31">č</text:span></text:span><text:span text:style-name="CharStyle9"><text:span text:style-name="T28">iansko-sv.-martinským známym sdelenom, „za slušnú vec vyhlasuje, aby k prijatiu Ambra Pietra na nádražie prišli a týmto spôsobom jemu svoju sústrasť prejavili“.</text:span></text:span></text:p>
        <text:p text:style-name="P19"><text:span text:style-name="CharStyle9"><text:span text:style-name="T28">III. Ja dolupodp</text:span></text:span><text:span text:style-name="CharStyle9"><text:span text:style-name="T1">í</text:span></text:span><text:span text:style-name="CharStyle9"><text:span text:style-name="T28">saný som sa 24. júna 1898 k Ambrovi Pietrovi, z vlaku sostúpivšiemu, s obna­ženou (!) hlavou priblížil, jemu ruku podal, objal ho a pobozkal, jemu skrze moju dcéru Vieru kytku kve­tov poda</text:span></text:span><text:span text:style-name="CharStyle9"><text:span text:style-name="T1">ť</text:span></text:span><text:span text:style-name="CharStyle9"><text:span text:style-name="T28"> dal, potom ho do svojho koča usadil a na jeho byt doprevadil.</text:span></text:span></text:p>
        <text:p text:style-name="P19"><text:span text:style-name="CharStyle9"><text:span text:style-name="T28">IV. Ostatní jednotlivci medzitým — </text:span></text:span><text:span text:style-name="CharStyle9"><text:span text:style-name="T4">u</text:span></text:span><text:span text:style-name="CharStyle9"><text:span text:style-name="T28">dajne — obstúpiac ko</text:span></text:span><text:span text:style-name="CharStyle9"><text:span text:style-name="T1">č</text:span></text:span><text:span text:style-name="CharStyle9"><text:span text:style-name="T28"> a spievajúc pieseň „Hej, Slováci!“, tvorili náš sprievod.</text:span></text:span></text:p>
        <text:p text:style-name="P20"><text:span text:style-name="CharStyle9"><text:span text:style-name="T28">V. Podľa tohoto sme všetci Ambra Pietra, ako pre poburovanie odsúdeného, za spáchanie tohoto prie­stupku verejne oslavovali a vyznačovali.</text:span></text:span></text:p>
        <text:p text:style-name="P16"><text:span text:style-name="CharStyle9"><text:span text:style-name="T28">Proti tomuto uzavretiu podávam v svojom vlast­nom mene, a spolu i ako zástupca svojej neplnoletej dcéry Viery, nasledovnú appe</text:span></text:span><text:span text:style-name="CharStyle9"><text:span text:style-name="T31">ll</text:span></text:span><text:span text:style-name="CharStyle9"><text:span text:style-name="T1">á</text:span></text:span><text:span text:style-name="CharStyle9"><text:span text:style-name="T28">t</text:span></text:span><text:span text:style-name="CharStyle9"><text:span text:style-name="T1">u</text:span></text:span><text:span text:style-name="CharStyle9"><text:span text:style-name="T28">:</text:span></text:span></text:p>
        <text:p text:style-name="P16"><text:span text:style-name="CharStyle9"><text:span text:style-name="T28">Náš trestný zákon požaduje k ustáleniu prie­stupku laudatio criminis, aby zločin, poťažne prie­stupok verejne slovom alebo rozširovaním tlačiva, spisu, poťažne verejným vynesením vyobrazenia osla­vovaný bo</text:span></text:span><text:span text:style-name="CharStyle9"><text:span text:style-name="T1">l;</text:span></text:span></text:p>
        <text:p text:style-name="P16"><text:span text:style-name="CharStyle9"><text:span text:style-name="T28">alebo aby páchateľ zločinu, poťažne priestupku preto, že sa </text:span></text:span><text:span text:style-name="CharStyle35"><text:span text:style-name="T1">z</text:span></text:span><text:span text:style-name="CharStyle35"><text:span text:style-name="T28">ločinu</text:span></text:span><text:span text:style-name="CharStyle35"><text:span text:style-name="T1">,</text:span></text:span><text:span text:style-name="CharStyle35"><text:span text:style-name="T28"> poťažne priestupku dopustil, horeudaným spôsobom vyznačený a verejne oslavo­vaný bol.</text:span></text:span></text:p>
        <text:p text:style-name="P16"><text:span text:style-name="CharStyle9"><text:span text:style-name="T28">Poneváč všetky požiadavky prvého prípadu lau­datio criminis chybujú, slávna kr. Súdna Stolica v je</text:span></text:span><text:span text:style-name="CharStyle9"><text:span text:style-name="T31">j </text:span></text:span><text:span text:style-name="CharStyle8"><text:span text:style-name="T28">prítomne appellovanom uzavretí, k vôli ustáleniu dru­hého </text:span></text:span><text:soft-page-break/><text:span text:style-name="CharStyle8"><text:span text:style-name="T28">prípadu tohože priestupku proti mne a súdru­hom mojim, činy naše, ktorými sme výslovne svojmu priateľovi, spoluobčanovi, z príležitosti ho zastihnuvšieho veľkého úderu, svoju sústras</text:span></text:span><text:span text:style-name="CharStyle32"><text:span text:style-name="T1">ti</text:span></text:span><text:span text:style-name="CharStyle8"><text:span text:style-name="T28"> vyslovili, — per fas et nefas vyhlasuje za jeho oslavovanie a spolu ľubovoľne vysvetľujúc ciele nášho jednania, </text:span></text:span><text:span text:style-name="CharStyle8"><text:span text:style-name="T1">je</text:span></text:span><text:span text:style-name="CharStyle8"><text:span text:style-name="T28">dnoducho chce nám nadišputova</text:span></text:span><text:span text:style-name="CharStyle8"><text:span text:style-name="T4">ť</text:span></text:span><text:span text:style-name="CharStyle8"><text:span text:style-name="T28">, že čo sme spravili, nespra­vili sme z príčiny skrze nás popredku soznanej a i pri vyšetrovaní podržanej, ale preto, poneváč Pietor spáchal prečin poburovania!</text:span></text:span></text:p>
        <text:p text:style-name="P16"><text:span text:style-name="CharStyle8"><text:span text:style-name="T28">Toto je také počínanie, ktoré sa nikomu, ani k vôli mne a mojim 27. súdruhom, nesmie dovoliť. Bez ťažkého kompromittovania nášho súdnictva nie je možné do skutkov našich vinterpretovať, čo nám vôbec na mysli nebolo, ani zo 174. §. trestného zákona k vôli tomuto prípadu vytrhnúť týchto päť slo</text:span></text:span><text:span text:style-name="CharStyle8"><text:span text:style-name="T1">v</text:span></text:span><text:span text:style-name="CharStyle8"><text:span text:style-name="T28">: </text:span></text:span><text:span text:style-name="CharStyle32"><text:span text:style-name="T1">„</text:span></text:span><text:span text:style-name="CharStyle32"><text:span text:style-name="T28">pre spáchanie tohože tým spôsobom</text:span></text:span><text:span text:style-name="CharStyle32"><text:span text:style-name="T1">“</text:span></text:span><text:span text:style-name="CharStyle32"><text:span text:style-name="T28">.</text:span></text:span></text:p>
        <text:p text:style-name="P16"><text:span text:style-name="CharStyle8"><text:span text:style-name="T28">A poneváč to nie je možné, s istotou očakávam premenenie urážlivého uzavretia.</text:span></text:span></text:p>
        <text:p text:style-name="P16"><text:span text:style-name="CharStyle8"><text:span text:style-name="T28">K jeho dôvodom poznamenávam, a síce:</text:span></text:span></text:p>
        <text:p text:style-name="P16"><text:span text:style-name="CharStyle8"><text:span text:style-name="T28">K I. Ambro Pietor nebol 24. júna 1898 ešte právoplatne posúdený pre otázny priestupok búrenia a v Turčianskom Sv. Martine bolo len to známo pred jeho príchodom, že porota s odvrhnutím zodpoved­nosti známeho zasielateľa inkriminovaného </text:span></text:span><text:span text:style-name="CharStyle8"><text:span text:style-name="T31">č</text:span></text:span><text:span text:style-name="CharStyle8"><text:span text:style-name="T28">lánku od­súdila Ambra Pietra </text:span></text:span><text:span text:style-name="CharStyle8"><text:span text:style-name="T31">č</text:span></text:span><text:span text:style-name="CharStyle8"><text:span text:style-name="T28">o redaktora časopisu, v ktorom bol otázny, iným písaný článok uverejnený, ako osobu pod</text:span></text:span><text:span text:style-name="CharStyle8"><text:span text:style-name="T31">ľa</text:span></text:span><text:span text:style-name="CharStyle32"><text:span text:style-name="T28"> tlačového práva v druhom rade zodpovednú</text:span></text:span><text:span text:style-name="CharStyle32"><text:span text:style-name="T1">.</text:span></text:span></text:p>
        <text:p text:style-name="P16"><text:span text:style-name="CharStyle8"><text:span text:style-name="T28">Ohľadom na obsah 174. §. trest</text:span></text:span><text:span text:style-name="CharStyle8"><text:span text:style-name="T1">.</text:span></text:span><text:span text:style-name="CharStyle8"><text:span text:style-name="T28"> zákona, podľa ktorého zakazuje sa len oslavovanie priestupníka preto</text:span></text:span><text:span text:style-name="CharStyle32"><text:span text:style-name="T1">,</text:span></text:span><text:span text:style-name="CharStyle32"><text:span text:style-name="T28"> </text:span></text:span><text:span text:style-name="CharStyle32"><text:span text:style-name="T1">ž</text:span></text:span><text:span text:style-name="CharStyle32"><text:span text:style-name="T28">e priestupok spáchal</text:span></text:span><text:span text:style-name="CharStyle32"><text:span text:style-name="T1">,</text:span></text:span><text:span text:style-name="CharStyle8"><text:span text:style-name="T28"> a ktorý predpokladá, že</text:span></text:span><text:span text:style-name="CharStyle31"><text:span text:style-name="T28"> </text:span></text:span><text:span text:style-name="CharStyle8"><text:span text:style-name="T28">oslavovaná osoba už právoplatne odsúdená bola pre nejaký trestuhodný skutok, prosím tu uvedené ma</text:span></text:span><text:span text:style-name="CharStyle8"><text:span text:style-name="T31">ť</text:span></text:span><text:span text:style-name="CharStyle8"><text:span text:style-name="T1"> </text:span></text:span><text:span text:style-name="CharStyle8"><text:span text:style-name="T28">na zreteli pri revidovaní urážlivého uzavretia.</text:span></text:span></text:p>
        <text:p text:style-name="P16"><text:span text:style-name="CharStyle8"><text:span text:style-name="T28">K II. Pri obsahu môjho listu od 24. júna 1898 necítim potrebu ďalšieho rozberania tej otázky, k čomu som ja na zprávu o návrate Pietrovom vyzval svojich priateľov, či k jeho oslavovaniu a či aby mu z prí­ležitosti jeho ťažkého navštívenia spôsobom mnou označeným, v meste zvyčajným, vyslovili svoju sú­strasť.</text:span></text:span></text:p>
        <text:p text:style-name="P16"><text:span text:style-name="CharStyle8"><text:span text:style-name="T28">Že dakto i perhoreskovať môže niečí skutok a pritom všetkom môže sústrasť cítiť s osobou pácha­teľa, to zkusujeme každodenne, preto to ani ďalej neob</text:span></text:span><text:span text:style-name="CharStyle8"><text:span text:style-name="T1">ja</text:span></text:span><text:span text:style-name="CharStyle8"><text:span text:style-name="T28">s</text:span></text:span><text:span text:style-name="CharStyle8"><text:span text:style-name="T1">ň</text:span></text:span><text:span text:style-name="CharStyle8"><text:span text:style-name="T28">u</text:span></text:span><text:span text:style-name="CharStyle8"><text:span text:style-name="T1">je</text:span></text:span><text:span text:style-name="CharStyle8"><text:span text:style-name="T28">m.</text:span></text:span></text:p>
        <text:p text:style-name="P16"><text:span text:style-name="CharStyle8"><text:span text:style-name="T28">Súcit, sústrasť, nemožno stotožňovať s oslavo­vaním. Ani mne, ani mojim spoločníkom nesmie nikto za zle vziať, že sme sa na zvesť o Pietrovom návrate sponáhľali vysloviť mu svoju sústrasť. Tam, kde i sústrasť a spôsob jej vyjavenia </text:span></text:span><text:soft-page-break/><text:span text:style-name="CharStyle8"><text:span text:style-name="T28">podliehajú censúre či slúžneho</text:span></text:span><text:span text:style-name="CharStyle32"><text:span text:style-name="T1">,</text:span></text:span><text:span text:style-name="CharStyle32"><text:span text:style-name="T28"> či štátneho zástupcu</text:span></text:span><text:span text:style-name="CharStyle32"><text:span text:style-name="T1">,</text:span></text:span><text:span text:style-name="CharStyle32"><text:span text:style-name="T28"> tam nech nikto neroz­práva o ľudských právach alebo práve o svobode ob­čanov.</text:span></text:span></text:p>
        <text:p text:style-name="P16"><text:span text:style-name="CharStyle8"><text:span text:style-name="T28">Ja si i pre seba, i pre svojich spoločníkov žia­dam účasť na tom práve, aby sme prípadne smeli sústrasť cítiť ešte i nad otcovrahom.</text:span></text:span></text:p>
        <text:p text:style-name="P16"><text:span text:style-name="CharStyle8"><text:span text:style-name="T1">K</text:span></text:span><text:span text:style-name="CharStyle8"><text:span text:style-name="T28"> III. To je síce pravda, že som sa ja 24. júna 1898 — už neviem, či s obnaženou, </text:span></text:span><text:span text:style-name="CharStyle8"><text:span text:style-name="T31">č</text:span></text:span><text:span text:style-name="CharStyle8"><text:span text:style-name="T28">i s neobnaženou hlavou — blížil k Ambrovi Pietrovi, z vlaku vystupujúcemu, že som mu ruku podal, a možno, že som ho i objal, pobozkal, že som mu skrze moju dcéru Vieru kvety podal, že som ho potom do svojho koča usadil a na jeho byt dopre</text:span></text:span><text:span text:style-name="CharStyle8"><text:span text:style-name="T4">v</text:span></text:span><text:span text:style-name="CharStyle8"><text:span text:style-name="T28">adil, — ale neverím, že by do toho, mimo redaktora Pietra, e</text:span></text:span><text:span text:style-name="CharStyle8"><text:span text:style-name="T1">š</text:span></text:span><text:span text:style-name="CharStyle8"><text:span text:style-name="T28">te dakto druhý mohol ma</text:span></text:span><text:span text:style-name="CharStyle8"><text:span text:style-name="T1">ť</text:span></text:span><text:span text:style-name="CharStyle8"><text:span text:style-name="T28"> slovo. Prípadne urobím to ešte i druhý raz. Ani jeden z týchto faktov neobsahuje v sebe oslavovanie Pietra pre jeho </text:span></text:span><text:span text:style-name="CharStyle8"><text:span text:style-name="T1">ú</text:span></text:span><text:span text:style-name="CharStyle8"><text:span text:style-name="T28">dajne spáchaný priestupok a tým menej vyznačovanie tohože 174. §. tr. zák. označeným spôsobom.</text:span></text:span></text:p>
        <text:p text:style-name="P16"><text:span text:style-name="CharStyle8"><text:span text:style-name="T28">Že je vo zvyku nielen víťazom cieľom ich oslavy dávať kvety, ale i tým, ktorých premohol najväčší nepriateľ človečenstva, smrť totižto, v ktorom páde podaním kvetov tlumočíme sústrasť proti príbuzným zomretého, je všeobecne známa vec.</text:span></text:span></text:p>
        <text:p text:style-name="P16"><text:span text:style-name="CharStyle8"><text:span text:style-name="T28">V takomto smysle som i ja 24. júna 1898 skrze moju dcéru Vieru dal podať kvety redaktorovi Pietrovi, a netrpí pochybnosti, že slečny Etela Cablková a Elena Švehlová môj príklad nasledovaly, preniknuté súc sústrasťou, nami všetkými nad Ambrom P</text:span></text:span><text:span text:style-name="CharStyle8"><text:span text:style-name="T1">ie</text:span></text:span><text:span text:style-name="CharStyle8"><text:span text:style-name="T28">trom cítenou.</text:span></text:span></text:p>
        <text:p text:style-name="P16"><text:span text:style-name="CharStyle8"><text:span text:style-name="T28">Poneváč je práve o mojej dcére a jej práve spo­menutých dvoch priateľkách reč, nech mi je dovolené vysloviť tú žiados</text:span></text:span><text:span text:style-name="CharStyle8"><text:span text:style-name="T1">ť</text:span></text:span><text:span text:style-name="CharStyle8"><text:span text:style-name="T28">: v</text:span></text:span><text:span text:style-name="CharStyle8"><text:span text:style-name="T31">e</text:span></text:span><text:span text:style-name="CharStyle32"><text:span text:style-name="T4">ď</text:span></text:span><text:span text:style-name="CharStyle32"><text:span text:style-name="T28">me</text:span></text:span><text:span text:style-name="CharStyle32"><text:span text:style-name="T1">,</text:span></text:span><text:span text:style-name="CharStyle32"><text:span text:style-name="T28"> vybavme svoje národnostné a politi</text:span></text:span><text:span text:style-name="CharStyle32"><text:span text:style-name="T1">c</text:span></text:span><text:span text:style-name="CharStyle32"><text:span text:style-name="T28">k</text:span></text:span><text:span text:style-name="CharStyle32"><text:span text:style-name="T1">é</text:span></text:span><text:span text:style-name="CharStyle32"><text:span text:style-name="T28"> boje s najväčším šetrením slabšieho po­hlavia</text:span></text:span><text:span text:style-name="CharStyle32"><text:span text:style-name="T1">,</text:span></text:span><text:span text:style-name="CharStyle32"><text:span text:style-name="T28"> varujme a chráňme sa preháňania nevy</text:span></text:span><text:span text:style-name="CharStyle32"><text:span text:style-name="T1">s</text:span></text:span><text:span text:style-name="CharStyle32"><text:span text:style-name="T28">pel</text:span></text:span><text:span text:style-name="CharStyle32"><text:span text:style-name="T1">ý</text:span></text:span><text:span text:style-name="CharStyle32"><text:span text:style-name="T28">ch devíc! Do týchto čias sotva bolo ponosy v tomto ohľade, a ja som presvedčený, že nie je ani v tomto prípade odôvodnené odbočenie od dosavádneho gava­lierskeho spôsobu.</text:span></text:span></text:p>
        <text:p text:style-name="P16"><text:span text:style-name="CharStyle8"><text:span text:style-name="T28">K IV. Dáta vyšetrovania svedčia, že môj koč neobstúpili „ostatní jednotlivci“, ale </text:span></text:span><text:span text:style-name="CharStyle32"><text:span text:style-name="T1">ž</text:span></text:span><text:span text:style-name="CharStyle32"><text:span text:style-name="T28">andári</text:span></text:span><text:span text:style-name="CharStyle32"><text:span text:style-name="T1">,</text:span></text:span><text:span text:style-name="CharStyle8"><text:span text:style-name="T28"> a tak teda nie „ostatní jednotlivci“ tvorili náš sprievod, ale </text:span></text:span><text:span text:style-name="CharStyle32"><text:span text:style-name="T1">ž</text:span></text:span><text:span text:style-name="CharStyle32"><text:span text:style-name="T28">andári</text:span></text:span><text:span text:style-name="CharStyle32"><text:span text:style-name="T1">.</text:span></text:span></text:p>
        <text:p text:style-name="P16"><text:span text:style-name="CharStyle8"><text:span text:style-name="T28">Ostatní jednotlivci len vtedy, asi 30 krokov za nami počali sa shromaždovať a len vtedy počali nás</text:span></text:span><text:span text:style-name="CharStyle31"><text:span text:style-name="T28"> </text:span></text:span><text:span text:style-name="CharStyle8"><text:span text:style-name="T1">n</text:span></text:span><text:span text:style-name="CharStyle8"><text:span text:style-name="T28">asledo</text:span></text:span><text:span text:style-name="CharStyle8"><text:span text:style-name="T1">v</text:span></text:span><text:span text:style-name="CharStyle8"><text:span text:style-name="T28">ať, ke</text:span></text:span><text:span text:style-name="CharStyle8"><text:span text:style-name="T31">ď</text:span></text:span><text:span text:style-name="CharStyle8"><text:span text:style-name="T28"> zbadali, že žandári, obklopiac môj koč, nás nasledujú, z čo</text:span></text:span><text:span text:style-name="CharStyle8"><text:span text:style-name="T1">h</text:span></text:span><text:span text:style-name="CharStyle8"><text:span text:style-name="T28">o pravdepodobne to zatvá­rali, že nás idú arretovať.</text:span></text:span></text:p>
        <text:p text:style-name="P16"><text:span text:style-name="CharStyle8"><text:span text:style-name="T28">Ináče, čo sa pozdejšie stalo, — poneváč v tom nemal som žiadnej účasti ani ja, ani moja dcéra a poneváč som ja sám, odhliadnuc od svojho listu č. 55 v otázke uvítania redaktora Pietra, s nikým ani len slovíčka neztratil, konečne poneváč z </text:span></text:span><text:soft-page-break/><text:span text:style-name="CharStyle8"><text:span text:style-name="T28">mojich 21. zná­mych, ktorým môj otázny list doručený bol a ktorí to vlastnoručným podpisom na samom tom liste soznali, ani jeden nebol prítomný pri uvítaní Pietra, — to sa mňa nijak netýka.</text:span></text:span></text:p>
        <text:p text:style-name="P16"><text:span text:style-name="CharStyle8"><text:span text:style-name="T1">K</text:span></text:span><text:span text:style-name="CharStyle8"><text:span text:style-name="T28"> V. Na konklúsiu, v tomto bode obsaženú, som už odpovedal vo všeobecnej čiastke tejto appelláty ako i v poznámkach na jednotlivé body dôvodov.</text:span></text:span></text:p>
        <text:p text:style-name="P16"><text:span text:style-name="CharStyle8"><text:span text:style-name="T28">Prosí</text:span></text:span><text:span text:style-name="CharStyle8"><text:span text:style-name="T1">m</text:span></text:span><text:span text:style-name="CharStyle8"><text:span text:style-name="T28">:</text:span></text:span></text:p>
        <text:p text:style-name="P16"><text:span text:style-name="CharStyle8"><text:span text:style-name="T28">Nech ráči slávna kr. Súdna Stolica túto moju appellátu k slávnej kr. Tabuli pr</text:span></text:span><text:span text:style-name="CharStyle8"><text:span text:style-name="T1">e</text:span></text:span><text:span text:style-name="CharStyle8"><text:span text:style-name="T4">d</text:span></text:span><text:span text:style-name="CharStyle8"><text:span text:style-name="T28">ost</text:span></text:span><text:span text:style-name="CharStyle8"><text:span text:style-name="T1">r</text:span></text:span><text:span text:style-name="CharStyle8"><text:span text:style-name="T28">eť. Táto ale nech ráči pri premenení urážlivého uzavretia ďalšie pokračovanie v tejto ve</text:span></text:span><text:span text:style-name="CharStyle8"><text:span text:style-name="T4">ci</text:span></text:span><text:span text:style-name="CharStyle8"><text:span text:style-name="T28"> zastaviť a pr</text:span></text:span><text:span text:style-name="CharStyle8"><text:span text:style-name="T4">e</text:span></text:span><text:span text:style-name="CharStyle20"><text:span text:style-name="T28"> </text:span></text:span><text:span text:style-name="CharStyle8"><text:span text:style-name="T28">mňa, ako i pre moju maloletú </text:span></text:span><text:span text:style-name="CharStyle8"><text:span text:style-name="T1">dcér</text:span></text:span><text:span text:style-name="CharStyle8"><text:span text:style-name="T4">u</text:span></text:span><text:span text:style-name="CharStyle8"><text:span text:style-name="T28"> Vier</text:span></text:span><text:span text:style-name="CharStyle8"><text:span text:style-name="T1">u </text:span></text:span><text:span text:style-name="CharStyle8"><text:span text:style-name="T28">ustáliť nárok na vynahradenie všetkýc</text:span></text:span><text:span text:style-name="CharStyle8"><text:span text:style-name="T1">h</text:span></text:span><text:span text:style-name="CharStyle8"><text:span text:style-name="T28"> tr</text:span></text:span><text:span text:style-name="CharStyle8"><text:span text:style-name="T4">o</text:span></text:span><text:span text:style-name="CharStyle8"><text:span text:style-name="T28">v, ktoré n</text:span></text:span><text:span text:style-name="CharStyle8"><text:span text:style-name="T31">ám,</text:span></text:span><text:span text:style-name="CharStyle8"><text:span text:style-name="T1"> </text:span></text:span><text:span text:style-name="CharStyle8"><text:span text:style-name="T4">č</text:span></text:span><text:span text:style-name="CharStyle8"><text:span text:style-name="T28">i pri vyšetrovaní, </text:span></text:span><text:span text:style-name="CharStyle8"><text:span text:style-name="T31">č</text:span></text:span><text:span text:style-name="CharStyle8"><text:span text:style-name="T28">i s touto appellátou vznikl</text:span></text:span><text:span text:style-name="CharStyle8"><text:span text:style-name="T31">y</text:span></text:span><text:span text:style-name="CharStyle8"><text:span text:style-name="T28">.</text:span></text:span></text:p>
        <text:p text:style-name="P32"><text:span text:style-name="CharStyle8"><text:span text:style-name="T51">S</text:span></text:span><text:span text:style-name="Citation"><text:span text:style-name="T51"> úctou</text:span></text:span></text:p>
        <text:p text:style-name="P5"><text:span text:style-name="CharStyle8"><text:span text:style-name="T28">Matúš </text:span></text:span><text:span text:style-name="CharStyle38"><text:span text:style-name="T4">Dula</text:span></text:span></text:p>
        <text:p text:style-name="P5"><text:span text:style-name="CharStyle8"><text:span text:style-name="T28">i </text:span></text:span><text:span text:style-name="CharStyle8"><text:span text:style-name="T31">č</text:span></text:span><text:span text:style-name="CharStyle8"><text:span text:style-name="T28">o zák. a priv. </text:span></text:span><text:span text:style-name="CharStyle8"><text:span text:style-name="T1">z</text:span></text:span><text:span text:style-name="CharStyle8"><text:span text:style-name="T28">a</text:span></text:span><text:span text:style-name="CharStyle8"><text:span text:style-name="T1">s</text:span></text:span><text:span text:style-name="CharStyle8"><text:span text:style-name="T28">tup</text:span></text:span><text:span text:style-name="CharStyle8"><text:span text:style-name="T1">i</text:span></text:span><text:span text:style-name="CharStyle8"><text:span text:style-name="T28">t</text:span></text:span><text:span text:style-name="CharStyle8"><text:span text:style-name="T31">eľ</text:span></text:span><text:span text:style-name="CharStyle8"><text:span text:style-name="T1"> </text:span></text:span><text:span text:style-name="CharStyle8"><text:span text:style-name="T28">svojej m. </text:span></text:span><text:span text:style-name="CharStyle8"><text:span text:style-name="T31">l.</text:span></text:span><text:span text:style-name="CharStyle8"><text:span text:style-name="T28"> dcéry Viery.</text:span></text:span></text:p>
        <text:p text:style-name="P16"><text:span text:style-name="CharStyle8"><text:span text:style-name="T28"/></text:span></text:p>
        <text:p text:style-name="P31"><text:span text:style-name="CharStyle8"><text:span text:style-name="T28">Kráľovská tabula obe tieto appelláty odvrhla, ná­sledkom čoho bolo záverečné trestné pojednávanie ustanovené na deň 4. januára, a ta prišli i 28. ob­žalovaní ešte dňa 3. januára večerom.</text:span></text:span></text:p>
        <text:p text:style-name="P5"><text:span text:style-name="CharStyle34"><text:span text:style-name="T1"/></text:span></text:p>
        <text:p text:style-name="P16"><text:span text:style-name="CharStyle9"><text:span text:style-name="T28">Cestovali sme v osobitnom vozni všetci spolu... a veru nám bolo príjemno, keď sme už vo Zvolene našli baňsko-bystrických priateľov, ktorí nám prišli oproti. Usalašili sme sa v prvom hoteli ba</text:span></text:span><text:span text:style-name="CharStyle9"><text:span text:style-name="T1">ň</text:span></text:span><text:span text:style-name="CharStyle9"><text:span text:style-name="T28">sko-bystrickom, „U Raka“, a zasadli o 10-ej ku spoločnej ve­čeri. Ohromný stôl bol obsadený, a nálada bola dobrá. Krásny harmonický spev ozýval sa skoro sálou hotelu.</text:span></text:span></text:p>
        <text:p text:style-name="P16"><text:span text:style-name="CharStyle9"><text:span text:style-name="T28">O deviatej ráno dňa 4. januára boli sme už všetci v priestrannej, ináč pustej chyži nového justič­ného palácu, kde sme očakávali predvolanie pred súd. Okolo pol desiatej pozvali nás do sály. Nieto na nej nič pekného: je pomerne malá, má mizernú alebo žiadnu ventilláciu a obraz Jeho veličenstva, ktorý je nielen hanbou umenia maliarskeho, ale nemal by tam vise</text:span></text:span><text:span text:style-name="CharStyle9"><text:span text:style-name="T1">ť</text:span></text:span><text:span text:style-name="CharStyle9"><text:span text:style-name="T28"> z ästetických ohľadov vôbec. Som presvedčený, že jestli by ho videl sám náš kráľ, dal by ho od­strániť, lebo nik nemiluje by</text:span></text:span><text:span text:style-name="CharStyle9"><text:span text:style-name="T31">ť</text:span></text:span><text:span text:style-name="CharStyle9"><text:span text:style-name="T28"> takým štetcom zvečnený.</text:span></text:span></text:p>
        <text:p text:style-name="P16"><text:span text:style-name="CharStyle9"><text:span text:style-name="T28">Po obyčajnom príhovore Ludvika Bolemana, vyšli sme zase do bočnej izby, a inkvisícia počala sa po jednom. Prísediaci boli: Ján Nemeš, rodom Turčan a J. </text:span></text:span><text:soft-page-break/><text:span text:style-name="CharStyle9"><text:span text:style-name="T28">Horvát, kr. sudcovia baňsko-bystrického súdu. Žalobu zastupoval K. Kemény, štátny f</text:span></text:span><text:span text:style-name="CharStyle9"><text:span text:style-name="T1">i</text:span></text:span><text:span text:style-name="CharStyle9"><text:span text:style-name="T28">škus tamže. Obrancovia boli: dr. Emil Stodola, dr. Rudolf Markovič, dr. Gabriel Staroň a dr. Ján Mudroň.</text:span></text:span></text:p>
        <text:p text:style-name="P5"><text:span text:style-name="CharStyle9"><text:span text:style-name="T28">Predseda Ludvik Boleman, otvoriac záverečné</text:span></text:span><text:span text:style-name="CharStyle31"><text:span text:style-name="T28"> </text:span></text:span><text:span text:style-name="CharStyle8"><text:span text:style-name="T28">pojednávanie, vyhlási predmet: trestná </text:span></text:span><text:span text:style-name="CharStyle32"><text:span text:style-name="T1">n</text:span></text:span><text:span text:style-name="CharStyle32"><text:span text:style-name="T28">ále</text:span></text:span><text:span text:style-name="CharStyle32"><text:span text:style-name="T1">ž</text:span></text:span><text:span text:style-name="CharStyle32"><text:span text:style-name="T28">itos</text:span></text:span><text:span text:style-name="CharStyle32"><text:span text:style-name="T31">ť</text:span></text:span><text:span text:style-name="CharStyle32"><text:span text:style-name="T28"> po­zdvihnutá proti Matúšovi Dulov</text:span></text:span><text:span text:style-name="CharStyle32"><text:span text:style-name="T4">i</text:span></text:span><text:span text:style-name="CharStyle32"><text:span text:style-name="T28"> </text:span></text:span><text:span text:style-name="CharStyle32"><text:span text:style-name="T1">a</text:span></text:span><text:span text:style-name="CharStyle32"><text:span text:style-name="T28"> jeho 27. spoloč­níkom</text:span></text:span><text:span text:style-name="CharStyle32"><text:span text:style-name="T1">;</text:span></text:span><text:span text:style-name="CharStyle8"><text:span text:style-name="T28"> upozorňuje poslucháčstvo, aby sa zdržiavalo dáva</text:span></text:span><text:span text:style-name="CharStyle8"><text:span text:style-name="T31">ť</text:span></text:span><text:span text:style-name="CharStyle8"><text:span text:style-name="T28"> výraz súhlasu alebo nesúhlasu, potom káže vovies</text:span></text:span><text:span text:style-name="CharStyle8"><text:span text:style-name="T31">ť</text:span></text:span><text:span text:style-name="CharStyle8"><text:span text:style-name="T28"> obžalovaných. Po usadení svedkov upozorňuje ich, aby len pravdu, čistú pravdu vyznali, lebo môžu by</text:span></text:span><text:span text:style-name="CharStyle8"><text:span text:style-name="T31">ť</text:span></text:span><text:span text:style-name="CharStyle8"><text:span text:style-name="T28"> i sprisahaní a upozorňuje ich na následky krivej prí­sahy. Notár prečíta obžalobnú listinu. Tlumočník Gustáv Bauer v hlavných bodoch opakuje ju v sloven­čine. Štátny zástupca podržuje obžalobu. Obžalovaní vyvedení, potom po jednom predvolávaní na výsluch.</text:span></text:span></text:p>
        <text:p text:style-name="P16"><text:span text:style-name="CharStyle8"><text:span text:style-name="T28">Začne sa s Matúšom Dulom.</text:span></text:span></text:p>
        <text:p text:style-name="P16"><text:span text:style-name="CharStyle8"><text:span text:style-name="T28">Mi a neve? (Ako sa voláte?)</text:span></text:span></text:p>
        <text:p text:style-name="P16"><text:span text:style-name="CharStyle8"><text:span text:style-name="T28">(Odpoveď.) Poneváč ako Slovák stojím pred týmto súdom, a len ako taký, som obžalovaný, iného pre­vinenia nie som si povedomý, prosím vypočúva</text:span></text:span><text:span text:style-name="CharStyle8"><text:span text:style-name="T31">ť</text:span></text:span><text:span text:style-name="CharStyle8"><text:span text:style-name="T28"> ma v mojej materinskej, slovenskej reči. Žiadam to, tre­bárs znám maďarsky a proti maďarskej reči žiadnej antipatie neprechovávam. (Hluk v obecenstve.)</text:span></text:span></text:p>
        <text:p text:style-name="P16"><text:span text:style-name="CharStyle8"><text:span text:style-name="T28">Zkadia</text:span></text:span><text:span text:style-name="CharStyle8"><text:span text:style-name="T31">ľ</text:span></text:span><text:span text:style-name="CharStyle8"><text:span text:style-name="T28"> ste vedeli, že je Ambro Pietor odsúdený?</text:span></text:span></text:p>
        <text:p text:style-name="P5"><text:span text:style-name="CharStyle8"><text:span text:style-name="T28">(Maďarská otázka. — Odpovedá po slovensk</text:span></text:span><text:span text:style-name="CharStyle8"><text:span text:style-name="T1">y</text:span></text:span><text:span text:style-name="CharStyle8"><text:span text:style-name="T28">)</text:span></text:span></text:p>
        <text:p text:style-name="P16"><text:span text:style-name="CharStyle8"><text:span text:style-name="T28">—</text:span></text:span><text:span text:style-name="CharStyle8"><text:span text:style-name="T1"> </text:span></text:span><text:span text:style-name="CharStyle8"><text:span text:style-name="T28">Telegramm prišiel z Pe</text:span></text:span><text:span text:style-name="CharStyle8"><text:span text:style-name="T1">š</text:span></text:span><text:span text:style-name="CharStyle8"><text:span text:style-name="T28">ti redakcii </text:span></text:span><text:span text:style-name="CharStyle8"><text:span text:style-name="T1">„</text:span></text:span><text:span text:style-name="CharStyle8"><text:span text:style-name="T28">Nár. Novín“.</text:span></text:span></text:p>
        <text:p text:style-name="P16"><text:span text:style-name="CharStyle8"><text:span text:style-name="T28">Či bolo v telegramme, že dňa 24. júna r. 1898 príde Ambro Pietor o 2. hodine popoludní?</text:span></text:span></text:p>
        <text:p text:style-name="P16"><text:span text:style-name="CharStyle8"><text:span text:style-name="T28">— Nebolo.</text:span></text:span></text:p>
        <text:p text:style-name="P16"><text:span text:style-name="CharStyle8"><text:span text:style-name="T28">Zkadia</text:span></text:span><text:span text:style-name="CharStyle8"><text:span text:style-name="T31">ľ</text:span></text:span><text:span text:style-name="CharStyle8"><text:span text:style-name="T28"> ste to teda vedeli?</text:span></text:span></text:p>
        <text:p text:style-name="P16"><text:span text:style-name="CharStyle8"><text:span text:style-name="T28">— Nevedel som to; len to som vedel, že príde niektorým vlakom. Či tým, čo na Ostrihom ide, a či tým, čo na Lučenec, to som nevedel.</text:span></text:span></text:p>
        <text:p text:style-name="P5"><text:span text:style-name="CharStyle8"><text:span text:style-name="T28">Vy </text:span></text:span><text:span text:style-name="CharStyle8"><text:span text:style-name="T1">s</text:span></text:span><text:span text:style-name="CharStyle8"><text:span text:style-name="T28">te písali ten obežník? (Ukáže mu ho.)</text:span></text:span></text:p>
        <text:p text:style-name="P5"><text:span text:style-name="CharStyle8"><text:span text:style-name="T28">— Áno.</text:span></text:span></text:p>
        <text:p text:style-name="P5"><text:span text:style-name="CharStyle8"><text:span text:style-name="T28">Čo mal za ciel?</text:span></text:span></text:p>
        <text:p text:style-name="P16"><text:span text:style-name="CharStyle8"><text:span text:style-name="T28">— Aby známi a priatelia Ambra Pietra vyšli na stanicu a tým spôsobom vyslovili mu svoju sústrasť.</text:span></text:span></text:p>
        <text:p text:style-name="P5"><text:span text:style-name="CharStyle8"><text:span text:style-name="T28">Ako ste šli na stanicu?</text:span></text:span></text:p>
        <text:p text:style-name="P5"><text:span text:style-name="CharStyle8"><text:span text:style-name="T28">— Na koči.</text:span></text:span></text:p>
        <text:p text:style-name="P5"><text:soft-page-break/><text:span text:style-name="CharStyle8"><text:span text:style-name="T28">Na čom koči.</text:span></text:span></text:p>
        <text:p text:style-name="P5"><text:span text:style-name="CharStyle8"><text:span text:style-name="T28">— Na svojom, najatom.</text:span></text:span></text:p>
        <text:p text:style-name="P5"><text:span text:style-name="CharStyle8"><text:span text:style-name="T28">Koho ste pojali so sebou?</text:span></text:span></text:p>
        <text:p text:style-name="P5"><text:span text:style-name="CharStyle8"><text:span text:style-name="T28">— Svoju ženu a dcéru.</text:span></text:span></text:p>
        <text:p text:style-name="P5"><text:span text:style-name="CharStyle8"><text:span text:style-name="T28">Vy ste povedali svojej dcére, aby priniesla kvety?</text:span></text:span></text:p>
        <text:p text:style-name="P5"><text:span text:style-name="CharStyle8"><text:span text:style-name="T28">— Áno.</text:span></text:span></text:p>
        <text:p text:style-name="P5"><text:span text:style-name="CharStyle8"><text:span text:style-name="T28">Keď ste na stanicu došli bol už tam </text:span></text:span><text:span text:style-name="CharStyle8"><text:span text:style-name="T4">ľ</text:span></text:span><text:span text:style-name="CharStyle8"><text:span text:style-name="T28">ud?</text:span></text:span></text:p>
        <text:p text:style-name="P5"><text:span text:style-name="CharStyle8"><text:span text:style-name="T28">— Ve</text:span></text:span><text:span text:style-name="CharStyle8"><text:span text:style-name="T4">ľ</text:span></text:span><text:span text:style-name="CharStyle8"><text:span text:style-name="T28">mi málo.</text:span></text:span></text:p>
        <text:p text:style-name="P5"><text:span text:style-name="CharStyle8"><text:span text:style-name="T28">Ako ste pozdravili Ambra Pietra?</text:span></text:span></text:p>
        <text:p text:style-name="P16"><text:span text:style-name="CharStyle8"><text:span text:style-name="T28">— Išiel som mu jeden alebo dva kroky s perronu oproti a podal som mu ruku; na to sa nepamätám, či s odkrytou hlavou, či nie. Pojal som ho za rameno, zaviedol ku koču, posadil a domov sprevodil.</text:span></text:span></text:p>
        <text:p text:style-name="P16"><text:span text:style-name="CharStyle8"><text:span text:style-name="T28">I to je dokázané, že ste ho bozkali a že vám pritom slzy v očiach hraly.</text:span></text:span></text:p>
        <text:p text:style-name="P5"><text:span text:style-name="CharStyle8"><text:span text:style-name="T28">— Možná vec.</text:span></text:span></text:p>
        <text:p text:style-name="P16"><text:span text:style-name="CharStyle8"><text:span text:style-name="T31">Č</text:span></text:span><text:span text:style-name="CharStyle8"><text:span text:style-name="T28">i ste vy povedali vtedy dcére, že by oddala mu kytku.</text:span></text:span></text:p>
        <text:p text:style-name="P5"><text:span text:style-name="CharStyle8"><text:span text:style-name="T28">— Hneď doma som jej to povedal.</text:span></text:span></text:p>
        <text:p text:style-name="P16"><text:span text:style-name="CharStyle8"><text:span text:style-name="T28">Kadia</text:span></text:span><text:span text:style-name="CharStyle8"><text:span text:style-name="T4">ľ</text:span></text:span><text:span text:style-name="CharStyle8"><text:span text:style-name="T28"> ste šli do mesta, či popri fabrike stoličkovej a či popri Dome?</text:span></text:span></text:p>
        <text:p text:style-name="P5"><text:span text:style-name="CharStyle8"><text:span text:style-name="T28">— Kratšou cestou, popri Dome.</text:span></text:span></text:p>
        <text:p text:style-name="P5"><text:span text:style-name="CharStyle8"><text:span text:style-name="T28">Kto sedel v koči?</text:span></text:span></text:p>
        <text:p text:style-name="P5"><text:span text:style-name="CharStyle8"><text:span text:style-name="T28">— Na pravej ruke sedel Ambro Pietor, k nemu som si ja sadol.</text:span></text:span></text:p>
        <text:p text:style-name="P5"><text:span text:style-name="CharStyle8"><text:span text:style-name="T28">Či volal vtedy zástup na slávu?</text:span></text:span></text:p>
        <text:p text:style-name="P16"><text:span text:style-name="CharStyle8"><text:span text:style-name="T28">— Či na stanici volali, na to sa nemôžem cele jasne rozpamätať, lebo som bol dojatý; ale keď sa môj, prvý koč pohol, dos</text:span></text:span><text:span text:style-name="CharStyle8"><text:span text:style-name="T31">ť</text:span></text:span><text:span text:style-name="CharStyle8"><text:span text:style-name="T28"> ďaleko za ním bolo poču</text:span></text:span><text:span text:style-name="CharStyle8"><text:span text:style-name="T1">ť </text:span></text:span><text:span text:style-name="CharStyle8"><text:span text:style-name="T28">jednotlivé výkriky.</text:span></text:span></text:p>
        <text:p text:style-name="P5"><text:span text:style-name="CharStyle8"><text:span text:style-name="T28">Či spievali „Hej Slováci“?</text:span></text:span></text:p>
        <text:p text:style-name="P16"><text:span text:style-name="CharStyle8"><text:span text:style-name="T28">— Či ju spievalo obecenstvo, na to sa nepamä­tám, lebo som sa s Pietrom shováral, nemohol som to počuť.</text:span></text:span></text:p>
        <text:p text:style-name="P5"><text:span text:style-name="CharStyle8"><text:span text:style-name="T1">Ve</text:span></text:span><text:span text:style-name="CharStyle8"><text:span text:style-name="T4">ľ</text:span></text:span><text:span text:style-name="CharStyle8"><text:span text:style-name="T28">ký zástup sprevádzal koč?</text:span></text:span></text:p>
        <text:p text:style-name="P23"><text:span text:style-name="CharStyle8"><text:span text:style-name="T28">— Musím sozna</text:span></text:span><text:span text:style-name="CharStyle8"><text:span text:style-name="T31">ť</text:span></text:span><text:span text:style-name="CharStyle8"><text:span text:style-name="T28">, že žiaden. Môj koč obklopili dvaja žandári a pod ich sprievodom sme šli. Zástup šiel za nami na 50 —</text:span></text:span><text:span text:style-name="CharStyle20"><text:span text:style-name="T28"> </text:span></text:span><text:span text:style-name="CharStyle8"><text:span text:style-name="T28">60 krokov.</text:span></text:span></text:p>
        <text:p text:style-name="P5"><text:span text:style-name="CharStyle8"><text:span text:style-name="T28">Kde zastal koč?</text:span></text:span></text:p>
        <text:p text:style-name="P5"><text:span text:style-name="CharStyle8"><text:span text:style-name="T28">— Pred redakciou „Národných Novín“.</text:span></text:span></text:p>
        <text:p text:style-name="P5"><text:span text:style-name="CharStyle8"><text:span text:style-name="T28">Vošli ste vy do redakcie?</text:span></text:span></text:p>
        <text:p text:style-name="P5"><text:soft-page-break/><text:span text:style-name="CharStyle8"><text:span text:style-name="T1">—</text:span></text:span><text:span text:style-name="CharStyle8"><text:span text:style-name="T28"> Nie, odprevadil som ho do jeho bytu.</text:span></text:span></text:p>
        <text:p text:style-name="P5"><text:span text:style-name="CharStyle8"><text:span text:style-name="T28">Či je byt oddelený od redakcie?</text:span></text:span></text:p>
        <text:p text:style-name="P5"><text:span text:style-name="CharStyle8"><text:span text:style-name="T28">— Áno.</text:span></text:span></text:p>
        <text:p text:style-name="P5"><text:span text:style-name="CharStyle8"><text:span text:style-name="T28">Či na poschodí a či na pr</text:span></text:span><text:span text:style-name="CharStyle8"><text:span text:style-name="T1">í</text:span></text:span><text:span text:style-name="CharStyle8"><text:span text:style-name="T28">zemí je byt Pietrov?</text:span></text:span></text:p>
        <text:p text:style-name="P23"><text:span text:style-name="CharStyle8"><text:span text:style-name="T28">— Tak jeho byt, ako i redakcia sú v prízemí.</text:span></text:span></text:p>
        <text:p text:style-name="P32"><text:span text:style-name="CharStyle8"><text:span text:style-name="T28">Z národa mnohí vošli do bytu Pietra?</text:span></text:span></text:p>
        <text:p text:style-name="P5"><text:span text:style-name="CharStyle8"><text:span text:style-name="T28">— Ja a so tri dámy.</text:span></text:span></text:p>
        <text:p text:style-name="P5"><text:span text:style-name="CharStyle8"><text:span text:style-name="T1">A</text:span></text:span><text:span text:style-name="CharStyle8"><text:span text:style-name="T28"> na dvor?</text:span></text:span></text:p>
        <text:p text:style-name="P21"><text:span text:style-name="CharStyle8"><text:span text:style-name="T28">— Kto vošiel ta zprvu, to nevie</text:span></text:span><text:span text:style-name="CharStyle8"><text:span text:style-name="T1">m</text:span></text:span><text:span text:style-name="CharStyle8"><text:span text:style-name="T28">; ale keď som počul, že žandári sú vo dvore a že strieľať chcú na </text:span></text:span><text:span text:style-name="CharStyle8"><text:span text:style-name="T4">ľ</text:span></text:span><text:span text:style-name="CharStyle8"><text:span text:style-name="T28">ud, vyšiel som von a zavolal som na nich.</text:span></text:span></text:p>
        <text:p text:style-name="P16"><text:span text:style-name="CharStyle32"><text:span text:style-name="T28">Predseda</text:span></text:span><text:span text:style-name="CharStyle32"><text:span text:style-name="T1">:</text:span></text:span><text:span text:style-name="CharStyle8"><text:span text:style-name="T28"> Prosím odpovedať na otázku</text:span></text:span><text:span text:style-name="CharStyle8"><text:span text:style-name="T1">,</text:span></text:span><text:span text:style-name="CharStyle8"><text:span text:style-name="T28"> </text:span></text:span><text:span text:style-name="CharStyle8"><text:span text:style-name="T1">č</text:span></text:span><text:span text:style-name="CharStyle8"><text:span text:style-name="T28">o ste hovorili Pietrovi na stanici, keď </text:span></text:span><text:span text:style-name="CharStyle8"><text:span text:style-name="T1">s</text:span></text:span><text:span text:style-name="CharStyle8"><text:span text:style-name="T28">ostúpil s vozňa?</text:span></text:span></text:p>
        <text:p text:style-name="P5"><text:span text:style-name="CharStyle8"><text:span text:style-name="T28">— Nahlas nič.</text:span></text:span></text:p>
        <text:p text:style-name="P16"><text:span text:style-name="CharStyle8"><text:span text:style-name="T28">Pri vyšetrovaní uznali ste, že ste mu vyslovili srdečnú sústrasť.</text:span></text:span></text:p>
        <text:p text:style-name="P16"><text:span text:style-name="CharStyle8"><text:span text:style-name="T1">—</text:span></text:span><text:span text:style-name="CharStyle8"><text:span text:style-name="T28"> Možno, ale tak, čo len on počul.</text:span></text:span></text:p>
        <text:p text:style-name="P16"><text:span text:style-name="CharStyle8"><text:span text:style-name="T1">Č</text:span></text:span><text:span text:style-name="CharStyle8"><text:span text:style-name="T28">i ste mali vedomosť o tom, že je Pietor odsúdený?</text:span></text:span></text:p>
        <text:p text:style-name="P16"><text:span text:style-name="CharStyle8"><text:span text:style-name="T28">— Obdržal som ten telegramm, v ktorom to bolo udané.</text:span></text:span></text:p>
        <text:p text:style-name="P16"><text:span text:style-name="CharStyle8"><text:span text:style-name="T28">Po otázkach a odpovediach, doplňujúcich n</text:span></text:span><text:span text:style-name="CharStyle8"><text:span text:style-name="T1">at</text:span></text:span><text:span text:style-name="CharStyle8"><text:span text:style-name="T28">ionále, obžalovaný povedal, že je hotový odpovedať, ak sná</text:span></text:span><text:span text:style-name="CharStyle8"><text:span text:style-name="T31">ď</text:span></text:span><text:span text:style-name="CharStyle8"><text:span text:style-name="T28"> </text:span></text:span><text:span text:style-name="CharStyle8"><text:span text:style-name="T1">fiš</text:span></text:span><text:span text:style-name="CharStyle8"><text:span text:style-name="T28">kus alebo obrancovia predložia mu otázky.</text:span></text:span></text:p>
        <text:p text:style-name="P16"><text:span text:style-name="CharStyle8"><text:span text:style-name="T28">Dr. Rudolf Markovič: Obecenstvo rozchodilo sa na stanici, a potom sa len preto sbilo, lebo videli, že žandári bez príčiny obklopili koč, či je tak?</text:span></text:span></text:p>
        <text:p text:style-name="P16"><text:span text:style-name="CharStyle8"><text:span text:style-name="T28">— Na 50—60 krokov nešiel nik za mojím kočom, len asi 10—20 krokov za ním druhý koč so spoluobžalovaným p. Svetozárom Hurbanom a ostatní sku­točne, len ke</text:span></text:span><text:span text:style-name="CharStyle8"><text:span text:style-name="T31">ď</text:span></text:span><text:span text:style-name="CharStyle8"><text:span text:style-name="T28"> zazreli, že žandári so dvoch strán ob­stali môj koč, počali nás nasledovať a blížiť sa po­slednému koču, iste zo zvedavosti, čo má znamenať sprevádzanie môjho koča skrze žandárov. To prípadne môžem mnohými svedkami dokázať.</text:span></text:span></text:p>
        <text:p text:style-name="P16"><text:span text:style-name="CharStyle8"><text:span text:style-name="T28">Dr. Gabriel Staro</text:span></text:span><text:span text:style-name="CharStyle32"><text:span text:style-name="T4">ň</text:span></text:span><text:span text:style-name="CharStyle32"><text:span text:style-name="T28">: </text:span></text:span><text:span text:style-name="CharStyle32"><text:span text:style-name="T31">Č</text:span></text:span><text:span text:style-name="CharStyle32"><text:span text:style-name="T28">i bol i niekto iný, okrem obžalovaných, na stanici? Predovšetkým, či bol tam správca štátnych občianskych škôl?</text:span></text:span></text:p>
        <text:p text:style-name="P16"><text:span text:style-name="CharStyle8"><text:span text:style-name="T28">— Pietrovi známi boli tam bez oh</text:span></text:span><text:span text:style-name="CharStyle8"><text:span text:style-name="T4">ľ</text:span></text:span><text:span text:style-name="CharStyle8"><text:span text:style-name="T28">adu na ná­rodnostné city. Bol tam katolícky pán farár Cserey, p. Boldis, Pietrovi osobní priatelia, a okrem toho i iní.</text:span></text:span></text:p>
        <text:p text:style-name="P5"><text:span text:style-name="CharStyle8"><text:span text:style-name="T28"/></text:span></text:p>
        <text:p text:style-name="P13"><text:span text:style-name="CharStyle8"><text:span text:style-name="T28">Slečna Viera Dulová.</text:span></text:span></text:p>
        <text:p text:style-name="P16"><text:span text:style-name="CharStyle8"><text:span text:style-name="T28">Po odpovediach dotyč</text:span></text:span><text:span text:style-name="CharStyle8"><text:span text:style-name="T31">ne</text:span></text:span><text:span text:style-name="CharStyle8"><text:span text:style-name="T28"> mena, roku, mesiaca a dňa narodenia, materinskej reči, </text:span></text:span><text:soft-page-break/><text:span text:style-name="CharStyle8"><text:span text:style-name="T28">náboženstva, vzdela­nosti, rodinného stavu, zákonitého pôvodu, telesnej a duševnej bezvadnosti:</text:span></text:span></text:p>
        <text:p text:style-name="P24"><text:span text:style-name="CharStyle32"><text:span text:style-name="T28">Predseda: Kto vás oslovil, aby ste 24. júna 1898 popoludní vyšli na stanicu železničnú a tam pozdra­</text:span></text:span><text:span text:style-name="CharStyle8"><text:span text:style-name="T28">vili Pietra? — Môj otec. — On vám povedal, že by ste priniesli so sebou kytku? — Áno. — Ako a kedy ste tie kvety oddali? — Jednoducho som mu oddala. — Hneď, ako vystúpil, a či len na byte? — Ako vystúpil a ku perronu k môjmu otcovi prišiel. — </text:span></text:span><text:span text:style-name="CharStyle8"><text:span text:style-name="T1">S</text:span></text:span><text:span text:style-name="CharStyle8"><text:span text:style-name="T28"> otcom a matkou ste vyšli na stanicu</text:span></text:span><text:span text:style-name="CharStyle8"><text:span text:style-name="T1">?</text:span></text:span><text:span text:style-name="CharStyle8"><text:span text:style-name="T28"> — Áno, — Či ste mali vedomos</text:span></text:span><text:span text:style-name="CharStyle8"><text:span text:style-name="T1">ť</text:span></text:span><text:span text:style-name="CharStyle8"><text:span text:style-name="T28"> o tom, že tým dopustíte sa trestuhodného priestupku? — Nie. — Prečo ste šli potom pešo, a kadia</text:span></text:span><text:span text:style-name="CharStyle8"><text:span text:style-name="T32">ť</text:span></text:span><text:span text:style-name="CharStyle8"><text:span text:style-name="T28"> ste šli domov? — Hlavnou cestou. — Hne</text:span></text:span><text:span text:style-name="CharStyle8"><text:span text:style-name="T32">ď</text:span></text:span><text:span text:style-name="CharStyle8"><text:span text:style-name="T28"> za kočom? — Za sprie­vodom. — Ve</text:span></text:span><text:span text:style-name="CharStyle8"><text:span text:style-name="T5">ľ</text:span></text:span><text:span text:style-name="CharStyle8"><text:span text:style-name="T28">ký zástup šiel za kočom? — Nie. — Či volali na slávu, ke</text:span></text:span><text:span text:style-name="CharStyle8"><text:span text:style-name="T32">ď</text:span></text:span><text:span text:style-name="CharStyle8"><text:span text:style-name="T28"> vlak s Pietrom došiel na stanicu? — Ja nie. — Ale zástup? — Možno; nepamätám sa. — </text:span></text:span><text:span text:style-name="CharStyle8"><text:span text:style-name="T1">Č</text:span></text:span><text:span text:style-name="CharStyle8"><text:span text:style-name="T28">i ste počuli spievať „Hej Slováci“? — Áno. — Či ste tiež spievali? — Nie.</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Vošli ste potom do Pietrovho bytu, a či ste sa domov vrátili? — Šla som do Pietrovho bytu. — Ako to bolo, keď žandarmeria zakročila a vyzvala obecenstvo, aby sa rozišli, tam ste boli? — Tam, na stanici som bola, ale sa na to vyzvanie nepamätám. — Fiškus</text:span></text:span><text:span text:style-name="CharStyle32"><text:span text:style-name="T1">:</text:span></text:span><text:span text:style-name="CharStyle8"><text:span text:style-name="T28"> </text:span></text:span><text:span text:style-name="CharStyle8"><text:span text:style-name="T5">Č</text:span></text:span><text:span text:style-name="CharStyle8"><text:span text:style-name="T28">o vám povedal otec, keď vás na stanicu pojal? </text:span></text:span><text:span text:style-name="CharStyle8"><text:span text:style-name="T1">—</text:span></text:span><text:span text:style-name="CharStyle8"><text:span text:style-name="T28"> Že Pietor má prísť, aby som mu pár kvietkov dala. — Či chodievate vždy v ústrety Pietrovi, keď odniekadia</text:span></text:span><text:span text:style-name="CharStyle8"><text:span text:style-name="T5">ľ</text:span></text:span><text:span text:style-name="CharStyle8"><text:span text:style-name="T28"> príde? Prečo ste šli práve vtedy a de­monštratívne s kvetami? — Otec mi tak kázal. — </text:span></text:span><text:span text:style-name="CharStyle8"><text:span text:style-name="T5">Č</text:span></text:span><text:span text:style-name="CharStyle8"><text:span text:style-name="T28">i ste vedeli, že je Pietor odsúdený?</text:span></text:span><text:span text:style-name="CharStyle8"><text:span text:style-name="T1"> </text:span></text:span><text:span text:style-name="CharStyle8"><text:span text:style-name="T47">— </text:span></text:span><text:span text:style-name="CharStyle8"><text:span text:style-name="T48">Nie. — </text:span></text:span><text:span text:style-name="CharStyle8"><text:span text:style-name="T28">Akú reč držal váš otec v byte Pietra? — </text:span></text:span><text:span text:style-name="CharStyle8"><text:span text:style-name="T32">Pozdravil ho.</text:span></text:span></text:p>
        <text:p text:style-name="P5"><text:span text:style-name="CharStyle8"><text:span text:style-name="T28"/></text:span></text:p>
        <text:p text:style-name="P13"><text:span text:style-name="CharStyle8"><text:span text:style-name="T28">Slečna Etela Cablk</text:span></text:span><text:span text:style-name="CharStyle8"><text:span text:style-name="T32">ová.</text:span></text:span></text:p>
        <text:p text:style-name="P5"><text:span text:style-name="CharStyle8"><text:span text:style-name="T28"/></text:span></text:p>
        <text:p text:style-name="P13"><text:span text:style-name="CharStyle8"><text:span text:style-name="T28">Po všeobecných otázkach:</text:span></text:span></text:p>
        <text:p text:style-name="P24"><text:span text:style-name="CharStyle8"><text:span text:style-name="T28">S kým a akým cie</text:span></text:span><text:span text:style-name="CharStyle8"><text:span text:style-name="T5">ľ</text:span></text:span><text:span text:style-name="CharStyle8"><text:span text:style-name="T28">om ste šli </text:span></text:span><text:span text:style-name="CharStyle8"><text:span text:style-name="T32">24. júna 1898 na </text:span></text:span><text:span text:style-name="CharStyle8"><text:span text:style-name="T28">železničnú stanicu? — Na prechád</text:span></text:span><text:span text:style-name="CharStyle31"><text:span text:style-name="T32">zku. </text:span></text:span><text:span text:style-name="CharStyle8"><text:span text:style-name="T32">— Či ste ve</text:span></text:span><text:span text:style-name="CharStyle8"><text:span text:style-name="T28">del</text:span></text:span><text:span text:style-name="CharStyle8"><text:span text:style-name="T32">i</text:span></text:span><text:span text:style-name="CharStyle8"><text:span text:style-name="T28">, že dôjde Pietor? </text:span></text:span><text:span text:style-name="CharStyle8"><text:span text:style-name="T1">—</text:span></text:span><text:span text:style-name="CharStyle8"><text:span text:style-name="T28"> Nie. </text:span></text:span><text:span text:style-name="CharStyle8"><text:span text:style-name="T1">—</text:span></text:span><text:span text:style-name="CharStyle8"><text:span text:style-name="T28"> Akým úmyslom ste vzali so sebou kvety? </text:span></text:span><text:span text:style-name="CharStyle8"><text:span text:style-name="T1">—</text:span></text:span><text:span text:style-name="CharStyle8"><text:span text:style-name="T28"> Bolo leto, kvety som mala na šatách ako ozdobu. — Na stanici sišli ste sa s ve</text:span></text:span><text:span text:style-name="CharStyle8"><text:span text:style-name="T5">ľ</text:span></text:span><text:span text:style-name="CharStyle8"><text:span text:style-name="T28">kým zástupom? — Bolo tam niekoľko ľudí. — Prečo ste ostali tam? — Lebo som začula, že Pietor má pr</text:span></text:span><text:span text:style-name="CharStyle8"><text:span text:style-name="T1">í</text:span></text:span><text:span text:style-name="CharStyle8"><text:span text:style-name="T28">s</text:span></text:span><text:span text:style-name="CharStyle8"><text:span text:style-name="T5">ť</text:span></text:span><text:span text:style-name="CharStyle8"><text:span text:style-name="T28">. — Či ste i to počuli, že je Pietor odsú­dený? — To som nepočula. — Pozdravili ste i vy Pietra? — Nie. — S kým ste šli domov?</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S ostat­nými. — Či ste šli za kočom, v ktorom Pietor sedel? — V istej dia</text:span></text:span><text:span text:style-name="CharStyle8"><text:span text:style-name="T5">ľ</text:span></text:span><text:span text:style-name="CharStyle8"><text:span text:style-name="T28">ke, lebo tým smerom bývam. — Spie­vali ste i vy „Hej Slováci</text:span></text:span><text:span text:style-name="CharStyle8"><text:span text:style-name="T1">“</text:span></text:span><text:span text:style-name="CharStyle8"><text:span text:style-name="T28">? — Nie. — Vošli ste i vy do Pietrovho bytu? — Nie.</text:span></text:span><text:span text:style-name="CharStyle8"><text:span text:style-name="T1"> </text:span></text:span><text:span text:style-name="CharStyle8"><text:span text:style-name="T28">—</text:span></text:span><text:span text:style-name="CharStyle8"><text:span text:style-name="T1"> </text:span></text:span><text:span text:style-name="CharStyle32"><text:span text:style-name="T28">Fiš</text:span></text:span><text:span text:style-name="CharStyle32"><text:span text:style-name="T1">k</text:span></text:span><text:span text:style-name="CharStyle32"><text:span text:style-name="T28">us: Poneváč v priebehu vyšetrovania zistilo sa, že </text:span></text:span><text:soft-page-break/><text:span text:style-name="CharStyle32"><text:span text:style-name="T28">perron bol za­tvorený, a len prvému a druhému obžalovanému po­darilo sa s perrona dostať sa k vozňu, ako ste sa vy dostali k vozňu? — Ja som na perrone ostala. — Kde ste oddali tú kytku?</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Pred stanicou, keď sadal na koč. — </text:span></text:span><text:span text:style-name="CharStyle8"><text:span text:style-name="T32">Č</text:span></text:span><text:span text:style-name="CharStyle8"><text:span text:style-name="T28">i vás niekto vyzval na to, a či len zo svojej vôle ste tak konali? — Zo svojej vôle. — Či ste chceli demonštrovať oddatím kvetov? — Len priateľstvo.</text:span></text:span></text:p>
        <text:p text:style-name="P5"><text:span text:style-name="CharStyle8"><text:span text:style-name="T28"/></text:span></text:p>
        <text:p text:style-name="P13"><text:span text:style-name="CharStyle8"><text:span text:style-name="T28">Slečna Elena Švehlová.</text:span></text:span></text:p>
        <text:p text:style-name="P16"><text:span text:style-name="CharStyle8"><text:span text:style-name="T28">Po všeobecných otázkach:</text:span></text:span></text:p>
        <text:p text:style-name="P16"><text:span text:style-name="CharStyle8"><text:span text:style-name="T28">S kým a načo ste išli 24. júna 1898 na stanicu? — Matku som si vyprevádzala. — K</text:span></text:span><text:span text:style-name="CharStyle8"><text:span text:style-name="T1">a</text:span></text:span><text:span text:style-name="CharStyle8"><text:span text:style-name="T28">m cestovala vtedy vaša matka? — Domov, na Lazy, do Tren­čianskej stolice. — Či ste vedeli, že vtedy príde Pietor? — Nie. — Tam ste sa len dozvedeli? — Áno. — Či ste mali známosť o tom, že je Pietor po­súdený? — Nie. — Keď vaša matka odcestovala, shovárali ste sa s Pietrom? — Áno. — Že ste mu vraj podali kvety? — Áno. — Nato ste vzali tie kvety? </text:span></text:span><text:span text:style-name="CharStyle8"><text:span text:style-name="T1">—</text:span></text:span><text:span text:style-name="CharStyle8"><text:span text:style-name="T28"> Nie. </text:span></text:span><text:span text:style-name="CharStyle8"><text:span text:style-name="T1">— </text:span></text:span><text:span text:style-name="CharStyle8"><text:span text:style-name="T28">Vy </text:span></text:span><text:span text:style-name="CharStyle8"><text:span text:style-name="T1">s</text:span></text:span><text:span text:style-name="CharStyle8"><text:span text:style-name="T28">te sa tiež so zástupom vrátili? — </text:span></text:span><text:span text:style-name="CharStyle8"><text:span text:style-name="T32">Á</text:span></text:span><text:span text:style-name="CharStyle8"><text:span text:style-name="T28">no. </text:span></text:span><text:span text:style-name="CharStyle8"><text:span text:style-name="T1">—</text:span></text:span><text:span text:style-name="CharStyle8"><text:span text:style-name="T28"> Ste tiež volali na slávu pri príchode Pietra? — Áno. — Spievali ste „Hej Slováci? — Áno.</text:span></text:span></text:p>
        <text:p text:style-name="P5"><text:span text:style-name="CharStyle32"><text:span text:style-name="T28"/></text:span></text:p>
        <text:p text:style-name="P13"><text:span text:style-name="CharStyle32"><text:span text:style-name="T28">B</text:span></text:span><text:span text:style-name="CharStyle32"><text:span text:style-name="T1">la</text:span></text:span><text:span text:style-name="CharStyle32"><text:span text:style-name="T28">ž</text:span></text:span><text:span text:style-name="CharStyle32"><text:span text:style-name="T1">ej</text:span></text:span><text:span text:style-name="CharStyle32"><text:span text:style-name="T28"> Bulla.</text:span></text:span></text:p>
        <text:p text:style-name="P5"><text:span text:style-name="CharStyle8"><text:span text:style-name="T28">Po všeobecných otázkach:</text:span></text:span></text:p>
        <text:p text:style-name="P16"><text:span text:style-name="CharStyle8"><text:span text:style-name="T28">Načo ste išli 24. júna 1898 na stanicu? — Po­čul som, že príde Pietor. Šiel som mu v ústrety. — Či ste vedeli, že je Pietor odsúdený? — Áno, počul som. — Videli ste a čítali ste obežník? — Nie, ne­vedel som o ňom. — Od koho ste počuli, že je Pietor posúdený a má popoludní prijsť? —</text:span></text:span><text:span text:style-name="CharStyle8"><text:span text:style-name="T1"> </text:span></text:span><text:span text:style-name="CharStyle8"><text:span text:style-name="T28">Neviem. — Na perrone a či pred vozňom pozdravili ste Pietra?</text:span></text:span><text:span text:style-name="CharStyle8"><text:span text:style-name="T1"> </text:span></text:span><text:span text:style-name="CharStyle8"><text:span text:style-name="T28">— Na perrone. — Volali ste tiež na slávu? — Na zdar som zavolal. — Odprevádzali ste koč? — Áno. — Spievali ste? — Áno.</text:span></text:span></text:p>
        <text:p text:style-name="P16"><text:span text:style-name="CharStyle8"><text:span text:style-name="T28">Dr. Emil Stodola: Či je pravda, že zástup len vtedy sa pridružil ku kočom, ke</text:span></text:span><text:span text:style-name="CharStyle8"><text:span text:style-name="T1">ď</text:span></text:span><text:span text:style-name="CharStyle8"><text:span text:style-name="T28"> žandári so dvoch strán už boli obklopili prv</text:span></text:span><text:span text:style-name="CharStyle8"><text:span text:style-name="T32">ý</text:span></text:span><text:span text:style-name="CharStyle8"><text:span text:style-name="T28"> koč? — Ke</text:span></text:span><text:span text:style-name="CharStyle8"><text:span text:style-name="T32">ď</text:span></text:span><text:span text:style-name="CharStyle8"><text:span text:style-name="T28"> sme videli, že Pietor sadol do koča, chceli sme sa rozís</text:span></text:span><text:span text:style-name="CharStyle8"><text:span text:style-name="T1">ť</text:span></text:span><text:span text:style-name="CharStyle8"><text:span text:style-name="T28">, ale zrazu vidíme, že dvaja žandári obstanú koč. Každý bol zvedavý, čo to bude.</text:span></text:span></text:p>
        <text:p text:style-name="P24"><text:span text:style-name="CharStyle32"><text:span text:style-name="T32">D</text:span></text:span><text:span text:style-name="CharStyle32"><text:span text:style-name="T28">ula: Smiem, prosím, dať otázku obžalovanému?</text:span></text:span></text:p>
        <text:p text:style-name="P33"><text:span text:style-name="CharStyle32"><text:span text:style-name="T28">Predseda: Ráčte.</text:span></text:span></text:p>
        <text:p text:style-name="P16"><text:span text:style-name="CharStyle32"><text:span text:style-name="T28">Dula</text:span></text:span><text:span text:style-name="CharStyle32"><text:span text:style-name="T1">:</text:span></text:span><text:span text:style-name="CharStyle8"><text:span text:style-name="T28"> Či som sa ja na stanici čo i len slovo s niek</text:span></text:span><text:span text:style-name="CharStyle8"><text:span text:style-name="T5">y</text:span></text:span><text:span text:style-name="CharStyle8"><text:span text:style-name="T28">m shováral? Či som sa tebe alebo druhým prihovoril?</text:span></text:span></text:p>
        <text:p text:style-name="P16"><text:soft-page-break/><text:span text:style-name="CharStyle32"><text:span text:style-name="T28">Bulla</text:span></text:span><text:span text:style-name="CharStyle32"><text:span text:style-name="T1">:</text:span></text:span><text:span text:style-name="CharStyle8"><text:span text:style-name="T28"> Nie. My sme pokladali za prirodzené, aby sme Pietr</text:span></text:span><text:span text:style-name="CharStyle8"><text:span text:style-name="T1">ov</text:span></text:span><text:span text:style-name="CharStyle8"><text:span text:style-name="T28">i vyslovili svoju sústrasť.</text:span></text:span></text:p>
        <text:p text:style-name="P5"><text:span text:style-name="CharStyle32"><text:span text:style-name="T28"/></text:span></text:p>
        <text:p text:style-name="P13"><text:span text:style-name="CharStyle32"><text:span text:style-name="T28">J</text:span></text:span><text:span text:style-name="CharStyle32"><text:span text:style-name="T1">á</text:span></text:span><text:span text:style-name="CharStyle32"><text:span text:style-name="T28">n Šimko</text:span></text:span><text:span text:style-name="CharStyle32"><text:span text:style-name="T1">.</text:span></text:span></text:p>
        <text:p text:style-name="P5"><text:span text:style-name="CharStyle8"><text:span text:style-name="T28">Po všeobecných otázkach;</text:span></text:span></text:p>
        <text:p text:style-name="P16"><text:span text:style-name="CharStyle9"><text:span text:style-name="T28">Načo ste išli na stanicu? — Nešiel som na sta­nicu, ale na pole. Len keď som videl, že zovšadial národ sa schádza, zvedavý som bol, čo to, kto</text:span></text:span><text:span text:style-name="CharStyle9"><text:span text:style-name="T1"> </text:span></text:span><text:span text:style-name="CharStyle9"><text:span text:style-name="T28">to?</text:span></text:span><text:span text:style-name="CharStyle9"><text:span text:style-name="T1"> </text:span></text:span><text:span text:style-name="CharStyle9"><text:span text:style-name="T28">— Na nádraží stál už vtedy vlak? — Práve dojachal. — Či ste počuli, že Pietor má prísť? — Nie. — Či ste počuli, že Pietor je odsúdený? — Nie. — Mali ste v rukách Dul</text:span></text:span><text:span text:style-name="CharStyle9"><text:span text:style-name="T1">ov</text:span></text:span><text:span text:style-name="CharStyle9"><text:span text:style-name="T28"> cirkulár? — Nič som nevedel o ňom. — Tiež ste pozdravili Pietra? — Nie, len nato</text:span></text:span><text:span text:style-name="CharStyle9"><text:span text:style-name="T5">ľ</text:span></text:span><text:span text:style-name="CharStyle9"><text:span text:style-name="T28">ko, nakoľko som na stanici prítomný bol. — Volali ste i vy na slávu a na zdar? — Nie. — Či ste šli po­tom na pole a či do mesta? — Zprvu na pole, ale keď som videl, že žandári obklopili koč, šiel som v istej diaľke s národom. — Spievali ste „Hej Slo­váci?“ — Nie. — Boli ste v byte Pietra, alebo na dvore? — Nie. — Kedy ste sa vzdialili so stanice? — So zástupom. — Pokiaľ ste ho sprevádzali? — Nešiel som za kočmi.</text:span></text:span></text:p>
        <text:p text:style-name="P16"><text:span text:style-name="CharStyle35"><text:span text:style-name="T28">Fiškus. Keď ste videli na železničnej stanici ten veľký zástup a pripojili ste sa k nemu, ani vtedy ste sa neopýtali, že čo je to vlastne? — Ani vtedy. — Videli ste, ako privítal Dula so svojou dcérou Pietra? —</text:span></text:span><text:span text:style-name="CharStyle9"><text:span text:style-name="T28"> Videl som.</text:span></text:span></text:p>
        <text:p text:style-name="P16"><text:span text:style-name="CharStyle9"><text:span text:style-name="T28">D</text:span></text:span><text:span text:style-name="CharStyle9"><text:span text:style-name="T1">r</text:span></text:span><text:span text:style-name="CharStyle9"><text:span text:style-name="T28">. J</text:span></text:span><text:span text:style-name="CharStyle35"><text:span text:style-name="T1">á</text:span></text:span><text:span text:style-name="CharStyle35"><text:span text:style-name="T28">n Mudr</text:span></text:span><text:span text:style-name="CharStyle35"><text:span text:style-name="T1">o</text:span></text:span><text:span text:style-name="CharStyle35"><text:span text:style-name="T48">ň</text:span></text:span><text:span text:style-name="CharStyle35"><text:span text:style-name="T1">.</text:span></text:span><text:span text:style-name="CharStyle9"><text:span text:style-name="T28"> Či má pán obžalovaný vedo­mosť o tom, že keď zástup dostal sa pred Fábrych sklep, žandári zakázali spievať „Hej Slováci“? — Videl som to; i bajonetty nastavili. — Predtým ne­bránili? — Ja som nepočul, šiel som na 50—60 krokov.</text:span></text:span></text:p>
        <text:p text:style-name="P16"><text:span text:style-name="CharStyle35"><text:span text:style-name="T28">Dula</text:span></text:span><text:span text:style-name="CharStyle35"><text:span text:style-name="T1">.</text:span></text:span><text:span text:style-name="CharStyle9"><text:span text:style-name="T28"> Či je pravda, že priatelia Pietra bez ohľadu na národnosť tam boli? — Tam bol správca občian­skej školy Boldis, škôldozorca Berec a katolícky farár Cserey.</text:span></text:span></text:p>
        <text:p text:style-name="P16"><text:span text:style-name="CharStyle35"><text:span text:style-name="T28">Fiškus. Či Cserey, Boldis, Berec vítali Pietra? </text:span></text:span><text:span text:style-name="CharStyle9"><text:span text:style-name="T1">—</text:span></text:span><text:span text:style-name="CharStyle9"><text:span text:style-name="T28"> Neviem načo prišli, ale tam stáli.</text:span></text:span></text:p>
        <text:p text:style-name="P5"><text:span text:style-name="CharStyle9"><text:span text:style-name="T28">Dr. G</text:span></text:span><text:span text:style-name="CharStyle35"><text:span text:style-name="T1">.</text:span></text:span><text:span text:style-name="CharStyle35"><text:span text:style-name="T28"> Star</text:span></text:span><text:span text:style-name="CharStyle35"><text:span text:style-name="T1">o</text:span></text:span><text:span text:style-name="CharStyle35"><text:span text:style-name="T28">ň. Či podali ruku Pietrovi? — Nie.</text:span></text:span></text:p>
        <text:p text:style-name="P5"><text:span text:style-name="CharStyle35"><text:span text:style-name="T28"/></text:span></text:p>
        <text:p text:style-name="P13"><text:span text:style-name="CharStyle35"><text:span text:style-name="T28">Sveto</text:span></text:span><text:span text:style-name="CharStyle35"><text:span text:style-name="T1">z</text:span></text:span><text:span text:style-name="CharStyle35"><text:span text:style-name="T28">ár Hurban.</text:span></text:span></text:p>
        <text:p text:style-name="P5"><text:span text:style-name="CharStyle9"><text:span text:style-name="T28">Po všeobecných otázkach:</text:span></text:span></text:p>
        <text:p text:style-name="P16"><text:span text:style-name="CharStyle35"><text:span text:style-name="T1">P</text:span></text:span><text:span text:style-name="CharStyle35"><text:span text:style-name="T28">reds</text:span></text:span><text:span text:style-name="CharStyle35"><text:span text:style-name="T1">.</text:span></text:span><text:span text:style-name="CharStyle9"><text:span text:style-name="T28"> Či ste vy dostali telegrafické upovedo­menie, že je Pietor posúdený? — Redakcia. — Či ste mali vedomosť o tom, že kedy prijde? — Mal. — Načo ste šli na stanicu? — Triadvadsať rokov se­díme spolu v redakcii. Moja morálna povinnosť bola privítať ho, keď ho tak ťažký osud zasiahol. Roku 1894, keď som z </text:span></text:span><text:soft-page-break/><text:span text:style-name="CharStyle9"><text:span text:style-name="T28">jednoročného štátneho väzenia zo Segedína sa vracal, práve pán Ambro Pietor ma vítal na stanici ve</text:span></text:span><text:span text:style-name="CharStyle9"><text:span text:style-name="T5">ľ</text:span></text:span><text:span text:style-name="CharStyle9"><text:span text:style-name="T28">kou rečou v prítomnosti hl slúžneho Attilu Ujhelyiho. — Pozdravili ste i vy Pietra? — Nie. — S kým ste šli na stanicu? — Neviem. — Kto po­zdravil Pietra? — Všetci sme zavolali „živio!“. — I vy ste sprevádzali pochod? — Áno, šiel som s ním, ale na koči s jednou dámou. — Počuli ste spev a či ste i sami spievali? — Počul som, ale na koči som nemohol spolu s ostatnými spievať.</text:span></text:span></text:p>
        <text:p text:style-name="P16"><text:span text:style-name="CharStyle35"><text:span text:style-name="T28">Fiškus. Prečo ste boli trestaní? — Pre tlačový prečin. — Kde vás odsúdili? — Pred prešporskou porotou. — Čím ste boli trestaní? — Jednoročným štátnym väzením. — Kedy ? — Roku 1893 od februára do 1894 v Segedíne. — Či ste mali známosť o tom, že je Pietor posúdený? — Z telegrammu som vedel.</text:span></text:span></text:p>
        <text:p text:style-name="P16"><text:span text:style-name="CharStyle9"><text:span text:style-name="T28">Dr. </text:span></text:span><text:span text:style-name="CharStyle9"><text:span text:style-name="T5">R.</text:span></text:span><text:span text:style-name="CharStyle9"><text:span text:style-name="T28"> </text:span></text:span><text:span text:style-name="CharStyle35"><text:span text:style-name="T1">M</text:span></text:span><text:span text:style-name="CharStyle35"><text:span text:style-name="T28">arkovič. Aký je pomer v Martine medzi hlavným slúžnym pánom </text:span></text:span><text:span text:style-name="CharStyle9"><text:span text:style-name="T1">A</text:span></text:span><text:span text:style-name="CharStyle9"><text:span text:style-name="T28">ttilom Ujhelyim a obecen­stvom? Nepersekvuje ten všemožne pokojných obča­nov? Aký je pomer medzi žandarmeriou a obecen­stvom, č</text:span></text:span><text:span text:style-name="CharStyle9"><text:span text:style-name="T1">i</text:span></text:span><text:span text:style-name="CharStyle9"><text:span text:style-name="T28">...?</text:span></text:span></text:p>
        <text:p text:style-name="P16"><text:span text:style-name="CharStyle32"><text:span text:style-name="T28">Predseda</text:span></text:span><text:span text:style-name="CharStyle32"><text:span text:style-name="T1">.</text:span></text:span><text:span text:style-name="CharStyle8"><text:span text:style-name="T28"> Dosť; nedovolím ani, aby na tú otázku obžalovaný odpovedal, ponevá</text:span></text:span><text:span text:style-name="CharStyle8"><text:span text:style-name="T1">č</text:span></text:span><text:span text:style-name="CharStyle8"><text:span text:style-name="T28"> netýka sa veci.</text:span></text:span></text:p>
        <text:p text:style-name="P16"><text:span text:style-name="CharStyle32"><text:span text:style-name="T28">Markovič. Aký je pomer medzi obžalovaným a odsúdeným redaktorom P</text:span></text:span><text:span text:style-name="CharStyle32"><text:span text:style-name="T32">i</text:span></text:span><text:span text:style-name="CharStyle32"><text:span text:style-name="T28">etrom? — Okrem toho, čo som už povedal, dokladám, že tie články, pre ktoré bol Pietor posúdený, sa ma ve</text:span></text:span><text:span text:style-name="CharStyle8"><text:span text:style-name="T1">ľ</text:span></text:span><text:span text:style-name="CharStyle8"><text:span text:style-name="T28">mi blízko týkaly; ja som bol pri ich povstaní.</text:span></text:span></text:p>
        <text:p text:style-name="P16"><text:span text:style-name="CharStyle32"><text:span text:style-name="T28">Dula. Či je pravda, že som ja členom konsorcia „Národních Novín“?</text:span></text:span></text:p>
        <text:p text:style-name="P5"><text:span text:style-name="CharStyle32"><text:span text:style-name="T28">Preds. To nepatrí sem.</text:span></text:span></text:p>
        <text:p text:style-name="P16"><text:span text:style-name="CharStyle32"><text:span text:style-name="T28">Dula</text:span></text:span><text:span text:style-name="CharStyle32"><text:span text:style-name="T1">.</text:span></text:span><text:span text:style-name="CharStyle8"><text:span text:style-name="T28"> Ja som členom konsorcia, a ako spolu­majiteľ tých novín ve</text:span></text:span><text:span text:style-name="CharStyle8"><text:span text:style-name="T5">ľ</text:span></text:span><text:span text:style-name="CharStyle8"><text:span text:style-name="T28">mi som interessovaný, čo stalo sa s redaktorom.</text:span></text:span></text:p>
        <text:p text:style-name="P5"><text:span text:style-name="CharStyle32"><text:span text:style-name="T28">Preds</text:span></text:span><text:span text:style-name="CharStyle32"><text:span text:style-name="T1">.</text:span></text:span><text:span text:style-name="CharStyle8"><text:span text:style-name="T28"> Súd to v známosť berie.</text:span></text:span></text:p>
        <text:p text:style-name="P5"><text:span text:style-name="CharStyle32"><text:span text:style-name="T28"/></text:span></text:p>
        <text:p text:style-name="P13"><text:span text:style-name="CharStyle32"><text:span text:style-name="T28">Ján </text:span></text:span><text:span text:style-name="CharStyle32"><text:span text:style-name="T1">M</text:span></text:span><text:span text:style-name="CharStyle32"><text:span text:style-name="T28">eli</text:span></text:span><text:span text:style-name="CharStyle32"><text:span text:style-name="T1">č</text:span></text:span><text:span text:style-name="CharStyle32"><text:span text:style-name="T28">ko.</text:span></text:span></text:p>
        <text:p text:style-name="P5"><text:span text:style-name="CharStyle8"><text:span text:style-name="T28">Po všeobecných otázkach odpovedá maďarsky.</text:span></text:span></text:p>
        <text:p text:style-name="P16"><text:span text:style-name="CharStyle8"><text:span text:style-name="T28">Načo ste vyšli 24. júna 1898 na stanicu? — Nebol som tam. — Či ste počuli, že pešťbudínsky porotný súd odsúdil Pietra? — Áno. — Od koho? — Hovorilo sa to v Martine. — I to hovorili, že 24-ho popoludní vráti sa Pietor ? — Áno. — Ako ste sa dostali na železničnú stanicu? — Nebol som tam. Bolo práve na Jána, a ja som tiež Ján, väčšia spo­ločnosť sa sišl</text:span></text:span><text:span text:style-name="CharStyle8"><text:span text:style-name="T1">a</text:span></text:span><text:span text:style-name="CharStyle8"><text:span text:style-name="T28">; musím uznať, slávny súd, že som si viac vypil, zaspal som. Iba keď môj syn, počujúc krik, ma zobudí, vidím, Pietra a Dulu na koči vedú žandári... — Ste to počuli, že ho so spevom od­prevádzajú? — Nepamätám sa, </text:span></text:span><text:soft-page-break/><text:span text:style-name="CharStyle8"><text:span text:style-name="T28">ospalý som bol.</text:span></text:span></text:p>
        <text:p text:style-name="P5"><text:span text:style-name="CharStyle32"><text:span text:style-name="T28"/></text:span></text:p>
        <text:p text:style-name="P13"><text:span text:style-name="CharStyle32"><text:span text:style-name="T28">Vladimír Mudro</text:span></text:span><text:span text:style-name="CharStyle32"><text:span text:style-name="T32">ň</text:span></text:span><text:span text:style-name="CharStyle32"><text:span text:style-name="T1">.</text:span></text:span></text:p>
        <text:p text:style-name="P5"><text:span text:style-name="CharStyle8"><text:span text:style-name="T28">Po všeobecných otázkach.</text:span></text:span></text:p>
        <text:p text:style-name="P12"><text:span text:style-name="CharStyle37"><text:span text:style-name="T28"/></text:span></text:p>
        <text:p text:style-name="P16"><text:span text:style-name="CharStyle8"><text:span text:style-name="T28">S akým cieľom ste vyšli 24. júna 1898 na sta­nicu? — Tým cie</text:span></text:span><text:span text:style-name="CharStyle8"><text:span text:style-name="T5">ľ</text:span></text:span><text:span text:style-name="CharStyle8"><text:span text:style-name="T28">om, aby som si uvítal rodinu, Pietra. — Čo ste vedeli, že je posúdený? — Ne­vedel som. — Či ste mali účas</text:span></text:span><text:span text:style-name="CharStyle8"><text:span text:style-name="T5">ť</text:span></text:span><text:span text:style-name="CharStyle8"><text:span text:style-name="T28"> v demonštrácii, vo­lali „nazdar“ a „živio“? — Áno. — Kedy ste prišli na stanicu, pred vlakom a či po? — Pred vlakom, ale som nevedel, či tým vlakom príde, lebo som ne­vedel, že pojednávanie v Pešti dňom predtým sa skončilo. — Spievali ste? — Spieval som, lebo som bol dobrej vôle, ale nie preto, že by som chcel demonštrova</text:span></text:span><text:span text:style-name="CharStyle8"><text:span text:style-name="T32">ť</text:span></text:span><text:span text:style-name="CharStyle8"><text:span text:style-name="T28"> alebo búriť.</text:span></text:span></text:p>
        <text:p text:style-name="P5"><text:span text:style-name="CharStyle32"><text:span text:style-name="T28"/></text:span></text:p>
        <text:p text:style-name="P13"><text:span text:style-name="CharStyle32"><text:span text:style-name="T28">Andrej H</text:span></text:span><text:span text:style-name="CharStyle32"><text:span text:style-name="T5">a</text:span></text:span><text:span text:style-name="CharStyle32"><text:span text:style-name="T28">la</text:span></text:span><text:span text:style-name="CharStyle32"><text:span text:style-name="T1">š</text:span></text:span><text:span text:style-name="CharStyle32"><text:span text:style-name="T28">a.</text:span></text:span></text:p>
        <text:p text:style-name="P44"><text:span text:style-name="CharStyle8"><text:span text:style-name="T28">Po všeobecných otázkach. (Odsúdený bol už na 300 zlatých pre urážku na cti. </text:span></text:span><text:span text:style-name="Predvolené_20_písmo_20_odseku"><text:span text:style-name="T54">\</text:span></text:span><text:span text:style-name="Predvolené_20_písmo_20_odseku"><text:span text:style-name="T58">footnote</text:span></text:span><text:span text:style-name="Predvolené_20_písmo_20_odseku"><text:span text:style-name="T54">{</text:span></text:span><text:span text:style-name="CharStyle41"><text:span text:style-name="T60">To jest, že nestrpel železničnému kassír</text:span></text:span><text:span text:style-name="CharStyle41"><text:span text:style-name="T5">ov</text:span></text:span><text:span text:style-name="CharStyle41"><text:span text:style-name="T60">i, keď ten osopil sa na Slovákov, aby si po ma</text:span></text:span><text:span text:style-name="CharStyle41"><text:span text:style-name="T5">ď</text:span></text:span><text:span text:style-name="CharStyle41"><text:span text:style-name="T60">arsky pýtali lístky</text:span></text:span><text:span text:style-name="Predvolené_20_písmo_20_odseku"><text:span text:style-name="T54">}</text:span></text:span><text:span text:style-name="CharStyle41"><text:span text:style-name="T32">.</text:span></text:span><text:span text:style-name="CharStyle8"><text:span text:style-name="T28">)</text:span></text:span></text:p>
        <text:p text:style-name="P16"><text:span text:style-name="CharStyle8"><text:span text:style-name="T28">Od koho ste vedeli, že je Pietor odsúdený v Pešti? — Z novín. — Od koho ste počuli, že 24. júna 1898 dôjde? — Od domácich. — Či ste mali v rukách cirkulár Dulov? — Nie, nevidel som ho. — S akým úmyslom ste šli na stanicu? — Jedine s tým úmyslom, aby som vyslovil svoju sústrasť od­súdenému Pietrovi. — Či bol Dula, ke</text:span></text:span><text:span text:style-name="CharStyle8"><text:span text:style-name="T32">ď</text:span></text:span><text:span text:style-name="CharStyle8"><text:span text:style-name="T28"> ste vy prišli, už tam? — Nepamätám sa, ale myslím, že áno. — Stáli ste na perrone a či ste vyšli? — V čakalni som bol, lebo na perrone nebolo miesta. — Volali ste na slávu? — Nemohol som, lebo som nebol na perrone. — Sprevádzali ste Pietra so zástupom? — Áno, lebo ma tadia</text:span></text:span><text:span text:style-name="CharStyle8"><text:span text:style-name="T5">ľ</text:span></text:span><text:span text:style-name="CharStyle8"><text:span text:style-name="T28"> viedla cesta domov. — Spievali</text:span></text:span><text:span text:style-name="CharStyle31"><text:span text:style-name="T28"> </text:span></text:span><text:span text:style-name="CharStyle8"><text:span text:style-name="T28">ste „Hej Slováci“? — Ani som nespieval, ani nevolal na slávu, lebo som bol na konci pochodu.</text:span></text:span></text:p>
        <text:p text:style-name="P16"><text:span text:style-name="CharStyle32"><text:span text:style-name="T28">Fiškus. Ktorý súd vás to posúdil na tých 300 zlatých? — Ružomberská se</text:span></text:span><text:span text:style-name="CharStyle8"><text:span text:style-name="T1">dr</text:span></text:span><text:span text:style-name="CharStyle8"><text:span text:style-name="T28">ia.</text:span></text:span></text:p>
        <text:p text:style-name="P16"><text:span text:style-name="CharStyle8"><text:span text:style-name="T28">D</text:span></text:span><text:span text:style-name="CharStyle8"><text:span text:style-name="T1">r</text:span></text:span><text:span text:style-name="CharStyle8"><text:span text:style-name="T28">. </text:span></text:span><text:span text:style-name="CharStyle32"><text:span text:style-name="T1">M</text:span></text:span><text:span text:style-name="CharStyle32"><text:span text:style-name="T28">u</text:span></text:span><text:span text:style-name="CharStyle32"><text:span text:style-name="T1">d</text:span></text:span><text:span text:style-name="CharStyle32"><text:span text:style-name="T28">r</text:span></text:span><text:span text:style-name="CharStyle32"><text:span text:style-name="T1">oň</text:span></text:span><text:span text:style-name="CharStyle32"><text:span text:style-name="T28">. Či máte vedomosť o tom, že ke</text:span></text:span><text:span text:style-name="CharStyle32"><text:span text:style-name="T32">ď</text:span></text:span><text:span text:style-name="CharStyle32"><text:span text:style-name="T28"> Dula posadil Pietra do koča, shromaždený zástup začal sa rozchodiť, a len vtedy sa zas sbil dohro­mady, keď videl, že žandarmeria obstáva koč? — Áno, pravda je.</text:span></text:span></text:p>
        <text:p text:style-name="P16"><text:span text:style-name="CharStyle32"><text:span text:style-name="T1">D</text:span></text:span><text:span text:style-name="CharStyle32"><text:span text:style-name="T28">ula</text:span></text:span><text:span text:style-name="CharStyle32"><text:span text:style-name="T1">.</text:span></text:span><text:span text:style-name="CharStyle8"><text:span text:style-name="T28"> Či je pravda, že medzi obžalovanými do­tyčn</text:span></text:span><text:span text:style-name="CharStyle8"><text:span text:style-name="T5">e</text:span></text:span><text:span text:style-name="CharStyle8"><text:span text:style-name="T28"> prijatia Pietra nebolo dohovorenia, že by ho do mesta odprevadili? — Nebolo. Videl som, že jedna časť </text:span></text:span><text:soft-page-break/><text:span text:style-name="CharStyle8"><text:span text:style-name="T28">obecenstva, ktorá na hornom konci býva, ta sa poberala, tí zas, čo bývajú na dolnom konci, šli tiež svojou cestou. Videl som, že sa obecenstvo roz­chádzalo.</text:span></text:span></text:p>
        <text:p text:style-name="P16"><text:span text:style-name="CharStyle8"><text:span text:style-name="T28">Dr. Emil Stodola</text:span></text:span><text:span text:style-name="CharStyle32"><text:span text:style-name="T1">.</text:span></text:span><text:span text:style-name="CharStyle8"><text:span text:style-name="T28"> Ako sa chovala žandarmeria na dvore Pietrovho bvtu?</text:span></text:span></text:p>
        <text:p text:style-name="P16"><text:span text:style-name="CharStyle32"><text:span text:style-name="T28">Predseda</text:span></text:span><text:span text:style-name="CharStyle32"><text:span text:style-name="T1">.</text:span></text:span><text:span text:style-name="CharStyle8"><text:span text:style-name="T28"> Ohľadom toho sú tu svedkovia, tedy je to zbytočné. Jestli si ale práve prajete...</text:span></text:span></text:p>
        <text:p text:style-name="P16"><text:span text:style-name="CharStyle32"><text:span text:style-name="T28">Obžalovaný</text:span></text:span><text:span text:style-name="CharStyle32"><text:span text:style-name="T1">.</text:span></text:span><text:span text:style-name="CharStyle8"><text:span text:style-name="T28"> O tom ja nič nemôžem hovoriť, lebo som na konci pochodu bol a do dvora som len vtedy vošiel, keď už bolo po všetkom. Poznamenávam, že v tom istom dome bývam.</text:span></text:span></text:p>
        <text:p text:style-name="P5"><text:span text:style-name="CharStyle32"><text:span text:style-name="T28"/></text:span></text:p>
        <text:p text:style-name="P13"><text:span text:style-name="CharStyle32"><text:span text:style-name="T28">Jo</text:span></text:span><text:span text:style-name="CharStyle32"><text:span text:style-name="T1">z</text:span></text:span><text:span text:style-name="CharStyle32"><text:span text:style-name="T28">ef Škultéty.</text:span></text:span></text:p>
        <text:p text:style-name="P16"><text:span text:style-name="CharStyle8"><text:span text:style-name="T28">Po všeobecných otázkach, medzi ktorými na tú, či už bol trestaný, obžalovaný odpovedal, že áno, ale len po tomto páde, a síce pre tlačový priestupok tritýžd</text:span></text:span><text:span text:style-name="CharStyle8"><text:span text:style-name="T1">ň</text:span></text:span><text:span text:style-name="CharStyle8"><text:span text:style-name="T28">ovým štátnym väzením.</text:span></text:span></text:p>
        <text:p text:style-name="P16"><text:span text:style-name="CharStyle8"><text:span text:style-name="T28">Zkadia</text:span></text:span><text:span text:style-name="CharStyle8"><text:span text:style-name="T5">ľ</text:span></text:span><text:span text:style-name="CharStyle8"><text:span text:style-name="T28"> ste dostali zprávu, že je Pietor posúdený? — Som členom redakcie </text:span></text:span><text:span text:style-name="CharStyle8"><text:span text:style-name="T1">„</text:span></text:span><text:span text:style-name="CharStyle8"><text:span text:style-name="T28">Národních Novín“. — Č</text:span></text:span><text:span text:style-name="CharStyle8"><text:span text:style-name="T1">i</text:span></text:span><text:span text:style-name="CharStyle31"><text:span text:style-name="T47"> </text:span></text:span><text:span text:style-name="CharStyle8"><text:span text:style-name="T28">ste vedeli, kedy dôjde Pietor? — Dostali sme telegramm do redakcie. — Načo ste šli na stanicu? — Ako člena redakcie vec sa ma tak blízko týkala, že by bolo divné bývalo, keby som nebol býval prí­tomný. — Či ste vyslovili Pietrovi svoju sústrasť na stanici? — Nebol som s ním. — Či ste volali na slávu pri príchode Pietra? — Nepamätám sa, ale pravdepodobne. — Či ste spievali „Hej Slováci</text:span></text:span><text:span text:style-name="CharStyle8"><text:span text:style-name="T1">“</text:span></text:span><text:span text:style-name="CharStyle8"><text:span text:style-name="T28">?</text:span></text:span><text:span text:style-name="CharStyle8"><text:span text:style-name="T1"> </text:span></text:span><text:span text:style-name="CharStyle8"><text:span text:style-name="T28">— Áno, spieval som. — Pokiaľ ste odprevadili pochod? — Po redakciu „Národných Novín</text:span></text:span><text:span text:style-name="CharStyle8"><text:span text:style-name="T1">“</text:span></text:span><text:span text:style-name="CharStyle8"><text:span text:style-name="T28">. — Čo sa tam stalo? </text:span></text:span><text:span text:style-name="CharStyle8"><text:span text:style-name="T32">Č</text:span></text:span><text:span text:style-name="CharStyle8"><text:span text:style-name="T28">i sa ľud rozišiel na vyzvanie žandárov? — Celý zástup už pri stanici sa rozchodil, akonáhle Pietor sadol na koč. Že sme ho sprevádzali, to je len výsledok provokácie so strany hlavného slúžneho. — V čom záležala tá provokácia? — Ako hlavný slúžny videl, že Pietor sadol na koč, dal koč obstúpiť žandármi.</text:span></text:span></text:p>
        <text:p text:style-name="P16"><text:span text:style-name="CharStyle32"><text:span text:style-name="T28">Fi</text:span></text:span><text:span text:style-name="CharStyle32"><text:span text:style-name="T5">š</text:span></text:span><text:span text:style-name="CharStyle32"><text:span text:style-name="T28">kus</text:span></text:span><text:span text:style-name="CharStyle32"><text:span text:style-name="T1">.</text:span></text:span><text:span text:style-name="CharStyle8"><text:span text:style-name="T28"> Či chcete ohľadom toho sa osvedčiť</text:span></text:span><text:span text:style-name="CharStyle8"><text:span text:style-name="T1">,</text:span></text:span><text:span text:style-name="CharStyle8"><text:span text:style-name="T28"> prečo ste sa hlásili sami písomne za obžalovaného? — Formálne inak má sa vec. Uzavretím vyšetrujú­ceho sudcu bol som uvedomený o tom, že ma vy­púšťajú zpomedzi obžalovaných, lebo, ako vraj mar­tinská žandarmeria po druhý raz oznámila súdu, ja nebol som na stanici. — Fi</text:span></text:span><text:span text:style-name="CharStyle8"><text:span text:style-name="T32">š</text:span></text:span><text:span text:style-name="CharStyle8"><text:span text:style-name="T28">kus: To, že vás z radu obžalovaných vypustili, stalo sa len mýlkou, následkom oznámenia žandárov. Ale že ste sa potom písomne hlá­sili u vyšetrujúceho sudcu, prečo to bolo? — Urá­žalo môj cit spravedlnosti, že by moji priatelia, kto­rých sa vec nato</text:span></text:span><text:span text:style-name="CharStyle8"><text:span text:style-name="T32">l</text:span></text:span><text:span text:style-name="CharStyle8"><text:span text:style-name="T28">ko netýkala, ako m</text:span></text:span><text:span text:style-name="CharStyle8"><text:span text:style-name="T5">ň</text:span></text:span><text:span text:style-name="CharStyle8"><text:span text:style-name="T28">a, prenasledo­vaní boli, a ja nie.</text:span></text:span></text:p>
        <text:p text:style-name="P16"><text:soft-page-break/><text:span text:style-name="CharStyle8"><text:span text:style-name="T28">Dr. </text:span></text:span><text:span text:style-name="CharStyle32"><text:span text:style-name="T1">R.</text:span></text:span><text:span text:style-name="CharStyle32"><text:span text:style-name="T28"> Markovi</text:span></text:span><text:span text:style-name="CharStyle32"><text:span text:style-name="T5">č</text:span></text:span><text:span text:style-name="CharStyle32"><text:span text:style-name="T28">: Odkedy ste členom redakcie Nár. Novín“? — Od roku 1881.</text:span></text:span></text:p>
        <text:p text:style-name="P16"><text:span text:style-name="CharStyle9"><text:span text:style-name="T28">Dr. Stodola</text:span></text:span><text:span text:style-name="CharStyle35"><text:span text:style-name="T28">. Či je pravda, že tamejší hlavný slúžny s obecenstvom vždy na zlej nohe stojí, a že tamej</text:span></text:span><text:span text:style-name="CharStyle9"><text:span text:style-name="T1">š</text:span></text:span><text:span text:style-name="CharStyle9"><text:span text:style-name="T28">ia žandarmeria už i predtým, ako i teraz nad­mier rozhorčovala obecenstvo?</text:span></text:span></text:p>
        <text:p text:style-name="P16"><text:span text:style-name="CharStyle35"><text:span text:style-name="T28">Predseda: Tej otázky predložiť nedovolím obža­lovanému.</text:span></text:span></text:p>
        <text:p text:style-name="P5"><text:span text:style-name="CharStyle9"><text:span text:style-name="T28">Dr. Stodola: Prosím preto upotrebenie §.92.</text:span></text:span></text:p>
        <text:p text:style-name="P16"><text:span text:style-name="CharStyle9"><text:span text:style-name="T28">Dr. Markovi</text:span></text:span><text:span text:style-name="CharStyle9"><text:span text:style-name="T32">č</text:span></text:span><text:span text:style-name="CharStyle35"><text:span text:style-name="T1">:</text:span></text:span><text:span text:style-name="CharStyle9"><text:span text:style-name="T28"> Ke</text:span></text:span><text:span text:style-name="CharStyle9"><text:span text:style-name="T32">ď</text:span></text:span><text:span text:style-name="CharStyle9"><text:span text:style-name="T28"> roku 1894 Hurban vrátil sa zo segedínskeho jednoročného väzenia, či ho vtedy Pietor privítal na stanici?</text:span></text:span></text:p>
        <text:p text:style-name="P16"><text:span text:style-name="CharStyle35"><text:span text:style-name="T28">Predseda: Otázka je zbytočná, poneváč na </text:span></text:span><text:span text:style-name="CharStyle9"><text:span text:style-name="T5">ň</text:span></text:span><text:span text:style-name="CharStyle9"><text:span text:style-name="T28">u už zodpovedal sám Hurban.</text:span></text:span></text:p>
        <text:p text:style-name="P16"><text:span text:style-name="CharStyle35"><text:span text:style-name="T28">Dula: Ke</text:span></text:span><text:span text:style-name="CharStyle35"><text:span text:style-name="T32">ď</text:span></text:span><text:span text:style-name="CharStyle35"><text:span text:style-name="T28"> je reč o turčiansko-sv.-martinskom hlavnom slúžnom a jeho provokatívnom chovaní sa oproti nám, slovenským </text:span></text:span><text:span text:style-name="CharStyle9"><text:span text:style-name="T5">ľ</text:span></text:span><text:span text:style-name="CharStyle9"><text:span text:style-name="T28">u</text:span></text:span><text:span text:style-name="CharStyle9"><text:span text:style-name="T32">ď</text:span></text:span><text:span text:style-name="CharStyle9"><text:span text:style-name="T28">om, ja chcem konštatovať to, že len mojej mimoriadnej chladnokrvnosti možno pripísať, že som posia</text:span></text:span><text:span text:style-name="CharStyle9"><text:span text:style-name="T32">ľ</text:span></text:span><text:span text:style-name="CharStyle9"><text:span text:style-name="T28"> neprišiel do kollísie s trestným zákonom. Bol som ním nes</text:span></text:span><text:span text:style-name="CharStyle9"><text:span text:style-name="T1">č</text:span></text:span><text:span text:style-name="CharStyle9"><text:span text:style-name="T28">íselnekráť a bez všetkej príčiny, bez všetkého základu urazený až do krve To môže pán obžalovaný dosvedčiť. V tej veci prosím dovoliť mi nieko</text:span></text:span><text:span text:style-name="CharStyle9"><text:span text:style-name="T5">ľ</text:span></text:span><text:span text:style-name="CharStyle9"><text:span text:style-name="T28">ko otázok.</text:span></text:span></text:p>
        <text:p text:style-name="P16"><text:span text:style-name="CharStyle35"><text:span text:style-name="T28">Fi</text:span></text:span><text:span text:style-name="CharStyle35"><text:span text:style-name="T5">š</text:span></text:span><text:span text:style-name="CharStyle35"><text:span text:style-name="T28">kus: Slávna súdna stolica! Ja to s pr</text:span></text:span><text:span text:style-name="CharStyle9"><text:span text:style-name="T1">í</text:span></text:span><text:span text:style-name="CharStyle9"><text:span text:style-name="T28">tomnou záležitosťou v žiadnom spojení a po</text:span></text:span><text:span text:style-name="CharStyle9"><text:span text:style-name="T32">ť</text:span></text:span><text:span text:style-name="CharStyle9"><text:span text:style-name="T28">ahu nenachodím, ba tej mienky som, že by to bolo cele nemiestne. Lebo posúdenie toho, v akom pomere stojí prvý ob­žalovaný s turčiansko-sväto-martinským hl. slúžnym, nepatrí pred slávnu súdnu stolicu. Jestli má obžalo­vaný nejakú ponosu, nech sa obráti na patričnú vrchnosť.</text:span></text:span></text:p>
        <text:p text:style-name="P16"><text:span text:style-name="CharStyle35"><text:span text:style-name="T28">Predseda: Poneváč do rámu tejto trestnej zále­žitosti v žiadnych okolnostiach to vtiahnuť nemôžeme, že v akom pomere stoja jednotlivci s hl. slúžnym </text:span></text:span><text:span text:style-name="CharStyle8"><text:span text:style-name="T28">žandarmeriou, t</text:span></text:span><text:span text:style-name="CharStyle8"><text:span text:style-name="T5">o</text:span></text:span><text:span text:style-name="CharStyle8"><text:span text:style-name="T28"> k posúdeniu tejto záležitosti nijako nepatrí, kr. súd odvrhuje predostretú žiadosť.</text:span></text:span></text:p>
        <text:p text:style-name="P5"><text:span text:style-name="CharStyle32"><text:span text:style-name="T28"/></text:span></text:p>
        <text:p text:style-name="P13"><text:span text:style-name="CharStyle32"><text:span text:style-name="T28">J</text:span></text:span><text:span text:style-name="CharStyle32"><text:span text:style-name="T1">o</text:span></text:span><text:span text:style-name="CharStyle32"><text:span text:style-name="T28">zef Cap</text:span></text:span><text:span text:style-name="CharStyle32"><text:span text:style-name="T1">k</text:span></text:span><text:span text:style-name="CharStyle32"><text:span text:style-name="T28">o</text:span></text:span><text:span text:style-name="CharStyle32"><text:span text:style-name="T1">.</text:span></text:span></text:p>
        <text:p text:style-name="P5"><text:span text:style-name="CharStyle8"><text:span text:style-name="T28">Po všeobecných otázkach:</text:span></text:span></text:p>
        <text:p text:style-name="P16"><text:span text:style-name="CharStyle8"><text:span text:style-name="T28">Od koho ste mali vedomosť o tom, že je Pietor posúdený? — Od jeho syna, ktorý je v našom závode účtovníkom. — Či ste vedeli i to, že kedy dôjde Pietor? — I to mi povedal jeho syn. — </text:span></text:span><text:span text:style-name="CharStyle8"><text:span text:style-name="T1">Č</text:span></text:span><text:span text:style-name="CharStyle8"><text:span text:style-name="T28">i ste na to šli na stanicu, aby ste ho pozdravili, či aby ste mu sústrasť vyslovili? — Na to, a síce ako jeho priate</text:span></text:span><text:span text:style-name="CharStyle8"><text:span text:style-name="T5">ľ</text:span></text:span><text:span text:style-name="CharStyle8"><text:span text:style-name="T28">. — Kto bol vtedy na stanici? — Asi dvesto </text:span></text:span><text:span text:style-name="CharStyle8"><text:span text:style-name="T5">ľ</text:span></text:span><text:span text:style-name="CharStyle8"><text:span text:style-name="T28">udí. — Akým spôsobom ste vítali Pietra? — Zavolal som mu „Živio!</text:span></text:span><text:span text:style-name="CharStyle8"><text:span text:style-name="T1">“</text:span></text:span><text:span text:style-name="CharStyle8"><text:span text:style-name="T28"> — I vy ste so zástupom odprevádzali Pietra do mesta? — Áno. — Spievali ste „Hej Slováci“? — Áno.</text:span></text:span></text:p>
        <text:p text:style-name="P16"><text:soft-page-break/><text:span text:style-name="CharStyle8"><text:span text:style-name="T28">Dr. Stodola: Kedy začali tú pieseň spievať? Hneď pred stanicou a či len ke</text:span></text:span><text:span text:style-name="CharStyle8"><text:span text:style-name="T1">ď</text:span></text:span><text:span text:style-name="CharStyle8"><text:span text:style-name="T28"> žandári obstali koč? A čo sa stalo ďalej s obžalovaným? — Na stanici </text:span></text:span><text:span text:style-name="CharStyle8"><text:span text:style-name="T1">s</text:span></text:span><text:span text:style-name="CharStyle8"><text:span text:style-name="T28">a ešte nespievalo, každý sa ponáhľal s perronu von za Pietrom. Spievať začali len pri záhrade p. Dulovej. Odtia</text:span></text:span><text:span text:style-name="CharStyle8"><text:span text:style-name="T5">ľ</text:span></text:span><text:span text:style-name="CharStyle8"><text:span text:style-name="T28"> som šiel so zástupom a bol som i na dvore, keď žandári chceli na </text:span></text:span><text:span text:style-name="CharStyle8"><text:span text:style-name="T5">ľ</text:span></text:span><text:span text:style-name="CharStyle8"><text:span text:style-name="T28">ud strieľať.</text:span></text:span></text:p>
        <text:p text:style-name="P5"><text:span text:style-name="CharStyle32"><text:span text:style-name="T28">Dula: Či ste videli môj cirkulár? — Nie.</text:span></text:span></text:p>
        <text:p text:style-name="P5"><text:span text:style-name="CharStyle32"><text:span text:style-name="T28"/></text:span></text:p>
        <text:p text:style-name="P13"><text:span text:style-name="CharStyle32"><text:span text:style-name="T28">Štefan Ca</text:span></text:span><text:span text:style-name="CharStyle32"><text:span text:style-name="T1">b</text:span></text:span><text:span text:style-name="CharStyle32"><text:span text:style-name="T28">l</text:span></text:span><text:span text:style-name="CharStyle32"><text:span text:style-name="T1">k.</text:span></text:span></text:p>
        <text:p text:style-name="P5"><text:span text:style-name="CharStyle8"><text:span text:style-name="T28">Po všeobecných otázkach:</text:span></text:span></text:p>
        <text:p text:style-name="P16"><text:span text:style-name="CharStyle8"><text:span text:style-name="T28">Kedy ste sa dozvedeli, že Pietor je odsúdený?</text:span></text:span><text:span text:style-name="CharStyle8"><text:span text:style-name="T1"> </text:span></text:span><text:span text:style-name="CharStyle8"><text:span text:style-name="T28">— Ja som to nevedel. Šiel som, ako obyčajne, do pivovára, cestou sišiel som sa so známymi, tí mi pove­dali, že popoludní príde Pietor a že ho na stanici chcú privítať. — A akým spôsobom ste mali účasť pri vítaní? — Ja som si to za povinnosť pokladal, lebo</text:span></text:span><text:span text:style-name="CharStyle31"><text:span text:style-name="T28"> </text:span></text:span><text:span text:style-name="CharStyle8"><text:span text:style-name="T28">Pietor bol moj</text:span></text:span><text:span text:style-name="CharStyle8"><text:span text:style-name="T1">í</text:span></text:span><text:span text:style-name="CharStyle8"><text:span text:style-name="T28">m dobrodincom. Ke</text:span></text:span><text:span text:style-name="CharStyle8"><text:span text:style-name="T32">ď</text:span></text:span><text:span text:style-name="CharStyle8"><text:span text:style-name="T28"> som o postavenie prišiel, on ma pri administrácii „Nár. Novín</text:span></text:span><text:span text:style-name="CharStyle8"><text:span text:style-name="T1">“</text:span></text:span><text:span text:style-name="CharStyle8"><text:span text:style-name="T28"> zamestnával. — Či ste vedeli, že je odsúdený, a či len na stanici ste to počuli? —Nepamätám sa.</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Volali ste na slávu? — S ostatnými. — Ste sprevádzali pochod a spievali „Hej Slováci“? — S ostatnými. — Pokia</text:span></text:span><text:span text:style-name="CharStyle8"><text:span text:style-name="T32">ľ</text:span></text:span><text:span text:style-name="CharStyle8"><text:span text:style-name="T28"> ste šli so zástupom? — Až po byt. — Boli ste i vy vo dvore?</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Áno. — Akú reč povedal prvý obžalovaný Pietrovi? — Žiadnu. — Či je pravda, že žandári bez všetkého vyzvania chceli striela</text:span></text:span><text:span text:style-name="CharStyle8"><text:span text:style-name="T32">ť</text:span></text:span><text:span text:style-name="CharStyle8"><text:span text:style-name="T28"> a bo­dáky že nastavili na jednotlivých? — Áno, i pušky nabili.</text:span></text:span></text:p>
        <text:p text:style-name="P5"><text:span text:style-name="CharStyle32"><text:span text:style-name="T28"/></text:span></text:p>
        <text:p text:style-name="P13"><text:span text:style-name="CharStyle32"><text:span text:style-name="T28">Ján </text:span></text:span><text:span text:style-name="CharStyle32"><text:span text:style-name="T32">C</text:span></text:span><text:span text:style-name="CharStyle32"><text:span text:style-name="T28">ab</text:span></text:span><text:span text:style-name="CharStyle32"><text:span text:style-name="T32">l</text:span></text:span><text:span text:style-name="CharStyle32"><text:span text:style-name="T28">k</text:span></text:span><text:span text:style-name="CharStyle32"><text:span text:style-name="T1">.</text:span></text:span></text:p>
        <text:p text:style-name="P5"><text:span text:style-name="CharStyle8"><text:span text:style-name="T28">Po všeobecných otázkach:</text:span></text:span></text:p>
        <text:p text:style-name="P16"><text:span text:style-name="CharStyle8"><text:span text:style-name="T28">Od koho ste sa dozvedeli, že Pietra odsúdili? — O tom som nevedel. — Od koho ste počuli, že Pietor dôjde popoludňajším vlakom? — Ani to som nevedel. — Ako ste sa dostali na stanicu? — Tadiaľ ma viedla cesta do úradu; videl som tam </text:span></text:span><text:span text:style-name="CharStyle8"><text:span text:style-name="T5">ľ</text:span></text:span><text:span text:style-name="CharStyle8"><text:span text:style-name="T28">ud, žandárov, nuž som tam ostal. — I vy ste pozdravili Pietra? — Nie. — Nevolali ste na slávu? — Nie. — Ste spre­vádzali koč so zástupom? — S obecenstvom som šiel. — Spievali ste „Hej Slováci“? — Nie. — Pokia</text:span></text:span><text:span text:style-name="CharStyle8"><text:span text:style-name="T32">ľ</text:span></text:span><text:span text:style-name="CharStyle8"><text:span text:style-name="T28"> ste šli s kočom? — Po byt. — Boli ste vo dvore? — Bol.</text:span></text:span></text:p>
        <text:p text:style-name="P16"><text:span text:style-name="CharStyle8"><text:span text:style-name="T28">Dr. Stodola: Či je pravda, že žandári strhli s pleca zbraň a chceli strie</text:span></text:span><text:span text:style-name="CharStyle8"><text:span text:style-name="T32">ľ</text:span></text:span><text:span text:style-name="CharStyle8"><text:span text:style-name="T28">a</text:span></text:span><text:span text:style-name="CharStyle8"><text:span text:style-name="T32">ť</text:span></text:span><text:span text:style-name="CharStyle8"><text:span text:style-name="T28"> a len obžalovaný ich upozornil na to</text:span></text:span><text:span text:style-name="CharStyle8"><text:span text:style-name="T1">,</text:span></text:span><text:span text:style-name="CharStyle8"><text:span text:style-name="T28"> že k tomu nie sú oprávnení, a len následkom zakročenia nadporučíka nestrelili? Čo ste vy ďalej urobili? — Ja som žandárom </text:span></text:span><text:soft-page-break/><text:span text:style-name="CharStyle8"><text:span text:style-name="T28">povedal, že nemajú práva tak pokračovať, ako pokračujú. Nadporučík žandársky stál vonku, na ulici, a len keď videl, čo sa ide robiť, vbehol do dvora. Tam som mu to isté povedal, na to on rozkázal žandárom, aby sa vzdialili.</text:span></text:span></text:p>
        <text:p text:style-name="P16"><text:span text:style-name="CharStyle8"><text:span text:style-name="T28">Dr. Stodola: Či bola zbraň na niekoho namie­rená? — Áno; každý už cielil na niekoho. Ale na koho, to sa nepamätám. — Kde sa to stalo? — Na dvore pána Mudroňa.</text:span></text:span></text:p>
        <text:p text:style-name="P5"><text:span text:style-name="CharStyle32"><text:span text:style-name="T28"/></text:span></text:p>
        <text:p text:style-name="P13"><text:span text:style-name="CharStyle32"><text:span text:style-name="T28">Ľudovít S</text:span></text:span><text:span text:style-name="CharStyle32"><text:span text:style-name="T1">o</text:span></text:span><text:span text:style-name="CharStyle32"><text:span text:style-name="T28">ltés</text:span></text:span><text:span text:style-name="CharStyle32"><text:span text:style-name="T1">z</text:span></text:span><text:span text:style-name="CharStyle32"><text:span text:style-name="T28">.</text:span></text:span></text:p>
        <text:p text:style-name="P5"><text:span text:style-name="CharStyle8"><text:span text:style-name="T28">Po všeobecných otázkach:</text:span></text:span></text:p>
        <text:p text:style-name="P16"><text:span text:style-name="CharStyle8"><text:span text:style-name="T28">Vy ste tiež dostali do rúk cirkulár Matúša Dulu, v ktorom dáva na známosť, že Pietor popoludní príde? — Áno. — Prečo ste šli na stanicu? — Ja som ve</text:span></text:span><text:span text:style-name="CharStyle8"><text:span text:style-name="T32">ľ</text:span></text:span><text:span text:style-name="CharStyle8"><text:span text:style-name="T28">mi dobre vedel, že zákon bráni a zakazuje osla­vovanie len takého človeka, ktorý je vinný. Ja som o Pietrovi vedel, že on tie články nepísal, že nevinne bol odsúdený. — Ako ste vítali Pietra? — Nijako; ja som už pozde prišiel, a ako ve</text:span></text:span><text:span text:style-name="CharStyle8"><text:span text:style-name="T32">ľ</text:span></text:span><text:span text:style-name="CharStyle8"><text:span text:style-name="T28">mi citlivý človek nato</text:span></text:span><text:span text:style-name="CharStyle8"><text:span text:style-name="T5">ľ</text:span></text:span><text:span text:style-name="CharStyle8"><text:span text:style-name="T28">ko som bol dojatý, že by som mu ani slova ne­bol vedel poveda</text:span></text:span><text:span text:style-name="CharStyle8"><text:span text:style-name="T32">ť</text:span></text:span><text:span text:style-name="CharStyle8"><text:span text:style-name="T28">. — Volali ste „N</text:span></text:span><text:span text:style-name="CharStyle8"><text:span text:style-name="T1">az</text:span></text:span><text:span text:style-name="CharStyle8"><text:span text:style-name="T28">dar!</text:span></text:span><text:span text:style-name="CharStyle8"><text:span text:style-name="T1">“</text:span></text:span><text:span text:style-name="CharStyle8"><text:span text:style-name="T28">?</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Ako hovorím, nie. — Spievali ste „</text:span></text:span><text:span text:style-name="CharStyle8"><text:span text:style-name="T1">H</text:span></text:span><text:span text:style-name="CharStyle8"><text:span text:style-name="T28">ej Slováci“?</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Nie, nič som nespieval. — Sprevádzali ste zástup? — Domov som chcel ísť, ale keď som videl, že koč, v ktorom Pietor sedí, boli žandári obstali, zo zvedavosti som šiel za ním, či ozaj chcú Pietra niekam zaviesť. Keď som došiel pred byt Pietra, on už bol dnu.</text:span></text:span></text:p>
        <text:p text:style-name="P5"><text:span text:style-name="CharStyle32"><text:span text:style-name="T28"/></text:span></text:p>
        <text:p text:style-name="P13"><text:span text:style-name="CharStyle32"><text:span text:style-name="T28">Jozef F</text:span></text:span><text:span text:style-name="CharStyle32"><text:span text:style-name="T1">á</text:span></text:span><text:span text:style-name="CharStyle32"><text:span text:style-name="T28">bry.</text:span></text:span></text:p>
        <text:p text:style-name="P5"><text:span text:style-name="CharStyle8"><text:span text:style-name="T28">Po všeobecných otázkach:</text:span></text:span></text:p>
        <text:p text:style-name="P16"><text:span text:style-name="CharStyle8"><text:span text:style-name="T28">Odkia</text:span></text:span><text:span text:style-name="CharStyle8"><text:span text:style-name="T5">ľ</text:span></text:span><text:span text:style-name="CharStyle8"><text:span text:style-name="T28"> ste mali vedomosť o tom, že Pietor príde popoludní 24. júna 1898? — Bolo to práve na Jána.</text:span></text:span><text:span text:style-name="CharStyle31"><text:span text:style-name="T28"> </text:span></text:span><text:span text:style-name="CharStyle9"><text:span text:style-name="T28">Ja som šiel do stoli</text:span></text:span><text:span text:style-name="CharStyle9"><text:span text:style-name="T1">č</text:span></text:span><text:span text:style-name="CharStyle9"><text:span text:style-name="T28">kovej fabriky, tam sme sa shovárali, nuž mi povedali, že popoludní má prís</text:span></text:span><text:span text:style-name="CharStyle9"><text:span text:style-name="T1">ť</text:span></text:span><text:span text:style-name="CharStyle9"><text:span text:style-name="T28"> Pietor. — </text:span></text:span><text:span text:style-name="CharStyle9"><text:span text:style-name="T5">Č</text:span></text:span><text:span text:style-name="CharStyle9"><text:span text:style-name="T28">i ste mali vedomos</text:span></text:span><text:span text:style-name="CharStyle9"><text:span text:style-name="T1">ť</text:span></text:span><text:span text:style-name="CharStyle9"><text:span text:style-name="T28"> o tom</text:span></text:span><text:span text:style-name="CharStyle9"><text:span text:style-name="T1">,</text:span></text:span><text:span text:style-name="CharStyle9"><text:span text:style-name="T28"> že je Pietor posú­dený? — Tam som sa to dozvedel. — Ako ste vítali Pietra? — Mal som obchodnú záležitosť na stanici; ke</text:span></text:span><text:span text:style-name="CharStyle9"><text:span text:style-name="T32">ď</text:span></text:span><text:span text:style-name="CharStyle9"><text:span text:style-name="T28"> som si tú odbavil, vrátil som sa ta. Ke</text:span></text:span><text:span text:style-name="CharStyle9"><text:span text:style-name="T32">ď</text:span></text:span><text:span text:style-name="CharStyle9"><text:span text:style-name="T28"> som už tam bol, nevďačnosť, ba hanba a posmech by bol, že by som sa, keď môj dobrý osobný priateľ príde, skryl alebo sa vzdialil. — Volali ste na „slávu</text:span></text:span><text:span text:style-name="CharStyle9"><text:span text:style-name="T1">“</text:span></text:span><text:span text:style-name="CharStyle9"><text:span text:style-name="T28"> a „živio“? — Nie, bol som príliš dojatý, moja natúra je až príliš citlivá, to som nemohol zniesť; slzy mi boly v očiach. — Domov ste odprevadili Pietra? — Šiel som so zástupom. — Spievali ste „Hej Slováci“? — Nie. — Cirku</text:span></text:span><text:span text:style-name="CharStyle9"><text:span text:style-name="T1">l</text:span></text:span><text:span text:style-name="CharStyle9"><text:span text:style-name="T28">ár Dulov ste dostali?</text:span></text:span><text:span text:style-name="CharStyle9"><text:span text:style-name="T1"> </text:span></text:span><text:span text:style-name="CharStyle9"><text:span text:style-name="T28">—</text:span></text:span><text:span text:style-name="CharStyle9"><text:span text:style-name="T1"> </text:span></text:span><text:span text:style-name="CharStyle9"><text:span text:style-name="T28">Nie, nemal som ho v rukách.</text:span></text:span></text:p>
        <text:p text:style-name="P16"><text:soft-page-break/><text:span text:style-name="CharStyle35"><text:span text:style-name="T28">Fiškus. Čo boly to za okolnosti, čo vás tak dojaly a k slzám pohly? — Keď som videl vystúpiť Pietra z vozňa cele zroneného a dojatého a tam stáť, nemohol som sa zdržať; hovorím, som ve</text:span></text:span><text:span text:style-name="CharStyle9"><text:span text:style-name="T5">ľ</text:span></text:span><text:span text:style-name="CharStyle9"><text:span text:style-name="T28">mi citlivý.</text:span></text:span></text:p>
        <text:p text:style-name="P16"><text:span text:style-name="CharStyle9"><text:span text:style-name="T28">Dr. Stodola</text:span></text:span><text:span text:style-name="CharStyle35"><text:span text:style-name="T1">.</text:span></text:span><text:span text:style-name="CharStyle9"><text:span text:style-name="T28"> </text:span></text:span><text:span text:style-name="CharStyle9"><text:span text:style-name="T32">Č</text:span></text:span><text:span text:style-name="CharStyle9"><text:span text:style-name="T28">i je pravda, že žandári neoslovili národ, aby sa rozišiel? Že vošli do privátneho domu, namierili na jednotlivých ľudí, a len zakročeniu nad­poručíka žandárskeho možno ďakovať, že nestalo sa krvepreliatie? — Ja som prišiel už pripozde, lebo som bol prv v svojom obchode.</text:span></text:span></text:p>
        <text:p text:style-name="P16"><text:span text:style-name="CharStyle9"><text:span text:style-name="T28">Dr. Stodola</text:span></text:span><text:span text:style-name="CharStyle35"><text:span text:style-name="T1">.</text:span></text:span><text:span text:style-name="CharStyle9"><text:span text:style-name="T28"> Či ste videli, že sa im vyhrážali? — Neskoršie som prišiel.</text:span></text:span></text:p>
        <text:p text:style-name="P16"><text:span text:style-name="CharStyle35"><text:span text:style-name="T28">Dula. Koľko ľudí bolo na dvore? — Mnohí ne­boli, len práve tí, na ktorých mierili. Ostatné obe­censtvo bolo na ulici.</text:span></text:span></text:p>
        <text:p text:style-name="P12"><text:span text:style-name="CharStyle31"><text:span text:style-name="T28"/></text:span></text:p>
        <text:p text:style-name="P5"><text:span text:style-name="CharStyle32"><text:span text:style-name="T28">Jo</text:span></text:span><text:span text:style-name="CharStyle32"><text:span text:style-name="T1">z</text:span></text:span><text:span text:style-name="CharStyle32"><text:span text:style-name="T28">ef Cipár.</text:span></text:span></text:p>
        <text:p text:style-name="P5"><text:span text:style-name="CharStyle8"><text:span text:style-name="T28">Po všeobecných otázkach:</text:span></text:span></text:p>
        <text:p text:style-name="P16"><text:span text:style-name="CharStyle8"><text:span text:style-name="T28">Odkia</text:span></text:span><text:span text:style-name="CharStyle8"><text:span text:style-name="T5">ľ</text:span></text:span><text:span text:style-name="CharStyle8"><text:span text:style-name="T28"> ste sa dozvedeli, že je Pietor odsúdený? — </text:span></text:span><text:span text:style-name="CharStyle8"><text:span text:style-name="T1">O</text:span></text:span><text:span text:style-name="CharStyle8"><text:span text:style-name="T28"> tom som nemal vedomosti. — Odkia</text:span></text:span><text:span text:style-name="CharStyle8"><text:span text:style-name="T5">ľ</text:span></text:span><text:span text:style-name="CharStyle8"><text:span text:style-name="T28"> ste ve­deli, že Pietor príde? — Keď som po obede šiel do stoli</text:span></text:span><text:span text:style-name="CharStyle8"><text:span text:style-name="T1">č</text:span></text:span><text:span text:style-name="CharStyle8"><text:span text:style-name="T28">kovej fabriky, počul som to na ulici a tiež som šiel na stanicu. — Ako ste vítali Pietra? —Nijako, lebo som bol v </text:span></text:span><text:span text:style-name="CharStyle8"><text:span text:style-name="T1">č</text:span></text:span><text:span text:style-name="CharStyle8"><text:span text:style-name="T28">akalni. — Volali ste „živio</text:span></text:span><text:span text:style-name="CharStyle8"><text:span text:style-name="T1">“</text:span></text:span><text:span text:style-name="CharStyle8"><text:span text:style-name="T28">? — Nie. — Sprevádzali ste koč do mesta? — Áno. — Spievali ste „Hej Slováci“? — Áno. — Kedy ste sa dozvedeli o odsúdení Pietra? — Keď som už doma bol. — Odprevadili ste Pietra do dvora? — Áno.</text:span></text:span></text:p>
        <text:p text:style-name="P16"><text:span text:style-name="CharStyle8"><text:span text:style-name="T28">Dr. Stodola. S mojej strany prosím tie isté otázky, ako predošlému.</text:span></text:span></text:p>
        <text:p text:style-name="P16"><text:span text:style-name="CharStyle32"><text:span text:style-name="T28">Predseda. Či vyzvali žandári obecenstvo k rozídeniu? — Áno, keď už väčšiu časť cesty prekonali.</text:span></text:span></text:p>
        <text:p text:style-name="P16"><text:span text:style-name="CharStyle8"><text:span text:style-name="T28">Dr. </text:span></text:span><text:span text:style-name="CharStyle32"><text:span text:style-name="T1">M</text:span></text:span><text:span text:style-name="CharStyle32"><text:span text:style-name="T28">udro</text:span></text:span><text:span text:style-name="CharStyle32"><text:span text:style-name="T5">ň</text:span></text:span><text:span text:style-name="CharStyle32"><text:span text:style-name="T28">. </text:span></text:span><text:span text:style-name="CharStyle32"><text:span text:style-name="T32">Č</text:span></text:span><text:span text:style-name="CharStyle32"><text:span text:style-name="T28">i na dvore vyzvali vás? — To neviem. — Či chcela </text:span></text:span><text:span text:style-name="CharStyle8"><text:span text:style-name="T1">ž</text:span></text:span><text:span text:style-name="CharStyle8"><text:span text:style-name="T28">andarmeria použi</text:span></text:span><text:span text:style-name="CharStyle8"><text:span text:style-name="T5">ť</text:span></text:span><text:span text:style-name="CharStyle8"><text:span text:style-name="T28"> svojej zbrane? — Áno. — A prečo? — Lebo na rozkaz nadporučíka vošli do dvora h</text:span></text:span><text:span text:style-name="CharStyle8"><text:span text:style-name="T5">ľ</text:span></text:span><text:span text:style-name="CharStyle8"><text:span text:style-name="T28">ada</text:span></text:span><text:span text:style-name="CharStyle8"><text:span text:style-name="T32">ť</text:span></text:span><text:span text:style-name="CharStyle8"><text:span text:style-name="T28"> vo</text:span></text:span><text:span text:style-name="CharStyle8"><text:span text:style-name="T1">l</text:span></text:span><text:span text:style-name="CharStyle8"><text:span text:style-name="T28">ákebo vysokého pána. Tam si zbraň nabili a jeden ukazoval na Miloša Pietra.</text:span></text:span></text:p>
        <text:p text:style-name="P16"><text:span text:style-name="CharStyle8"><text:span text:style-name="T28">Dr. </text:span></text:span><text:span text:style-name="CharStyle32"><text:span text:style-name="T1">M</text:span></text:span><text:span text:style-name="CharStyle32"><text:span text:style-name="T28">arkovi</text:span></text:span><text:span text:style-name="CharStyle32"><text:span text:style-name="T5">č</text:span></text:span><text:span text:style-name="CharStyle32"><text:span text:style-name="T28">. Čo pohlo obecenstvo spievať „Hej Slováci“? či to, že dvaja žandári šli k Pietrovmu koču a ho obstali? — Pravdepodobne.</text:span></text:span></text:p>
        <text:p text:style-name="P16"><text:span text:style-name="CharStyle8"><text:span text:style-name="T28">Dr. Staro</text:span></text:span><text:span text:style-name="CharStyle32"><text:span text:style-name="T5">ň</text:span></text:span><text:span text:style-name="CharStyle32"><text:span text:style-name="T28">. Či sa rozchádzal zástup alebo nie, keď koč opustil stanicu? — Áno. Ve</text:span></text:span><text:span text:style-name="CharStyle32"><text:span text:style-name="T32">ľ</text:span></text:span><text:span text:style-name="CharStyle32"><text:span text:style-name="T28">k</text:span></text:span><text:span text:style-name="CharStyle8"><text:span text:style-name="T1">á č</text:span></text:span><text:span text:style-name="CharStyle8"><text:span text:style-name="T28">asť zástupu sa rozišla a len ten šiel za kočom, koho cesta tadia</text:span></text:span><text:span text:style-name="CharStyle8"><text:span text:style-name="T32">ľ</text:span></text:span><text:span text:style-name="CharStyle8"><text:span text:style-name="T1"> </text:span></text:span><text:span text:style-name="CharStyle8"><text:span text:style-name="T28">viedla.</text:span></text:span></text:p>
        <text:p text:style-name="P16"><text:span text:style-name="CharStyle32"><text:span text:style-name="T28">Dula. Či je pravda, že za kočom na 50—60 krokov šlo obecenstvo? Koč len dvaja žandári spre­vádzali? — Áno, to je pravda.</text:span></text:span></text:p>
        <text:p text:style-name="P12"><text:soft-page-break/><text:span text:style-name="CharStyle31"><text:span text:style-name="T28"/></text:span></text:p>
        <text:p text:style-name="P5"><text:span text:style-name="CharStyle35"><text:span text:style-name="T28">Andrej Sokolík</text:span></text:span><text:span text:style-name="CharStyle35"><text:span text:style-name="T1">.</text:span></text:span></text:p>
        <text:p text:style-name="P5"><text:span text:style-name="CharStyle9"><text:span text:style-name="T28">Po všeobecných otázkach:</text:span></text:span></text:p>
        <text:p text:style-name="P16"><text:span text:style-name="CharStyle9"><text:span text:style-name="T28"/></text:span></text:p>
        <text:p text:style-name="P31"><text:span text:style-name="CharStyle9"><text:span text:style-name="T28">Či ste čítali D</text:span></text:span><text:span text:style-name="CharStyle9"><text:span text:style-name="T1">u</text:span></text:span><text:span text:style-name="CharStyle9"><text:span text:style-name="T28">lov cir</text:span></text:span><text:span text:style-name="CharStyle9"><text:span text:style-name="T5">k</text:span></text:span><text:span text:style-name="CharStyle9"><text:span text:style-name="T28">ulár, že Pietor 24. júna 1898 popoludní príde domov? </text:span></text:span><text:span text:style-name="CharStyle9"><text:span text:style-name="T1">—</text:span></text:span><text:span text:style-name="CharStyle9"><text:span text:style-name="T28"> Nie. </text:span></text:span><text:span text:style-name="CharStyle9"><text:span text:style-name="T1">—</text:span></text:span><text:span text:style-name="CharStyle9"><text:span text:style-name="T28"> Odkia</text:span></text:span><text:span text:style-name="CharStyle9"><text:span text:style-name="T5">ľ</text:span></text:span><text:span text:style-name="CharStyle9"><text:span text:style-name="T28"> ste to vedeli? </text:span></text:span><text:span text:style-name="CharStyle9"><text:span text:style-name="T1">—</text:span></text:span><text:span text:style-name="CharStyle9"><text:span text:style-name="T28"> Hovorilo sa to po meste.</text:span></text:span><text:span text:style-name="CharStyle9"><text:span text:style-name="T1"> — </text:span></text:span><text:span text:style-name="CharStyle9"><text:span text:style-name="T28">Ste počuli aj to, že ho odsúdili? — Áno. — S akým cie</text:span></text:span><text:span text:style-name="CharStyle9"><text:span text:style-name="T5">ľ</text:span></text:span><text:span text:style-name="CharStyle9"><text:span text:style-name="T28">om ste šli na stanicu? — Vysloviť svoju sústrasť svojmu dobrému priate</text:span></text:span><text:span text:style-name="CharStyle9"><text:span text:style-name="T5">ľ</text:span></text:span><text:span text:style-name="CharStyle9"><text:span text:style-name="T28">ovi. — Akú účasť ste mali v demon­štráciách? — Žiadnu; len natoľko, že ke</text:span></text:span><text:span text:style-name="CharStyle9"><text:span text:style-name="T32">ď</text:span></text:span><text:span text:style-name="CharStyle9"><text:span text:style-name="T28"> Pietor už v koči sedel, som mu ruku podal. — Volali ste na „slávu</text:span></text:span><text:span text:style-name="CharStyle9"><text:span text:style-name="T1">“</text:span></text:span><text:span text:style-name="CharStyle9"><text:span text:style-name="T28">? — Nie. — Odprevádzali ste ko</text:span></text:span><text:span text:style-name="CharStyle9"><text:span text:style-name="T1">č? </text:span></text:span><text:span text:style-name="CharStyle9"><text:span text:style-name="T28">— Nie. </text:span></text:span><text:span text:style-name="CharStyle9"><text:span text:style-name="T1">—</text:span></text:span><text:span text:style-name="CharStyle9"><text:span text:style-name="T28"> Spievali ste „Hej Slováci“? — Nie. — Čo viete o tom, čo sa </text:span></text:span><text:span text:style-name="CharStyle9"><text:span text:style-name="T32">ď</text:span></text:span><text:span text:style-name="CharStyle9"><text:span text:style-name="T28">alej stalo? — O tom len z počutia viem. Bezprostrednej vedomosti o udalostiach nemám.</text:span></text:span></text:p>
        <text:p text:style-name="P16"><text:span text:style-name="CharStyle9"><text:span text:style-name="T28">(Predseda o 12. hodine vyzdvihne zasadnutie na 10 minút.)</text:span></text:span></text:p>
        <text:p text:style-name="P5"><text:span text:style-name="CharStyle35"><text:span text:style-name="T28"/></text:span></text:p>
        <text:p text:style-name="P13"><text:span text:style-name="CharStyle35"><text:span text:style-name="T28">S</text:span></text:span><text:span text:style-name="CharStyle35"><text:span text:style-name="T1">am</text:span></text:span><text:span text:style-name="CharStyle35"><text:span text:style-name="T28">uel Kuchárik.</text:span></text:span></text:p>
        <text:p text:style-name="P5"><text:span text:style-name="CharStyle9"><text:span text:style-name="T28">Po všeobecných otázkach:</text:span></text:span></text:p>
        <text:p text:style-name="P22"><text:span text:style-name="CharStyle9"><text:span text:style-name="T28">Či ste mali vedomosť o tom, že Pietra odsúdili? — Nie. — Od ko</text:span></text:span><text:span text:style-name="CharStyle9"><text:span text:style-name="T32">h</text:span></text:span><text:span text:style-name="CharStyle9"><text:span text:style-name="T28">o ste sa dozvedeli, že Pietor 24. júna 1898 dôjde do Martina? — Niesol som list na stanicu, tak som sa sišiel s druhými a tam som ostal s nimi.</text:span></text:span><text:span text:style-name="CharStyle9"><text:span text:style-name="T1"> </text:span></text:span><text:span text:style-name="CharStyle9"><text:span text:style-name="T28">Volali ste na „slávu“?</text:span></text:span><text:span text:style-name="CharStyle9"><text:span text:style-name="T1"> </text:span></text:span><text:span text:style-name="CharStyle9"><text:span text:style-name="T28">—</text:span></text:span><text:span text:style-name="CharStyle9"><text:span text:style-name="T1"> </text:span></text:span><text:span text:style-name="CharStyle9"><text:span text:style-name="T28">Nie.— Sprevádzali ste koč? — Áno. — Spievali ste „Hej Slováci“? — Nie. — Pokia</text:span></text:span><text:span text:style-name="CharStyle9"><text:span text:style-name="T5">ľ</text:span></text:span><text:span text:style-name="CharStyle9"><text:span text:style-name="T28"> ste šli so zástupom?</text:span></text:span><text:span text:style-name="CharStyle9"><text:span text:style-name="T1"> </text:span></text:span><text:span text:style-name="CharStyle9"><text:span text:style-name="T28">— Až po dvor. — Na dvore ste boli? — Nie.</text:span></text:span></text:p>
        <text:p text:style-name="P16"><text:span text:style-name="CharStyle35"><text:span text:style-name="T28">Fiškus. </text:span></text:span><text:span text:style-name="CharStyle35"><text:span text:style-name="T32">Č</text:span></text:span><text:span text:style-name="CharStyle35"><text:span text:style-name="T28">o ste počuli na stanici, odkia</text:span></text:span><text:span text:style-name="CharStyle9"><text:span text:style-name="T5">ľ</text:span></text:span><text:span text:style-name="CharStyle9"><text:span text:style-name="T28"> Pietor príde? — Z Pešti. — či ste vedeli načo bol Pietor v Pešti? — Áno. — Teda ste vedeli a či tam po­čuli, že ho odsúdili? — Tam som počul.</text:span></text:span></text:p>
        <text:p text:style-name="P16"><text:span text:style-name="CharStyle32"><text:span text:style-name="T28">Predseda. Pri vyšetrovaní ste tak hovorili, že sa nepamätáte, či ste spievali; ale že je to pravde­podobné. — Áno, tak som hovoril pri vyšetrovaní, bo sa nepamätám, keď tam 500—600 </text:span></text:span><text:span text:style-name="CharStyle8"><text:span text:style-name="T5">ľ</text:span></text:span><text:span text:style-name="CharStyle8"><text:span text:style-name="T28">udí bolo.</text:span></text:span></text:p>
        <text:p text:style-name="P16"><text:span text:style-name="CharStyle8"><text:span text:style-name="T28">Dr. Markovič. Čo pohlo zástup spievať „Hej Slováci“? — Ako sa zástup pohol, zbadali sme, že za kočom dvaja žandári idú. Celý zástup šiel potom za nimi.</text:span></text:span></text:p>
        <text:p text:style-name="P16"><text:span text:style-name="CharStyle8"><text:span text:style-name="T28">Dr. Stodola. Prosím konštatovať, že na </text:span></text:span><text:span text:style-name="CharStyle8"><text:span text:style-name="T1">Mu</text:span></text:span><text:span text:style-name="CharStyle8"><text:span text:style-name="T28">dro</text:span></text:span><text:span text:style-name="CharStyle8"><text:span text:style-name="T32">ň</text:span></text:span><text:span text:style-name="CharStyle8"><text:span text:style-name="T28">ovom dvore len nieko</text:span></text:span><text:span text:style-name="CharStyle8"><text:span text:style-name="T5">ľ</text:span></text:span><text:span text:style-name="CharStyle8"><text:span text:style-name="T28">ko ludí bolo; tí nedemonštro­vali, a žandári predsa sa vtisli do dvora.</text:span></text:span></text:p>
        <text:p text:style-name="P24"><text:span text:style-name="CharStyle32"><text:span text:style-name="T28">Predseda</text:span></text:span><text:span text:style-name="CharStyle32"><text:span text:style-name="T1">.</text:span></text:span><text:span text:style-name="CharStyle8"><text:span text:style-name="T28"> Ko</text:span></text:span><text:span text:style-name="CharStyle8"><text:span text:style-name="T1">ľ</text:span></text:span><text:span text:style-name="CharStyle8"><text:span text:style-name="T28">ko </text:span></text:span><text:span text:style-name="CharStyle8"><text:span text:style-name="T32">ľ</text:span></text:span><text:span text:style-name="CharStyle8"><text:span text:style-name="T28">udí bolo tam? — 30 do 50. </text:span></text:span><text:span text:style-name="CharStyle8"><text:span text:style-name="T1">—</text:span></text:span></text:p>
        <text:p text:style-name="P33"><text:span text:style-name="CharStyle32"><text:span text:style-name="T28">Predseda: Či žau</text:span></text:span><text:span text:style-name="CharStyle32"><text:span text:style-name="T32">n</text:span></text:span><text:span text:style-name="CharStyle32"><text:span text:style-name="T28">ári pred zástupom a či za ním šli? — Tí šli za Pietrom.</text:span></text:span></text:p>
        <text:p text:style-name="P5"><text:soft-page-break/><text:span text:style-name="CharStyle8"><text:span text:style-name="T28">Dr. Stodola</text:span></text:span><text:span text:style-name="CharStyle32"><text:span text:style-name="T1">.</text:span></text:span><text:span text:style-name="CharStyle8"><text:span text:style-name="T28"> Demonštrovali ste? — Nie.</text:span></text:span></text:p>
        <text:p text:style-name="P16"><text:span text:style-name="CharStyle32"><text:span text:style-name="T28">Fi</text:span></text:span><text:span text:style-name="CharStyle32"><text:span text:style-name="T1">š</text:span></text:span><text:span text:style-name="CharStyle32"><text:span text:style-name="T28">kus. Počas vyšetrovania dokázalo sa, že na ulici pred dvorom stál ve</text:span></text:span><text:span text:style-name="CharStyle8"><text:span text:style-name="T5">ľ</text:span></text:span><text:span text:style-name="CharStyle8"><text:span text:style-name="T28">ký zástup. Ako sa choval tento zástup? — Pred domom nespieval nik, lebo ako žandári nastrčili bodáky, otvorili patronta</text:span></text:span><text:span text:style-name="CharStyle8"><text:span text:style-name="T5">š</text:span></text:span><text:span text:style-name="CharStyle8"><text:span text:style-name="T28">ku a začali nabíjať zbraň, všetko zatíchlo, každý tŕpol, čo sa tu bude robiť. Ja som sa shováral vtedy s pánom hlavným slúžnym, ktorý pred Maticou stál, a ten mi povedal, že zástup nevie, načo je žandárom zbraň, že je tá viacej len na postrašenie.</text:span></text:span></text:p>
        <text:p text:style-name="P5"><text:span text:style-name="CharStyle32"><text:span text:style-name="T28"/></text:span></text:p>
        <text:p text:style-name="P13"><text:span text:style-name="CharStyle32"><text:span text:style-name="T28">Ďuro </text:span></text:span><text:span text:style-name="CharStyle32"><text:span text:style-name="T5">Č</text:span></text:span><text:span text:style-name="CharStyle32"><text:span text:style-name="T28">ajda:</text:span></text:span></text:p>
        <text:p text:style-name="P5"><text:span text:style-name="CharStyle8"><text:span text:style-name="T28">Po všeobecných otázkach:</text:span></text:span></text:p>
        <text:p text:style-name="P16"><text:span text:style-name="CharStyle8"><text:span text:style-name="T28">Odkia</text:span></text:span><text:span text:style-name="CharStyle8"><text:span text:style-name="T5">ľ</text:span></text:span><text:span text:style-name="CharStyle8"><text:span text:style-name="T28"> ste sa dozvedeli, že Pietra odsúdili? — Ako člen redakcie „Nár. Novín</text:span></text:span><text:span text:style-name="CharStyle8"><text:span text:style-name="T1">“</text:span></text:span><text:span text:style-name="CharStyle8"><text:span text:style-name="T28"> tam som sa o tom dozvedel. — Či ste vedeli, kedy príde Pietor? — Áno; len to nie, ktorým vlakom. — S kým ste šli na stanicu? S akým úmyslom? — Sám. Aby som</text:span></text:span><text:span text:style-name="CharStyle31"><text:span text:style-name="T28"> </text:span></text:span><text:span text:style-name="CharStyle9"><text:span text:style-name="T28">svoju sústrasť vyslovil kollegovi. </text:span></text:span><text:span text:style-name="CharStyle9"><text:span text:style-name="T1">—</text:span></text:span><text:span text:style-name="CharStyle9"><text:span text:style-name="T28"> Volali ste na „slávu</text:span></text:span><text:span text:style-name="CharStyle9"><text:span text:style-name="T1">“</text:span></text:span><text:span text:style-name="CharStyle9"><text:span text:style-name="T28">? </text:span></text:span><text:span text:style-name="CharStyle9"><text:span text:style-name="T1">—</text:span></text:span><text:span text:style-name="CharStyle9"><text:span text:style-name="T28"> Áno. </text:span></text:span><text:span text:style-name="CharStyle9"><text:span text:style-name="T1">—</text:span></text:span><text:span text:style-name="CharStyle9"><text:span text:style-name="T28"> Sprevádzali ste zástup? — </text:span></text:span><text:span text:style-name="CharStyle9"><text:span text:style-name="T5">Á</text:span></text:span><text:span text:style-name="CharStyle9"><text:span text:style-name="T28">no </text:span></text:span><text:span text:style-name="CharStyle9"><text:span text:style-name="T1">— </text:span></text:span><text:span text:style-name="CharStyle9"><text:span text:style-name="T28">Spievali ste „Hej Slováci“? — Áno. — Ako tá piese</text:span></text:span><text:span text:style-name="CharStyle9"><text:span text:style-name="T1">ň</text:span></text:span><text:span text:style-name="CharStyle9"><text:span text:style-name="T28"> zneje?</text:span></text:span></text:p>
        <text:p text:style-name="P5"><text:span text:style-name="CharStyle9"><text:span text:style-name="T28">Obžalovaný reční povýšením hlasom:</text:span></text:span></text:p>
        <text:p text:style-name="P24"><text:span text:style-name="CharStyle9"><text:span text:style-name="T28">Hej, Slováci, ešte naša slovenská reč žije,</text:span></text:span></text:p>
        <text:p text:style-name="P33"><text:span text:style-name="CharStyle9"><text:span text:style-name="T28">Pokia</text:span></text:span><text:span text:style-name="CharStyle9"><text:span text:style-name="T5">ľ</text:span></text:span><text:span text:style-name="CharStyle9"><text:span text:style-name="T28"> naše verné srdce za náš národ bije:</text:span></text:span></text:p>
        <text:p text:style-name="P33"><text:span text:style-name="CharStyle9"><text:span text:style-name="T28">Žije, žije duch slovenský, bude žiť naveky,</text:span></text:span></text:p>
        <text:p text:style-name="P33"><text:span text:style-name="CharStyle9"><text:span text:style-name="T28">Hrom a peklo! márne vaše proti nám sú vzteky.</text:span></text:span></text:p>
        <text:p text:style-name="P16"><text:span text:style-name="CharStyle9"><text:span text:style-name="T28"/></text:span></text:p>
        <text:p text:style-name="P33"><text:span text:style-name="CharStyle9"><text:span text:style-name="T28">Jazyka dar sveril nám Boh, Boh náš hromovládny,</text:span></text:span></text:p>
        <text:p text:style-name="P33"><text:span text:style-name="CharStyle9"><text:span text:style-name="T28">Nesmie nám ho tedy vyrvať na tom svete žiadny;</text:span></text:span></text:p>
        <text:p text:style-name="P33"><text:span text:style-name="CharStyle9"><text:span text:style-name="T28">I nechže je ko</text:span></text:span><text:span text:style-name="CharStyle9"><text:span text:style-name="T32">ľ</text:span></text:span><text:span text:style-name="CharStyle9"><text:span text:style-name="T28">ko </text:span></text:span><text:span text:style-name="CharStyle9"><text:span text:style-name="T5">ľ</text:span></text:span><text:span text:style-name="CharStyle9"><text:span text:style-name="T28">udí, to</text:span></text:span><text:span text:style-name="CharStyle9"><text:span text:style-name="T5">ľ</text:span></text:span><text:span text:style-name="CharStyle9"><text:span text:style-name="T28">ko čertov v svete,</text:span></text:span></text:p>
        <text:p text:style-name="P33"><text:span text:style-name="CharStyle9"><text:span text:style-name="T28">Boh je s nami, kto proti nám, toho Parom zmetie!!</text:span></text:span></text:p>
        <text:p text:style-name="P5"><text:span text:style-name="CharStyle9"><text:span text:style-name="T28"/></text:span></text:p>
        <text:p text:style-name="P13"><text:span text:style-name="CharStyle9"><text:span text:style-name="T28">Tlumočník prekladá vety.</text:span></text:span></text:p>
        <text:p text:style-name="P16"><text:span text:style-name="CharStyle9"><text:span text:style-name="T28">Dr. Stodola. Aké bolo chovanie sa žandarmerie? — Ja som vždy chodil na stanicu, ke</text:span></text:span><text:span text:style-name="CharStyle9"><text:span text:style-name="T32">ď</text:span></text:span><text:span text:style-name="CharStyle9"><text:span text:style-name="T28"> sa mi kollega navrátil. I vtedy, ke</text:span></text:span><text:span text:style-name="CharStyle9"><text:span text:style-name="T1">ď</text:span></text:span><text:span text:style-name="CharStyle9"><text:span text:style-name="T28"> posúdili Hurbana, i keď Žiaka. Vyšli ta i predtým mnohí a dosial nikdy žiaden ne­poriadok nepovstal. Boli tam aj s druhej strany. Bol tam C</text:span></text:span><text:span text:style-name="CharStyle9"><text:span text:style-name="T1">s</text:span></text:span><text:span text:style-name="CharStyle9"><text:span text:style-name="T28">erey a učitelia z po</text:span></text:span><text:span text:style-name="CharStyle9"><text:span text:style-name="T1">l</text:span></text:span><text:span text:style-name="CharStyle9"><text:span text:style-name="T28">gárky. </text:span></text:span><text:span text:style-name="CharStyle9"><text:span text:style-name="T5">Č</text:span></text:span><text:span text:style-name="CharStyle9"><text:span text:style-name="T28">o sa stalo, stalo sa len následkom provokácie žandárov.</text:span></text:span></text:p>
        <text:p text:style-name="P16"><text:span text:style-name="CharStyle9"><text:span text:style-name="T28">Dr. Stodola. Na dvore predsa nedemonštrovali a predsa ich žandári napadli? — </text:span></text:span><text:soft-page-break/><text:span text:style-name="CharStyle9"><text:span text:style-name="T28">Čajda: Ja som ani do redakcie nemohol ís</text:span></text:span><text:span text:style-name="CharStyle9"><text:span text:style-name="T32">ť</text:span></text:span><text:span text:style-name="CharStyle9"><text:span text:style-name="T28">, lebo mi žandári zastali cestu bajonettmi. Šiel som teda druhou cestou, oblokom som potom videl, že žandársky nadporučík rýchlym krokom stúpal k žandárom a odviedol ich zo dvora preč.</text:span></text:span></text:p>
        <text:p text:style-name="P16"><text:span text:style-name="CharStyle9"><text:span text:style-name="T28">Dr. Markovi</text:span></text:span><text:span text:style-name="CharStyle35"><text:span text:style-name="T1">č</text:span></text:span><text:span text:style-name="CharStyle35"><text:span text:style-name="T28">. Na čí rozkaz vošli žandári do dvora? — Neskoro som prišiel, neviem. — Kto bol na dvore? — Videl som tam syna Pietra, Bullu,</text:span></text:span><text:span text:style-name="CharStyle31"><text:span text:style-name="T28"> </text:span></text:span><text:span text:style-name="CharStyle9"><text:span text:style-name="T28">Janka </text:span></text:span><text:span text:style-name="CharStyle9"><text:span text:style-name="T32">C</text:span></text:span><text:span text:style-name="CharStyle9"><text:span text:style-name="T28">ab</text:span></text:span><text:span text:style-name="CharStyle9"><text:span text:style-name="T32">l</text:span></text:span><text:span text:style-name="CharStyle9"><text:span text:style-name="T28">ka, viac </text:span></text:span><text:span text:style-name="CharStyle9"><text:span text:style-name="T1">s</text:span></text:span><text:span text:style-name="CharStyle9"><text:span text:style-name="T28">om ani nevidel, lebo som potom dovôkola šiel.</text:span></text:span></text:p>
        <text:p text:style-name="P16"><text:span text:style-name="CharStyle35"><text:span text:style-name="T1">D</text:span></text:span><text:span text:style-name="CharStyle35"><text:span text:style-name="T28">ula</text:span></text:span><text:span text:style-name="CharStyle35"><text:span text:style-name="T1">.</text:span></text:span><text:span text:style-name="CharStyle9"><text:span text:style-name="T28"> Ko</text:span></text:span><text:span text:style-name="CharStyle9"><text:span text:style-name="T5">ľ</text:span></text:span><text:span text:style-name="CharStyle9"><text:span text:style-name="T28">kí boli predsa? — Asi štyria. — Či je to pravda, že chovanie sa žandárov bolo také, že na nestranného človeka robilo taký dojem, že i pán podsudca Eder povedal, že je to hanba?</text:span></text:span></text:p>
        <text:p text:style-name="P5"><text:span text:style-name="CharStyle35"><text:span text:style-name="T28">Predseda. Prosím, to netýka sa veci.</text:span></text:span></text:p>
        <text:p text:style-name="P16"><text:span text:style-name="CharStyle9"><text:span text:style-name="T28">D</text:span></text:span><text:span text:style-name="CharStyle9"><text:span text:style-name="T1">r</text:span></text:span><text:span text:style-name="CharStyle9"><text:span text:style-name="T28">. Mar</text:span></text:span><text:span text:style-name="CharStyle35"><text:span text:style-name="T1">k</text:span></text:span><text:span text:style-name="CharStyle35"><text:span text:style-name="T28">ovič. Čo vás pohlo spievať „Hej Slo­váci</text:span></text:span><text:span text:style-name="CharStyle9"><text:span text:style-name="T1">“</text:span></text:span><text:span text:style-name="CharStyle9"><text:span text:style-name="T28">? — My sme ticho šli, a len ke</text:span></text:span><text:span text:style-name="CharStyle9"><text:span text:style-name="T5">ď</text:span></text:span><text:span text:style-name="CharStyle9"><text:span text:style-name="T28"> sme videli, že žandári obstali koč, začali sme spievať </text:span></text:span><text:span text:style-name="CharStyle9"><text:span text:style-name="T1">„</text:span></text:span><text:span text:style-name="CharStyle9"><text:span text:style-name="T28">Hej Slováci“.</text:span></text:span></text:p>
        <text:p text:style-name="P5"><text:span text:style-name="CharStyle35"><text:span text:style-name="T28"/></text:span></text:p>
        <text:p text:style-name="P13"><text:span text:style-name="CharStyle35"><text:span text:style-name="T28">Kon</text:span></text:span><text:span text:style-name="CharStyle35"><text:span text:style-name="T1">š</text:span></text:span><text:span text:style-name="CharStyle35"><text:span text:style-name="T28">tantín Hurban.</text:span></text:span></text:p>
        <text:p text:style-name="P5"><text:span text:style-name="CharStyle9"><text:span text:style-name="T28">Po všeobecných otázkach:</text:span></text:span></text:p>
        <text:p text:style-name="P16"><text:span text:style-name="CharStyle9"><text:span text:style-name="T28">Od koho ste počuli, že Pietra peštianska porota odsúdila? — Počul som to v banke. — Od koho ste sa dozvedeli, že Pietor 24. júna 1898 príde? — Ho­vorilo sa to. — Načo ste šli na </text:span></text:span><text:span text:style-name="CharStyle9"><text:span text:style-name="T1">ž</text:span></text:span><text:span text:style-name="CharStyle9"><text:span text:style-name="T28">elezničnú stanicu vtedy? — Pietor je mojím dobrým priate</text:span></text:span><text:span text:style-name="CharStyle9"><text:span text:style-name="T5">ľ</text:span></text:span><text:span text:style-name="CharStyle9"><text:span text:style-name="T28">om.</text:span></text:span><text:span text:style-name="CharStyle9"><text:span text:style-name="T1"> </text:span></text:span><text:span text:style-name="CharStyle9"><text:span text:style-name="T28">—</text:span></text:span><text:span text:style-name="CharStyle9"><text:span text:style-name="T1"> </text:span></text:span><text:span text:style-name="CharStyle9"><text:span text:style-name="T28">Akú účasť ste mali v demo</text:span></text:span><text:span text:style-name="CharStyle9"><text:span text:style-name="T1">n</text:span></text:span><text:span text:style-name="CharStyle9"><text:span text:style-name="T5">š</text:span></text:span><text:span text:style-name="CharStyle9"><text:span text:style-name="T28">tráciach? — Ja som nede­monštroval. — Nevolali ste na </text:span></text:span><text:span text:style-name="CharStyle9"><text:span text:style-name="T1">„</text:span></text:span><text:span text:style-name="CharStyle9"><text:span text:style-name="T28">slávu“? — Nie. </text:span></text:span><text:span text:style-name="CharStyle9"><text:span text:style-name="T1">— </text:span></text:span><text:span text:style-name="CharStyle9"><text:span text:style-name="T28">Odprevádzali ste? — Ke</text:span></text:span><text:span text:style-name="CharStyle9"><text:span text:style-name="T32">ď</text:span></text:span><text:span text:style-name="CharStyle9"><text:span text:style-name="T28"> som videl, ako žandári obstali koč, v istej dia</text:span></text:span><text:span text:style-name="CharStyle9"><text:span text:style-name="T5">ľ</text:span></text:span><text:span text:style-name="CharStyle9"><text:span text:style-name="T28">ke šiel som za ním, lebo tadia</text:span></text:span><text:span text:style-name="CharStyle9"><text:span text:style-name="T32">ľ</text:span></text:span><text:span text:style-name="CharStyle9"><text:span text:style-name="T1"> </text:span></text:span><text:span text:style-name="CharStyle9"><text:span text:style-name="T28">vedie cesta do banky. — Spievali ste „Hej Slováci“? — Nie. — Na stanici stáli ste na perrone, a či tam, kde Dula s dcérou? — Ja som len vtedy prišiel na stanicu, ke</text:span></text:span><text:span text:style-name="CharStyle9"><text:span text:style-name="T32">ď</text:span></text:span><text:span text:style-name="CharStyle9"><text:span text:style-name="T28"> tí už odchodili.</text:span></text:span></text:p>
        <text:p text:style-name="P5"><text:span text:style-name="CharStyle35"><text:span text:style-name="T28">Dula. Či ste čítali môj cirkulár?</text:span></text:span></text:p>
        <text:p text:style-name="P16"><text:span text:style-name="CharStyle35"><text:span text:style-name="T28">Predseda. Prosím, konštatovalo sa, že len Solté</text:span></text:span><text:span text:style-name="CharStyle9"><text:span text:style-name="T1">s</text:span></text:span><text:span text:style-name="CharStyle9"><text:span text:style-name="T28">z ho čítal.</text:span></text:span></text:p>
        <text:p text:style-name="P5"><text:span text:style-name="CharStyle35"><text:span text:style-name="T28"/></text:span></text:p>
        <text:p text:style-name="P13"><text:span text:style-name="CharStyle35"><text:span text:style-name="T28">Pavel Mudro</text:span></text:span><text:span text:style-name="CharStyle35"><text:span text:style-name="T32">ň</text:span></text:span><text:span text:style-name="CharStyle35"><text:span text:style-name="T28">.</text:span></text:span></text:p>
        <text:p text:style-name="P5"><text:span text:style-name="CharStyle9"><text:span text:style-name="T28">Po všeobecných otázkach:</text:span></text:span></text:p>
        <text:p text:style-name="P16"><text:span text:style-name="CharStyle9"><text:span text:style-name="T28">Ako ste sa dozvedeli, že Pietra peš</text:span></text:span><text:span text:style-name="CharStyle9"><text:span text:style-name="T1">t</text:span></text:span><text:span text:style-name="CharStyle9"><text:span text:style-name="T28">budíns</text:span></text:span><text:span text:style-name="CharStyle9"><text:span text:style-name="T1">ka </text:span></text:span><text:span text:style-name="CharStyle9"><text:span text:style-name="T28">porota odsúdila? — Ja som len to počul, že telegramm došiel redakcii Nár. Noví</text:span></text:span><text:span text:style-name="CharStyle9"><text:span text:style-name="T1">n</text:span></text:span><text:span text:style-name="CharStyle9"><text:span text:style-name="T28">; kto mi to hovoril, už neviem. — Od koho ste počuli, že kedy dôjde Pietor? — Nemôžem povedať, ale Pietor mi to na vedomosť nedal. — S akým úmyslom ste šli na sta­nicu? — Pietor je môj švagor a v jednom dome bývame, žijeme s ním v najužšom priate</text:span></text:span><text:span text:style-name="CharStyle9"><text:span text:style-name="T5">ľ</text:span></text:span><text:span text:style-name="CharStyle9"><text:span text:style-name="T28">stve. Šiel som ho privítať. — </text:span></text:span><text:soft-page-break/><text:span text:style-name="CharStyle9"><text:span text:style-name="T28">Akú účasť ste mali v demon­štrácii? — Keď som ja na stanicu došiel, práve odchádzali, lebo som sa opozdil. Volali na „slávu</text:span></text:span><text:span text:style-name="CharStyle9"><text:span text:style-name="T1">“</text:span></text:span><text:span text:style-name="CharStyle9"><text:span text:style-name="T28">, ja som tiež zavolal. — So zástupom ste sprevádzali Pietra na byt? — Áno, veď Pietor práve v mojom dome býva. — Spievali ste „Hej Slováci“? — Áno.</text:span></text:span></text:p>
        <text:p text:style-name="P16"><text:span text:style-name="CharStyle9"><text:span text:style-name="T28">Dr. Stodola. Aké bolo chovanie sa žandarmerie? — Keď sme sa vzdialili so stanice, volali „živio“, „sláva!“ Ja som sa tiež tým pridružil. Pietor si sadol do koča, my sme sa chceli rozísť. Zrazu vi­díme, koč z oboch strán strážia žandári. Mne to hneď napadlo: čo to chce byt? Či chcú zavreť Pietra? Následkom toho začali spievať „Hej Slováci“ a za kočom ísť. Ja som tiež začal spievať. — Ako sa cho­vali žandári na dvore, keď ta vtrhli? Že i strieľať chceli? — Ja som šiel do kancel</text:span></text:span><text:span text:style-name="CharStyle9"><text:span text:style-name="T1">l</text:span></text:span><text:span text:style-name="CharStyle9"><text:span text:style-name="T28">árie; keď som ale počul, že je na dvore krik, vyšiel som von. Vidím, vo dvore bolo asi </text:span></text:span><text:span text:style-name="CharStyle9"><text:span text:style-name="T32">20 ľ</text:span></text:span><text:span text:style-name="CharStyle9"><text:span text:style-name="T28">udí. Tam stáli žandári. Čo sa stalo, to neviem. — Čo bola príčina kriku? Či spie­vali? — Na dvore nespievali. Krik bol medzi žan­dármi a obecenstvom.</text:span></text:span></text:p>
        <text:p text:style-name="P5"><text:span text:style-name="CharStyle35"><text:span text:style-name="T28"/></text:span></text:p>
        <text:p text:style-name="P13"><text:span text:style-name="CharStyle35"><text:span text:style-name="T28">Vladimír </text:span></text:span><text:span text:style-name="CharStyle35"><text:span text:style-name="T1">H</text:span></text:span><text:span text:style-name="CharStyle35"><text:span text:style-name="T28">orvát.</text:span></text:span></text:p>
        <text:p text:style-name="P5"><text:span text:style-name="CharStyle9"><text:span text:style-name="T28">Po všeobecných otázkach:</text:span></text:span></text:p>
        <text:p text:style-name="P12"><text:span text:style-name="CharStyle31"><text:span text:style-name="T28"/></text:span></text:p>
        <text:p text:style-name="P16"><text:span text:style-name="CharStyle8"><text:span text:style-name="T1">S</text:span></text:span><text:span text:style-name="CharStyle8"><text:span text:style-name="T28"> akým cie</text:span></text:span><text:span text:style-name="CharStyle8"><text:span text:style-name="T5">ľ</text:span></text:span><text:span text:style-name="CharStyle8"><text:span text:style-name="T28">om ste šli 24. júna 1898 na želez­ničnú stanicu? — Šiel som si vyprevadiť brata a sestru. — Kde šli tí? — Do Senice a na Lazy. — Odkia</text:span></text:span><text:span text:style-name="CharStyle8"><text:span text:style-name="T5">ľ</text:span></text:span><text:span text:style-name="CharStyle8"><text:span text:style-name="T28"> ste vedeli, že prijde Pietor? — To som ja nevedel; len na stanici som počul. — Prečo ste tam ostali? — Práve vtedy prišiel Pietor, musel som už tam ostať. — Ste tiež volali na </text:span></text:span><text:span text:style-name="CharStyle8"><text:span text:style-name="T1">„</text:span></text:span><text:span text:style-name="CharStyle8"><text:span text:style-name="T28">slávu?“ — Nepamätám sa. — S kým ste šli nazpäť? — Na vozíku, ako som prišiel. — Ste odprevádzali zástup ? — Áno, lebo som ináč nemohol ísť. </text:span></text:span><text:span text:style-name="CharStyle8"><text:span text:style-name="T1">—</text:span></text:span><text:span text:style-name="CharStyle8"><text:span text:style-name="T28"> Spievali ste? — Áno. — Boli ste na dvore? — Áno. — Akože je to? Veď ste sa viezli? — Áno, ale keď som žandárov videl, vrátil som sa, bo v súsedstve</text:span></text:span><text:span text:style-name="CharStyle8"><text:span text:style-name="T1"> </text:span></text:span><text:span text:style-name="CharStyle8"><text:span text:style-name="T28">bývam. — Čo ste videli? — Žandári obstali národ. Čo stáli pri nich, tých prsiam nastavili bodáky a tak hrozili. — Na dvore ko</text:span></text:span><text:span text:style-name="CharStyle8"><text:span text:style-name="T5">ľ</text:span></text:span><text:span text:style-name="CharStyle8"><text:span text:style-name="T28">kí boli? — Asi 200 </text:span></text:span><text:span text:style-name="CharStyle8"><text:span text:style-name="T5">ľ</text:span></text:span><text:span text:style-name="CharStyle8"><text:span text:style-name="T28">udí. (Smiech.) Ale 100 ich mohlo byť najmenej.</text:span></text:span></text:p>
        <text:p text:style-name="P5"><text:span text:style-name="CharStyle32"><text:span text:style-name="T28"/></text:span></text:p>
        <text:p text:style-name="P13"><text:span text:style-name="CharStyle32"><text:span text:style-name="T28">Peter Kompi</text:span></text:span><text:span text:style-name="CharStyle32"><text:span text:style-name="T1">š</text:span></text:span><text:span text:style-name="CharStyle32"><text:span text:style-name="T28">.</text:span></text:span></text:p>
        <text:p text:style-name="P5"><text:span text:style-name="CharStyle8"><text:span text:style-name="T28">Po všeobecných otázkach:</text:span></text:span></text:p>
        <text:p text:style-name="P16"><text:span text:style-name="CharStyle8"><text:span text:style-name="T28">Od koho ste sa dozvedeli, že Pietra porota v Pešti odsúdila? — Počul som to v banke; ale od koho, to už neviem. — Od koho ste sa dozvedeli, že Pietor 24. júna 1898 popoludní dôjde? — Počul som to v banke. — Načo ste šli na stanicu? — </text:span></text:span><text:soft-page-break/><text:span text:style-name="CharStyle8"><text:span text:style-name="T28">Chcel som sa sísť s Pietrom. — Pozdravili ste Pietra? — Nie. — Spievali ste „Hej Slováci“? — Nie. — S kým ste sa vrátili do mesta? — S bratom Hurbanom.— Veď Hurban tak svedčil, že on šiel na koči?</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Áno, Svetozár, ale sú dvaja Hurbanovci obžalovaní. Ja som šiel s Kon</text:span></text:span><text:span text:style-name="CharStyle8"><text:span text:style-name="T1">š</text:span></text:span><text:span text:style-name="CharStyle8"><text:span text:style-name="T28">tantínom Hurbanom.</text:span></text:span></text:p>
        <text:p text:style-name="P5"><text:span text:style-name="CharStyle8"><text:span text:style-name="T28">Dr. Markovič</text:span></text:span><text:span text:style-name="CharStyle32"><text:span text:style-name="T1">.</text:span></text:span><text:span text:style-name="CharStyle8"><text:span text:style-name="T28"> Čo bola príčina spievania?</text:span></text:span></text:p>
        <text:p text:style-name="P5"><text:span text:style-name="CharStyle32"><text:span text:style-name="T28">Predseda. Prosím, to je už objasnené.</text:span></text:span></text:p>
        <text:p text:style-name="P16"><text:span text:style-name="CharStyle32"><text:span text:style-name="T28">Dula. D</text:span></text:span><text:span text:style-name="CharStyle8"><text:span text:style-name="T5">ľ</text:span></text:span><text:span text:style-name="CharStyle8"><text:span text:style-name="T28">a obžaloby obecenstvo na dvore vítalo Pietra, je to pravda? — Vec sa tak má: Žandári zpo</text:span></text:span><text:span text:style-name="CharStyle8"><text:span text:style-name="T1">č</text:span></text:span><text:span text:style-name="CharStyle8"><text:span text:style-name="T28">iatku sprevádzali koč, my sme sami šli. Hlavný slúžny potom nám zakázal spievať, keď sme do mesta došli, žandári vzdialili sa od koča a začali tých, čo spievali, rozháňať. 5—6 ľudí vošlo do dvora, syn Pietra a tí, čo k redakcii patria. Ja som bol tiež členom redakcie. My sme pred bránou stáli. Zrazu hlavný slúžny zase poslal žandárov, aby sme sa roz­išli, my sme nerozumeli, prečo. Tí otvorili patrontašky a akoby nabíjali. V tom vbehol poručík a roz­kázal: zbraň na plece, a aby sa vzdialili. Žandári z ulice vošli dnu, a vraj preto, lebo sme ich ob­klopili, chceli strieľať.</text:span></text:span></text:p>
        <text:p text:style-name="P31"><text:span text:style-name="CharStyle8"><text:span text:style-name="T28"/></text:span></text:p>
        <text:p text:style-name="P5"><text:span text:style-name="CharStyle32"><text:span text:style-name="T28">Gedeon Tur</text:span></text:span><text:span text:style-name="CharStyle32"><text:span text:style-name="T5">z</text:span></text:span><text:span text:style-name="CharStyle32"><text:span text:style-name="T28">o.</text:span></text:span></text:p>
        <text:p text:style-name="P5"><text:span text:style-name="CharStyle8"><text:span text:style-name="T28">Po všeobecných otázkac</text:span></text:span><text:span text:style-name="CharStyle8"><text:span text:style-name="T1">h</text:span></text:span><text:span text:style-name="CharStyle8"><text:span text:style-name="T28">:</text:span></text:span></text:p>
        <text:p text:style-name="P16"><text:span text:style-name="CharStyle8"><text:span text:style-name="T28">Od koho ste sa dozvedeli, že Pietra peštianska porota odsúdila? — To som nevedel. — Od koho ste sa dozvedeli, že Pietor 24. júna 1898 popoludní príde? — Od viacerých. — Načo ste šli na sta­nicu? — Za povinnosť som si pokladal; on je redaktor a ja pri tých istých novinách pracujem. — Ako ste vítali Pietra, volali ste „živio“ a „nazdar“ ? — Áno. — Sprevádzali ste koč? — Áno. — Spievali ste „Hej Slováci“? — Áno. — Boli ste na dvore redakcie „Nár. Novín“? — Áno. — Čo vás primalo k tomu, aby ste práve teraz šli ho vítať? Či to vždy robie­vate, keď Pietor odniekadiaľ sa vráti? — Len preto som šiel, lebo som vedel, že Pietor stál pred peštianskou porotou.</text:span></text:span></text:p>
        <text:p text:style-name="P12"><text:span text:style-name="CharStyle31"><text:span text:style-name="T28"/></text:span></text:p>
        <text:p text:style-name="P5"><text:span text:style-name="CharStyle35"><text:span text:style-name="T28">Julius </text:span></text:span><text:span text:style-name="CharStyle35"><text:span text:style-name="T1">B</text:span></text:span><text:span text:style-name="CharStyle35"><text:span text:style-name="T28">r</text:span></text:span><text:span text:style-name="CharStyle35"><text:span text:style-name="T1">a</text:span></text:span><text:span text:style-name="CharStyle35"><text:span text:style-name="T28">nec</text:span></text:span><text:span text:style-name="CharStyle35"><text:span text:style-name="T1">ký.</text:span></text:span></text:p>
        <text:p text:style-name="P5"><text:span text:style-name="CharStyle9"><text:span text:style-name="T28">Po všeobecných otázkach :</text:span></text:span></text:p>
        <text:p text:style-name="P16"><text:span text:style-name="CharStyle9"><text:span text:style-name="T28">Od koho ste sa dozvedeli, že Pietor 24. júna 1898 príde? </text:span></text:span><text:span text:style-name="CharStyle9"><text:span text:style-name="T1">—</text:span></text:span><text:span text:style-name="CharStyle9"><text:span text:style-name="T28"> Ja som na stanica išiel odprevadiť si ženu. — </text:span></text:span><text:span text:style-name="CharStyle9"><text:span text:style-name="T32">Č</text:span></text:span><text:span text:style-name="CharStyle9"><text:span text:style-name="T28">i ste vedeli, že vtedy príde Pietor? — Nie. — Ostali ste na stanici? — Áno. — Ste tiež spievali? — Tiež som spieval.</text:span></text:span></text:p>
        <text:p text:style-name="P16"><text:soft-page-break/><text:span text:style-name="CharStyle35"><text:span text:style-name="T28">Fiškus. Ako je to, že spolu pracujete s Turzom, a on vedel o Pietr</text:span></text:span><text:span text:style-name="CharStyle9"><text:span text:style-name="T1">ov</text:span></text:span><text:span text:style-name="CharStyle9"><text:span text:style-name="T28">i, a vy nie? Či</text:span></text:span><text:span text:style-name="CharStyle9"><text:span text:style-name="T1"> </text:span></text:span><text:span text:style-name="CharStyle9"><text:span text:style-name="T28">ste vedeli, prečo bol Pietor v Pešti? — Áno. — A či ste sa dozve­deli, keď ste sa k zástupu pripojili, že Pietra od­súdili? — Nie.</text:span></text:span></text:p>
        <text:p text:style-name="P16"><text:span text:style-name="CharStyle9"><text:span text:style-name="T28">Dr. Markovi</text:span></text:span><text:span text:style-name="CharStyle35"><text:span text:style-name="T1">c</text:span></text:span><text:span text:style-name="CharStyle35"><text:span text:style-name="T28">. </text:span></text:span><text:span text:style-name="CharStyle35"><text:span text:style-name="T32">Č</text:span></text:span><text:span text:style-name="CharStyle35"><text:span text:style-name="T28">o vás pohlo vola</text:span></text:span><text:span text:style-name="CharStyle35"><text:span text:style-name="T32">ť</text:span></text:span><text:span text:style-name="CharStyle35"><text:span text:style-name="T28"> „nazdar“ a spieva</text:span></text:span><text:span text:style-name="CharStyle35"><text:span text:style-name="T32">ť</text:span></text:span><text:span text:style-name="CharStyle35"><text:span text:style-name="T28"> „Hej Slováci“ ? — Ja som len svojho redaktora chcel pozdraviť.</text:span></text:span></text:p>
        <text:p text:style-name="P5"><text:span text:style-name="CharStyle35"><text:span text:style-name="T28"/></text:span></text:p>
        <text:p text:style-name="P13"><text:span text:style-name="CharStyle35"><text:span text:style-name="T28">Anton </text:span></text:span><text:span text:style-name="CharStyle35"><text:span text:style-name="T1">N</text:span></text:span><text:span text:style-name="CharStyle35"><text:span text:style-name="T28">o</text:span></text:span><text:span text:style-name="CharStyle35"><text:span text:style-name="T1">v</text:span></text:span><text:span text:style-name="CharStyle35"><text:span text:style-name="T28">ák</text:span></text:span><text:span text:style-name="CharStyle35"><text:span text:style-name="T1">.</text:span></text:span></text:p>
        <text:p text:style-name="P5"><text:span text:style-name="CharStyle9"><text:span text:style-name="T28">Po všeobecných otázkach:</text:span></text:span></text:p>
        <text:p text:style-name="P16"><text:span text:style-name="CharStyle9"><text:span text:style-name="T28">Od koho ste počuli, že Pietra peštianska porota 23. júna 1898 odsúdila? — Ak</text:span></text:span><text:span text:style-name="CharStyle9"><text:span text:style-name="T32">o </text:span></text:span><text:span text:style-name="CharStyle9"><text:span text:style-name="T28">sadzač som to počul. — Že telegramm prišiel? — Áno. — A to ste ne­počuli, že kedy príde? — Ba áno. — Kde ste stáli, na perrone? — Na perrone. — Kúpili ste si kartu? — Nie. — Volali ste na „slávu“, keď Pietor vystúpil z vozňa? — Ja nie. </text:span></text:span><text:span text:style-name="CharStyle9"><text:span text:style-name="T1">—</text:span></text:span><text:span text:style-name="CharStyle9"><text:span text:style-name="T28"> Keď sa zástup pohol nazad,</text:span></text:span><text:span text:style-name="CharStyle9"><text:span text:style-name="T1"> </text:span></text:span><text:span text:style-name="CharStyle9"><text:span text:style-name="T28">vy ste s ním išli?</text:span></text:span><text:span text:style-name="CharStyle9"><text:span text:style-name="T1"> </text:span></text:span><text:span text:style-name="CharStyle9"><text:span text:style-name="T28">—</text:span></text:span><text:span text:style-name="CharStyle9"><text:span text:style-name="T1"> </text:span></text:span><text:span text:style-name="CharStyle9"><text:span text:style-name="T28">Áno. — Spievali ste „Hej Slo­váci“?—</text:span></text:span><text:span text:style-name="CharStyle9"><text:span text:style-name="T1"> </text:span></text:span><text:span text:style-name="CharStyle9"><text:span text:style-name="T28">Ja nie. — A ko</text:span></text:span><text:span text:style-name="CharStyle9"><text:span text:style-name="T5">ľ</text:span></text:span><text:span text:style-name="CharStyle9"><text:span text:style-name="T28">kí spievali? — Mnohí. — A prečo? — Ja neviem. — A prečo ste šli za kočom? — Zo zvedavosti. — Odprevadili ste koč až po re­dakciu? — Áno. — Kde je tlačiareň? — Ešte ďalej. </text:span></text:span><text:span text:style-name="CharStyle9"><text:span text:style-name="T1">—</text:span></text:span><text:span text:style-name="CharStyle9"><text:span text:style-name="T28"> Ko</text:span></text:span><text:span text:style-name="CharStyle9"><text:span text:style-name="T5">ľ</text:span></text:span><text:span text:style-name="CharStyle9"><text:span text:style-name="T28">kí vošli do dvora ? — Mnohí. — či pred žan</text:span></text:span><text:span text:style-name="CharStyle8"><text:span text:style-name="T28">dármi a či za nimi? — Na to sa nepamätám. — Či žandári vyzvali obecenstvo, aby sa rozišlo? — Ne­viem. — Ani to neviete, že žandári na dvore strie</text:span></text:span><text:span text:style-name="CharStyle8"><text:span text:style-name="T5">ľ</text:span></text:span><text:span text:style-name="CharStyle8"><text:span text:style-name="T28">a</text:span></text:span><text:span text:style-name="CharStyle8"><text:span text:style-name="T32">ť</text:span></text:span><text:span text:style-name="CharStyle8"><text:span text:style-name="T28"> chceli? — To som videl. — A prečo chceli strie</text:span></text:span><text:span text:style-name="CharStyle8"><text:span text:style-name="T32">ľ</text:span></text:span><text:span text:style-name="CharStyle8"><text:span text:style-name="T28">a</text:span></text:span><text:span text:style-name="CharStyle8"><text:span text:style-name="T32">ť</text:span></text:span><text:span text:style-name="CharStyle8"><text:span text:style-name="T28">? — Neviem.</text:span></text:span></text:p>
        <text:p text:style-name="P16"><text:span text:style-name="CharStyle32"><text:span text:style-name="T28">Fišk</text:span></text:span><text:span text:style-name="CharStyle32"><text:span text:style-name="T1">u</text:span></text:span><text:span text:style-name="CharStyle32"><text:span text:style-name="T28">s. Keď tvrdíte, že ste šli redaktora vítať, a ani ste nespievali, ani nevolali na „slávu“, len prí­tomnosťou ste chceli demonštrovať? — Ja som de­monštrovať nechcel.</text:span></text:span></text:p>
        <text:p text:style-name="P5"><text:span text:style-name="CharStyle32"><text:span text:style-name="T28"/></text:span></text:p>
        <text:p text:style-name="P13"><text:span text:style-name="CharStyle32"><text:span text:style-name="T28">Anton Biel</text:span></text:span><text:span text:style-name="CharStyle32"><text:span text:style-name="T5">e</text:span></text:span><text:span text:style-name="CharStyle32"><text:span text:style-name="T28">k</text:span></text:span><text:span text:style-name="CharStyle32"><text:span text:style-name="T1">,</text:span></text:span></text:p>
        <text:p text:style-name="P5"><text:span text:style-name="CharStyle8"><text:span text:style-name="T28">Po všeobecných otázkach:</text:span></text:span></text:p>
        <text:p text:style-name="P16"><text:span text:style-name="CharStyle8"><text:span text:style-name="T28">Od koho ste sa dozvedeli, že je Pietor odsúdený? — Od jeho syna. — A že popoludní príde? — </text:span></text:span><text:span text:style-name="CharStyle8"><text:span text:style-name="T1">I</text:span></text:span><text:span text:style-name="CharStyle8"><text:span text:style-name="T28"> to od neho. — Načo ste šli 24. júna 1898 na stanicu? — Pietrovi v ústrety. — Volali ste „sláva</text:span></text:span><text:span text:style-name="CharStyle8"><text:span text:style-name="T1">“</text:span></text:span><text:span text:style-name="CharStyle8"><text:span text:style-name="T28">, „nazdar“? — Nepamätám sa, ale pravdepodobne. — Sprevá­dzali ste Pietra domov? — Všetci sme spolu šli za ním. — Spievali ste „Hej Slováci“? — Nie. — Pokia</text:span></text:span><text:span text:style-name="CharStyle8"><text:span text:style-name="T5">ľ</text:span></text:span><text:span text:style-name="CharStyle8"><text:span text:style-name="T28"> odprevadili ste Pietra? — Môj byt je tiež v tom okolí, kde pán Pietor býva; potom som teda i do dvora vošiel. — Ko</text:span></text:span><text:span text:style-name="CharStyle8"><text:span text:style-name="T5">ľ</text:span></text:span><text:span text:style-name="CharStyle8"><text:span text:style-name="T28">ko </text:span></text:span><text:span text:style-name="CharStyle8"><text:span text:style-name="T32">ľ</text:span></text:span><text:span text:style-name="CharStyle8"><text:span text:style-name="T28">udí bolo na dvore? — Ne­pamätám sa; ale mnohí. — Či žandári vyzvali obe­censtvo, aby sa rozišlo? — Na dvore áno. — Kde ste stáli na stanici, či v čakalni a či na </text:span></text:span><text:soft-page-break/><text:span text:style-name="CharStyle8"><text:span text:style-name="T28">perrone? — Na perrone. — Ako Dula vítal Pietra? — Neriekol mu nič, pristúpil k nemu, podal mu ruku a, tak sa mi zdá, že ho objal. — Kto bol okrem neho pred vozňom? — Nik. — Kto pristúpil potom k nemu?</text:span></text:span><text:span text:style-name="CharStyle8"><text:span text:style-name="T1"> </text:span></text:span><text:span text:style-name="CharStyle8"><text:span text:style-name="T28">— Dulov</text:span></text:span><text:span text:style-name="CharStyle8"><text:span text:style-name="T5">a</text:span></text:span><text:span text:style-name="CharStyle8"><text:span text:style-name="T28"> slečn</text:span></text:span><text:span text:style-name="CharStyle8"><text:span text:style-name="T32">a </text:span></text:span><text:span text:style-name="CharStyle8"><text:span text:style-name="T28">dcéra, potom slečna Etela Cablková a slečna Elena </text:span></text:span><text:span text:style-name="CharStyle8"><text:span text:style-name="T1">Šv</text:span></text:span><text:span text:style-name="CharStyle8"><text:span text:style-name="T28">ehlová a podaly mu kytky. — Aké boly tie kytky? — Z ruží a iných kvetov. — V akých</text:span></text:span><text:span text:style-name="CharStyle31"><text:span text:style-name="T28"> </text:span></text:span><text:span text:style-name="CharStyle8"><text:span text:style-name="T28">šatách boly slečny Cablková a </text:span></text:span><text:span text:style-name="CharStyle8"><text:span text:style-name="T1">Šv</text:span></text:span><text:span text:style-name="CharStyle8"><text:span text:style-name="T28">ehlová oblečené? Nejaké sviatočné šaty mal</text:span></text:span><text:span text:style-name="CharStyle8"><text:span text:style-name="T5">y</text:span></text:span><text:span text:style-name="CharStyle8"><text:span text:style-name="T28">? — Nie; ja som nevidel zvláštnych šiat na nic</text:span></text:span><text:span text:style-name="CharStyle8"><text:span text:style-name="T1">h</text:span></text:span><text:span text:style-name="CharStyle8"><text:span text:style-name="T28">; ony sú vždy vkusne oblečené.</text:span></text:span></text:p>
        <text:p text:style-name="P16"><text:span text:style-name="CharStyle32"><text:span text:style-name="T28">Fiškus. Prosím prečíta</text:span></text:span><text:span text:style-name="CharStyle8"><text:span text:style-name="T5">ť</text:span></text:span><text:span text:style-name="CharStyle8"><text:span text:style-name="T28"> zápisnicu vyšetrovania, či obžalovaný spieval a volal na slávu.</text:span></text:span></text:p>
        <text:p text:style-name="P16"><text:span text:style-name="CharStyle8"><text:span text:style-name="T28">(Prečíta sa.)</text:span></text:span></text:p>
        <text:p text:style-name="P16"><text:span text:style-name="CharStyle32"><text:span text:style-name="T28">Dula Prosím konštatovať, či hneď za kočom šlo obecenstvo, a či len na 50—60 krokov.</text:span></text:span></text:p>
        <text:p text:style-name="P16"><text:span text:style-name="CharStyle32"><text:span text:style-name="T28">Bi</text:span></text:span><text:span text:style-name="CharStyle32"><text:span text:style-name="T5">e</text:span></text:span><text:span text:style-name="CharStyle32"><text:span text:style-name="T28">lek. Pamätám sa, že najprv šiel koč a potom obecenstvo. Ja som išiel v pozadí, nevidel som, ako ďaleko bolo od neho.</text:span></text:span></text:p>
        <text:p text:style-name="P16"><text:span text:style-name="CharStyle8"><text:span text:style-name="T28"/></text:span></text:p>
        <text:p text:style-name="P31"><text:span text:style-name="CharStyle8"><text:span text:style-name="T28">(</text:span></text:span><text:span text:style-name="CharStyle8"><text:span text:style-name="T1">O</text:span></text:span><text:span text:style-name="CharStyle8"><text:span text:style-name="T28"> 1. hodine popoludní predseda rozpustil za­sadnutie súdu a vyhlásil, že o 3. hodine bude sa pokračovať.)</text:span></text:span></text:p>
        <text:p text:style-name="P16"><text:span text:style-name="CharStyle8"><text:span text:style-name="T28"/></text:span></text:p>
        <text:p text:style-name="P31"><text:span text:style-name="CharStyle8"><text:span text:style-name="T28">Predseda, otvoriac zasadnutie popoludní o 3. ho­dine, predovšetkým osvedčil, že predpoludním, ako sa medzitým dozvedel, za chrbtom obžalovaných padl</text:span></text:span><text:span text:style-name="CharStyle8"><text:span text:style-name="T32">y</text:span></text:span><text:span text:style-name="CharStyle8"><text:span text:style-name="T1"> </text:span></text:span><text:span text:style-name="CharStyle8"><text:span text:style-name="T28">urážlivé slová. On toho nepoču</text:span></text:span><text:span text:style-name="CharStyle8"><text:span text:style-name="T1">l</text:span></text:span><text:span text:style-name="CharStyle8"><text:span text:style-name="T28">; keby bol počul, bol by spravil poriadok a mocou svojou, ktorú dáva mu zákon, bol by dal patričného pána vyviesť z dvorany. Teraz vyslovuje patričnému svoje zazlenie a upozor­ňuje obecenstvo, že keby sa stalo niečo podobného, dá vyviesť vinníka z dvorany.</text:span></text:span></text:p>
        <text:p text:style-name="P16"><text:span text:style-name="CharStyle8"><text:span text:style-name="T28">Nasledoval výsluch svedkov. Prvý bol vovedený martinský slúžny </text:span></text:span><text:span text:style-name="CharStyle32"><text:span text:style-name="T28">Attila Ujhelyi.</text:span></text:span></text:p>
        <text:p text:style-name="P16"><text:span text:style-name="CharStyle32"><text:span text:style-name="T28">Predseda. Pod prísahou budete vypočutý, preto vás upozorňujem na svätosť prísahy, aby ste len čistú pravdu vyznali. Nestojíte s obžalovanými ani v rodin</text:span></text:span><text:span text:style-name="CharStyle32"><text:span text:style-name="T32">nom sväzku, ani v </text:span></text:span><text:span text:style-name="CharStyle8"><text:span text:style-name="T28">nepriateľskom pomere? </text:span></text:span><text:span text:style-name="CharStyle8"><text:span text:style-name="T1">—</text:span></text:span><text:span text:style-name="CharStyle8"><text:span text:style-name="T28"> Nie. </text:span></text:span><text:span text:style-name="CharStyle8"><text:span text:style-name="T1">— <text:s/></text:span></text:span><text:span text:style-name="CharStyle8"><text:span text:style-name="T5">Povedzte, odkieaľ</text:span></text:span><text:span text:style-name="CharStyle8"><text:span text:style-name="T28"> </text:span></text:span><text:span text:style-name="CharStyle8"><text:span text:style-name="T1">s</text:span></text:span><text:span text:style-name="CharStyle8"><text:span text:style-name="T28">te mali vedomosť o tom, že Pietor </text:span></text:span><text:span text:style-name="CharStyle8"><text:span text:style-name="T32">24. júna 1898 </text:span></text:span><text:span text:style-name="CharStyle8"><text:span text:style-name="T5">vr</text:span></text:span><text:span text:style-name="CharStyle8"><text:span text:style-name="T28">áti sa do Martina? </text:span></text:span><text:span text:style-name="CharStyle8"><text:span text:style-name="T1">—</text:span></text:span><text:span text:style-name="CharStyle8"><text:span text:style-name="T28"> Jasne sa ne</text:span></text:span><text:span text:style-name="CharStyle8"><text:span text:style-name="T32">pamätám na deň,</text:span></text:span><text:span text:style-name="CharStyle8"><text:span text:style-name="T28"> kedy sa to stalo, len to viem, že </text:span></text:span><text:span text:style-name="CharStyle8"><text:span text:style-name="T32">po pražských sl</text:span></text:span><text:span text:style-name="CharStyle8"><text:span text:style-name="T28">ávnostiach, kde pán Matúš Dula so </text:span></text:span><text:span text:style-name="CharStyle8"><text:span text:style-name="T32">slavofilským </text:span></text:span><text:span text:style-name="CharStyle8"><text:span text:style-name="T28">generálom Kom</text:span></text:span><text:span text:style-name="CharStyle8"><text:span text:style-name="T5">a</text:span></text:span><text:span text:style-name="CharStyle8"><text:span text:style-name="T28">rovom v toastoch sa pre</text:span></text:span><text:span text:style-name="CharStyle9"><text:span text:style-name="T28">tekal, dozvedel som sa privátne, že Ambro Pietor, ktorý na tento raz pre tlačový prečin bol odsúdený, má prísť popoludňajším vlakom a že ho slovenskí národovci vítať sa </text:span></text:span><text:soft-page-break/><text:span text:style-name="CharStyle9"><text:span text:style-name="T28">chystajú. Zm</text:span></text:span><text:span text:style-name="CharStyle9"><text:span text:style-name="T1">ú</text:span></text:span><text:span text:style-name="CharStyle9"><text:span text:style-name="T28">drejúc už z pre­došlých pádov, hne</text:span></text:span><text:span text:style-name="CharStyle9"><text:span text:style-name="T32">ď</text:span></text:span><text:span text:style-name="CharStyle9"><text:span text:style-name="T28"> cez obed poslal som vyzvanie na kommando miestnej žandarmerie, aby porobila po­trebné kroky k udržaniu poriadku. Keď vlak mal dôjsť, perron už b</text:span></text:span><text:span text:style-name="CharStyle9"><text:span text:style-name="T32">ol</text:span></text:span><text:span text:style-name="CharStyle9"><text:span text:style-name="T28"> preplnený </text:span></text:span><text:span text:style-name="CharStyle9"><text:span text:style-name="T5">ľ</text:span></text:span><text:span text:style-name="CharStyle9"><text:span text:style-name="T28">udom a i v čaka</text:span></text:span><text:span text:style-name="CharStyle9"><text:span text:style-name="T1">ln</text:span></text:span><text:span text:style-name="CharStyle9"><text:span text:style-name="T28">i mnohí boli. S perrona nepúšťali ku vlaku nikoho. Tam bol pán Matúš Dula a dve slečny; on mi povie: „Chcem odcestovať, tu sú karty, a nechcú ma pustiť.“ Naložil som, aby ho pustili. Vtedy vošiel na stanicu vlak. On miesto toho, aby vysadol, poponáhľal sa v ústrety Pietrovi, tam ho už vítal, jedna slečna od­dala mu kytku. Kým som sa von dostal, neviem, čo sa robilo pr</text:span></text:span><text:span text:style-name="CharStyle9"><text:span text:style-name="T1">e</text:span></text:span><text:span text:style-name="CharStyle9"><text:span text:style-name="T28">d stanicou. Keď som sa z čakalne von dostal, vtedy už Pietor na koči sedel, neviem, s kým. Tam bol už vtedy žandársky nadporučík so žandármi. Ako obecenstvo vyšlo, hneď spustili „Hej Slováci“, a tak šli až po Dulovu záhradu. Dula má tam zá­hradu. Mne vec zdala sa trochu divnou, že koč kro­kom ide a neponáhľa sa domov. Poviem žandárskemu nadporučíkovi: „Zakročte, aby sa tu dajaká demon­štrácia nestala pod vrchnostenským dozorom.“ On dva razy vyzval zástup, aby sa rozišiel; nedali naň mnoho. Šli ďalej. I prestali spievať a zas len začali</text:span></text:span><text:span text:style-name="CharStyle31"><text:span text:style-name="T28"> </text:span></text:span><text:span text:style-name="CharStyle8"><text:span text:style-name="T28">spev. My sme ich nasledovali, šli sme až po Dom. Pochod šiel krokom za kočom. Ja a nadporučík šli sme cestou na </text:span></text:span><text:span text:style-name="CharStyle8"><text:span text:style-name="T5">ľ</text:span></text:span><text:span text:style-name="CharStyle8"><text:span text:style-name="T28">avo, pri Matici. Prv je ale ešte jeden sklep... Tu sme predbehli pochod. Ja som pred ním zastal, a hovorím im, aby sa rozišli a nerobili také veci. Nepočúvali na moje slová. </text:span></text:span><text:span text:style-name="CharStyle8"><text:span text:style-name="T1">Š</text:span></text:span><text:span text:style-name="CharStyle8"><text:span text:style-name="T28">iel som n</text:span></text:span><text:span text:style-name="CharStyle8"><text:span text:style-name="T1">ab</text:span></text:span><text:span text:style-name="CharStyle8"><text:span text:style-name="T28">ok, povedal som niečo nadporučíkovi. Žandári pristúpili k zástupu, tam ich ale nik nepočúval. Ja som ich potom nesprevádzal ďalej. Tak vošli potom do dvora; nadporučík chcel vedieť meno jednoho človeka, poslal ich dnu; neskôr, ke</text:span></text:span><text:span text:style-name="CharStyle8"><text:span text:style-name="T32">ď</text:span></text:span><text:span text:style-name="CharStyle8"><text:span text:style-name="T28"> sme začuli, že žandári chcú napadnúť, nadporučík šiel ta, žandárov našiel k stene pritisnutých.</text:span></text:span></text:p>
        <text:p text:style-name="P16"><text:span text:style-name="CharStyle32"><text:span text:style-name="T28">Predseda. Čo sa stalo na stanici? — Ja som videl tam zástup, ktorý s ohromným „živio</text:span></text:span><text:span text:style-name="CharStyle8"><text:span text:style-name="T1">“</text:span></text:span><text:span text:style-name="CharStyle8"><text:span text:style-name="T28"> a „sláva“ prijal Pietra. — Či začali hneď na stanici spievať „Hej Slováci“? — Hneď ako sa pohol koč. — Žan­dári hneď obstali koč?</text:span></text:span><text:span text:style-name="CharStyle8"><text:span text:style-name="T1"> </text:span></text:span><text:span text:style-name="CharStyle8"><text:span text:style-name="T28">—</text:span></text:span><text:span text:style-name="CharStyle8"><text:span text:style-name="T1"> </text:span></text:span><text:span text:style-name="CharStyle8"><text:span text:style-name="T28">Nie; potom len pri zákrute poslal ta dvoch nadporučík. — V akej dia</text:span></text:span><text:span text:style-name="CharStyle8"><text:span text:style-name="T5">ľ</text:span></text:span><text:span text:style-name="CharStyle8"><text:span text:style-name="T28">ke šlo obecenstvo za kočom? — Bezprostredne za ním. — Cele s istotou taký dojem robila prítomnosť obecen­stva na vás, že to demonštrácia chce by</text:span></text:span><text:span text:style-name="CharStyle8"><text:span text:style-name="T32">ť</text:span></text:span><text:span text:style-name="CharStyle8"><text:span text:style-name="T28">? — Pri­rodzene. — Či sa viac ráz udaly také vítania? Na príklad, keď Hurban vystál jednoročné štátne väzenie a vracal sa zo Segedína, s dovolením vaším, ako hlavného slúžneho, Pietor vítal ho dlhou rečou? — Pamätám sa. V Martine bol jarmok. Na viac sa</text:span></text:span><text:span text:style-name="CharStyle8"><text:span text:style-name="T1">ň</text:span></text:span><text:span text:style-name="CharStyle8"><text:span text:style-name="T28">ach vyšli. Ale všetky kroky boly porobené, tak že ani na perron nemohol sa nik dostať. Ve</text:span></text:span><text:span text:style-name="CharStyle8"><text:span text:style-name="T5">ľ</text:span></text:span><text:span text:style-name="CharStyle8"><text:span text:style-name="T28">mi dobre sa pamätám, že Hurban sám niesol si kufor z vlaku a tak šiel von. Nešli rovno domov, ale popri </text:span></text:span><text:soft-page-break/><text:span text:style-name="CharStyle8"><text:span text:style-name="T28">nemocnici a tak sa dostali na hradskú a šli okolo rynku na</text:span></text:span><text:span text:style-name="CharStyle37"><text:span text:style-name="T28"> </text:span></text:span><text:span text:style-name="CharStyle8"><text:span text:style-name="T28">byt Hurbana. Vtedy sa to ve</text:span></text:span><text:span text:style-name="CharStyle8"><text:span text:style-name="T5">ľ</text:span></text:span><text:span text:style-name="CharStyle8"><text:span text:style-name="T28">mi zle vydarilo. Po prvé bolo počasie zl</text:span></text:span><text:span text:style-name="CharStyle8"><text:span text:style-name="T1">é</text:span></text:span><text:span text:style-name="CharStyle8"><text:span text:style-name="T28">; ani publikum nedozvedelo sa o príchode. — Dovolenia ste nedali? Nestalo sa nič na stanici?</text:span></text:span></text:p>
        <text:p text:style-name="P5"><text:span text:style-name="CharStyle8"><text:span text:style-name="T28">(Odpoveď nepočuť pre šuchot obecenstva.)</text:span></text:span></text:p>
        <text:p text:style-name="P16"><text:span text:style-name="CharStyle32"><text:span text:style-name="T28">Fiškus</text:span></text:span><text:span text:style-name="CharStyle32"><text:span text:style-name="T1">.</text:span></text:span><text:span text:style-name="CharStyle8"><text:span text:style-name="T28"> </text:span></text:span><text:span text:style-name="CharStyle8"><text:span text:style-name="T32">Č</text:span></text:span><text:span text:style-name="CharStyle8"><text:span text:style-name="T28">i je pravda, že koč, v ktorom Pietor s Dulom sedel, dvaja žandári hneď obstali? — Nie, prosím, len keď už začal sa spev. — </text:span></text:span><text:span text:style-name="CharStyle8"><text:span text:style-name="T32">Č</text:span></text:span><text:span text:style-name="CharStyle8"><text:span text:style-name="T28">i ste napo­menuli obecenstvo, keď odchádzalo so stanice, aby sa rozi</text:span></text:span><text:span text:style-name="CharStyle8"><text:span text:style-name="T1">š</text:span></text:span><text:span text:style-name="CharStyle8"><text:span text:style-name="T28">lo? — Vtedy som nemal času, prišiel som pred príchodom vlaku na stanicu pár minútami, len som sa predral cez čakal</text:span></text:span><text:span text:style-name="CharStyle8"><text:span text:style-name="T1">ň</text:span></text:span><text:span text:style-name="CharStyle8"><text:span text:style-name="T28">u na perron, tam som sa sišiel s pánom Dulom. Obecenstvo bolo bližšie dvier. Ja nemal som času, nebolo mi možno.</text:span></text:span></text:p>
        <text:p text:style-name="P16"><text:span text:style-name="CharStyle32"><text:span text:style-name="T28">Fiškus. Že vraj po vítaní Pietra na železnici obecenstvo pekne sa chcelo rozísť a len keď videlo tých dvoch žandárov pri koči, začali spievať a kričať? — To nie je pravda.</text:span></text:span></text:p>
        <text:p text:style-name="P16"><text:span text:style-name="CharStyle8"><text:span text:style-name="T28">Dr. </text:span></text:span><text:span text:style-name="CharStyle32"><text:span text:style-name="T1">M</text:span></text:span><text:span text:style-name="CharStyle32"><text:span text:style-name="T28">udro</text:span></text:span><text:span text:style-name="CharStyle32"><text:span text:style-name="T32">ň</text:span></text:span><text:span text:style-name="CharStyle32"><text:span text:style-name="T1">.</text:span></text:span><text:span text:style-name="CharStyle8"><text:span text:style-name="T28"> Kde ste boli vtedy, keď žandári len-len že nestrie</text:span></text:span><text:span text:style-name="CharStyle8"><text:span text:style-name="T5">ľ</text:span></text:span><text:span text:style-name="CharStyle8"><text:span text:style-name="T28">ali, blízko dvora a či na ulici? — Nie, prosím, na ulici som bol. Tam pri Lilgovskom pozemku (Výkrik: Nepravda! Pred Maticou stál.) Tento Lilgovský pozemok môže byť asi na 100 krokov od Mudro</text:span></text:span><text:span text:style-name="CharStyle8"><text:span text:style-name="T5">ň</text:span></text:span><text:span text:style-name="CharStyle8"><text:span text:style-name="T28">ovho domu. — Od koho ste vedeli, že žandári chcú strie</text:span></text:span><text:span text:style-name="CharStyle8"><text:span text:style-name="T5">ľ</text:span></text:span><text:span text:style-name="CharStyle8"><text:span text:style-name="T28">a</text:span></text:span><text:span text:style-name="CharStyle8"><text:span text:style-name="T5">ť</text:span></text:span><text:span text:style-name="CharStyle8"><text:span text:style-name="T28">? — Ja som to nevedel.</text:span></text:span></text:p>
        <text:p text:style-name="P16"><text:span text:style-name="CharStyle32"><text:span text:style-name="T28">Predseda</text:span></text:span><text:span text:style-name="CharStyle32"><text:span text:style-name="T1">.</text:span></text:span><text:span text:style-name="CharStyle8"><text:span text:style-name="T28"> Jeden z obžalovaných, Samuel Kuchárik, tvrdí, že sa o tom s vami pred Maticou na ulici shováral, a povedali ste mu, že obecenstvo nevie, načo je žandárom zbraň, že je to len na postrašenie obecenstva. — O tom neviem nič.</text:span></text:span></text:p>
        <text:p text:style-name="P16"><text:span text:style-name="CharStyle8"><text:span text:style-name="T28">Dr. </text:span></text:span><text:span text:style-name="CharStyle32"><text:span text:style-name="T1">M</text:span></text:span><text:span text:style-name="CharStyle32"><text:span text:style-name="T28">arkovi</text:span></text:span><text:span text:style-name="CharStyle32"><text:span text:style-name="T1">č</text:span></text:span><text:span text:style-name="CharStyle32"><text:span text:style-name="T28">. </text:span></text:span><text:span text:style-name="CharStyle32"><text:span text:style-name="T32">Č</text:span></text:span><text:span text:style-name="CharStyle32"><text:span text:style-name="T28">i je dovoleno v Martine po uli­ciach rýchlo poh</text:span></text:span><text:span text:style-name="CharStyle32"><text:span text:style-name="T32">a</text:span></text:span><text:span text:style-name="CharStyle32"><text:span text:style-name="T28">ňa</text:span></text:span><text:span text:style-name="CharStyle8"><text:span text:style-name="T1">ť</text:span></text:span><text:span text:style-name="CharStyle8"><text:span text:style-name="T28">? — Nie je dovoleno; ale ten koč mohol i rýchlejšie ísť. — Nemohol, lebo tí dvaja žandári by boli museli o závod beža</text:span></text:span><text:span text:style-name="CharStyle8"><text:span text:style-name="T5">ť</text:span></text:span><text:span text:style-name="CharStyle8"><text:span text:style-name="T28"> s ním. Prosím opýta</text:span></text:span><text:span text:style-name="CharStyle8"><text:span text:style-name="T1">ť</text:span></text:span><text:span text:style-name="CharStyle8"><text:span text:style-name="T28"> sa obžalovaných, či pán hlavný slúžny nepo­užije každej príležitosti, aby popudzoval a rozhorčo­val slovenských národovcov martinských?</text:span></text:span></text:p>
        <text:p text:style-name="P16"><text:span text:style-name="CharStyle32"><text:span text:style-name="T28">Predseda. Prosím, povedal som, že tej otázky nemôžem dovoliť.</text:span></text:span></text:p>
        <text:p text:style-name="P16"><text:span text:style-name="CharStyle8"><text:span text:style-name="T28">Dr. Staro</text:span></text:span><text:span text:style-name="CharStyle32"><text:span text:style-name="T1">ň</text:span></text:span><text:span text:style-name="CharStyle32"><text:span text:style-name="T28">. Čomu pripisuje pán hl. slúžny, že tak pomaly šiel ten koč? — Tomu, že chceli to do­siahnuť, aby pešie obecenstvo mohlo ho sprevádzať, aby mohli tak ísť Martinom a pobúriť </text:span></text:span><text:span text:style-name="CharStyle8"><text:span text:style-name="T5">ľ</text:span></text:span><text:span text:style-name="CharStyle8"><text:span text:style-name="T28">udí.</text:span></text:span></text:p>
        <text:p text:style-name="P16"><text:span text:style-name="CharStyle8"><text:span text:style-name="T28">Dr. Markovič. Bezprostredného rozkazu ste žan­dárom nedali? — Nedal som nikdy; pri každom prí­pade som vyh</text:span></text:span><text:span text:style-name="CharStyle8"><text:span text:style-name="T5">ľ</text:span></text:span><text:span text:style-name="CharStyle8"><text:span text:style-name="T28">adal žandárskeho nadporučíka.</text:span></text:span></text:p>
        <text:p text:style-name="P16"><text:span text:style-name="CharStyle8"><text:span text:style-name="T28">Súd konfrontuje Samuela Kuchárika s Ujhelyim. Kuchárik opakuje, že on a Šimko </text:span></text:span><text:soft-page-break/><text:span text:style-name="CharStyle8"><text:span text:style-name="T28">sišli sa s </text:span></text:span><text:span text:style-name="CharStyle8"><text:span text:style-name="T32">U</text:span></text:span><text:span text:style-name="CharStyle8"><text:span text:style-name="T28">jhelyim a povedali mu, že žandári na dvore už strie</text:span></text:span><text:span text:style-name="CharStyle8"><text:span text:style-name="T5">ľ</text:span></text:span><text:span text:style-name="CharStyle8"><text:span text:style-name="T28">ať chcú; on im odpovedal, aby sa nebáli, že obecenstvo nevie, načo je žandárom zbraň, tá viac len na po­strašenie slúži. Šimko</text:span></text:span><text:span text:style-name="CharStyle32"><text:span text:style-name="T1">,</text:span></text:span><text:span text:style-name="CharStyle8"><text:span text:style-name="T28"> sediaci blízko súdu, vstane a z oči v oči Ujhelyimu potvrdzuje každé slovo Ku</text:span></text:span><text:span text:style-name="CharStyle8"><text:span text:style-name="T32">ch</text:span></text:span><text:span text:style-name="CharStyle8"><text:span text:style-name="T28">árikovo. Ujhelyi, skonfundovaný, hovorí čosi, že Šimko je nervósny človek, a osvedčí len to</text:span></text:span><text:span text:style-name="CharStyle8"><text:span text:style-name="T5">ľ</text:span></text:span><text:span text:style-name="CharStyle8"><text:span text:style-name="T28">ko: „Ne­pamätám sa.“ Poslucháčstvo vypuklo v hlasitý smiech a zahlušilo ďalšie slová svedka Ujhelyiho. Predseda ene</text:span></text:span><text:span text:style-name="CharStyle8"><text:span text:style-name="T5">r</text:span></text:span><text:span text:style-name="CharStyle8"><text:span text:style-name="T28">gične cengá, tíšiac poslucháčstvo.</text:span></text:span></text:p>
        <text:p text:style-name="P16"><text:span text:style-name="CharStyle8"><text:span text:style-name="T28">Dr Stodola. Prosím, konfrontovať svedka s pánmi Dulom, Škultét</text:span></text:span><text:span text:style-name="CharStyle8"><text:span text:style-name="T32">y</text:span></text:span><text:span text:style-name="CharStyle8"><text:span text:style-name="T1">m</text:span></text:span><text:span text:style-name="CharStyle8"><text:span text:style-name="T28">, Capkom a Bu</text:span></text:span><text:span text:style-name="CharStyle8"><text:span text:style-name="T1">l</text:span></text:span><text:span text:style-name="CharStyle8"><text:span text:style-name="T28">l</text:span></text:span><text:span text:style-name="CharStyle8"><text:span text:style-name="T1">o</text:span></text:span><text:span text:style-name="CharStyle8"><text:span text:style-name="T28">m.</text:span></text:span></text:p>
        <text:p text:style-name="P16"><text:span text:style-name="CharStyle32"><text:span text:style-name="T28">Predseda</text:span></text:span><text:span text:style-name="CharStyle32"><text:span text:style-name="T1">.</text:span></text:span><text:span text:style-name="CharStyle8"><text:span text:style-name="T28"> Dula! Pridržiavate sa svojho tvrdeni</text:span></text:span><text:span text:style-name="CharStyle8"><text:span text:style-name="T1">a</text:span></text:span><text:span text:style-name="CharStyle8"><text:span text:style-name="T28">? — Pridržiavam.</text:span></text:span></text:p>
        <text:p text:style-name="P5"><text:span text:style-name="CharStyle8"><text:span text:style-name="T28">(Súd ho prečíta.)</text:span></text:span></text:p>
        <text:p text:style-name="P5"><text:span text:style-name="CharStyle32"><text:span text:style-name="T1">U</text:span></text:span><text:span text:style-name="CharStyle32"><text:span text:style-name="T28">j</text:span></text:span><text:span text:style-name="CharStyle32"><text:span text:style-name="T32">h</text:span></text:span><text:span text:style-name="CharStyle32"><text:span text:style-name="T28">elyi</text:span></text:span><text:span text:style-name="CharStyle32"><text:span text:style-name="T1">.</text:span></text:span><text:span text:style-name="CharStyle8"><text:span text:style-name="T28"> Cele naopak.</text:span></text:span></text:p>
        <text:p text:style-name="P16"><text:span text:style-name="CharStyle32"><text:span text:style-name="T28">Dula. Hotový som 50 svedkov pomenovať, že sa vec tak má.</text:span></text:span></text:p>
        <text:p text:style-name="P16"><text:span text:style-name="CharStyle32"><text:span text:style-name="T28">Predseda</text:span></text:span><text:span text:style-name="CharStyle32"><text:span text:style-name="T1">.</text:span></text:span><text:span text:style-name="CharStyle8"><text:span text:style-name="T28"> Bulla! Či je pravda, že len vtedy za­čali spievať, ke</text:span></text:span><text:span text:style-name="CharStyle8"><text:span text:style-name="T32">ď</text:span></text:span><text:span text:style-name="CharStyle8"><text:span text:style-name="T28"> žandári obstali koč? — Áno len vtedy, ke</text:span></text:span><text:span text:style-name="CharStyle8"><text:span text:style-name="T32">ď</text:span></text:span><text:span text:style-name="CharStyle8"><text:span text:style-name="T28"> žandári už obklopili koč.</text:span></text:span></text:p>
        <text:p text:style-name="P5"><text:span text:style-name="CharStyle32"><text:span text:style-name="T28">Predseda (Škultétymu). Ako to bolo na stanici?</text:span></text:span></text:p>
        <text:p text:style-name="P16"><text:span text:style-name="CharStyle32"><text:span text:style-name="T28">Škultéty. Ja som prineskoro prišiel ta. Ako som ráno vyznal, na perron som sa už nemohol ani dostať. Práve preto som potom celý čas v úzadí ostal a pán slúžny ma iste dobre videl, ako som ja dobre videl jeho. Slúžny bol so žandárskym poručíkom. Ale vedieť treba, že v Martine od železničnej stanice vo dve strany chodí sa do mesta, a síce nahor smerom k stoličkovej fabrike a nadol ved</text:span></text:span><text:span text:style-name="CharStyle32"><text:span text:style-name="T33">ľ</text:span></text:span><text:span text:style-name="CharStyle32"><text:span text:style-name="T28">a pána Dulovej záhrady, k Domu. Ke</text:span></text:span><text:span text:style-name="CharStyle32"><text:span text:style-name="T33">ď</text:span></text:span><text:span text:style-name="CharStyle32"><text:span text:style-name="T28"> Pietor vysadol na koč, vezúci ho nadol, polovica obecenstva soberala sa nahor. Len druhá polovička bola by šla t</text:span></text:span><text:span text:style-name="CharStyle32"><text:span text:style-name="T33">ý</text:span></text:span><text:span text:style-name="CharStyle32"><text:span text:style-name="T28">m smerom, kade ko</text:span></text:span><text:span text:style-name="CharStyle8"><text:span text:style-name="T6">č</text:span></text:span><text:span text:style-name="CharStyle8"><text:span text:style-name="T28">. Vlastne obecen­stvo bolo by sa rozišlo tam, na stanici...</text:span></text:span></text:p>
        <text:p text:style-name="P5"><text:span text:style-name="CharStyle32"><text:span text:style-name="T28">Predseda</text:span></text:span><text:span text:style-name="CharStyle32"><text:span text:style-name="T1">. </text:span></text:span><text:span text:style-name="CharStyle32"><text:span text:style-name="T6">Či</text:span></text:span><text:span text:style-name="CharStyle8"><text:span text:style-name="T28"> je to pravda?</text:span></text:span></text:p>
        <text:p text:style-name="P16"><text:span text:style-name="CharStyle32"><text:span text:style-name="T28">Ujhelyi. Áno, pravda je, ale nerozchodili sa de­monštranti, lež cestujúce obecenstvo.</text:span></text:span></text:p>
        <text:p text:style-name="P16"><text:span text:style-name="CharStyle32"><text:span text:style-name="T28">Predseda. Či sa vrátili niektorí z tých, čo popri stoličkovej dielni šli? — Ujhelyi. Na podrobnosti sa nepamätám. — Na stanici bol Boldis, Cserey, Berec. Či títo tiež boli vítať Pietra? — Oh</text:span></text:span><text:span text:style-name="CharStyle32"><text:span text:style-name="T33">ľ</text:span></text:span><text:span text:style-name="CharStyle32"><text:span text:style-name="T28">adom toho by oni mohli dať objasnenie. Ja ale tak viem, že práve vtedy prišiel Soltz, hlavný direktor, ako štátny komisár na zkúšky. Tomuto šli oproti.</text:span></text:span></text:p>
        <text:p text:style-name="P16"><text:span text:style-name="CharStyle8"><text:span text:style-name="T28">Dr. Stodola. Prosím objasniť ten moment, kedy začali spievať. Len ke</text:span></text:span><text:span text:style-name="CharStyle8"><text:span text:style-name="T33">ď</text:span></text:span><text:span text:style-name="CharStyle8"><text:span text:style-name="T28"> koč obstali?</text:span></text:span></text:p>
        <text:p text:style-name="P5"><text:soft-page-break/><text:span text:style-name="CharStyle32"><text:span text:style-name="T28">Dula</text:span></text:span><text:span text:style-name="CharStyle32"><text:span text:style-name="T1">.</text:span></text:span><text:span text:style-name="CharStyle8"><text:span text:style-name="T28"> Áno, tak je.</text:span></text:span></text:p>
        <text:p text:style-name="P5"><text:span text:style-name="CharStyle32"><text:span text:style-name="T28">Viera Dulová. Ke</text:span></text:span><text:span text:style-name="CharStyle32"><text:span text:style-name="T33">ď</text:span></text:span><text:span text:style-name="CharStyle32"><text:span text:style-name="T28"> už koč dosť ďaleko bol.</text:span></text:span></text:p>
        <text:p text:style-name="P5"><text:span text:style-name="CharStyle32"><text:span text:style-name="T28">Etela </text:span></text:span><text:span text:style-name="CharStyle32"><text:span text:style-name="T1">C</text:span></text:span><text:span text:style-name="CharStyle32"><text:span text:style-name="T28">ablková. Len neskoršie.</text:span></text:span></text:p>
        <text:p text:style-name="P16"><text:span text:style-name="CharStyle8"><text:span text:style-name="T28">Na otázku predsedovu to isté tvrdia jeden za druhým všetci ostatní obžalovaní.</text:span></text:span></text:p>
        <text:p text:style-name="P16"><text:span text:style-name="CharStyle8"><text:span text:style-name="T28">Dr. Markovi</text:span></text:span><text:span text:style-name="CharStyle32"><text:span text:style-name="T1">č</text:span></text:span><text:span text:style-name="CharStyle32"><text:span text:style-name="T28">. Vyskytla sa nová okolnosť. Pán Hurban povedal, že on šiel tiež na koči za kočom p. Dulovým.</text:span></text:span></text:p>
        <text:p text:style-name="P16"><text:span text:style-name="CharStyle32"><text:span text:style-name="T28">Predseda. Prosím, to pri obrane môžete použiť; ale ak si žiadate... Aká dia</text:span></text:span><text:span text:style-name="CharStyle8"><text:span text:style-name="T6">ľ</text:span></text:span><text:span text:style-name="CharStyle8"><text:span text:style-name="T28">ka bola medzi dvoma kočmi? — Ujhelyi. Neviem.</text:span></text:span></text:p>
        <text:p text:style-name="P16"><text:span text:style-name="CharStyle32"><text:span text:style-name="T28">Dula. Musím to do oč</text:span></text:span><text:span text:style-name="CharStyle8"><text:span text:style-name="T6">ú</text:span></text:span><text:span text:style-name="CharStyle8"><text:span text:style-name="T28"> pánu hlavnému slúž­nemu povedať, že 10—20 krokov.</text:span></text:span></text:p>
        <text:p text:style-name="P16"><text:span text:style-name="CharStyle32"><text:span text:style-name="T28">Predseda. Na to sa nepamätáte, že šiel i druhý koč? — Ujhelyi</text:span></text:span><text:span text:style-name="CharStyle32"><text:span text:style-name="T1">.</text:span></text:span><text:span text:style-name="CharStyle8"><text:span text:style-name="T28"> Nepamätám sa. (Všeobecný trpký smiech medzi obžalovanými.)</text:span></text:span></text:p>
        <text:p text:style-name="P5"><text:span text:style-name="CharStyle8"><text:span text:style-name="T1"/></text:span></text:p>
        <text:p text:style-name="P13"><text:span text:style-name="CharStyle8"><text:span text:style-name="T1">Ž</text:span></text:span><text:span text:style-name="CharStyle8"><text:span text:style-name="T28">andársky nadporučík Eugen Lá</text:span></text:span><text:span text:style-name="CharStyle32"><text:span text:style-name="T1">zá</text:span></text:span><text:span text:style-name="CharStyle32"><text:span text:style-name="T28">r</text:span></text:span><text:span text:style-name="CharStyle32"><text:span text:style-name="T1">.</text:span></text:span></text:p>
        <text:p text:style-name="P5"><text:span text:style-name="CharStyle8"><text:span text:style-name="T28">Po napomenutí:</text:span></text:span></text:p>
        <text:p text:style-name="P16"><text:span text:style-name="CharStyle32"><text:span text:style-name="T28">P</text:span></text:span><text:span text:style-name="CharStyle32"><text:span text:style-name="T1">r</text:span></text:span><text:span text:style-name="CharStyle32"><text:span text:style-name="T28">edseda. Na čí rozkaz ste 24. júna 1898 po­slali žandárov na stanicu? — Na vyzvanie pána hl. slúžneho Attilu Ujhelyiho. — Ako ste urobili za dos</text:span></text:span><text:span text:style-name="CharStyle32"><text:span text:style-name="T33">ť</text:span></text:span><text:span text:style-name="CharStyle8"><text:span text:style-name="T1"> </text:span></text:span><text:span text:style-name="CharStyle8"><text:span text:style-name="T28">vyzvaniu hl. slúžneho? — Kommandoval som dvoch žandárov na udržanie poriadku. — Či bolo spome­nuté v prípise, že čoho sa obáva hl. slúžny? — Ne­bolo. — Boli ste tam osobne? — Vyšiel som i</text:span></text:span><text:span text:style-name="CharStyle8"><text:span text:style-name="T1"> </text:span></text:span><text:span text:style-name="CharStyle8"><text:span text:style-name="T28">ja.— Či ste sa dozvedeli, že sa demonštrácie hotujú? — Dozvedel som sa o tom privátne, že páni na také sa pripravujú. — O ktorej hodine ste vyšli?—Nieko</text:span></text:span><text:span text:style-name="CharStyle8"><text:span text:style-name="T6">ľ</text:span></text:span><text:span text:style-name="CharStyle8"><text:span text:style-name="T28">ko minút pred 2. hodinou. — Bolo už tam obe­censtvo? — Perron bol preplnený. — Aký dojem robila na vás prítomnosť takého obecenstva? Či boly nejaké poznámky? — Vtedy som nepočul nič, len ke</text:span></text:span><text:span text:style-name="CharStyle8"><text:span text:style-name="T1">ď</text:span></text:span><text:span text:style-name="CharStyle8"><text:span text:style-name="T28"> vlak došiel, vtedy publikum zvolalo ve</text:span></text:span><text:span text:style-name="CharStyle8"><text:span text:style-name="T1">ľ</text:span></text:span><text:span text:style-name="CharStyle8"><text:span text:style-name="T28">ké „Živio!</text:span></text:span><text:span text:style-name="CharStyle8"><text:span text:style-name="T1">“ </text:span></text:span><text:span text:style-name="CharStyle8"><text:span text:style-name="T28">— Či Dula sám </text:span></text:span><text:span text:style-name="CharStyle8"><text:span text:style-name="T1">ví</text:span></text:span><text:span text:style-name="CharStyle8"><text:span text:style-name="T28">t</text:span></text:span><text:span text:style-name="CharStyle8"><text:span text:style-name="T33">a</text:span></text:span><text:span text:style-name="CharStyle8"><text:span text:style-name="T1">l</text:span></text:span><text:span text:style-name="CharStyle8"><text:span text:style-name="T28"> Pietra? — Nie; so slečnou dcérou. — V čom pozostávalo to vítanie? — Šiel k nemu, objal ho, pár slov mu riekol, ale čo, to ne­viem. — Ako sa rozchodil zástup? — V hŕbkach, aj húfne, ale sa zas dovedna sbil pred stanicou. — Ko</text:span></text:span><text:span text:style-name="CharStyle8"><text:span text:style-name="T6">ľ</text:span></text:span><text:span text:style-name="CharStyle8"><text:span text:style-name="T28">ko kočov bolo? — Tak sa pamätám, že dva. — Šly bezprostredne jeden za druhým? — Bezprostredne — Ktorý koč šiel vopred? — Jeden za druhým šly. Ktorý bol prvý, na to sa nepamätám. — Kedy začali spievať </text:span></text:span><text:span text:style-name="CharStyle8"><text:span text:style-name="T1">„</text:span></text:span><text:span text:style-name="CharStyle8"><text:span text:style-name="T28">Hej Slováci</text:span></text:span><text:span text:style-name="CharStyle8"><text:span text:style-name="T1">“</text:span></text:span><text:span text:style-name="CharStyle8"><text:span text:style-name="T28">? — Pár krokov spravili, a potom. — Kedy sa zamiešali žandári do veci? — Keď som ja spev počul, nevedel som, čo to znamená; opýtal som sa pána hl. slúžneho, na to som dal vyzvať, aby sa rozišli. I prestali spieva</text:span></text:span><text:span text:style-name="CharStyle8"><text:span text:style-name="T1">ť</text:span></text:span><text:span text:style-name="CharStyle8"><text:span text:style-name="T28">. Druhá scéna stala sa na ulici. Keď vchodili do mesta, my sme šli za nimi; zas začali spievať. My </text:span></text:span><text:soft-page-break/><text:span text:style-name="CharStyle8"><text:span text:style-name="T28">sme sa potom jednou uličkou pred nich dostali a tam sme ich v mene zákona vyzvali, aby sa rozišli. Oni na to nepočúvali. Rozduriť ich nebolo možno, lebo som mal málo posily, nebol som orientovaný o pánoch. Pán Blažej Bulla jednomu žandárovi do tváre spieval. Ja som ho ne­poznal, preto som za ním poslal žandárov. Tých tam vo dvore palicami napadli (B</text:span></text:span><text:span text:style-name="CharStyle8"><text:span text:style-name="T33">u</text:span></text:span><text:span text:style-name="CharStyle8"><text:span text:style-name="T1">l</text:span></text:span><text:span text:style-name="CharStyle8"><text:span text:style-name="T6">l</text:span></text:span><text:span text:style-name="CharStyle8"><text:span text:style-name="T28">a: Lužete: Predseda: Dajte si pozor! Také výrazy nepoužívajte. Teraz vás vo­lám k poriadku a jestli ešte raz podobn</text:span></text:span><text:span text:style-name="CharStyle8"><text:span text:style-name="T33">ý</text:span></text:span><text:span text:style-name="CharStyle8"><text:span text:style-name="T28"> výraz použijete, upotrebím svoje právo a dám vás na 24 hod</text:span></text:span><text:span text:style-name="CharStyle8"><text:span text:style-name="T33">í</text:span></text:span><text:span text:style-name="CharStyle8"><text:span text:style-name="T28">n zavre</text:span></text:span><text:span text:style-name="CharStyle8"><text:span text:style-name="T1">ť</text:span></text:span><text:span text:style-name="CharStyle8"><text:span text:style-name="T28">.) a vyhrážali im; vytisnúť ich chceli odtiaľ. Žandári ná­sledkom tejto provokácie prinútení boli kry</text:span></text:span><text:span text:style-name="CharStyle8"><text:span text:style-name="T33">ť</text:span></text:span><text:span text:style-name="CharStyle8"><text:span text:style-name="T28"> sa (fedett állá</text:span></text:span><text:span text:style-name="CharStyle8"><text:span text:style-name="T1">s</text:span></text:span><text:span text:style-name="CharStyle8"><text:span text:style-name="T28">t foglalni) a patr</text:span></text:span><text:span text:style-name="CharStyle8"><text:span text:style-name="T6">o</text:span></text:span><text:span text:style-name="CharStyle8"><text:span text:style-name="T28">ny vybrať — nato</text:span></text:span><text:span text:style-name="CharStyle8"><text:span text:style-name="T6">ľ</text:span></text:span><text:span text:style-name="CharStyle8"><text:span text:style-name="T28">ko ohrozené bolo ich položenie. Ja som vtedy osobne vošiel ta, vyspytoval sa mená pánov a žandárom velel som odísť. — Prečo ste ich vyviedli? — Lebo zástup</text:span></text:span><text:span text:style-name="CharStyle39"><text:span text:style-name="T1"> </text:span></text:span><text:span text:style-name="CharStyle8"><text:span text:style-name="T28">bol ve</text:span></text:span><text:span text:style-name="CharStyle8"><text:span text:style-name="T33">ľ</text:span></text:span><text:span text:style-name="CharStyle8"><text:span text:style-name="T28">mi rozbúrený a krveprelievanie som chcel za­medziť. </text:span></text:span><text:span text:style-name="CharStyle8"><text:span text:style-name="T1">—</text:span></text:span><text:span text:style-name="CharStyle8"><text:span text:style-name="T28"> Úplne d</text:span></text:span><text:span text:style-name="CharStyle8"><text:span text:style-name="T6">ľ</text:span></text:span><text:span text:style-name="CharStyle8"><text:span text:style-name="T28">a pravidiel ste konali? — Áno, úplne. Páni oznámili žandárov, na mieste vojenská vrchnosť i previedla vyšetrovanie, ale ponevá</text:span></text:span><text:span text:style-name="CharStyle8"><text:span text:style-name="T1">č</text:span></text:span><text:span text:style-name="CharStyle8"><text:span text:style-name="T28"> sa žiadna nepravidelnosť nedokázala, súd osvobodil vše­tkých žandárov.</text:span></text:span></text:p>
        <text:p text:style-name="P16"><text:span text:style-name="CharStyle32"><text:span text:style-name="T28">F</text:span></text:span><text:span text:style-name="CharStyle32"><text:span text:style-name="T1">i</text:span></text:span><text:span text:style-name="CharStyle32"><text:span text:style-name="T28">šku</text:span></text:span><text:span text:style-name="CharStyle32"><text:span text:style-name="T1">s.</text:span></text:span><text:span text:style-name="CharStyle8"><text:span text:style-name="T28"> </text:span></text:span><text:span text:style-name="CharStyle8"><text:span text:style-name="T33">Č</text:span></text:span><text:span text:style-name="CharStyle8"><text:span text:style-name="T28">i všeobecne bolo počuť, že je Pietor odsúdený? — To bolo možno počuť. Všeobecne zná­mou vecou možno to menovať.</text:span></text:span></text:p>
        <text:p text:style-name="P16"><text:span text:style-name="CharStyle8"><text:span text:style-name="T28">D</text:span></text:span><text:span text:style-name="CharStyle8"><text:span text:style-name="T1">r</text:span></text:span><text:span text:style-name="CharStyle8"><text:span text:style-name="T28">. </text:span></text:span><text:span text:style-name="CharStyle32"><text:span text:style-name="T1">M</text:span></text:span><text:span text:style-name="CharStyle32"><text:span text:style-name="T28">udr</text:span></text:span><text:span text:style-name="CharStyle32"><text:span text:style-name="T1">o</text:span></text:span><text:span text:style-name="CharStyle32"><text:span text:style-name="T28">ň</text:span></text:span><text:span text:style-name="CharStyle32"><text:span text:style-name="T1">.</text:span></text:span><text:span text:style-name="CharStyle8"><text:span text:style-name="T28"> Ke</text:span></text:span><text:span text:style-name="CharStyle8"><text:span text:style-name="T1">ď</text:span></text:span><text:span text:style-name="CharStyle8"><text:span text:style-name="T28"> ste oznámili demonštrantov, prečo ste radšej tých neudali, ktorí palice dvíhali na žandárov? — To som pokladal za zb</text:span></text:span><text:span text:style-name="CharStyle8"><text:span text:style-name="T33">y</text:span></text:span><text:span text:style-name="CharStyle8"><text:span text:style-name="T28">točné. Iná</text:span></text:span><text:span text:style-name="CharStyle8"><text:span text:style-name="T1">č</text:span></text:span><text:span text:style-name="CharStyle8"><text:span text:style-name="T28">e, myslím, vy boli ste tiež tam. — Dr. Mudro</text:span></text:span><text:span text:style-name="CharStyle32"><text:span text:style-name="T6">ň</text:span></text:span><text:span text:style-name="CharStyle32"><text:span text:style-name="T28">. Ja som vtedy bo</text:span></text:span><text:span text:style-name="CharStyle8"><text:span text:style-name="T1">l</text:span></text:span><text:span text:style-name="CharStyle8"><text:span text:style-name="T28"> v Trnave.</text:span></text:span></text:p>
        <text:p text:style-name="P44"><text:span text:style-name="CharStyle8"><text:span text:style-name="T28">Dr. Markovi</text:span></text:span><text:span text:style-name="CharStyle32"><text:span text:style-name="T6">č</text:span></text:span><text:span text:style-name="CharStyle32"><text:span text:style-name="T28">. Z videnia viete, že palice dvíhali na žandárov a či ste o tom len počuli? — Počul som, že ich chceli pobiť. (Smiech.) </text:span></text:span><text:span text:style-name="Predvolené_20_písmo_20_odseku"><text:span text:style-name="T53">\</text:span></text:span><text:span text:style-name="Predvolené_20_písmo_20_odseku"><text:span text:style-name="T57">footnote</text:span></text:span><text:span text:style-name="Predvolené_20_písmo_20_odseku"><text:span text:style-name="T53">{</text:span></text:span><text:span text:style-name="CharStyle41"><text:span text:style-name="T61">Poručík L</text:span></text:span><text:span text:style-name="CharStyle41"><text:span text:style-name="T7">á</text:span></text:span><text:span text:style-name="CharStyle41"><text:span text:style-name="T61">zár poslal žandárov do dvora zpred samej brány. On ostal tam stáť — pred samou bránou. A poneváč brána, pozostávajúca len z nízkych mrežiek, bola otvorená a od nej po dvere, pred ktorými dial sa výstup s dvoma žandármi, je len 17 krokov, nadporučík Lázár o celej scéne musí vedieť z videnia, a nie z počutia od iných ľudí</text:span></text:span><text:span text:style-name="CharStyle41"><text:span text:style-name="T6">.</text:span></text:span><text:span text:style-name="CharStyle41"><text:span text:style-name="T61"> Pred dvermi a vôbec na dvore boli sme len sedmoria, najviac osmoria, tak že stojací pred bránou musel videť a rozoznať pohyb každého a počuť dobre každé slovo. Redakcia</text:span></text:span><text:span text:style-name="CharStyle45"><text:span text:style-name="T6">.</text:span></text:span><text:span text:style-name="CharStyle32"><text:span text:style-name="T59">)</text:span></text:span><text:span text:style-name="Predvolené_20_písmo_20_odseku"><text:span text:style-name="T53">}</text:span></text:span><text:span text:style-name="CharStyle32"><text:span text:style-name="T33"> </text:span></text:span></text:p>
        <text:p text:style-name="P16"><text:span text:style-name="CharStyle32"><text:span text:style-name="T28">Fiškus. </text:span></text:span><text:span text:style-name="CharStyle32"><text:span text:style-name="T33">Č</text:span></text:span><text:span text:style-name="CharStyle32"><text:span text:style-name="T28">i máte vedomosť o tom, že práve vtedy, ke</text:span></text:span><text:span text:style-name="CharStyle8"><text:span text:style-name="T1">ď</text:span></text:span><text:span text:style-name="CharStyle8"><text:span text:style-name="T28"> Pietor, prišiel i jeden ministeriálny komisár? — Áno; ale tí páni, čo ho čakali, sa hne</text:span></text:span><text:span text:style-name="CharStyle8"><text:span text:style-name="T1">ď</text:span></text:span><text:span text:style-name="CharStyle8"><text:span text:style-name="T28"> vzdialili.</text:span></text:span></text:p>
        <text:p text:style-name="P16"><text:span text:style-name="CharStyle9"><text:span text:style-name="T28">D</text:span></text:span><text:span text:style-name="CharStyle9"><text:span text:style-name="T1">r</text:span></text:span><text:span text:style-name="CharStyle9"><text:span text:style-name="T28">. Stodola. Prosím konfrontovať svedka s pánom Škultétym a Capkom.</text:span></text:span></text:p>
        <text:p text:style-name="P16"><text:span text:style-name="CharStyle35"><text:span text:style-name="T28">Predseda</text:span></text:span><text:span text:style-name="CharStyle35"><text:span text:style-name="T1">.</text:span></text:span><text:span text:style-name="CharStyle9"><text:span text:style-name="T28"> </text:span></text:span><text:span text:style-name="CharStyle9"><text:span text:style-name="T1">O</text:span></text:span><text:span text:style-name="CharStyle9"><text:span text:style-name="T28">h</text:span></text:span><text:span text:style-name="CharStyle9"><text:span text:style-name="T7">ľ</text:span></text:span><text:span text:style-name="CharStyle9"><text:span text:style-name="T28">adom čoho? — Dr. Stodola</text:span></text:span><text:span text:style-name="CharStyle35"><text:span text:style-name="T1">.</text:span></text:span><text:span text:style-name="CharStyle9"><text:span text:style-name="T28"> Oh</text:span></text:span><text:span text:style-name="CharStyle9"><text:span text:style-name="T7">ľ</text:span></text:span><text:span text:style-name="CharStyle9"><text:span text:style-name="T28">adom toho, či dvíhali palice na žandárov.</text:span></text:span></text:p>
        <text:p text:style-name="P16"><text:span text:style-name="CharStyle35"><text:span text:style-name="T28">Predseda. Poneváč to nadporučík nevidel, ne­možno; lebo konfrontovanie len </text:span></text:span><text:soft-page-break/><text:span text:style-name="CharStyle35"><text:span text:style-name="T28">medzi takými má miesto, ktorí vlastné zkúsenosti majú. Snáď neskoršie so žandármi.</text:span></text:span></text:p>
        <text:p text:style-name="P16"><text:span text:style-name="CharStyle9"><text:span text:style-name="T28">(Okolo 4. hodiny, kým pozapa</text:span></text:span><text:span text:style-name="CharStyle9"><text:span text:style-name="T1">l</text:span></text:span><text:span text:style-name="CharStyle9"><text:span text:style-name="T28">ovaly lampy, na­sledovala prestávka.)</text:span></text:span></text:p>
        <text:p text:style-name="P5"><text:span text:style-name="CharStyle9"><text:span text:style-name="T28"/></text:span></text:p>
        <text:p text:style-name="P13"><text:span text:style-name="CharStyle9"><text:span text:style-name="T28">Bývalý žandár Jozef Halászy.</text:span></text:span></text:p>
        <text:p text:style-name="P16"><text:span text:style-name="CharStyle35"><text:span text:style-name="T28">Dula. Pred vypočutím tohto svedka, smiem sa ešte spýtať niečo pána nadporučíka?</text:span></text:span></text:p>
        <text:p text:style-name="P5"><text:span text:style-name="CharStyle35"><text:span text:style-name="T28">Predsed</text:span></text:span><text:span text:style-name="CharStyle35"><text:span text:style-name="T1">a</text:span></text:span><text:span text:style-name="CharStyle35"><text:span text:style-name="T28">. Prosím, nech sa páči.</text:span></text:span></text:p>
        <text:p text:style-name="P16"><text:span text:style-name="CharStyle35"><text:span text:style-name="T28">D</text:span></text:span><text:span text:style-name="CharStyle35"><text:span text:style-name="T1">u</text:span></text:span><text:span text:style-name="CharStyle35"><text:span text:style-name="T28">l</text:span></text:span><text:span text:style-name="CharStyle35"><text:span text:style-name="T1">a.</text:span></text:span><text:span text:style-name="CharStyle9"><text:span text:style-name="T28"> Nesprevádzali žandári môj koč? — </text:span></text:span><text:span text:style-name="CharStyle35"><text:span text:style-name="T1">L</text:span></text:span><text:span text:style-name="CharStyle35"><text:span text:style-name="T7">á</text:span></text:span><text:span text:style-name="CharStyle35"><text:span text:style-name="T28">zár</text:span></text:span><text:span text:style-name="CharStyle35"><text:span text:style-name="T1">. </text:span></text:span><text:span text:style-name="CharStyle9"><text:span text:style-name="T28">Určite nemôžem povedať, že nie, lebo žandári na to ani rozkazu nemali, ani nemohli to spraviť.</text:span></text:span></text:p>
        <text:p text:style-name="P16"><text:span text:style-name="CharStyle9"><text:span text:style-name="T28">Dr. Markovi</text:span></text:span><text:span text:style-name="CharStyle9"><text:span text:style-name="T34">č</text:span></text:span><text:span text:style-name="CharStyle35"><text:span text:style-name="T1">.</text:span></text:span><text:span text:style-name="CharStyle9"><text:span text:style-name="T28"> Konštatujem, že nie Bulla</text:span></text:span><text:span text:style-name="CharStyle9"><text:span text:style-name="T1">,</text:span></text:span><text:span text:style-name="CharStyle9"><text:span text:style-name="T28"> ale Miloš Pietor bol ten, koho žandári na rozkaz velite</text:span></text:span><text:span text:style-name="CharStyle9"><text:span text:style-name="T7">ľ</text:span></text:span><text:span text:style-name="CharStyle9"><text:span text:style-name="T28">a chytiť mali.</text:span></text:span></text:p>
        <text:p text:style-name="P16"><text:span text:style-name="CharStyle35"><text:span text:style-name="T28">Predseda. (K Jozefovi Halászymu.) Kto vás poslal 24. júna 1898 na stanicu? — Pán nadporučík Lázár. — </text:span></text:span><text:span text:style-name="CharStyle35"><text:span text:style-name="T34">Č</text:span></text:span><text:span text:style-name="CharStyle35"><text:span text:style-name="T28">i tam bol už zástup? — Nie. — Húfne prichodili? — Áno. — Perron zaujali? — Nie; na perron sme nikoho nepustili, len jednoho pána s jednou dámou, ktorí mali karty na cestovanie. — Keď došiel vlak volali na „slávu</text:span></text:span><text:span text:style-name="CharStyle9"><text:span text:style-name="T1">“</text:span></text:span><text:span text:style-name="CharStyle9"><text:span text:style-name="T28"> ? — Áno. — Ko</text:span></text:span><text:span text:style-name="CharStyle9"><text:span text:style-name="T7">ľ</text:span></text:span><text:span text:style-name="CharStyle9"><text:span text:style-name="T28">ko kočov sa pohlo so stanice? — Nepamätám sa, ale myslím, že tri. — Kedy ste dostali rozkaz, aby ste vyzvali zástup rozísť sa? — Keď začali spievať. — Či prestali, keď ste ich oslovili? — Trochu prestali, ale zas začali. —</text:span></text:span><text:span text:style-name="CharStyle31"><text:span text:style-name="T28"> </text:span></text:span><text:span text:style-name="CharStyle8"><text:span text:style-name="T28">Dostali ste rozkaz, aby ste sprevádzali ten koč, v ktorom Dula a Pietor sa viezli? — Nie, a ani sme ho nesprevádzali, lebo sme my so zástupom šli. — Kedy začali zas spievať? — Pri takzvanom Dome.</text:span></text:span><text:span text:style-name="CharStyle8"><text:span text:style-name="T1"> </text:span></text:span><text:span text:style-name="CharStyle8"><text:span text:style-name="T28">— Kedy ste šli u Mudroňov na dvor, hneď za zástupom? — Nie, len ke</text:span></text:span><text:span text:style-name="CharStyle8"><text:span text:style-name="T34">ď</text:span></text:span><text:span text:style-name="CharStyle8"><text:span text:style-name="T28"> nás pán nadporučík poslal chytiť toho pána, čo mi do tváre spieval. — Ako sa volá ten pán? — Myslím, Bulla.</text:span></text:span></text:p>
        <text:p text:style-name="P16"><text:span text:style-name="CharStyle32"><text:span text:style-name="T28">Predseda. Či by ste ho poznali? Tu je. — Halászy po dlhom h</text:span></text:span><text:span text:style-name="CharStyle8"><text:span text:style-name="T7">ľ</text:span></text:span><text:span text:style-name="CharStyle8"><text:span text:style-name="T28">adaní ukáže na p. Bullu, sediaceho pred ním. Predseda nariadi všeobecné konfrontovanie. Tlumočník nakrátko predloží otázku, aby sa tí, čo na Mudro</text:span></text:span><text:span text:style-name="CharStyle8"><text:span text:style-name="T1">ň</text:span></text:span><text:span text:style-name="CharStyle8"><text:span text:style-name="T28">ovom dvore zdvihli palice na žandárov, hlásili. — Nik sa nehlási.</text:span></text:span></text:p>
        <text:p text:style-name="P16"><text:span text:style-name="CharStyle32"><text:span text:style-name="T28">Fiškus. K b</text:span></text:span><text:span text:style-name="CharStyle8"><text:span text:style-name="T1">ýv</text:span></text:span><text:span text:style-name="CharStyle8"><text:span text:style-name="T28">. žandárovi. Či ste vy vedeli, kto má prís</text:span></text:span><text:span text:style-name="CharStyle8"><text:span text:style-name="T7">ť</text:span></text:span><text:span text:style-name="CharStyle8"><text:span text:style-name="T28">? — Nie. — Aký dojem urobil ten zástup na vás? — Žiaden.</text:span></text:span></text:p>
        <text:p text:style-name="P16"><text:span text:style-name="CharStyle8"><text:span text:style-name="T28">Dr. </text:span></text:span><text:span text:style-name="CharStyle32"><text:span text:style-name="T1">M</text:span></text:span><text:span text:style-name="CharStyle32"><text:span text:style-name="T28">udro</text:span></text:span><text:span text:style-name="CharStyle32"><text:span text:style-name="T1">ň</text:span></text:span><text:span text:style-name="CharStyle32"><text:span text:style-name="T28">. Ako ste mohli dovoliť, aby vám niekto do tvári spieval, keď vy máte bajonett na­strčený?</text:span></text:span></text:p>
        <text:p text:style-name="P16"><text:span text:style-name="CharStyle32"><text:span text:style-name="T28">Predseda. To sa nemá doslovne brať. On len to</text:span></text:span><text:span text:style-name="CharStyle8"><text:span text:style-name="T7">ľ</text:span></text:span><text:span text:style-name="CharStyle8"><text:span text:style-name="T28">ko chcel povedať, že mu v </text:span></text:span><text:soft-page-break/><text:span text:style-name="CharStyle8"><text:span text:style-name="T28">blízkosti spieval. Kde ste mali zbraň? — Halás</text:span></text:span><text:span text:style-name="CharStyle32"><text:span text:style-name="T1">z</text:span></text:span><text:span text:style-name="CharStyle32"><text:span text:style-name="T28">y. Na pleci.</text:span></text:span></text:p>
        <text:p text:style-name="P5"><text:span text:style-name="CharStyle32"><text:span text:style-name="T28">Fiškus</text:span></text:span><text:span text:style-name="CharStyle32"><text:span text:style-name="T1">.</text:span></text:span><text:span text:style-name="CharStyle8"><text:span text:style-name="T28"> Čo ako, ale bol to smelý človek.</text:span></text:span></text:p>
        <text:p text:style-name="P16"><text:span text:style-name="CharStyle32"><text:span text:style-name="T28">Dula</text:span></text:span><text:span text:style-name="CharStyle32"><text:span text:style-name="T1">.</text:span></text:span><text:span text:style-name="CharStyle8"><text:span text:style-name="T28"> Či ste po jednej strane cesty šli? — Halászy. Nie; ba áno</text:span></text:span><text:span text:style-name="CharStyle8"><text:span text:style-name="T1">.</text:span></text:span></text:p>
        <text:p text:style-name="P5"><text:span text:style-name="CharStyle32"><text:span text:style-name="T28">Predseda. D</text:span></text:span><text:span text:style-name="CharStyle8"><text:span text:style-name="T7">ľ</text:span></text:span><text:span text:style-name="CharStyle8"><text:span text:style-name="T28">a predpisu? — Halászy. Áno.</text:span></text:span></text:p>
        <text:p text:style-name="P16"><text:span text:style-name="CharStyle8"><text:span text:style-name="T28">Dr. Stodola. Či mohly tie palice vo vás strach vzbudiť? — Áno. — Aké to boly palice? — Paličky, s akými chodí sa na prechádzku.</text:span></text:span></text:p>
        <text:p text:style-name="P12"><text:span text:style-name="CharStyle31"><text:span text:style-name="T28"/></text:span></text:p>
        <text:p text:style-name="P5"><text:span text:style-name="CharStyle8"><text:span text:style-name="T28">Žandár Samuel Koreň</text:span></text:span><text:span text:style-name="CharStyle32"><text:span text:style-name="T1">.</text:span></text:span></text:p>
        <text:p text:style-name="P5"><text:span text:style-name="CharStyle8"><text:span text:style-name="T28">Po všeobecných otázkach.</text:span></text:span></text:p>
        <text:p text:style-name="P16"><text:span text:style-name="CharStyle8"><text:span text:style-name="T28">Odkedy ste v Martine? — Od 28. mája 1898. — Pamätáte sa na demonštráciu 24. júna 1898? — Áno. — S kým ste boli vyslaní? Z Jozefom Halászym. — Mali ste nejaké špeciálne nariadenie? — Nie; šli sme len ako obyčajne chodíme. — Či Dula ukázal vám svoju kartu? — Len perronovú kartu som videl u neho. — Ako sa dialo vítanie Dulu s Pietrom</text:span></text:span><text:span text:style-name="CharStyle8"><text:span text:style-name="T1">?</text:span></text:span><text:span text:style-name="CharStyle8"><text:span text:style-name="T28"> — Podal mu ruku, objal a pobozkal ho, potom dcéra oddala mu kytku. — Čo volal zástup? — „Živio!</text:span></text:span><text:span text:style-name="CharStyle8"><text:span text:style-name="T1">“</text:span></text:span><text:span text:style-name="CharStyle8"><text:span text:style-name="T28"> „Nebojme sa panslávi!“ Pri ďalšom výsluchu sozná, že šli bokom cesty, po chodníku, zástupu po­lovica šla s nimi, druhá za kočom. Protirečí pre­došlému a vraví, že mal b</text:span></text:span><text:span text:style-name="CharStyle8"><text:span text:style-name="T1">a</text:span></text:span><text:span text:style-name="CharStyle8"><text:span text:style-name="T28">jonett nastrčený, keď mu Bulla spieval do tvári. Že mu Miloš Pietor po­vedal pri bráne: pakujte sa odtiaľto! a že palice sa na nich dvíhaly.</text:span></text:span></text:p>
        <text:p text:style-name="P5"><text:span text:style-name="CharStyle32"><text:span text:style-name="T28"/></text:span></text:p>
        <text:p text:style-name="P14"><text:span text:style-name="CharStyle32"><text:span text:style-name="T28">Franc S</text:span></text:span><text:span text:style-name="CharStyle32"><text:span text:style-name="T34">z</text:span></text:span><text:span text:style-name="CharStyle32"><text:span text:style-name="T1">ék</text:span></text:span><text:span text:style-name="CharStyle32"><text:span text:style-name="T28">ely</text:span></text:span><text:span text:style-name="CharStyle32"><text:span text:style-name="T1">,</text:span></text:span></text:p>
        <text:p text:style-name="P14"><text:span text:style-name="CharStyle8"><text:span text:style-name="T28">železničný pokladník, vie, že hneď pri prvom kroku začali spieva</text:span></text:span><text:span text:style-name="CharStyle8"><text:span text:style-name="T34">ť</text:span></text:span><text:span text:style-name="CharStyle8"><text:span text:style-name="T28"> „Hej Slováci“, stál pred III. triedou čakálne, ďalej nešiel so zástupom. Len jeden koč videl, v ňom pán Hurban dojatý plakal. (Smiech.)</text:span></text:span></text:p>
        <text:p text:style-name="P5"><text:span text:style-name="CharStyle32"><text:span text:style-name="T28"/></text:span></text:p>
        <text:p text:style-name="P14"><text:span text:style-name="CharStyle32"><text:span text:style-name="T28">J</text:span></text:span><text:span text:style-name="CharStyle32"><text:span text:style-name="T34">u</text:span></text:span><text:span text:style-name="CharStyle32"><text:span text:style-name="T28">lius Oravec</text:span></text:span><text:span text:style-name="CharStyle32"><text:span text:style-name="T1">,</text:span></text:span></text:p>
        <text:p text:style-name="P14"><text:span text:style-name="CharStyle8"><text:span text:style-name="T28">železničný sluha, málo videl, bo obďaleč bol. Dva koče boly. Spievať začali hneď, rozdúrali ich len po­tom. Prišiel i ministerský komisár práve vtedy, bolo tedy i študentstvo na stanici. Pomenovať ale nevie nikoho. Vec urobila naň dojem verejnej demonštrácie.</text:span></text:span></text:p>
        <text:p text:style-name="P12"><text:span text:style-name="CharStyle31"><text:span text:style-name="T28"/></text:span></text:p>
        <text:p text:style-name="P5"><text:span text:style-name="CharStyle32"><text:span text:style-name="T28">M</text:span></text:span><text:span text:style-name="CharStyle32"><text:span text:style-name="T34">o</text:span></text:span><text:span text:style-name="CharStyle32"><text:span text:style-name="T28">ric Ormai</text:span></text:span><text:span text:style-name="CharStyle32"><text:span text:style-name="T1">,</text:span></text:span></text:p>
        <text:p text:style-name="P16"><text:span text:style-name="CharStyle8"><text:span text:style-name="T28">tiež od železnice. </text:span></text:span><text:span text:style-name="CharStyle8"><text:span text:style-name="T1">O</text:span></text:span><text:span text:style-name="CharStyle8"><text:span text:style-name="T28"> veci nevie moc; videl zástup na perrone, videl vítanie; nevie </text:span></text:span><text:soft-page-break/><text:span text:style-name="CharStyle8"><text:span text:style-name="T28">ani ko</text:span></text:span><text:span text:style-name="CharStyle8"><text:span text:style-name="T7">ľ</text:span></text:span><text:span text:style-name="CharStyle8"><text:span text:style-name="T28">ko kočov bolo, ani či bol tam hl. slúžny, spev len s druhej strany počul.</text:span></text:span></text:p>
        <text:p text:style-name="P5"><text:span text:style-name="CharStyle32"><text:span text:style-name="T28"/></text:span></text:p>
        <text:p text:style-name="P13"><text:span text:style-name="CharStyle32"><text:span text:style-name="T28">Ferko Ši</text:span></text:span><text:span text:style-name="CharStyle32"><text:span text:style-name="T1">m</text:span></text:span><text:span text:style-name="CharStyle32"><text:span text:style-name="T28">o</text:span></text:span><text:span text:style-name="CharStyle32"><text:span text:style-name="T1">,</text:span></text:span></text:p>
        <text:p text:style-name="P16"><text:span text:style-name="CharStyle8"><text:span text:style-name="T28">11-ročný chlapček, ktorý mal cirkulár pána Dulov ponosiť po meste.</text:span></text:span></text:p>
        <text:p text:style-name="P16"><text:span text:style-name="CharStyle32"><text:span text:style-name="T28">Predseda</text:span></text:span><text:span text:style-name="CharStyle32"><text:span text:style-name="T1">.</text:span></text:span><text:span text:style-name="CharStyle8"><text:span text:style-name="T28"> Komu si ho mal zaniesť? — Ku Slo­vákom. — </text:span></text:span><text:span text:style-name="CharStyle8"><text:span text:style-name="T1">A u</text:span></text:span><text:span text:style-name="CharStyle8"><text:span text:style-name="T28"> koho si bol s ním? — Veď tam majú napísan</text:span></text:span><text:span text:style-name="CharStyle8"><text:span text:style-name="T34">ô</text:span></text:span><text:span text:style-name="CharStyle8"><text:span text:style-name="T28">. —</text:span></text:span></text:p>
        <text:p text:style-name="P16"><text:span text:style-name="CharStyle32"><text:span text:style-name="T28">Dula. Či som sa ja s tebou, môj syn, shováral? — Nie, ale s mojím otcom. — Ja som jemu nepovedal, ani jeho otcovi, že by Slovákov pozval, ale aby priate</text:span></text:span><text:span text:style-name="CharStyle8"><text:span text:style-name="T7">ľ</text:span></text:span><text:span text:style-name="CharStyle8"><text:span text:style-name="T28">ov a známych Pietrových.</text:span></text:span></text:p>
        <text:p text:style-name="P16"><text:span text:style-name="CharStyle32"><text:span text:style-name="T28">Predseda. Či si mal napísané, kde máš chodiť? — Nie, veď ja to už viem. (Smiech v obecenstve.) Vždy ja chodím povolávať, keď treba.</text:span></text:span></text:p>
        <text:p text:style-name="P16"><text:span text:style-name="CharStyle8"><text:span text:style-name="T28">Dr. Stodola. Poneváč so strany obžalovaných niet tu svedkov, snáď tento chlapček bude niečo vedieť. Bol si ty vtedy na stanici, keď pán Pietor prišli? — Nie, prosím, bol som na poli. — Dr. Stodola</text:span></text:span><text:span text:style-name="CharStyle32"><text:span text:style-name="T1">.</text:span></text:span><text:span text:style-name="CharStyle8"><text:span text:style-name="T28"> Škod</text:span></text:span><text:span text:style-name="CharStyle8"><text:span text:style-name="T1">a</text:span></text:span><text:span text:style-name="CharStyle8"><text:span text:style-name="T28">...</text:span></text:span></text:p>
        <text:p text:style-name="P16"><text:span text:style-name="CharStyle8"><text:span text:style-name="T28"/></text:span></text:p>
        <text:p text:style-name="P31"><text:span text:style-name="CharStyle8"><text:span text:style-name="T28">Fiškus žiadal sprisahať svedkov, okrem malého Šimu, ktorý pre nedostatok veku prisahať nemôže.</text:span></text:span></text:p>
        <text:p text:style-name="P16"><text:span text:style-name="CharStyle8"><text:span text:style-name="T28">Dr. Staro</text:span></text:span><text:span text:style-name="CharStyle8"><text:span text:style-name="T1">ň</text:span></text:span><text:span text:style-name="CharStyle8"><text:span text:style-name="T28">, poneváč táto trestná záležitosť ve</text:span></text:span><text:span text:style-name="CharStyle8"><text:span text:style-name="T7">ľ</text:span></text:span><text:span text:style-name="CharStyle8"><text:span text:style-name="T28">mi súvisí s tlačovou pravotou Pietra, žiadal prečítať tak články, pre ktoré Pietor bol odsúdený, ako i výrok porotného súdu.</text:span></text:span></text:p>
        <text:p text:style-name="P16"><text:span text:style-name="CharStyle8"><text:span text:style-name="T28">Dr. Stodola za potrebné uznáva prečítať články, uverejnené v „Nár. Novinách</text:span></text:span><text:span text:style-name="CharStyle8"><text:span text:style-name="T1">“</text:span></text:span><text:span text:style-name="CharStyle8"><text:span text:style-name="T28"> po demonštrácii.</text:span></text:span></text:p>
        <text:p text:style-name="P16"><text:span text:style-name="CharStyle8"><text:span text:style-name="T28">Dr. Markovič žiada konštatovať, že Pietor ako zodpovedný redaktor bol odsúdený, a nie ako pô­vodca článkov.</text:span></text:span></text:p>
        <text:p text:style-name="P16"><text:span text:style-name="CharStyle8"><text:span text:style-name="T28">Súd sa utia</text:span></text:span><text:span text:style-name="CharStyle8"><text:span text:style-name="T1">h</text:span></text:span><text:span text:style-name="CharStyle8"><text:span text:style-name="T28">ne a po krátkom čase vyhlási, že svedkovia složia prísahu; Pietrovu pravotu, ani články, uverejnené v „Nár. Novinách“ po demonštrácii, nedá prečítať.</text:span></text:span></text:p>
        <text:p text:style-name="P16"><text:span text:style-name="CharStyle8"><text:span text:style-name="T28">Dula žiada súd, aby aspoň konštatoval, kedy kuria riešila nullitu proti výroku tlačového súdu. Predseda konštatoval, že sa stalo až koncom oktobra r. 1898. A tak len vtedy ostala právoplatná.</text:span></text:span></text:p>
        <text:p text:style-name="P5"><text:span text:style-name="CharStyle34"><text:span text:style-name="T28"/></text:span></text:p>
        <text:p text:style-name="P13"><text:span text:style-name="CharStyle34"><text:span text:style-name="T28">Reč kráľ</text:span></text:span><text:span text:style-name="CharStyle34"><text:span text:style-name="T1">.</text:span></text:span><text:span text:style-name="CharStyle34"><text:span text:style-name="T28"> f</text:span></text:span><text:span text:style-name="CharStyle34"><text:span text:style-name="T1">i</text:span></text:span><text:span text:style-name="CharStyle34"><text:span text:style-name="T28">škusa dr. Juliusa Kem</text:span></text:span><text:span text:style-name="CharStyle34"><text:span text:style-name="T1">é</text:span></text:span><text:span text:style-name="CharStyle34"><text:span text:style-name="T28">nya.</text:span></text:span></text:p>
        <text:p text:style-name="P16"><text:span text:style-name="CharStyle8"><text:span text:style-name="T28"/></text:span></text:p>
        <text:p text:style-name="P31"><text:span text:style-name="CharStyle8"><text:span text:style-name="T28">Ve</text:span></text:span><text:span text:style-name="CharStyle8"><text:span text:style-name="T7">ľ</text:span></text:span><text:span text:style-name="CharStyle8"><text:span text:style-name="T28">komožný pán predsedal Slávna krá</text:span></text:span><text:span text:style-name="CharStyle8"><text:span text:style-name="T7">ľ</text:span></text:span><text:span text:style-name="CharStyle8"><text:span text:style-name="T28">. Súdna stolica, ako trestný súd! Iste </text:span></text:span><text:soft-page-break/><text:span text:style-name="CharStyle8"><text:span text:style-name="T28">nepoviem niečo nového, keď tvrdím, že za zlým nasleduje zlé. Ten pád, kto­rým sa slávny súd teraz zaoberá a v ktorom má vyniesť spravedlivý výrok, nepodvratne dokazuje pravdu mojej mienky. Ani v živote štátu nemožno zľahčovať pohybu, ktorý od istej doby, asi pol stoletia, zvlášte na našich stranách, v severo-západnej časti Uhorska, snaží sa slovenský a maďarský </text:span></text:span><text:span text:style-name="CharStyle8"><text:span text:style-name="T7">ľ</text:span></text:span><text:span text:style-name="CharStyle8"><text:span text:style-name="T28">ud, ktorý toľko storočí súc</text:span></text:span><text:span text:style-name="CharStyle8"><text:span text:style-name="T1">i</text:span></text:span><text:span text:style-name="CharStyle8"><text:span text:style-name="T28">til, spolu sa bránil, spolu trpel a následkom toho stal sa jedným celkom — snaží sa tie dva národy odlúčiť jeden od druhého, nielen od­cudziť, ale zrovn</text:span></text:span><text:span text:style-name="CharStyle8"><text:span text:style-name="T7">a</text:span></text:span><text:span text:style-name="CharStyle8"><text:span text:style-name="T28"> odlúčiť. Že týmto snahám, namereným proti základom existencie štátu, nemôžeme sa prizerať so založenými rukami, </text:span></text:span><text:span text:style-name="CharStyle8"><text:span text:style-name="T34">t</text:span></text:span><text:span text:style-name="CharStyle8"><text:span text:style-name="T1">o j</text:span></text:span><text:span text:style-name="CharStyle8"><text:span text:style-name="T28">e prvá konsekvencia jednoduchej potreby žitia-bytia. Tento smer nemôže dosiahnuť víťazstva, a z toho pochodí, že jednotlivci nad tým cítenú trpkosť stup</text:span></text:span><text:span text:style-name="CharStyle8"><text:span text:style-name="T1">ň</text:span></text:span><text:span text:style-name="CharStyle8"><text:span text:style-name="T28">ujú až po nenávisť.</text:span></text:span><text:span text:style-name="CharStyle31"><text:span text:style-name="T28"> </text:span></text:span><text:span text:style-name="CharStyle8"><text:span text:style-name="T28">Toto dáva látky slovenskej politickej žurnalistike, táto nenávisť zračí sa hlavne i v </text:span></text:span><text:span text:style-name="CharStyle8"><text:span text:style-name="T1">„</text:span></text:span><text:span text:style-name="CharStyle8"><text:span text:style-name="T28">Národních Novinách“, hlavnom orgáne celého smeru. V takýchto okolnostiach prinútený je verejný žalobník čím častejšie odvolávať sa na cit spravedlnosti občanov, na pravo</text:span></text:span><text:span text:style-name="CharStyle8"><text:span text:style-name="T1">s</text:span></text:span><text:span text:style-name="CharStyle8"><text:span text:style-name="T28">údnu moc poroty.</text:span></text:span></text:p>
        <text:p text:style-name="P16"><text:span text:style-name="CharStyle8"><text:span text:style-name="T28">Tak sa stalo s viac článkami, zjavivšími sa v </text:span></text:span><text:span text:style-name="CharStyle8"><text:span text:style-name="T1">„</text:span></text:span><text:span text:style-name="CharStyle8"><text:span text:style-name="T28">Národních Novinách“ začiatkom roku 1898. Pešťbudínsky verejný žalobník bol prinútený postaviť zodpoved­ného redaktora menovaných novín pred porotu. Ne­patrí sem obšírne oboznamovanie s touto tlačovou pravotou a jej podrobnosťami, ale áno sem patrí, že na základe pravdomluvnosti porotcov peš</text:span></text:span><text:span text:style-name="CharStyle8"><text:span text:style-name="T1">ť</text:span></text:span><text:span text:style-name="CharStyle8"><text:span text:style-name="T28">budínska súdna stolica posúdila Pietra pre búrenie proti ma­ďarskej národnosti a proti triede na značnú ztratu svobody a cite</text:span></text:span><text:span text:style-name="CharStyle8"><text:span text:style-name="T7">ľ</text:span></text:span><text:span text:style-name="CharStyle8"><text:span text:style-name="T28">nú peňažitú pokutu.</text:span></text:span></text:p>
        <text:p text:style-name="P16"><text:span text:style-name="CharStyle8"><text:span text:style-name="T28">To bolo to prvé zlo, z ktorého vyšlo to druhé, slúžiace za predmet dnešného pokračovania.</text:span></text:span></text:p>
        <text:p text:style-name="P16"><text:span text:style-name="CharStyle8"><text:span text:style-name="T28">Po posúdení Ambra Pietra Matúš Dula, prvý obžalovaný, nemal súr</text:span></text:span><text:span text:style-name="CharStyle8"><text:span text:style-name="T7">n</text:span></text:span><text:span text:style-name="CharStyle8"><text:span text:style-name="T28">ejše</text:span></text:span><text:span text:style-name="CharStyle8"><text:span text:style-name="T1">j</text:span></text:span><text:span text:style-name="CharStyle8"><text:span text:style-name="T28"> práce, ako poslať obež</text:span></text:span><text:span text:style-name="CharStyle8"><text:span text:style-name="T1">n</text:span></text:span><text:span text:style-name="CharStyle8"><text:span text:style-name="T28">ík</text:span></text:span><text:span text:style-name="CharStyle8"><text:span text:style-name="T1">, </text:span></text:span><text:span text:style-name="CharStyle8"><text:span text:style-name="T28">medzi pravotnými písmami sa nachádzajúci, po slo­vensky smýš</text:span></text:span><text:span text:style-name="CharStyle8"><text:span text:style-name="T7">ľ</text:span></text:span><text:span text:style-name="CharStyle8"><text:span text:style-name="T28">ajúcich občanoch turčiansko-</text:span></text:span><text:span text:style-name="CharStyle8"><text:span text:style-name="T1">s</text:span></text:span><text:span text:style-name="CharStyle8"><text:span text:style-name="T28">v.-martin</text:span></text:span><text:span text:style-name="CharStyle8"><text:span text:style-name="T1">s</text:span></text:span><text:span text:style-name="CharStyle8"><text:span text:style-name="T28">kých, v ktorom ich vyzýva, aby cie</text:span></text:span><text:span text:style-name="CharStyle8"><text:span text:style-name="T7">ľ</text:span></text:span><text:span text:style-name="CharStyle8"><text:span text:style-name="T28">om pozdravenia Ambra Pietra, odsúdeného redaktora, dostavili sa 24. júna 1898 na železničnú stanicu a svoju sústrasť mu tam vyslovili. Následkom tohto obežníka a redakcii </text:span></text:span><text:span text:style-name="CharStyle8"><text:span text:style-name="T1">„</text:span></text:span><text:span text:style-name="CharStyle8"><text:span text:style-name="T28">Nár. Novín“ poslaného telegrammu všeobecne známa vec bola v Martine odsúdenie Ambra Pietra a jeho návrat 24. júna 1898. Následkom toho ve</text:span></text:span><text:span text:style-name="CharStyle8"><text:span text:style-name="T7">ľ</text:span></text:span><text:span text:style-name="CharStyle8"><text:span text:style-name="T28">mi veľký zástup sišiel sa na martinskej stanici. Stá počitujúci zástup čakal príchod vlaku, lebo nevedeli istotne, či</text:span></text:span><text:span text:style-name="CharStyle37"><text:span text:style-name="T28"> </text:span></text:span><text:span text:style-name="CharStyle8"><text:span text:style-name="T28">ten jubilant dôjde rýchlikom od Vrútok a či o 15 minút neskoršie od Lučenca.</text:span></text:span></text:p>
        <text:p text:style-name="P44"><text:soft-page-break/><text:span text:style-name="CharStyle8"><text:span text:style-name="T28">Keď politická vrchnosť dozvedela sa o tom, čo sa chystá, s pomocou žandarmerie, nakoľko jej sily stač</text:span></text:span><text:span text:style-name="CharStyle8"><text:span text:style-name="T1">i</text:span></text:span><text:span text:style-name="CharStyle8"><text:span text:style-name="T28">ly, usilovala sa znemožniť demonštrácie. Naria­dila, čo je ináče i v obchodných pravidlách železnice, že na perron a pred ním ležiacu železničnú trať ni­koho nesvobodno pustiť neoprávneno. Z veľkého zá­stupu vylúčil sa Matúš Dula, prvý obžalovaný, so svojou dcérou, ktorá doniesla hneď i kytku, a pod tou zámienkou, že odcestujú, od hlavného slúžneho vydobyli si pripustenie na trať. Keď z vozňa peštianskeho rýchlika vystúpil Ambro Pietor, Dula sňal si klobúk, objal, pobozkal Pietra, jeho dcéra zas oddala mu kytku a veľký zástup vítal ho ohromným „živio“, „sláva“ a „nazdar“. Potom Matúš Dula zaviedol ho k svojmu koču, sadol si k nemu, za nimi šiel jeden druhý, v ktorom sedel siedmy obžalovaný, a tak sa pohli. Viac sto ľudí pridružilo sa k nim a pri speve slovenskej národnej piesne „Hej Slováci!“ šli do mesta. Ani prítomnosť, ani rozkazy hlavného slúžneho ne­mal</text:span></text:span><text:span text:style-name="CharStyle8"><text:span text:style-name="T7">y</text:span></text:span><text:span text:style-name="CharStyle8"><text:span text:style-name="T28"> žiadúceho účink</text:span></text:span><text:span text:style-name="CharStyle8"><text:span text:style-name="T1">u</text:span></text:span><text:span text:style-name="CharStyle8"><text:span text:style-name="T28">; prítomný žandársky po­ručík opätovne vyzval ľud k rozídeniu sa, potom po­slal dvoch žandárov pred národ, na týchto vyzvanie zástup prestal spievať „Hej Slováci“. Na sto krokov ale zase začal a spieval celou cestou, na kilometer dlhou, až po Pietrov byt, redakciu „Nár. Novín“. Vo veľkom zástupe, zrejme v povedomí veľkej sily, natoľko šli, že, ako na p</text:span></text:span><text:span text:style-name="CharStyle8"><text:span text:style-name="T1">r</text:span></text:span><text:span text:style-name="CharStyle8"><text:span text:style-name="T28">. piaty obžalovaný, do ucha spievali žandárovi. Keď následkom tohto nadporučík za potrebné uznal zapísať si tohto ako aj ostatných demonštrantov mená, vyslal dvoch žandárov na dvor</text:span></text:span><text:span text:style-name="CharStyle31"><text:span text:style-name="T28"> </text:span></text:span><text:span text:style-name="CharStyle8"><text:span text:style-name="T28">Mudro</text:span></text:span><text:span text:style-name="CharStyle8"><text:span text:style-name="T34">ň</text:span></text:span><text:span text:style-name="CharStyle8"><text:span text:style-name="T28">ovho domu; tí, rozkazu za dosť urobiť probujúc, obišli tam tak, že na 50—60 osôb počit</text:span></text:span><text:span text:style-name="CharStyle8"><text:span text:style-name="T1">u</text:span></text:span><text:span text:style-name="CharStyle8"><text:span text:style-name="T28">júca tlupa zdvihla na nich palice a vyháň</text:span></text:span><text:span text:style-name="CharStyle8"><text:span text:style-name="T7">a</text:span></text:span><text:span text:style-name="CharStyle8"><text:span text:style-name="T28">la ich von. Žan­dári nato sa začali </text:span></text:span><text:span text:style-name="CharStyle8"><text:span text:style-name="T34">br</text:span></text:span><text:span text:style-name="CharStyle8"><text:span text:style-name="T28">áni</text:span></text:span><text:span text:style-name="CharStyle8"><text:span text:style-name="T34">ť</text:span></text:span><text:span text:style-name="CharStyle8"><text:span text:style-name="T28">, lebo videli, že viac sto ľudí na ulici</text:span></text:span><text:span text:style-name="Predvolené_20_písmo_20_odseku"><text:span text:style-name="T53">\</text:span></text:span><text:span text:style-name="Predvolené_20_písmo_20_odseku"><text:span text:style-name="T57">footnote</text:span></text:span><text:span text:style-name="Predvolené_20_písmo_20_odseku"><text:span text:style-name="T53">{</text:span></text:span><text:span text:style-name="CharStyle41"><text:span text:style-name="T62">Nebolo ich už vtedy ani 50</text:span></text:span><text:span text:style-name="CharStyle41"><text:span text:style-name="T7">!</text:span></text:span><text:span text:style-name="Predvolené_20_písmo_20_odseku"><text:span text:style-name="T53">}</text:span></text:span><text:span text:style-name="CharStyle8"><text:span text:style-name="T34"> </text:span></text:span><text:span text:style-name="CharStyle8"><text:span text:style-name="T28">tiež č</text:span></text:span><text:span text:style-name="CharStyle8"><text:span text:style-name="T1">í</text:span></text:span><text:span text:style-name="CharStyle8"><text:span text:style-name="T28">m dia</text:span></text:span><text:span text:style-name="CharStyle8"><text:span text:style-name="T34">ľ</text:span></text:span><text:span text:style-name="CharStyle8"><text:span text:style-name="T28"> tým smelšie si vedie a v in</text:span></text:span><text:span text:style-name="CharStyle8"><text:span text:style-name="T1">s</text:span></text:span><text:span text:style-name="CharStyle8"><text:span text:style-name="T28">ultoch pokračovať chcú; chopili sa zbrane. V tom prišiel ta nadporučík, ke</text:span></text:span><text:span text:style-name="CharStyle8"><text:span text:style-name="T34">ď</text:span></text:span><text:span text:style-name="CharStyle8"><text:span text:style-name="T28"> už strieľať mali a vyviedol ich zo dvora. Demonštranti sa čiastočne rozišli, čia­stočne vošli do Pietrovho byt</text:span></text:span><text:span text:style-name="CharStyle8"><text:span text:style-name="T7">u</text:span></text:span><text:span text:style-name="Predvolené_20_písmo_20_odseku"><text:span text:style-name="T23">\</text:span></text:span><text:span text:style-name="Predvolené_20_písmo_20_odseku"><text:span text:style-name="T25">footnote</text:span></text:span><text:span text:style-name="Predvolené_20_písmo_20_odseku"><text:span text:style-name="T23">{</text:span></text:span><text:span text:style-name="CharStyle41"><text:span text:style-name="T49">V byte jedni vtedy boli, keď druhí pred dvermi mali výstup so žandármi.</text:span></text:span><text:span text:style-name="Predvolené_20_písmo_20_odseku"><text:span text:style-name="T23">}</text:span></text:span><text:span text:style-name="CharStyle8"><text:span text:style-name="T7"> </text:span></text:span><text:span text:style-name="CharStyle8"><text:span text:style-name="T28">a bol demonštráci</text:span></text:span><text:span text:style-name="CharStyle8"><text:span text:style-name="T1">á</text:span></text:span><text:span text:style-name="CharStyle8"><text:span text:style-name="T28">m konec</text:span></text:span></text:p>
        <text:p text:style-name="P16"><text:span text:style-name="CharStyle8"><text:span text:style-name="T28">Matúš Dula, prvý obžalovaný, a jeho 27 spoloč­níci zväčša cele otvorene a zmužile, čo </text:span></text:span><text:span text:style-name="CharStyle8"><text:span text:style-name="T35">j</text:span></text:span><text:span text:style-name="CharStyle8"><text:span text:style-name="T28">e od nich pekné pokračovanie, soznali, že vedeli o odsúdení P</text:span></text:span><text:span text:style-name="CharStyle8"><text:span text:style-name="T1">i</text:span></text:span><text:span text:style-name="CharStyle8"><text:span text:style-name="T28">etra a že tým cieľom šli na stanicu, aby tam od­súdenému svoju sústrasť vyslovili. Medzi obžalova­nými len niekoľko takých sa našlo, čo to tajili</text:span></text:span></text:p>
        <text:p text:style-name="P16"><text:span text:style-name="CharStyle8"><text:span text:style-name="T28">Fiškus tu zopakoval tvrdenia niektorých obžalo­vaných, potom pokračoval:</text:span></text:span></text:p>
        <text:p text:style-name="P16"><text:span text:style-name="CharStyle8"><text:span text:style-name="T28">174. § trestného kodexa nášho vyhlasuje za prie­stupok ten čin, ke</text:span></text:span><text:span text:style-name="CharStyle8"><text:span text:style-name="T35">ď</text:span></text:span><text:span text:style-name="CharStyle8"><text:span text:style-name="T28"> niekto pre prečin alebo priestupok verejne oslavuje alebo vyznačuje odsúdeného za vy­konanie </text:span></text:span><text:soft-page-break/><text:span text:style-name="CharStyle8"><text:span text:style-name="T28">toho prečinu alebo priestupku. Ambra Pietra, ako to dáta vyšetrovania a písma tlačového súdu do­kazujú, pre dva tlačové priestupky odsúdil peš</text:span></text:span><text:span text:style-name="CharStyle8"><text:span text:style-name="T1">ť</text:span></text:span><text:span text:style-name="CharStyle8"><text:span text:style-name="T28">budínsky porotný súd. Proti tomuto výroku Ambro Pietor podal nullitu, ktorú kuria len neskoro, v jaseni, od­vrhla; ale to je, dľa môjho náhľadu, vec cele indifferentná, lebo do zákona viac nadišputovať, ako sám</text:span></text:span><text:span text:style-name="CharStyle31"><text:span text:style-name="T28"> </text:span></text:span><text:span text:style-name="CharStyle8"><text:span text:style-name="T28">obsahuje a hovorí, nesvobodno. Keby zákon bol chcel za priestupok vyh</text:span></text:span><text:span text:style-name="CharStyle8"><text:span text:style-name="T8">lá</text:span></text:span><text:span text:style-name="CharStyle8"><text:span text:style-name="T28">siť oslavovanie právoplatne od­súdeného, to by určite bol vypovedal. Ja považujem </text:span></text:span><text:span text:style-name="CharStyle8"><text:span text:style-name="T1">nu</text:span></text:span><text:span text:style-name="CharStyle8"><text:span text:style-name="T28">llitu za takú, ktorá použitiu 174. §. v ceste nestojí.</text:span></text:span></text:p>
        <text:p text:style-name="P16"><text:span text:style-name="CharStyle8"><text:span text:style-name="T28">Druhá podmienka, ktorá sa bezpodmienečne po­žaduje, je tá, že by sa oslavovanie verejne dialo, pred shrom</text:span></text:span><text:span text:style-name="CharStyle8"><text:span text:style-name="T1">a</text:span></text:span><text:span text:style-name="CharStyle8"><text:span text:style-name="T28">ždením. Toto krit</text:span></text:span><text:span text:style-name="CharStyle8"><text:span text:style-name="T8">e</text:span></text:span><text:span text:style-name="CharStyle8"><text:span text:style-name="T28">rium zákona pri terajšom páde ja bezpodmienečne nachodím. Priestupok započal sa na stanici, dial sa na ulici a končil sa na Mudroňovom dvore. Myslím, slávny súd, že netreba mi dokazovať, že je železničná stanica verejné miesto, tým menej ale, že je ulica tým.</text:span></text:span></text:p>
        <text:p text:style-name="P16"><text:span text:style-name="CharStyle8"><text:span text:style-name="T28">Niet teda pochybnosti o tom, že čin má zákonom požadované krit</text:span></text:span><text:span text:style-name="CharStyle8"><text:span text:style-name="T8">e</text:span></text:span><text:span text:style-name="CharStyle8"><text:span text:style-name="T28">ria priestupku. Vidzme teraz, či je tu oslavovanie alebo vyznačovanie?</text:span></text:span></text:p>
        <text:p text:style-name="P16"><text:span text:style-name="CharStyle8"><text:span text:style-name="T28">Obžalovaní taja, že by oni Pietra oslavovali boli, alebo za neho boli demonštrovali. Viac postavilo sa ich na to stanovisko, že úctivý, priateľský, ba pri niektorom rodinný pomer za povinnosť im kládol vy­sloviť Pietrovi svoju sústrasť. To urobiť každý smie, každý je oprávnený. Lenže, slávny súd, ja tie medze, medzi ktorými svobodný občan pohybovať sa môže, tu prekročené vidím a smiem tvrdiť, že obžalovaní príliš využili verejnosť. Ja v tom, </text:span></text:span><text:span text:style-name="CharStyle8"><text:span text:style-name="T35">č</text:span></text:span><text:span text:style-name="CharStyle8"><text:span text:style-name="T28">o sa na stanici dialo, iné ako oslavovanie vide</text:span></text:span><text:span text:style-name="CharStyle8"><text:span text:style-name="T1">ť</text:span></text:span><text:span text:style-name="CharStyle8"><text:span text:style-name="T28"> nemôžem. O tom, čo sa na ulici dialo, obžalovaní všetci hovoria, že to bolo len následkom provokácie žandárov. Pod prí­sahou vypočutí svedkovia cele ináč svedčia. Ale i v protivnom páde obžalovaní nemali tak pokračovať, ako pokračovali; mali sa s ponosou obrátiť na pa­tričnú vrchnosť, lebo d</text:span></text:span><text:span text:style-name="CharStyle8"><text:span text:style-name="T8">ľ</text:span></text:span><text:span text:style-name="CharStyle8"><text:span text:style-name="T28">a práva</text:span></text:span><text:span text:style-name="CharStyle8"><text:span text:style-name="T1"> </text:span></text:span><text:span text:style-name="CharStyle8"><text:span text:style-name="T28">v sriadenom štáte nik nemôže by</text:span></text:span><text:span text:style-name="CharStyle8"><text:span text:style-name="T35">ť</text:span></text:span><text:span text:style-name="CharStyle8"><text:span text:style-name="T28"> svojím sudcom. Že ich pokračovani</text:span></text:span><text:span text:style-name="CharStyle8"><text:span text:style-name="T35">e </text:span></text:span><text:span text:style-name="CharStyle8"><text:span text:style-name="T28">na každého urobilo dojem demonštrácie, o tom svedčia všetc</text:span></text:span><text:span text:style-name="CharStyle8"><text:span text:style-name="T8">i</text:span></text:span><text:span text:style-name="CharStyle8"><text:span text:style-name="T28"> svedkovi</text:span></text:span><text:span text:style-name="CharStyle8"><text:span text:style-name="T1">a</text:span></text:span><text:span text:style-name="CharStyle8"><text:span text:style-name="T28">.</text:span></text:span><text:span text:style-name="CharStyle8"><text:span text:style-name="T1">.</text:span></text:span><text:span text:style-name="CharStyle8"><text:span text:style-name="T28">.</text:span></text:span></text:p>
        <text:p text:style-name="P16"><text:span text:style-name="CharStyle8"><text:span text:style-name="T28">Že obžalovaný výčin bo</text:span></text:span><text:span text:style-name="CharStyle8"><text:span text:style-name="T1">l</text:span></text:span><text:span text:style-name="CharStyle8"><text:span text:style-name="T28"> vykonaný s úmyslom ve­rejnej oslavy a demonštrácie, vidno i z článkov Ná­rodných Novín, ktoré v nasledujúce dni zaoberajú sa s vecou. V týchto článkoch oni cítia sa solidárnymi s Pietrom. Úmysel, ako vnútorné niečo u človeka, ve</text:span></text:span><text:span text:style-name="CharStyle8"><text:span text:style-name="T8">ľ</text:span></text:span><text:span text:style-name="CharStyle8"><text:span text:style-name="T28">mi ťažko dokázať; púhe vyznanie, jestli ho nepodopiera</text:span></text:span><text:span text:style-name="CharStyle8"><text:span text:style-name="T1">jú</text:span></text:span><text:span text:style-name="CharStyle8"><text:span text:style-name="T28"> i iné dôkazy, dnes už nepresvedčí sudcu. Ale tu máme mnoho okolností, ktoré ten úmysel nepodvratne dokazujú... Ja, slávny súd, na základe spomenutých dôkazov všetkých 28 obžalovaných uzná­vam za vinný</text:span></text:span><text:span text:style-name="CharStyle8"><text:span text:style-name="T35">c</text:span></text:span><text:span text:style-name="CharStyle8"><text:span text:style-name="T1">h</text:span></text:span><text:span text:style-name="CharStyle8"><text:span text:style-name="T28">... Nemôžem pominúť, aby som pozornos</text:span></text:span><text:span text:style-name="CharStyle8"><text:span text:style-name="T35">ť</text:span></text:span><text:span text:style-name="CharStyle8"><text:span text:style-name="T28"> sl. </text:span></text:span><text:soft-page-break/><text:span text:style-name="CharStyle8"><text:span text:style-name="T28">súdu nevyzval na jednu mýlnu mienku. Zračí sa ona zvláštne vo výpovedi Soltésza, ke</text:span></text:span><text:span text:style-name="CharStyle8"><text:span text:style-name="T35">ď</text:span></text:span><text:span text:style-name="CharStyle8"><text:span text:style-name="T28"> bráni sa tým, že ve</text:span></text:span><text:span text:style-name="CharStyle8"><text:span text:style-name="T35">ď</text:span></text:span><text:span text:style-name="CharStyle8"><text:span text:style-name="T28"> Pietor nebol pôvodcom tých inkrimi­novaných článkov, jeho odsúdenie je nezákonné, preto oslávenie Pi</text:span></text:span><text:span text:style-name="CharStyle8"><text:span text:style-name="T35">e</text:span></text:span><text:span text:style-name="CharStyle8"><text:span text:style-name="T28">t</text:span></text:span><text:span text:style-name="CharStyle8"><text:span text:style-name="T35">r</text:span></text:span><text:span text:style-name="CharStyle8"><text:span text:style-name="T1">a</text:span></text:span><text:span text:style-name="CharStyle8"><text:span text:style-name="T28"> nemôže by</text:span></text:span><text:span text:style-name="CharStyle8"><text:span text:style-name="T35">ť</text:span></text:span><text:span text:style-name="CharStyle8"><text:span text:style-name="T28"> priestupkom. Toto mudrovanie nemôžeme prijať. Peštia</text:span></text:span><text:span text:style-name="CharStyle8"><text:span text:style-name="T35">n</text:span></text:span><text:span text:style-name="CharStyle8"><text:span text:style-name="T28">ska porota odsúdila Pietra; pred týmto výrokom musí sa skloniť i Ludvik Soltész, i každý... Ke</text:span></text:span><text:span text:style-name="CharStyle8"><text:span text:style-name="T35">ď</text:span></text:span><text:span text:style-name="CharStyle8"><text:span text:style-name="T28"> štát nejaký čin deklaruje za trestuhodný, tým ho za nemravný deklaruje, kto ta­kého oslavuje, čo to spáchal, ten sa protiví štátu, lebo za mravné drží to, čo štát za nemravné vyhlásil. Tak je i v tomto páde.</text:span></text:span></text:p>
        <text:p text:style-name="P16"><text:span text:style-name="CharStyle8"><text:span text:style-name="T28">Na základe toho môj úctivý návrh ta smeruje, nech ráči sl. súd Matúša Dulu a jeho 27 spoločníkov za vinných vyhlásiť a na základe 174. §. ich potre­stať, každého ako zasluhuje.</text:span></text:span></text:p>
        <text:p text:style-name="P16"><text:span text:style-name="CharStyle8"><text:span text:style-name="T28">Prosím ich zaviazať znášať i vyskytnuté sa a vy­skytnúť sa majúce trovy, ale oproti bezmajetným vy­hlásiť ich za neso</text:span></text:span><text:span text:style-name="CharStyle8"><text:span text:style-name="T35">h</text:span></text:span><text:span text:style-name="CharStyle8"><text:span text:style-name="T28">nate</text:span></text:span><text:span text:style-name="CharStyle8"><text:span text:style-name="T8">ľn</text:span></text:span><text:span text:style-name="CharStyle8"><text:span text:style-name="T28">é.</text:span></text:span></text:p>
        <text:p text:style-name="P12"><text:span text:style-name="CharStyle37"><text:span text:style-name="T1"/></text:span></text:p>
        <text:p text:style-name="P5"><text:span text:style-name="CharStyle34"><text:span text:style-name="T28">Re</text:span></text:span><text:span text:style-name="CharStyle34"><text:span text:style-name="T1">č</text:span></text:span><text:span text:style-name="CharStyle34"><text:span text:style-name="T28"> obrancu dr. Gabriela Staro</text:span></text:span><text:span text:style-name="CharStyle34"><text:span text:style-name="T1">ň</text:span></text:span><text:span text:style-name="CharStyle34"><text:span text:style-name="T28">a.</text:span></text:span></text:p>
        <text:p text:style-name="P16"><text:span text:style-name="CharStyle8"><text:span text:style-name="T28">Veľkomožný pán predseda! Slávna Súd</text:span></text:span><text:span text:style-name="CharStyle8"><text:span text:style-name="T1">n</text:span></text:span><text:span text:style-name="CharStyle8"><text:span text:style-name="T28">a stolica! Ke</text:span></text:span><text:span text:style-name="CharStyle8"><text:span text:style-name="T1">ď</text:span></text:span><text:span text:style-name="CharStyle8"><text:span text:style-name="T28"> v záujme svojich klientov pozdvihujem slovo, mám na zreteli otázku: čo hľadali moji klienti d</text:span></text:span><text:span text:style-name="CharStyle8"><text:span text:style-name="T1">ň</text:span></text:span><text:span text:style-name="CharStyle8"><text:span text:style-name="T28">a 24. júna 1898 na železničnej stanici, ke</text:span></text:span><text:span text:style-name="CharStyle8"><text:span text:style-name="T1">ď</text:span></text:span><text:span text:style-name="CharStyle8"><text:span text:style-name="T28"> čakali od­súdeného Pietra, zodpovedného redaktora </text:span></text:span><text:span text:style-name="CharStyle8"><text:span text:style-name="T1">„</text:span></text:span><text:span text:style-name="CharStyle8"><text:span text:style-name="T28">Národních Novín</text:span></text:span><text:span text:style-name="CharStyle8"><text:span text:style-name="T1">“</text:span></text:span><text:span text:style-name="CharStyle8"><text:span text:style-name="T28">? </text:span></text:span><text:span text:style-name="CharStyle8"><text:span text:style-name="T35">Č</text:span></text:span><text:span text:style-name="CharStyle8"><text:span text:style-name="T1">o</text:span></text:span><text:span text:style-name="CharStyle8"><text:span text:style-name="T28"> ich ta doviedlo? Odpoveď na to je, d</text:span></text:span><text:span text:style-name="CharStyle8"><text:span text:style-name="T8">ľ</text:span></text:span><text:span text:style-name="CharStyle8"><text:span text:style-name="T28">a mojej mienky, že dvojaké city. Prvý je priateľský cit, ktorý všetci prechovávajú proti Ambrovi Pietrovi, druhý ten vnútorný cit, ktorý cítia obžalovaní, ako ich ja znám, oproti veci, pre ktorú Ambra Pietra od­súdili. To im zazlieva</text:span></text:span><text:span text:style-name="CharStyle8"><text:span text:style-name="T35">ť</text:span></text:span><text:span text:style-name="CharStyle8"><text:span text:style-name="T28"> nemožno.</text:span></text:span></text:p>
        <text:p text:style-name="P16"><text:span text:style-name="CharStyle8"><text:span text:style-name="T28">Že prečo, ohľadom toho budem tak smelý trochu odbočiť. V našej drahej vlasti, v Uhorsku — tak to učia i starí i noví politici </text:span></text:span><text:span text:style-name="CharStyle8"><text:span text:style-name="T1">—</text:span></text:span><text:span text:style-name="CharStyle8"><text:span text:style-name="T28"> národnostnú otázku nemožno rozlúštiť ináče, ako tak, že každému obča­novi vlasti, či je Slovák, či Maďar, treba dať rovné práva. Tu len tak môžeme spoločne pokojne žiť. </text:span></text:span><text:span text:style-name="CharStyle8"><text:span text:style-name="T1">Že </text:span></text:span><text:span text:style-name="CharStyle8"><text:span text:style-name="T28">toto naši politici uznávajú, o tom i doktr</text:span></text:span><text:span text:style-name="CharStyle8"><text:span text:style-name="T1">í</text:span></text:span><text:span text:style-name="CharStyle8"><text:span text:style-name="T28">na svedčí. Národnostiam vraj aspoň to treba dovoliť, aby si svoj jazyk, svoju kultúru vyvinovali. Že naši politici tak pojímali vec, dôkazom toho je národnostný zákon, sankcionovaný Jeho veličenstvom a do zákonníka vne­sený ako XLIV. artikul z roku 1868. Lež v pravde zákon tento neuviedli do života, skoro ani jednoho paragrafu jeho nezadržali.</text:span></text:span></text:p>
        <text:p text:style-name="P16"><text:span text:style-name="CharStyle8"><text:span text:style-name="T28">Toto je ten obratný bod. Keby toho nebolo, Pietra by neboli odsúdili.</text:span></text:span></text:p>
        <text:p text:style-name="P16"><text:span text:style-name="CharStyle8"><text:span text:style-name="T28">Keby nebo</text:span></text:span><text:span text:style-name="CharStyle8"><text:span text:style-name="T1">l</text:span></text:span><text:span text:style-name="CharStyle8"><text:span text:style-name="T28">i odsúdili Pietra, nebolo by bývalo ani toho </text:span></text:span><text:span text:style-name="CharStyle8"><text:span text:style-name="T1">„</text:span></text:span><text:span text:style-name="CharStyle8"><text:span text:style-name="T28">oslavovania“, ako sa ctený </text:span></text:span><text:soft-page-break/><text:span text:style-name="CharStyle8"><text:span text:style-name="T28">obžalobník vy­slovuje. Od poňatia patričného paragrafu zákona závisí, či slávna Súdna stolica za vinných uzná alebo osvobodí mojich klientov.</text:span></text:span></text:p>
        <text:p text:style-name="P16"><text:span text:style-name="CharStyle8"><text:span text:style-name="T28">Ešte len na tú jednu okolnos</text:span></text:span><text:span text:style-name="CharStyle8"><text:span text:style-name="T8">ť</text:span></text:span><text:span text:style-name="CharStyle8"><text:span text:style-name="T28"> chcem vyzvať vzácnu pozornosť slávneho súdu. 177. § hovorí toto: „...alebo páchateľa nejakého prečinu alebo priestupku pre spáchanie tohože udaným spôsobom vychváli alebo verejne vyznačí, padá pod trest do 6 mesačného väzenia. Ako to z pí</text:span></text:span><text:span text:style-name="CharStyle8"><text:span text:style-name="T8">s</text:span></text:span><text:span text:style-name="CharStyle8"><text:span text:style-name="T28">em — myslím, že sú pripojené — pred peštian</text:span></text:span><text:span text:style-name="CharStyle8"><text:span text:style-name="T1">s</text:span></text:span><text:span text:style-name="CharStyle8"><text:span text:style-name="T28">kym tlačovým súdom pojednávanej záležitosti vysvitá, Pietor nebol pôvodcom tých článkov, ale len v druhom rade stal sa zodpovedným a od­súdili ho ako takéhoto. Toto prízvukova</text:span></text:span><text:span text:style-name="CharStyle8"><text:span text:style-name="T1">ť</text:span></text:span><text:span text:style-name="CharStyle8"><text:span text:style-name="T28"> uznávam za potrebné v záujme obžalovaných. Ponevá</text:span></text:span><text:span text:style-name="CharStyle8"><text:span text:style-name="T1">č</text:span></text:span><text:span text:style-name="CharStyle8"><text:span text:style-name="T28"> Pietor nespáchal ten prečin, obžalovaní jeho pre také dačo ani nemohli oslavovať, čo im pripisuje ctený pán žalobník, a tak ich ani trestať nemožno. S tým v sú­vise poznamenávam ešte, že obrana v porote nevidí niečo takého, čo jej to obžaloba</text:span></text:span><text:span text:style-name="CharStyle8"><text:span text:style-name="T1">, </text:span></text:span><text:span text:style-name="CharStyle8"><text:span text:style-name="T28">imputova</text:span></text:span><text:span text:style-name="CharStyle8"><text:span text:style-name="T35">ť</text:span></text:span><text:span text:style-name="CharStyle8"><text:span text:style-name="T28"> chce.</text:span></text:span></text:p>
        <text:p text:style-name="P16"><text:span text:style-name="CharStyle8"><text:span text:style-name="T28">Na základe všetkého toho, povážiac obľahčujúce okolnosti, menovite pri druhej obžalovanej, že čo uro­bila, urobila to na vnuknutie svojho otca, prosím vy­pustiť mojich klientov zpod obžaloby a jej následkov a im za toto unúvanie dať dostatočnú satisfakciu.</text:span></text:span></text:p>
        <text:p text:style-name="P5"><text:span text:style-name="CharStyle34"><text:span text:style-name="T35"/></text:span></text:p>
        <text:p text:style-name="P13"><text:span text:style-name="CharStyle34"><text:span text:style-name="T35">R</text:span></text:span><text:span text:style-name="CharStyle34"><text:span text:style-name="T28">eč obrancu dr. Emila Stodolu.</text:span></text:span></text:p>
        <text:p text:style-name="P16"><text:span text:style-name="CharStyle8"><text:span text:style-name="T28">Slávna kr. Súdna stolic</text:span></text:span><text:span text:style-name="CharStyle8"><text:span text:style-name="T1">a</text:span></text:span><text:span text:style-name="CharStyle8"><text:span text:style-name="T28">! Previnenia, pripisované obžalovaným, ja rozlišujem. Inšie je totiž, čo sta</text:span></text:span><text:span text:style-name="CharStyle8"><text:span text:style-name="T1">l</text:span></text:span><text:span text:style-name="CharStyle8"><text:span text:style-name="T8">o</text:span></text:span><text:span text:style-name="CharStyle8"><text:span text:style-name="T28"> sa na železničnej stanici, a inši</text:span></text:span><text:span text:style-name="CharStyle8"><text:span text:style-name="T35">e</text:span></text:span><text:span text:style-name="CharStyle8"><text:span text:style-name="T28"> to, čo nasledovalo po netaktičnom zakročení žandarmerie.</text:span></text:span></text:p>
        <text:p text:style-name="P16"><text:span text:style-name="CharStyle8"><text:span text:style-name="T28">To, čo dialo sa na železničnej stanici, bolo len vyjavením priateľského súcitu; spievanie piesne „</text:span></text:span><text:span text:style-name="CharStyle8"><text:span text:style-name="T1">H</text:span></text:span><text:span text:style-name="CharStyle8"><text:span text:style-name="T28">ej Slováci!</text:span></text:span><text:span text:style-name="CharStyle8"><text:span text:style-name="T1">“</text:span></text:span><text:span text:style-name="CharStyle8"><text:span text:style-name="T28">, provokované netaktičným zakročením žand</text:span></text:span><text:span text:style-name="CharStyle8"><text:span text:style-name="T8">á</text:span></text:span><text:span text:style-name="CharStyle8"><text:span text:style-name="T28">rov, bolo demonštráciou za národnostné zásady, ktorú demonštráciu trestný zákon považuje so stano­viska cele iného.</text:span></text:span></text:p>
        <text:p text:style-name="P16"><text:span text:style-name="CharStyle8"><text:span text:style-name="T28">Ale ani priate</text:span></text:span><text:span text:style-name="CharStyle8"><text:span text:style-name="T35">ľ</text:span></text:span><text:span text:style-name="CharStyle8"><text:span text:style-name="T28">ské prijatie na stanici neznamená skutkovú povahu búrenia pod</text:span></text:span><text:span text:style-name="CharStyle8"><text:span text:style-name="T8">ľa</text:span></text:span><text:span text:style-name="CharStyle8"><text:span text:style-name="T28"> 174. §. trestného zá­kona, lebo k tomu bolo b</text:span></text:span><text:span text:style-name="CharStyle8"><text:span text:style-name="T35">y</text:span></text:span><text:span text:style-name="CharStyle8"><text:span text:style-name="T28"> treba, aby pre nejaký prečin odsúdený bol vychválený, vyznamenaný, čo v tomto páde obžalovaným nedá sa dokázať. Preto pro­sím, aby klienti moji i všetci obžalovaní boli na tomto základe osvobodení.</text:span></text:span></text:p>
        <text:p text:style-name="P16"><text:span text:style-name="CharStyle8"><text:span text:style-name="T28">Nakoľko slávna kr. Súdna stolica proti vš</text:span></text:span><text:span text:style-name="CharStyle8"><text:span text:style-name="T1">e</text:span></text:span><text:span text:style-name="CharStyle8"><text:span text:style-name="T8">t</text:span></text:span><text:span text:style-name="CharStyle8"><text:span text:style-name="T1">k</text:span></text:span><text:span text:style-name="CharStyle8"><text:span text:style-name="T28">ému očakávaniu neosvojila by si toto stanovisko, pre ten pád dovoľujem si pripomenúť, že, pod</text:span></text:span><text:span text:style-name="CharStyle8"><text:span text:style-name="T8">ľa</text:span></text:span><text:span text:style-name="CharStyle8"><text:span text:style-name="T28"> dobre pocho­peného smyslu 174. §., nie je ľahostajná vec kvalita prečinu alebo priestupku. Čím ťažší je </text:span></text:span><text:soft-page-break/><text:span text:style-name="CharStyle8"><text:span text:style-name="T28">prečin, tým ťažšie berie sa vychválenie jeho páchateľa, a naopak. Poznamenávam, že skutok, o ktorom je tu reč, bol trestaný 8-mesačným štátnym väzením, z ktorého dva mesiace omilostením boly odpustené, a predmetom obžaloby bolo, že </text:span></text:span><text:span text:style-name="CharStyle8"><text:span text:style-name="T35">čl</text:span></text:span><text:span text:style-name="CharStyle8"><text:span text:style-name="T28">ánkom Národných Novín nitrianski Slováci boli povzbudzovaní, aby si nedali pomaďarči</text:span></text:span><text:span text:style-name="CharStyle8"><text:span text:style-name="T1">ť </text:span></text:span><text:span text:style-name="CharStyle8"><text:span text:style-name="T28">mená svojich obcí, v druhom článku však vystúpilo sa proti majiteľom peštiansk</text:span></text:span><text:span text:style-name="CharStyle8"><text:span text:style-name="T1">yc</text:span></text:span><text:span text:style-name="CharStyle8"><text:span text:style-name="T28">h tehelní pre neslušné zachádzanie so svojimi robotníkmi.</text:span></text:span></text:p>
        <text:p text:style-name="P16"><text:span text:style-name="CharStyle8"><text:span text:style-name="T28">Na lavici obžalovaných sedí slovenský nacionalismus s de</text:span></text:span><text:span text:style-name="CharStyle8"><text:span text:style-name="T35">m</text:span></text:span><text:span text:style-name="CharStyle8"><text:span text:style-name="T28">okratismom. Týchto dvoje je vlastne jedno, lebo </text:span></text:span><text:span text:style-name="CharStyle8"><text:span text:style-name="T1">n</text:span></text:span><text:span text:style-name="CharStyle8"><text:span text:style-name="T8">a</text:span></text:span><text:span text:style-name="CharStyle8"><text:span text:style-name="T28">cionalismus, pri ktorom ide o dobrobyt ľudu, nie je inšie, ako čistý demokratismus. A pri posúdení skutku, ktorý obžalovaným kladie sa za vinu, smerodajné bude: či Pietor za spravedlivú vec trpel a tak či sústrasť jemu prejavená bola oprávnená alebo nie, totiž, inými slovam</text:span></text:span><text:span text:style-name="CharStyle8"><text:span text:style-name="T1">i</text:span></text:span><text:span text:style-name="CharStyle8"><text:span text:style-name="T28">: či slávna kr. Súdna stolica</text:span></text:span><text:span text:style-name="CharStyle48"><text:span text:style-name="T1"> </text:span></text:span><text:span text:style-name="CharStyle9"><text:span text:style-name="T28">vidí v nacionalisme a demokratisme zlú vec alebo nie? Lebo toto dvoje je alebo zlé a nedovolené, a tak obžalovaných potrestá s celou prísnosťou zákona, alebo je so stanoviska právneho a politického </text:span></text:span><text:span text:style-name="CharStyle9"><text:span text:style-name="T1">ko</text:span></text:span><text:span text:style-name="CharStyle9"><text:span text:style-name="T28">rrektné a dovolené, a tak obžalovaní môžu by</text:span></text:span><text:span text:style-name="CharStyle9"><text:span text:style-name="T35">ť</text:span></text:span><text:span text:style-name="CharStyle9"><text:span text:style-name="T28"> len osvobodení.</text:span></text:span></text:p>
        <text:p text:style-name="P16"><text:span text:style-name="CharStyle9"><text:span text:style-name="T28">Odpove</text:span></text:span><text:span text:style-name="CharStyle9"><text:span text:style-name="T1">ď</text:span></text:span><text:span text:style-name="CharStyle9"><text:span text:style-name="T28"> na túto otázku n</text:span></text:span><text:span text:style-name="CharStyle9"><text:span text:style-name="T1">á</text:span></text:span><text:span text:style-name="CharStyle9"><text:span text:style-name="T28">jdeme i v politických tradíci</text:span></text:span><text:span text:style-name="CharStyle9"><text:span text:style-name="T1">á</text:span></text:span><text:span text:style-name="CharStyle9"><text:span text:style-name="T28">ch Uhorska, i v positívnom zákone. Deväťsto rokov je tomu, čo kráľ sv. Štefan povedal synovi, ako svojmu nástupcovi, tie pamätné slová: „Regnum unius linguae fragile ac imbecile est.</text:span></text:span><text:span text:style-name="CharStyle9"><text:span text:style-name="T1">“</text:span></text:span><text:span text:style-name="CharStyle9"><text:span text:style-name="T28"> Spolu napo­mínal ho k tolerantnosti. A Deák, táto veľká politi­cká postava z novšej doby uhorskej hist</text:span></text:span><text:span text:style-name="CharStyle9"><text:span text:style-name="T1">ó</text:span></text:span><text:span text:style-name="CharStyle9"><text:span text:style-name="T28">rie, Deák, ktorý je jedným z tvorcov národnostného zákona, hlásal, že </text:span></text:span><text:span text:style-name="CharStyle9"><text:span text:style-name="T1">„</text:span></text:span><text:span text:style-name="CharStyle9"><text:span text:style-name="T28">vlas</text:span></text:span><text:span text:style-name="CharStyle9"><text:span text:style-name="T8">ť</text:span></text:span><text:span text:style-name="CharStyle9"><text:span text:style-name="T28"> môžu obrániť len svobodné ruky, a svoboda ničoho neztratí zo svojej ceny preto, že mnohí stanú sa jej účastnými, naopak, ešte získa v sile a trvácnosti.“</text:span></text:span></text:p>
        <text:p text:style-name="P16"><text:span text:style-name="CharStyle9"><text:span text:style-name="T28">Že oprávnenosť slovenského nacionalismu v našej vlasti uznáva sa posit</text:span></text:span><text:span text:style-name="CharStyle9"><text:span text:style-name="T1">ív</text:span></text:span><text:span text:style-name="CharStyle9"><text:span text:style-name="T28">n</text:span></text:span><text:span text:style-name="CharStyle9"><text:span text:style-name="T1">ym</text:span></text:span><text:span text:style-name="CharStyle9"><text:span text:style-name="T28">i právnymi ustanoveniami, to vieme. Je to XLIV. zák. článok z roku 1868, sankcionovaný Jeho veličenstvom naším kráľom, ktorý reguluje jazykové a iné práva národností, a jak</text:span></text:span><text:span text:style-name="CharStyle9"><text:span text:style-name="T35">ý</text:span></text:span><text:span text:style-name="CharStyle9"><text:span text:style-name="T28"> to má dosah, to nech mi je dovoleno dôrazne ukázať.</text:span></text:span></text:p>
        <text:p text:style-name="P16"><text:span text:style-name="CharStyle9"><text:span text:style-name="T28">Stvorením XLIV. zák. čl. z roku 1868 oprávne­nosti národností, ich právu k vlastnej kultúre, k ple­mennému existovaniu dostalo sa najvyššieho uznania, áno čo viac, štát zaviazal sa, že podmienky rozvitia zadováži národnostiam, a síce v rovnej miere. So zreteľom na toto v 17. §. národnostný zákon usta­novuje, že: poneváč prospech verejnej výučby v zá­ujme vzdelanosti a dobrobytu je i štátu najvyšším</text:span></text:span><text:span text:style-name="CharStyle31"><text:span text:style-name="T28"> </text:span></text:span><text:span text:style-name="CharStyle8"><text:span text:style-name="T28">cieľom, štát povin</text:span></text:span><text:span text:style-name="CharStyle8"><text:span text:style-name="T1">n</text:span></text:span><text:span text:style-name="CharStyle8"><text:span text:style-name="T28">ý je v svojich školách stara</text:span></text:span><text:span text:style-name="CharStyle8"><text:span text:style-name="T1">ť</text:span></text:span><text:span text:style-name="CharStyle8"><text:span text:style-name="T28"> sa o to, aby krajinskí občania, ku </text:span></text:span><text:soft-page-break/><text:span text:style-name="CharStyle8"><text:span text:style-name="T28">ktorejkoľvek národ­nosti by prináležali, tam, kde vo väčších </text:span></text:span><text:span text:style-name="CharStyle8"><text:span text:style-name="T1">m</text:span></text:span><text:span text:style-name="CharStyle8"><text:span text:style-name="T28">assách žijú, v blízkosti svojho kraja v svojej materinskej reči mohli sa vzdelávať až potiaľ, kde vyššia akademická výučba sa začína. A že zákon tu nemyslel na sriadenie jednotlivých katedier, katedier slovenskej reči a literatúry, lež na čisto slovenské stredné a nižšie školy, vysvitá z toho, že d</text:span></text:span><text:span text:style-name="CharStyle8"><text:span text:style-name="T1">ľ</text:span></text:span><text:span text:style-name="CharStyle8"><text:span text:style-name="T28">a 18. §. v krajoch s miešaným obyvateľstvom aspoň slovenská reč a li­teratúra mala by sa vyučovať v tamejších štátnych školách.</text:span></text:span></text:p>
        <text:p text:style-name="P5"><text:span text:style-name="CharStyle8"><text:span text:style-name="T28">A predsa čo vidíme v praxi?</text:span></text:span></text:p>
        <text:p text:style-name="P16"><text:span text:style-name="CharStyle8"><text:span text:style-name="T28">Zo všetkých stredných škôl celého Uhorska len v ba</text:span></text:span><text:span text:style-name="CharStyle8"><text:span text:style-name="T1">ň</text:span></text:span><text:span text:style-name="CharStyle8"><text:span text:style-name="T28">sko-bystrickom gymnásiume berú ohľad na slo­venský jazyk, aby mohli pomáhať biednemu žiačikovi, nezbehlému v maďarskej reči. Na čele ministerstva kultu a výučby stojí liberálny minister, ktorý nedávno, z príležitosti Pet</text:span></text:span><text:span text:style-name="CharStyle8"><text:span text:style-name="T63">ő</text:span></text:span><text:span text:style-name="CharStyle8"><text:span text:style-name="T1">fi</text:span></text:span><text:span text:style-name="CharStyle8"><text:span text:style-name="T28">ho jubilea</text:span></text:span><text:span text:style-name="CharStyle8"><text:span text:style-name="T1">,</text:span></text:span><text:span text:style-name="CharStyle8"><text:span text:style-name="T28"> slávnostne povedal, že pokrok, dobrobyt národov a ich literárny, spoločenský a politický rozvoj môže sa diať len na národnom zá­klade, pri platnosti národnostného citu. A vidzme, ako privádza k platnosti tento svoj názor oproti Slo­vákom a ostatným národnostiam. Vidzme, ako tento minister exekvuje národnostný zákon.</text:span></text:span></text:p>
        <text:p text:style-name="P16"><text:span text:style-name="CharStyle8"><text:span text:style-name="T28">V rozpočte na rok 1899 bolo určeno pre stredné školy 2,188.153 zlatých, pre vyššie dievčenské ob­čianske, ľudové školy a pre učiteľské präparandie 5,466.601 zlatých, spolu 7,654.754 zlaté. Ak spýtame sa, ko</text:span></text:span><text:span text:style-name="CharStyle8"><text:span text:style-name="T1">ľ</text:span></text:span><text:span text:style-name="CharStyle8"><text:span text:style-name="T28">ko bolo z toho pre slovenské školy, odpoveď bude: ani krajciar. To jest, pardon! z rozpočtu tohto ministerstva 300 zlatých dostalo sa Museálnej slovenskej spoločnosti. Tých 300 zlatých repräsentuje štátnu podporu, udelenú z toľkých million</text:span></text:span><text:span text:style-name="CharStyle8"><text:span text:style-name="T1">ov</text:span></text:span><text:span text:style-name="CharStyle8"><text:span text:style-name="T28"> na kul­túrne ciele Slovákov, — vtedy, keď, mimochodom re</text:span></text:span><text:span text:style-name="CharStyle8"><text:span text:style-name="T1">č</text:span></text:span><text:span text:style-name="CharStyle8"><text:span text:style-name="T28">eno, sama Vedecká akad</text:span></text:span><text:span text:style-name="CharStyle8"><text:span text:style-name="T1">é</text:span></text:span><text:span text:style-name="CharStyle8"><text:span text:style-name="T28">mia maďarská, teda ústav nie krajinský, lež slúžiaci kultúrnym cieľom len jednoho kme</text:span></text:span><text:span text:style-name="CharStyle8"><text:span text:style-name="T1">ň</text:span></text:span><text:span text:style-name="CharStyle8"><text:span text:style-name="T28">a, dostáva ročne od štátu 42.000 zlatých a maďarské divadlo 360.000 zl. (Predseda pretrhol rečníka.) Pri doterajšom vládnom systéme podmienky rozvitia nielen že nedávajú sa jednotlivým národno­stiam v rovnej miere, lež odopierajú sa im i proti intencii zákona.</text:span></text:span></text:p>
        <text:p text:style-name="P16"><text:span text:style-name="CharStyle8"><text:span text:style-name="T28">Nejdem spomínať hist</text:span></text:span><text:span text:style-name="CharStyle8"><text:span text:style-name="T9">o</text:span></text:span><text:span text:style-name="CharStyle8"><text:span text:style-name="T28">riu pozatváraných sloven­ských gymnásií, no nech mi je dovoleno podotknúť, že Bánff</text:span></text:span><text:span text:style-name="CharStyle8"><text:span text:style-name="T1">yh</text:span></text:span><text:span text:style-name="CharStyle8"><text:span text:style-name="T28">o vláda proti zneniu 26. § národnostného zákona, dovoľujúceho, aby jednotliví občania ktorej­koľvek národnosti mohli si postaviť nižšie, stredné a vyššie školy z vlastnej sily alebo utvorením spolku, pod č. 1883</text:span></text:span><text:span text:style-name="CharStyle8"><text:span text:style-name="T36">0</text:span></text:span><text:span text:style-name="CharStyle8"><text:span text:style-name="T28"> roku 1897 tak riešila, že nedovolí, aby v Turčianskom Sv. Martine utvoril sa spolok k sbieraniu peňazí na interkonfessionálne slovenské gymnásium. Zákaz svoj odôvodnila tým, že o vzdelanie Slo­vákov je už dostatočne po</text:span></text:span><text:span text:style-name="CharStyle8"><text:span text:style-name="T9">s</text:span></text:span><text:span text:style-name="CharStyle8"><text:span text:style-name="T28">tar</text:span></text:span><text:span text:style-name="CharStyle8"><text:span text:style-name="T9">a</text:span></text:span><text:span text:style-name="CharStyle8"><text:span text:style-name="T28">no a spolok taký </text:span></text:span><text:soft-page-break/><text:span text:style-name="CharStyle8"><text:span text:style-name="T28">že je teda zbytočný. Ale z hó</text:span></text:span><text:span text:style-name="CharStyle8"><text:span text:style-name="T1">dm</text:span></text:span><text:span text:style-name="CharStyle8"><text:span text:style-name="T28">ez</text:span></text:span><text:span text:style-name="CharStyle8"><text:span text:style-name="T26">ő</text:span></text:span><text:span text:style-name="CharStyle8"><text:span text:style-name="T28"> vásárhelyských </text:span></text:span><text:span text:style-name="CharStyle8"><text:span text:style-name="T1">dv</text:span></text:span><text:span text:style-name="CharStyle8"><text:span text:style-name="T28">aadvadsiatich pohrabných spolkov, ktoré takú smutnú rollu braly v travičských processoch, ten minister nepovedal ani o jednom, že je nepotrebný. Žiaľ, že terajšia vláda, chcejúca sa opierať na právo, zákon a spravedlivosť, nevedela sa povzniesť nad to nesprav</text:span></text:span><text:span text:style-name="CharStyle8"><text:span text:style-name="T9">e</text:span></text:span><text:span text:style-name="CharStyle8"><text:span text:style-name="T28">dlivé riešenie svojho tyranského predchodcu a po­tvrdila zákaz. (Predseda pretrhol rečníka.)</text:span></text:span></text:p>
        <text:p text:style-name="P16"><text:span text:style-name="CharStyle8"><text:span text:style-name="T28">Práve tak sme obišli najnovšie ešte i so školou, v ktorej dievčatá mal</text:span></text:span><text:span text:style-name="CharStyle8"><text:span text:style-name="T9">y</text:span></text:span><text:span text:style-name="CharStyle8"><text:span text:style-name="T28"> byť vyučované variť, šaty prať a pl</text:span></text:span><text:span text:style-name="CharStyle8"><text:span text:style-name="T1">á</text:span></text:span><text:span text:style-name="CharStyle8"><text:span text:style-name="T28">t</text:span></text:span><text:span text:style-name="CharStyle8"><text:span text:style-name="T1">ať</text:span></text:span><text:span text:style-name="CharStyle8"><text:span text:style-name="T47">.</text:span></text:span></text:p>
        <text:p text:style-name="P16"><text:span text:style-name="CharStyle8"><text:span text:style-name="T28">Pr</text:span></text:span><text:span text:style-name="CharStyle8"><text:span text:style-name="T1">a</text:span></text:span><text:span text:style-name="CharStyle8"><text:span text:style-name="T28">vosúdie a administráciu spomeniem len na­krátko. Koľké škody trpí ľud, ke</text:span></text:span><text:span text:style-name="CharStyle8"><text:span text:style-name="T9">ď</text:span></text:span><text:span text:style-name="CharStyle8"><text:span text:style-name="T28"> ho nesrozumite</text:span></text:span><text:span text:style-name="CharStyle8"><text:span text:style-name="T36">ľ</text:span></text:span><text:span text:style-name="CharStyle8"><text:span text:style-name="T28">nou rečou citujú k súdu, keď nesrozumite</text:span></text:span><text:span text:style-name="CharStyle8"><text:span text:style-name="T36">ľ</text:span></text:span><text:span text:style-name="CharStyle8"><text:span text:style-name="T28">nou rečou berú hore zápisnicu s ním, keď tú istú nesrozumiteľnú reč upotrebujú pri vnášaní výpovede svedkov, a konečne keď v tej istej nesrozumite</text:span></text:span><text:span text:style-name="CharStyle8"><text:span text:style-name="T36">ľ</text:span></text:span><text:span text:style-name="CharStyle8"><text:span text:style-name="T28">nej reči sde</text:span></text:span><text:span text:style-name="CharStyle8"><text:span text:style-name="T1">ľ</text:span></text:span><text:span text:style-name="CharStyle8"><text:span text:style-name="T28">ujú písaný výrok stránke neprítomnej pri publikácii súdneho vý­roku! Koľkí úbohí sedliaci bo</text:span></text:span><text:span text:style-name="CharStyle8"><text:span text:style-name="T36">ľ</text:span></text:span><text:span text:style-name="CharStyle8"><text:span text:style-name="T1">a</text:span></text:span><text:span text:style-name="CharStyle8"><text:span text:style-name="T9">s</text:span></text:span><text:span text:style-name="CharStyle8"><text:span text:style-name="T28">tne pocítili už tieto odpornosti, ktoré doprosta protivia sa paragrafom 7. a 8. národnostného zákona, predpisujúcim to, aby sa všetky tie výkony v našich krajoch v slovenskej reči prevádzaly, a síce pri podmienkach, v zákone bližšie opísaných, ale doterajším vládnym systémom vo ve</text:span></text:span><text:span text:style-name="CharStyle8"><text:span text:style-name="T9">ľ</text:span></text:span><text:span text:style-name="CharStyle8"><text:span text:style-name="T28">kej čiastke zmarených. Výroky a iné vydania — aby som len o týchto hovoril — sú alebo na to, aby im človek porozumel, a vtedy u nás majú sa vydávať po slovensky, alebo nie, a vtedy škoda pa­pieru.</text:span></text:span></text:p>
        <text:p text:style-name="P16"><text:span text:style-name="CharStyle8"><text:span text:style-name="T36">Č</text:span></text:span><text:span text:style-name="CharStyle8"><text:span text:style-name="T28">o sa týka zapl</text:span></text:span><text:span text:style-name="CharStyle8"><text:span text:style-name="T36">ň</text:span></text:span><text:span text:style-name="CharStyle8"><text:span text:style-name="T28">ovania úradov, § 27. národnost­ného zákona nakladá, že národnosť nesmie byť ni­komu prekážkou pre dosiahnutie akéhokoľvek úradu a akejkoľvek hodnosti, ba ten zákon zreteľne dokladá, aby bolo postarano i o to, aby miesta</text:span></text:span><text:span text:style-name="CharStyle8"><text:span text:style-name="T1"> </text:span></text:span><text:span text:style-name="CharStyle8"><text:span text:style-name="T9">h</text:span></text:span><text:span text:style-name="CharStyle8"><text:span text:style-name="T28">lavno župa</text:span></text:span><text:span text:style-name="CharStyle8"><text:span text:style-name="T1">n</text:span></text:span><text:span text:style-name="CharStyle8"><text:span text:style-name="T28">ské aj mužmi národností b</text:span></text:span><text:span text:style-name="CharStyle8"><text:span text:style-name="T1">o</text:span></text:span><text:span text:style-name="CharStyle8"><text:span text:style-name="T28">ly zaplnené.</text:span></text:span></text:p>
        <text:p text:style-name="P16"><text:span text:style-name="CharStyle8"><text:span text:style-name="T28">Voči tomuto zreteľnému ustanoveniu zákona spy­tujem sa teraz, či sa v Uhorsku n</text:span></text:span><text:span text:style-name="CharStyle8"><text:span text:style-name="T9">a</text:span></text:span><text:span text:style-name="CharStyle8"><text:span text:style-name="T28">jde úradník, ktorý by sa verejne za Slováka vydávať smel? Nikto! Tak, hľa, je úradníctvo potlačené!</text:span></text:span></text:p>
        <text:p text:style-name="P16"><text:span text:style-name="CharStyle8"><text:span text:style-name="T28">Takto mohol by som ďalej pokračovať v pouka­zovaní na veľké protivy medzi zákonom a praxou i na poli ostatných občianskych a politických práv. Mohol by som poukázať na voľby — o týchto práve môj ctený kollega Pavel Mudro</text:span></text:span><text:span text:style-name="CharStyle8"><text:span text:style-name="T1">ň</text:span></text:span><text:span text:style-name="CharStyle8"><text:span text:style-name="T28"> mohol by nám viacej rozprávať </text:span></text:span><text:span text:style-name="CharStyle8"><text:span text:style-name="T1">—</text:span></text:span><text:span text:style-name="CharStyle8"><text:span text:style-name="T28">, na právo spolčovania sa, kde ani ha­sičských spolkov nepovo</text:span></text:span><text:span text:style-name="CharStyle8"><text:span text:style-name="T36">ľu</text:span></text:span><text:span text:style-name="CharStyle8"><text:span text:style-name="T28">jú, jestli rečou velenia nie</text:span></text:span><text:span text:style-name="CharStyle8"><text:span text:style-name="T1"> </text:span></text:span><text:span text:style-name="CharStyle8"><text:span text:style-name="T28">je maďarská atď. atď. Ale už i toto dostačí z tohto </text:span></text:span><text:span text:style-name="CharStyle8"><text:span text:style-name="T1">!</text:span></text:span></text:p>
        <text:p text:style-name="P16"><text:span text:style-name="CharStyle8"><text:span text:style-name="T28">Voči všetkým týmto f</text:span></text:span><text:span text:style-name="CharStyle8"><text:span text:style-name="T1">la</text:span></text:span><text:span text:style-name="CharStyle8"><text:span text:style-name="T28">grantným urazeniam zá­kona stretáme sa, bohužia</text:span></text:span><text:span text:style-name="CharStyle8"><text:span text:style-name="T9">ľ</text:span></text:span><text:span text:style-name="CharStyle8"><text:span text:style-name="T28">, s tou </text:span></text:span><text:soft-page-break/><text:span text:style-name="CharStyle8"><text:span text:style-name="T28">stereotypnou ná­mietkou: národnostiam nemožno da</text:span></text:span><text:span text:style-name="CharStyle8"><text:span text:style-name="T36">ť</text:span></text:span><text:span text:style-name="CharStyle8"><text:span text:style-name="T28"> ich práva, lebo by ich nadužili, a síce na rozbitie maďarského štátu a na podkopanie existencie maďarskej fajty.</text:span></text:span></text:p>
        <text:p text:style-name="P16"><text:span text:style-name="CharStyle8"><text:span text:style-name="T28">Čo sa týka prvého, na to mám len túto odvet</text:span></text:span><text:span text:style-name="CharStyle8"><text:span text:style-name="T1">u: </text:span></text:span><text:span text:style-name="CharStyle8"><text:span text:style-name="T28">je pravda, národnosti sú teraz nespokojné, ale kto je toho príčinou? Ktorá vláda od roku 1868 kedy urobila čo len jeden jediný krok na prevedenie národ­nostného zákona?</text:span></text:span></text:p>
        <text:p text:style-name="P16"><text:span text:style-name="CharStyle8"><text:span text:style-name="T28">Na druhé mám však túto odvetu: </text:span></text:span><text:span text:style-name="CharStyle8"><text:span text:style-name="T1">O</text:span></text:span><text:span text:style-name="CharStyle8"><text:span text:style-name="T28"> podkopaní, o znebezpečení existencie maďarskej fajty mohla by by</text:span></text:span><text:span text:style-name="CharStyle8"><text:span text:style-name="T36">ť</text:span></text:span><text:span text:style-name="CharStyle8"><text:span text:style-name="T28"> reč len vtedy, keby ona bola slabá, keby jej ná­rodnosti i v novších časoch boly značne odorávaly</text:span></text:span><text:span text:style-name="CharStyle8"><text:span text:style-name="T1">.</text:span></text:span></text:p>
        <text:p text:style-name="P16"><text:span text:style-name="CharStyle8"><text:span text:style-name="T28">Slávna kr. súdna stolica! Sú jednotliví šovini­stickí štatistikovia, ktorí z času na čas strašia ma­ďarskú fajtu tým, že na hraničnej čiare, odde</text:span></text:span><text:span text:style-name="CharStyle8"><text:span text:style-name="T9">ľ</text:span></text:span><text:span text:style-name="CharStyle8"><text:span text:style-name="T28">ujúcej Slovákov od Maďarov, Maďar slovenčí sa, ani neviem ako. Lenže títo politickí štatistikovia zabúdajú doložiť k tomu, ako ve</text:span></text:span><text:span text:style-name="CharStyle8"><text:span text:style-name="T9">ľ</text:span></text:span><text:span text:style-name="CharStyle8"><text:span text:style-name="T28">mi rozmnožily sa a zmocnely ma­ďarské vidieky v poslednom storočí.</text:span></text:span></text:p>
        <text:p text:style-name="P25"><text:span text:style-name="CharStyle8"><text:span text:style-name="T28">Nech mi je dovoleno poukázať i </text:span></text:span><text:span text:style-name="CharStyle8"><text:span text:style-name="T37">na to, že z diela </text:span></text:span><text:span text:style-name="CharStyle8"><text:span text:style-name="T28">krajinského štatistického úrad</text:span></text:span><text:span text:style-name="CharStyle8"><text:span text:style-name="T37">u „o ľudnatosti Uhorska</text:span></text:span><text:span text:style-name="CharStyle8"><text:span text:style-name="T28"> v dobe pragmatickej sankcie</text:span></text:span><text:span text:style-name="CharStyle8"><text:span text:style-name="T1">“</text:span></text:span><text:span text:style-name="CharStyle8"><text:span text:style-name="T28"> vysv</text:span></text:span><text:span text:style-name="CharStyle8"><text:span text:style-name="T1">it</text:span></text:span><text:span text:style-name="CharStyle8"><text:span text:style-name="T10">á, že ľudnatostné</text:span></text:span><text:span text:style-name="CharStyle8"><text:span text:style-name="T1"> </text:span></text:span><text:span text:style-name="CharStyle8"><text:span text:style-name="T28">pomery Uhorska po vyhnaní Tur</text:span></text:span><text:span text:style-name="CharStyle8"><text:span text:style-name="T37">kov </text:span></text:span><text:span text:style-name="CharStyle8"><text:span text:style-name="T10">—</text:span></text:span><text:span text:style-name="CharStyle8"><text:span text:style-name="T37"> a to je</text:span></text:span><text:span text:style-name="CharStyle8"><text:span text:style-name="T1"> </text:span></text:span><text:span text:style-name="CharStyle8"><text:span text:style-name="T28">isolovaný zjav v Eur</text:span></text:span><text:span text:style-name="CharStyle8"><text:span text:style-name="T10">o</text:span></text:span><text:span text:style-name="CharStyle8"><text:span text:style-name="T28">pe, anal</text:span></text:span><text:span text:style-name="CharStyle8"><text:span text:style-name="T10">o</text:span></text:span><text:span text:style-name="CharStyle8"><text:span text:style-name="T28">giu </text:span></text:span><text:span text:style-name="CharStyle8"><text:span text:style-name="T37">najdeme v južnom</text:span></text:span><text:span text:style-name="CharStyle8"><text:span text:style-name="T28"> Rusku </text:span></text:span><text:span text:style-name="CharStyle8"><text:span text:style-name="T1">—</text:span></text:span><text:span text:style-name="CharStyle8"><text:span text:style-name="T28"> vzaly mimoriadne priazniv</text:span></text:span><text:span text:style-name="CharStyle8"><text:span text:style-name="T1">ý </text:span></text:span><text:span text:style-name="CharStyle8"><text:span text:style-name="T10">obrat pre obyvateľ</text:span></text:span><text:span text:style-name="CharStyle8"><text:span text:style-name="T28">stvo dolnozemské. Pokým počet</text:span></text:span><text:span text:style-name="CharStyle31"><text:span text:style-name="T28"> </text:span></text:span><text:span text:style-name="CharStyle31"><text:span text:style-name="T37">obyvateľstva 12 </text:span></text:span><text:span text:style-name="CharStyle8"><text:span text:style-name="T28">zväčša slovenských </text:span></text:span><text:span text:style-name="CharStyle8"><text:span text:style-name="T37">h</text:span></text:span><text:span text:style-name="CharStyle8"><text:span text:style-name="T28">orno-uhorských stolíc od roku 1787 do roku 1890 zrástol z 1,62</text:span></text:span><text:span text:style-name="CharStyle8"><text:span text:style-name="T1">4 0</text:span></text:span><text:span text:style-name="CharStyle8"><text:span text:style-name="T28">00 na 2,090 </text:span></text:span><text:span text:style-name="CharStyle8"><text:span text:style-name="T37">000</text:span></text:span><text:span text:style-name="CharStyle8"><text:span text:style-name="T28">, alebožto o 28</text:span></text:span><text:span text:style-name="CharStyle8"><text:span text:style-name="T1">%</text:span></text:span><text:span text:style-name="CharStyle8"><text:span text:style-name="T28">, dotedy počet obyvate</text:span></text:span><text:span text:style-name="CharStyle8"><text:span text:style-name="T10">ľ</text:span></text:span><text:span text:style-name="CharStyle8"><text:span text:style-name="T28">stva v ostatnej čiastke krajiny — vyjmúc Sedmo</text:span></text:span><text:span text:style-name="CharStyle8"><text:span text:style-name="T37">h</text:span></text:span><text:span text:style-name="CharStyle8"><text:span text:style-name="T28">ra</text:span></text:span><text:span text:style-name="CharStyle8"><text:span text:style-name="T37">d</text:span></text:span><text:span text:style-name="CharStyle8"><text:span text:style-name="T28">sko, ktorého ľudnatos</text:span></text:span><text:span text:style-name="CharStyle8"><text:span text:style-name="T37">ť</text:span></text:span><text:span text:style-name="CharStyle8"><text:span text:style-name="T28"> tiež zaostáva </text:span></text:span><text:span text:style-name="CharStyle8"><text:span text:style-name="T1">—</text:span></text:span><text:span text:style-name="CharStyle8"><text:span text:style-name="T28"> zo 4,970.000 na 10,128.</text:span></text:span><text:span text:style-name="CharStyle8"><text:span text:style-name="T1">0</text:span></text:span><text:span text:style-name="CharStyle8"><text:span text:style-name="T28">00, alebožto o 103%.</text:span></text:span></text:p>
        <text:p text:style-name="P16"><text:span text:style-name="CharStyle8"><text:span text:style-name="T28">Zo všetkého tohoto možno videť, že maďarskému štátu nehrozí nebezpečenstvo od Slovákov, ale že len intolerancia do</text:span></text:span><text:span text:style-name="CharStyle8"><text:span text:style-name="T1">s</text:span></text:span><text:span text:style-name="CharStyle8"><text:span text:style-name="T28">avádneho vládneho s</text:span></text:span><text:span text:style-name="CharStyle8"><text:span text:style-name="T10">y</text:span></text:span><text:span text:style-name="CharStyle8"><text:span text:style-name="T28">stému je príči­nou potlačenia Slovákov. Doterajší Tiszovský a Bánffyovský vládny systém z tejto a nie z inej príčiny nešetril zákona národnostného a vo všetkom, čo je sl</text:span></text:span><text:span text:style-name="CharStyle8"><text:span text:style-name="T1">o</text:span></text:span><text:span text:style-name="CharStyle8"><text:span text:style-name="T28">­venské, hľadal panslavismus, gravitovanie na vonok a šliapal </text:span></text:span><text:span text:style-name="CharStyle8"><text:span text:style-name="T37">h</text:span></text:span><text:span text:style-name="CharStyle8"><text:span text:style-name="T28">o.</text:span></text:span></text:p>
        <text:p text:style-name="P16"><text:span text:style-name="CharStyle8"><text:span text:style-name="T28">Slávna kr. súdna stolica! Nech nám je dovolené s celou úprimnosťou osvedčiť, že vlasť je i nám svätá, ale sú i nám svä</text:span></text:span><text:span text:style-name="CharStyle8"><text:span text:style-name="T1">t</text:span></text:span><text:span text:style-name="CharStyle8"><text:span text:style-name="T28">é práva ľudu nášho, zákonom za­bezpečené. Jedinou našou túžbou je, aby sme tu v tejto vlasti ako Slováci mohli rozvíjať svoju ná­rodnosť slovenskú.</text:span></text:span></text:p>
        <text:p text:style-name="P44"><text:span text:style-name="CharStyle8"><text:span text:style-name="T28">Slávna kr. súdna stolica! Obžalovaní neprevi­nili sa proti záujmom vlasti, ke</text:span></text:span><text:span text:style-name="CharStyle8"><text:span text:style-name="T37">ď</text:span></text:span><text:span text:style-name="CharStyle8"><text:span text:style-name="T28"> demonštrovali za bojujúceho muža a za zásady národnosti s</text:span></text:span><text:span text:style-name="CharStyle8"><text:span text:style-name="T10">l</text:span></text:span><text:span text:style-name="CharStyle8"><text:span text:style-name="T28">ovenskej. Prosím osvobodiť ic</text:span></text:span><text:span text:style-name="CharStyle8"><text:span text:style-name="T1">h!</text:span></text:span><text:span text:style-name="Predvolené_20_písmo_20_odseku"><text:span text:style-name="T22">\</text:span></text:span><text:span text:style-name="Predvolené_20_písmo_20_odseku"><text:span text:style-name="T24">footnote</text:span></text:span><text:span text:style-name="Predvolené_20_písmo_20_odseku"><text:span text:style-name="T22">{</text:span></text:span><text:span text:style-name="CharStyle41"><text:span text:style-name="T50">Pri prednášaní obrannej reči predseda opä­tovne pretrhoval obrancu, hroziac mu odobratím slova, následkom toho viac odstavco</text:span></text:span><text:span text:style-name="CharStyle41"><text:span text:style-name="T10">v</text:span></text:span><text:span text:style-name="CharStyle41"><text:span text:style-name="T50"> z reči </text:span></text:span><text:soft-page-break/><text:span text:style-name="CharStyle41"><text:span text:style-name="T50">obrannej vy­stalo; medziiným vystalo i poukázanie na to, ako sa u našich súdov šíri neznalosť reči slovenskej a aké škodné následky to pre ľud má.</text:span></text:span><text:span text:style-name="Predvolené_20_písmo_20_odseku"><text:span text:style-name="T22">}</text:span></text:span><text:span text:style-name="CharStyle8"><text:span text:style-name="T50"> </text:span></text:span></text:p>
        <text:p text:style-name="P30"><text:span text:style-name="CharStyle31"><text:span text:style-name="T28"/></text:span></text:p>
        <text:p text:style-name="P5"><text:span text:style-name="CharStyle34"><text:span text:style-name="T28">Re</text:span></text:span><text:span text:style-name="CharStyle34"><text:span text:style-name="T1">č</text:span></text:span><text:span text:style-name="CharStyle34"><text:span text:style-name="T28"> obrancu dr. Rudolfa Markoviča.</text:span></text:span></text:p>
        <text:p text:style-name="P16"><text:span text:style-name="CharStyle8"><text:span text:style-name="T28">Slávna Súdna stolica! Pozdvihnutie tejto pravoty budí vo mne tri dojmy. P</text:span></text:span><text:span text:style-name="CharStyle8"><text:span text:style-name="T1">o</text:span></text:span><text:span text:style-name="CharStyle8"><text:span text:style-name="T28"> prvé, že zavedenie takýchto processov je obzvlá</text:span></text:span><text:span text:style-name="CharStyle8"><text:span text:style-name="T1">š</text:span></text:span><text:span text:style-name="CharStyle8"><text:span text:style-name="T28">te v záujme tých — a takých na Horniakoch ve</text:span></text:span><text:span text:style-name="CharStyle8"><text:span text:style-name="T1">ľ</text:span></text:span><text:span text:style-name="CharStyle8"><text:span text:style-name="T28">mi mnohých n</text:span></text:span><text:span text:style-name="CharStyle8"><text:span text:style-name="T1">á</text:span></text:span><text:span text:style-name="CharStyle8"><text:span text:style-name="T28">jdeme — ktorí si tým zásluhy chcú vydoby</text:span></text:span><text:span text:style-name="CharStyle8"><text:span text:style-name="T1">ť</text:span></text:span><text:span text:style-name="CharStyle8"><text:span text:style-name="T28">. Lebo, </text:span></text:span><text:span text:style-name="CharStyle8"><text:span text:style-name="T1">sl</text:span></text:span><text:span text:style-name="CharStyle8"><text:span text:style-name="T28">. Súdna stolica, kto prízvukuje najviac u nás na Horniakoch svoje vlastenectvo, kto hovorí najviac, že Slováka prenasledovať treba, do krajnosti roztrpčiť? Všetci tí, ktorí v tme radi sa </text:span></text:span><text:span text:style-name="CharStyle8"><text:span text:style-name="T1">s</text:span></text:span><text:span text:style-name="CharStyle8"><text:span text:style-name="T28">trca</text:span></text:span><text:span text:style-name="CharStyle8"><text:span text:style-name="T1">jú</text:span></text:span><text:span text:style-name="CharStyle8"><text:span text:style-name="T28"> a tým si myslia, že ich činy vyhnú dozoru vrchností.</text:span></text:span></text:p>
        <text:p text:style-name="P26"><text:span text:style-name="CharStyle8"><text:span text:style-name="T28">Druhý dojem je ten, že by tu nie títo obžalo­vaní mali sede</text:span></text:span><text:span text:style-name="CharStyle8"><text:span text:style-name="T10">ť</text:span></text:span><text:span text:style-name="CharStyle8"><text:span text:style-name="T28">, ale tie administratívne orgány —</text:span></text:span><text:span text:style-name="CharStyle8"><text:span text:style-name="T1"> </text:span></text:span><text:span text:style-name="CharStyle8"><text:span text:style-name="T47">— </text:span></text:span><text:span text:style-name="CharStyle8"><text:span text:style-name="T28">(Predseda: Prosím, to nemôžem dovoliť, aby sa ne­prítomní urážali. Jestli nejakú sťažnosť máte, ako to už pán žalobník povedal, ráčte sa na patričnú vrchnosť obrátiť, tam vám prislúžia pravdu.)</text:span></text:span></text:p>
        <text:p text:style-name="P16"><text:span text:style-name="CharStyle8"><text:span text:style-name="T28">Tretí dojem je, že tento process patrí do reťaze tých, ktorých cie</text:span></text:span><text:span text:style-name="CharStyle8"><text:span text:style-name="T10">ľ</text:span></text:span><text:span text:style-name="CharStyle8"><text:span text:style-name="T28">om je: čo sa nezohne, zlámať! Od viac desaťročí snažia sa za tým štátne vrchnosti. Slovákom odoberú ich kulturálne ústavy, ktoré si sami nadobudli s ve</text:span></text:span><text:span text:style-name="CharStyle8"><text:span text:style-name="T10">ľ</text:span></text:span><text:span text:style-name="CharStyle8"><text:span text:style-name="T28">kým sebazaprením. Ke</text:span></text:span><text:span text:style-name="CharStyle8"><text:span text:style-name="T37">ď</text:span></text:span><text:span text:style-name="CharStyle8"><text:span text:style-name="T28"> sa im to už podarilo, na to nasleduje, že slovenských mužov odstrašiť chcú žalárom a peňažitou pokutou od toho, aby do služby národa si stali.</text:span></text:span></text:p>
        <text:p text:style-name="P16"><text:span text:style-name="CharStyle8"><text:span text:style-name="T28">Táto pravota takýto ráz má. Prosby, appelláty treba vraj podávať, vrchnosti prosiť o pomoc! Prosím za dovolenie, mnoho ráz sme sa ta obrátili, mnoho ráz prosili: dvere boly pred nami zavreté.</text:span></text:span></text:p>
        <text:p text:style-name="P16"><text:span text:style-name="CharStyle8"><text:span text:style-name="T28">Prejdem teraz už na samý skutok a budem skú­mať, či ten, ktorý oslavuje politický prečin, pod také posúdenie padá, ako to pán žalobník tvrdí.</text:span></text:span></text:p>
        <text:p text:style-name="P16"><text:span text:style-name="CharStyle8"><text:span text:style-name="T28">Čo je dnes politický prečin, zajtra je nie tým. Rozpomeňme sa len na roky 1848—49. Čo vtedy za najväčší prečin považovali, začo v Arade trinástim umre</text:span></text:span><text:span text:style-name="CharStyle8"><text:span text:style-name="T10">ť</text:span></text:span><text:span text:style-name="CharStyle8"><text:span text:style-name="T28"> bolo treba, dnes to verejne všade oslavujú.</text:span></text:span></text:p>
        <text:p text:style-name="P16"><text:span text:style-name="CharStyle8"><text:span text:style-name="T28">Tak sa má vec i s previnením politickým. Čo je dnes previnenie, zajtra nemusí ním by</text:span></text:span><text:span text:style-name="CharStyle8"><text:span text:style-name="T37">ť</text:span></text:span><text:span text:style-name="CharStyle8"><text:span text:style-name="T28">.</text:span></text:span></text:p>
        <text:p text:style-name="P16"><text:span text:style-name="CharStyle8"><text:span text:style-name="T28">Ja myslím, že i my máme Boha, a ten Bo</text:span></text:span><text:span text:style-name="CharStyle8"><text:span text:style-name="T37">h</text:span></text:span><text:span text:style-name="CharStyle8"><text:span text:style-name="T28">, čo nad nami panuje, nedopustí </text:span></text:span><text:span text:style-name="CharStyle8"><text:span text:style-name="T37">ď</text:span></text:span><text:span text:style-name="CharStyle8"><text:span text:style-name="T28">alej, že by každú ma­ličkosť trestali ako zločin alebo previnenie.</text:span></text:span></text:p>
        <text:p text:style-name="P16"><text:span text:style-name="CharStyle8"><text:span text:style-name="T28">Čo sa mojich klientov týka, poznamenávam, že slečna Elena Švehlová šla si vyprevadiť matku a sestru na stanicu, a len takým spôsobom dostala sa medzi </text:span></text:span><text:soft-page-break/><text:span text:style-name="CharStyle8"><text:span text:style-name="T28">zástup, vítajúci A. Pietra. Ona nevedela, čo sa chystá, kytky neniesla; videla, aký osud postihol Pietra, po­náhľala sa ho tými pár kvietkami potešiť. I teraz vidíme v anglicko-</text:span></text:span><text:span text:style-name="CharStyle8"><text:span text:style-name="T1">b</text:span></text:span><text:span text:style-name="CharStyle8"><text:span text:style-name="T28">úrskej vojne, že ženské najviac ponáhľajú sa uľaviť trápenie biednych.</text:span></text:span></text:p>
        <text:p text:style-name="P16"><text:span text:style-name="CharStyle8"><text:span text:style-name="T28">Sverená mi je i obrana </text:span></text:span><text:span text:style-name="CharStyle8"><text:span text:style-name="T1">Sv</text:span></text:span><text:span text:style-name="CharStyle8"><text:span text:style-name="T28">etozára Hu</text:span></text:span><text:span text:style-name="CharStyle8"><text:span text:style-name="T37">r</text:span></text:span><text:span text:style-name="CharStyle8"><text:span text:style-name="T1">b</text:span></text:span><text:span text:style-name="CharStyle8"><text:span text:style-name="T28">ana a Jozefa </text:span></text:span><text:span text:style-name="CharStyle8"><text:span text:style-name="T1">Š</text:span></text:span><text:span text:style-name="CharStyle8"><text:span text:style-name="T28">kultéty</text:span></text:span><text:span text:style-name="CharStyle8"><text:span text:style-name="T37">h</text:span></text:span><text:span text:style-name="CharStyle8"><text:span text:style-name="T28">o. Oni, ako členovia redakcie „Nár. Novín“, nevyšli oslavovať, nie demonštrovať, a</text:span></text:span><text:span text:style-name="CharStyle8"><text:span text:style-name="T1">l</text:span></text:span><text:span text:style-name="CharStyle8"><text:span text:style-name="T28">e víta</text:span></text:span><text:span text:style-name="CharStyle8"><text:span text:style-name="T37">ť</text:span></text:span><text:span text:style-name="CharStyle8"><text:span text:style-name="T1"> </text:span></text:span><text:span text:style-name="CharStyle8"><text:span text:style-name="T28">svojho kollegu. Ostatných troch obžalovaných, ktorých mám česť brániť, zmocnil sa slovenský cit, nevedeli mu odolať.</text:span></text:span></text:p>
        <text:p text:style-name="P16"><text:span text:style-name="CharStyle8"><text:span text:style-name="T28">§ 174. určite žiada oslavovanie prečinu, nie osoby, a toho tu nevidíme.</text:span></text:span></text:p>
        <text:p text:style-name="P16"><text:span text:style-name="CharStyle8"><text:span text:style-name="T28">Na základe všetkého toho prosím osvobodi</text:span></text:span><text:span text:style-name="CharStyle8"><text:span text:style-name="T10">ť</text:span></text:span><text:span text:style-name="CharStyle8"><text:span text:style-name="T28"> ob­žalovaných zpod obžaloby a jej následkov.</text:span></text:span></text:p>
        <text:p text:style-name="P16"><text:span text:style-name="CharStyle8"><text:span text:style-name="T28">Ohľadom ale na vysoký stupeň ich vzdelanosti, v tom páde, jestli by sl. súd uznal ich za trestu­hodných, prosím osvobodiť ich od rabskej práce a dovoliť im, aby sa na svoje útraty stravovali.</text:span></text:span></text:p>
        <text:p text:style-name="P12"><text:span text:style-name="CharStyle31"><text:span text:style-name="T28"/></text:span></text:p>
        <text:p text:style-name="P5"><text:span text:style-name="CharStyle34"><text:span text:style-name="T28">Reč obrancu dr. Jána Mudroňa.</text:span></text:span></text:p>
        <text:p text:style-name="P16"><text:span text:style-name="CharStyle8"><text:span text:style-name="T28">Slávna súdna Stolica! Trestná záležitosť, ktorú práve pojednávame, d</text:span></text:span><text:span text:style-name="CharStyle8"><text:span text:style-name="T10">ľ</text:span></text:span><text:span text:style-name="CharStyle8"><text:span text:style-name="T28">a mojej skromnej mienky na­skrze nepadá pod ťarchu 174. §. trestného zákona; takého §-u, ktorý by sa dal na túto trestnú záležitosť natiahnuť, náš zákonník o zločinoch a prečinoch vô­bec ani nezná. Celá táto záležitosť je vlastne „delictum sui generis“, takzvaný slúžnovský výčin, pre ktorý nie na lavici obžalovaných sediaci, ale pán hlavný slúžny okresu turčiansko-sv.-ma</text:span></text:span><text:span text:style-name="CharStyle8"><text:span text:style-name="T1">r</text:span></text:span><text:span text:style-name="CharStyle8"><text:span text:style-name="T28">tinsko-blatnického mal by byť súdobne na zodpovednosť bratý. Zvláštnej zaujímavosti d</text:span></text:span><text:span text:style-name="CharStyle8"><text:span text:style-name="T1">o</text:span></text:span><text:span text:style-name="CharStyle8"><text:span text:style-name="T11">d</text:span></text:span><text:span text:style-name="CharStyle8"><text:span text:style-name="T28">áva trestnej záležitosti tejto ale menovite jej národnostný ráz.</text:span></text:span></text:p>
        <text:p text:style-name="P16"><text:span text:style-name="CharStyle8"><text:span text:style-name="T28">Už i vonkajšie prejavy poukazujú na to, že je moja diagn</text:span></text:span><text:span text:style-name="CharStyle8"><text:span text:style-name="T38">o</text:span></text:span><text:span text:style-name="CharStyle8"><text:span text:style-name="T1">s</text:span></text:span><text:span text:style-name="CharStyle8"><text:span text:style-name="T28">a podstatná, ako je na príklad lavica obžalovaných, kde sedí 28, slovom osemadvadsať bez­úhonných, da</text:span></text:span><text:span text:style-name="CharStyle8"><text:span text:style-name="T38">ň</text:span></text:span><text:span text:style-name="CharStyle8"><text:span text:style-name="T28">ujúcich občanov turčiansko-sv.-martinských, ktorí sa všetci k slovenskej národnosti neohrožene prihlasujú, taktiež nával poslucháčstva, ktoré zavoňalo národnostnú otázku a chce byť očitým sved­kom súdenia turčiansk</text:span></text:span><text:span text:style-name="CharStyle8"><text:span text:style-name="T11">o</text:span></text:span><text:span text:style-name="CharStyle8"><text:span text:style-name="T28">-</text:span></text:span><text:span text:style-name="CharStyle8"><text:span text:style-name="T1">sv</text:span></text:span><text:span text:style-name="CharStyle8"><text:span text:style-name="T28">.-martinských panslávov.</text:span></text:span></text:p>
        <text:p text:style-name="P16"><text:span text:style-name="CharStyle8"><text:span text:style-name="T28">Slávna súdna Stolica! Aby som mohol dokázať, že otázna trestná záležitosť netanguje 174. §. trest­ného zákona, že vôbec žiaden prečin v sebe neza­hrňuje, ale že je jednoduchým výčinom rozpašmaného, vyzývavého a poburujúceho úradného pokračovania s</text:span></text:span><text:span text:style-name="CharStyle8"><text:span text:style-name="T1">l</text:span></text:span><text:span text:style-name="CharStyle8"><text:span text:style-name="T28">úž</text:span></text:span><text:span text:style-name="CharStyle8"><text:span text:style-name="T11">n</text:span></text:span><text:span text:style-name="CharStyle8"><text:span text:style-name="T28">ovského, musím od predmetu v dvoch smeroch odbočiť.</text:span></text:span></text:p>
        <text:p text:style-name="P16"><text:soft-page-break/><text:span text:style-name="CharStyle8"><text:span text:style-name="T28">Predne musím sa dotknúť tlačovej pravoty Ambra Pietra, ktorá slúži za základ dnešného trestného po­kračovania.</text:span></text:span></text:p>
        <text:p text:style-name="P16"><text:span text:style-name="CharStyle8"><text:span text:style-name="T28">Ako juristom známo je nám, že tlačový zákon z roku 1848 ohľadom tlačových prečinov postavil tak­zvanú gradativnú zodpovednosť, t. j. dľa zákona za každý tlačový prečin zodpovedný je predne pôvodca tohože, potom redaktor, konečne majiteľ tlačiarne.</text:span></text:span></text:p>
        <text:p text:style-name="P16"><text:span text:style-name="CharStyle8"><text:span text:style-name="T28">Sudcovská praxis ale túto graduálnu zodpoved­nosť doplnila ešte štvrtým grádom, nakoľko medzi pôvodcu a zodpovedného redaktora postavila ešte i zasielateľa alebo rozširovateľa, čo malo veľký poli­tický sm</text:span></text:span><text:span text:style-name="CharStyle8"><text:span text:style-name="T1">ys</text:span></text:span><text:span text:style-name="CharStyle8"><text:span text:style-name="T28">el.</text:span></text:span></text:p>
        <text:p text:style-name="P16"><text:span text:style-name="CharStyle8"><text:span text:style-name="T28">D</text:span></text:span><text:span text:style-name="CharStyle8"><text:span text:style-name="T11">ľ</text:span></text:span><text:span text:style-name="CharStyle8"><text:span text:style-name="T28">a tohoto tlačové súdy i pokrač</text:span></text:span><text:span text:style-name="CharStyle8"><text:span text:style-name="T1">ov</text:span></text:span><text:span text:style-name="CharStyle8"><text:span text:style-name="T28">aly a za pô­vodcom braly vždy na zodpovednosť zasielateľa alebo rozširovateľa patričného tlačového produktu. Pietrov pád bol dosia</text:span></text:span><text:span text:style-name="CharStyle8"><text:span text:style-name="T38">ľ</text:span></text:span><text:span text:style-name="CharStyle8"><text:span text:style-name="T28"> prvý a jediný, kde peštianska súdna stolica ako tlačový súd odchýlku urobila od všeobecne prijatej praxi. Vzdor tomu totiž, že vedela, kto</text:span></text:span><text:span text:style-name="CharStyle8"><text:span text:style-name="T1"> </text:span></text:span><text:span text:style-name="CharStyle8"><text:span text:style-name="T28">je zasielateľom inkriminovaných článkov a následkom toho i priestupníkom, nie toho, ako by sa bolo vyžadovalo, ale redaktora tých novín, v ktorých boly patričné články uverejnené, predvolala ku záverečnému pojed­návaniu a ho aj nemilosrdne posúdila. Oproti súdu t</text:span></text:span><text:span text:style-name="CharStyle8"><text:span text:style-name="T38">o</text:span></text:span><text:span text:style-name="CharStyle8"><text:span text:style-name="T28">mu, rozumie sa, Pietor oznámil nullitu, spolučlenov však redakcie upovedomil o výsledku pravoty.</text:span></text:span></text:p>
        <text:p text:style-name="P16"><text:span text:style-name="CharStyle8"><text:span text:style-name="T28">Pietrovi priatelia a známi</text:span></text:span><text:span text:style-name="CharStyle8"><text:span text:style-name="T1">,</text:span></text:span><text:span text:style-name="CharStyle8"><text:span text:style-name="T28"> ktorí celú tlačovú pravotu už dobre znali a tak boli presvedčení, že delikt ten nie Pietor ako redaktor, ale patričný za­sielateľ článkov spáchal, išli z Pešti vracajúcemu sa Pietrovi na stanicu oproti, lež nie preto, aby ho osla­vovali a vyznačili pre ten prečin, pre ktorý bol v Pešti posúdený, ale aby mu svoju sústrasť vyslovili nad hrozným trestom, ktorý ho nevinne zastihol.</text:span></text:span></text:p>
        <text:p text:style-name="P16"><text:span text:style-name="CharStyle8"><text:span text:style-name="T28">Že je tomu tak, o tom svedčí i povolávajúca, Dulom osnovaná a k aktám pripojená lista.</text:span></text:span></text:p>
        <text:p text:style-name="P16"><text:span text:style-name="CharStyle8"><text:span text:style-name="T28">Obžalovaní tedy nešli na stanicu, aby Pietra pre spáchanie tlačového prečinu vychvaľovali, ale preto, aby mu svoju sústrasť vyslovili. Toto ani behom dokazovacieho pokračovania podvrátené nebolo. </text:span></text:span><text:span text:style-name="CharStyle8"><text:span text:style-name="T1">A</text:span></text:span><text:span text:style-name="CharStyle8"><text:span text:style-name="T28"> poneváč na tento spôsob trestuhodný skutok, ktorý ob­žalovaní spáchali, ani predmetne nekryje delikt v 174. §. obsažený, oni tohože vinnými by</text:span></text:span><text:span text:style-name="CharStyle8"><text:span text:style-name="T38">ť</text:span></text:span><text:span text:style-name="CharStyle8"><text:span text:style-name="T28"> nemôžu. Dopustil by som ešte to, že môžu byť vinnými zo 42. §. zákona priestupkového, totiž že keď skrze žandarmeriu oslovení boli, aby nespievali, oni predsa ďalej spievali a tým dopustili sa priestupku rušenia verejného pokoja.</text:span></text:span></text:p>
        <text:p text:style-name="P16"><text:soft-page-break/><text:span text:style-name="CharStyle8"><text:span text:style-name="T28">Ale pre tento stíhaní neboli, a tak ani trestaní byť nemôžu.</text:span></text:span></text:p>
        <text:p text:style-name="P16"><text:span text:style-name="CharStyle8"><text:span text:style-name="T28">Aby slávna súdna Stolica ale celý tento delikt, tak aký je, dobre porozumela, musím ešte v pravom svetle predstaviť p. hlavného slúžneho okresu turčiansko-sv.-martinsko-blatnického a ako on pečuje o blaho občanov okresu svojho.</text:span></text:span></text:p>
        <text:p text:style-name="P16"><text:span text:style-name="CharStyle32"><text:span text:style-name="T28">(Predseda: O pánu hl. slúžnom nedovolím nič prednášať, poneváč to nepatrí k veci. Prosím sa prísne predmetu pridŕžať, ináč by vám musel vziať slovo.)</text:span></text:span></text:p>
        <text:p text:style-name="P16"><text:span text:style-name="CharStyle8"><text:span text:style-name="T28">Tak tedy mi už nič inšie nezbýva, ako opätovať, že celú tú trestnú vec zapríčinil len p. hlavný slúžny. V celom dokazovacom pokračovaní nieto jediného dáta, ktoré by tvrdenia mojich chránencov, že oni totižto len svoju sústrasť vyjaviť a nie demonštrovať išli, podvrátiť v stave bolo.</text:span></text:span></text:p>
        <text:p text:style-name="P16"><text:span text:style-name="CharStyle8"><text:span text:style-name="T28">Poneváč tedy ani trestuhodný skutok, ani trestu­hodná v</text:span></text:span><text:span text:style-name="CharStyle8"><text:span text:style-name="T38">ôľ</text:span></text:span><text:span text:style-name="CharStyle8"><text:span text:style-name="T28">a takýže spáchať chránencom mojim doká­zaná nebola, prosím slávnu súdnu Stolicu, aby ona chránencov mojich zpod obžaloby osvobodila.</text:span></text:span></text:p>
        <text:p text:style-name="P12"><text:span text:style-name="CharStyle31"><text:span text:style-name="T28"/></text:span></text:p>
        <text:p text:style-name="P5"><text:span text:style-name="CharStyle49"><text:span text:style-name="T28">Reč obžalovaného Matúša Dulu</text:span></text:span><text:span text:style-name="CharStyle49"><text:span text:style-name="T1">.</text:span></text:span></text:p>
        <text:p text:style-name="P35"><text:span text:style-name="CharStyle9"><text:span text:style-name="T28">(Povedaná po slovensky; tu sa podáva podľa ma­ďarského stenogrammu.)</text:span></text:span></text:p>
        <text:p text:style-name="P41"><text:span text:style-name="CharStyle9"><text:span text:style-name="T38"/></text:span></text:p>
        <text:p text:style-name="P37"><text:span text:style-name="CharStyle9"><text:span text:style-name="T38">I </text:span></text:span><text:span text:style-name="CharStyle9"><text:span text:style-name="T28">ja chcem predostre</text:span></text:span><text:span text:style-name="CharStyle9"><text:span text:style-name="T11">ť</text:span></text:span><text:span text:style-name="CharStyle9"><text:span text:style-name="T28"> svoju obranu. Budem veľmi krátkym, stručným zodpovedaním niekoľkých otázok, predmetu sa týkajúcich, vyhoviem svojej úlohe.</text:span></text:span></text:p>
        <text:p text:style-name="P16"><text:span text:style-name="CharStyle35"><text:span text:style-name="T28">Čo som urobil ja, čo urobili moji spoluobžalo­vaní</text:span></text:span><text:span text:style-name="CharStyle35"><text:span text:style-name="T1">?</text:span></text:span></text:p>
        <text:p text:style-name="P16"><text:span text:style-name="CharStyle9"><text:span text:style-name="T28">Ja som po obdržaní zpr</text:span></text:span><text:span text:style-name="CharStyle9"><text:span text:style-name="T1">áv</text:span></text:span><text:span text:style-name="CharStyle9"><text:span text:style-name="T28">y o odsúdení Pietra, redaktora Národných Novín — zpráva tá bola dňa 24. júna 1898 ráno publikovaná v Národných Novi­nách — a po obdržaní zprávy o jeho nastávajúcom návrate napísal a svojim miestnym priateľom poslal lístok, v ktorom stálo, že náš spoločný priateľ p. Ambro Pietor popoludní má sa vrátiť. Zvesť tú zakľúčil som takto: „slušná vec je, aby sme sa do­stavili k jeho prijatiu na stanicu a tým spôsobom vyjavili mu svoju sústrasť</text:span></text:span><text:span text:style-name="CharStyle35"><text:span text:style-name="T1">.“</text:span></text:span></text:p>
        <text:p text:style-name="P16"><text:span text:style-name="CharStyle9"><text:span text:style-name="T28">To bol prvý môj inkriminovaný čin, a čo bolo jeho následkom? že z tých, ktorí čítali môj lístok, dostavil sa — ako tu verejne jeho veľkomožnosťou pánom predsedom tohoto slávneho súdu uzn</text:span></text:span><text:span text:style-name="CharStyle9"><text:span text:style-name="T13">a</text:span></text:span><text:span text:style-name="CharStyle9"><text:span text:style-name="T28">t</text:span></text:span><text:span text:style-name="CharStyle9"><text:span text:style-name="T13">é</text:span></text:span><text:span text:style-name="CharStyle9"><text:span text:style-name="T28"> bolo — jeden jediný človek na martinské nádražie, že tento jeden jediný človek, pätnásty žalovaný p. Ľu­dovít Soltész, zúčastnil sa prijatia redaktora Pietra. T</text:span></text:span><text:span text:style-name="CharStyle35"><text:span text:style-name="T1">o</text:span></text:span><text:span text:style-name="CharStyle35"><text:span text:style-name="T13">ľ</text:span></text:span><text:span text:style-name="CharStyle35"><text:span text:style-name="T28">me pobúril som ja svojím cirkulárom obecenstvo sväto-martinsk</text:span></text:span><text:span text:style-name="CharStyle35"><text:span text:style-name="T1">é</text:span></text:span><text:span text:style-name="CharStyle35"><text:span text:style-name="T28">!</text:span></text:span></text:p>
        <text:p text:style-name="P16"><text:span text:style-name="CharStyle9"><text:span text:style-name="T28">Druhý môj čin: dal som do koča zapriahnu</text:span></text:span><text:span text:style-name="CharStyle9"><text:span text:style-name="T41">ť</text:span></text:span><text:span text:style-name="CharStyle9"><text:span text:style-name="T28">, vyviezol som sa na ňom so svojou </text:span></text:span><text:soft-page-break/><text:span text:style-name="CharStyle9"><text:span text:style-name="T28">ženou a dcérou Vierou na martinskú stanicu. Poslednejšej som kázal, aby vzala so sebou niekoľko kvetov a podala ich redaktorovi Pietrovi.</text:span></text:span></text:p>
        <text:p text:style-name="P16"><text:span text:style-name="CharStyle9"><text:span text:style-name="T28">Netajil som, aj teraz uznávam tento svoj hrozný priestupok!</text:span></text:span></text:p>
        <text:p text:style-name="P16"><text:span text:style-name="CharStyle9"><text:span text:style-name="T28">Ale na tom nebolo dos</text:span></text:span><text:span text:style-name="CharStyle9"><text:span text:style-name="T13">ť</text:span></text:span><text:span text:style-name="CharStyle9"><text:span text:style-name="T28">. Svoje dva prv</text:span></text:span><text:span text:style-name="CharStyle9"><text:span text:style-name="T1">š</text:span></text:span><text:span text:style-name="CharStyle9"><text:span text:style-name="T28">ie zlo­činy zavŕšil som tretím, najhroznejším. Ke</text:span></text:span><text:span text:style-name="CharStyle9"><text:span text:style-name="T41">ď</text:span></text:span><text:span text:style-name="CharStyle9"><text:span text:style-name="T28"> sostúpil redaktor Pietor z vlaku a blížil sa ku perronu, pojal som svoju dcéru Vieru, išiel som mu pár krokov oproti, podal som mu ruku, objal, pobozkal som ho a ke</text:span></text:span><text:span text:style-name="CharStyle9"><text:span text:style-name="T41">ď</text:span></text:span><text:span text:style-name="CharStyle9"><text:span text:style-name="T28"> mu moja dcéra podala kytku prinesených kvetov, ja pojmúc ho za rameno, zaviedol som ho ku svojmu koču, usadil som ho naň a potom som ho doprevadil na jeho bývanie.</text:span></text:span></text:p>
        <text:p text:style-name="P16"><text:span text:style-name="CharStyle9"><text:span text:style-name="T28">Na tom, </text:span></text:span><text:span text:style-name="CharStyle9"><text:span text:style-name="T41">č</text:span></text:span><text:span text:style-name="CharStyle9"><text:span text:style-name="T28">o sa mimo toho dialo — nemal som ja, nemala moja dcéra, ani nemohli sme ma</text:span></text:span><text:span text:style-name="CharStyle9"><text:span text:style-name="T41">ť</text:span></text:span><text:span text:style-name="CharStyle9"><text:span text:style-name="T28"> žiadnej účasti, lebo ako i predbežným vyšetrením, i tu dosvedčeno — ja som rovno s redaktorom Pietrom išiel na jeho bývanie, a dcéra m</text:span></text:span><text:span text:style-name="CharStyle9"><text:span text:style-name="T41">o</text:span></text:span><text:span text:style-name="CharStyle9"><text:span text:style-name="T1">ja</text:span></text:span><text:span text:style-name="CharStyle9"><text:span text:style-name="T28"> pripojila sa ku svojej matke a za zástupom vrátila sa domov.</text:span></text:span></text:p>
        <text:p text:style-name="P16"><text:span text:style-name="CharStyle9"><text:span text:style-name="T28">To je celé previnenie moje, celé previnenie mo­jej dcéry.</text:span></text:span></text:p>
        <text:p text:style-name="P16"><text:span text:style-name="CharStyle9"><text:span text:style-name="T28">Veľmi som pov</text:span></text:span><text:span text:style-name="CharStyle9"><text:span text:style-name="T1">ď</text:span></text:span><text:span text:style-name="CharStyle9"><text:span text:style-name="T28">ačný p. verejnému obžalobníkovi, že pripomenul nežný pomer, ktorý panuje v mojej rodine. Pri tomto pomere kladiem otázku: môže-li sa, či v tejto dvorane a </text:span></text:span><text:span text:style-name="CharStyle9"><text:span text:style-name="T41">č</text:span></text:span><text:span text:style-name="CharStyle9"><text:span text:style-name="T28">i mimo nej, n</text:span></text:span><text:span text:style-name="CharStyle9"><text:span text:style-name="T13">a</text:span></text:span><text:span text:style-name="CharStyle9"><text:span text:style-name="T28">jsť dakto, kto by o mne, deti svoje nežne milujúcom otcovi, tvrdiť mohol: že som svoju 17-ročnú dcéru tým cieľom pojal na martinskú stanicu, aby sa do­pustila trestuhodného </text:span></text:span><text:span text:style-name="CharStyle9"><text:span text:style-name="T41">č</text:span></text:span><text:span text:style-name="CharStyle9"><text:span text:style-name="T28">inu? Takého človeka niet. Je tedy zlý úmysel</text:span></text:span><text:span text:style-name="CharStyle35"><text:span text:style-name="T28"> d</text:span></text:span><text:span text:style-name="CharStyle35"><text:span text:style-name="T1">o</text:span></text:span><text:span text:style-name="CharStyle35"><text:span text:style-name="T28">lu</text:span></text:span><text:span text:style-name="CharStyle35"><text:span text:style-name="T1">s,</text:span></text:span><text:span text:style-name="CharStyle35"><text:span text:style-name="T28"> úplne vytvorený.</text:span></text:span></text:p>
        <text:p text:style-name="P16"><text:span text:style-name="CharStyle9"><text:span text:style-name="T28">A </text:span></text:span><text:span text:style-name="CharStyle9"><text:span text:style-name="T41">č</text:span></text:span><text:span text:style-name="CharStyle9"><text:span text:style-name="T28">o urobili moji ostatní spoluobžalovaní? Do­stavili sa na železničnú stanicu — aby, ako to v</text:span></text:span><text:span text:style-name="CharStyle9"><text:span text:style-name="T1">ô</text:span></text:span><text:span text:style-name="CharStyle8"><text:span text:style-name="T28">bec robievajú, keď kohokoľvek z ich rodiny a pria­teľov nešťastie potká, svojmu priateľovi, známemu, red. Pietrovi, hneď za horúca vyslovili svoju sústrasť. Tre</text:span></text:span><text:span text:style-name="CharStyle8"><text:span text:style-name="T41">ť</text:span></text:span><text:span text:style-name="CharStyle8"><text:span text:style-name="T28">o- a štvrto-žalované slečny vyjavily mu svoju sústrasť spôsobom dámam obvyklý</text:span></text:span><text:span text:style-name="CharStyle8"><text:span text:style-name="T1">m</text:span></text:span><text:span text:style-name="CharStyle8"><text:span text:style-name="T28">: oddaním kve­tov, ostatní spoluobžalovaní privolaním „na zda</text:span></text:span><text:span text:style-name="CharStyle8"><text:span text:style-name="T1">r!“ </text:span></text:span><text:span text:style-name="CharStyle8"><text:span text:style-name="T28">a „živio!“.</text:span></text:span></text:p>
        <text:p text:style-name="P16"><text:span text:style-name="CharStyle8"><text:span text:style-name="T28">Nakoľko p. žalobník mne následkom môjho cirkulára imputuje duševné pôvodcovstvo pojednáva­ného </text:span></text:span><text:span text:style-name="CharStyle8"><text:span text:style-name="T13">u</text:span></text:span><text:span text:style-name="CharStyle8"><text:span text:style-name="T28">dajného priestupku, musí mi byť d</text:span></text:span><text:span text:style-name="CharStyle8"><text:span text:style-name="T1">ov</text:span></text:span><text:span text:style-name="CharStyle8"><text:span text:style-name="T28">oleno ohradiť sa oproti tomu: že by mne, že by mojim spoločníkom boly privlastňované iné ciele, iné úmy­sly pri prijatí Pietra, ako ktoré som ja v liste svo­jom určite označil a ku ktorým sme sa celkom otvo­rene od prvopočiatku priznali. „Slušné je svojim do­staven</text:span></text:span><text:span text:style-name="CharStyle32"><text:span text:style-name="T1">í</text:span></text:span><text:span text:style-name="CharStyle32"><text:span text:style-name="T28">m sa na stanicu vyjaviť p. Ambrovi Pietrovi s</text:span></text:span><text:span text:style-name="CharStyle32"><text:span text:style-name="T1">ú</text:span></text:span><text:span text:style-name="CharStyle32"><text:span text:style-name="T28">stras</text:span></text:span><text:span text:style-name="CharStyle32"><text:span text:style-name="T41">ť</text:span></text:span><text:span text:style-name="CharStyle32"><text:span text:style-name="T1">“</text:span></text:span><text:span text:style-name="CharStyle32"><text:span text:style-name="T28"> </text:span></text:span><text:span text:style-name="CharStyle32"><text:span text:style-name="T1">—</text:span></text:span><text:span text:style-name="CharStyle8"><text:span text:style-name="T28"> to obsah môjho cirkulára. Len k vôli tomu dostavil som sa ja, a dostavili sa moji spolu­obžalovaní, ktorí tam boli — 24. júna 1898 na mar­tinskú železničnú stanicu. Pripomenúť musím, že sú aj takí spolu </text:span></text:span><text:soft-page-break/><text:span text:style-name="CharStyle8"><text:span text:style-name="T28">so mnou žalovaní, ktorí pri prijatí red. Pietra ani prítomní neboli. Tak menovite p. učiteľ Meličko — ktorý z príčin tu dosvedčených len po­tom vyšiel z domu, keď už bolo po všetkom. Za ten čas doma driemal.</text:span></text:span></text:p>
        <text:p text:style-name="P16"><text:span text:style-name="CharStyle8"><text:span text:style-name="T28">Je ale ešte aj druhá otázka, ktorú k vôli svojej obrane postaviť a zodpovedať musím. Prečo sme to urobili</text:span></text:span><text:span text:style-name="CharStyle32"><text:span text:style-name="T1">,</text:span></text:span><text:span text:style-name="CharStyle32"><text:span text:style-name="T28"> </text:span></text:span><text:span text:style-name="CharStyle32"><text:span text:style-name="T1">č</text:span></text:span><text:span text:style-name="CharStyle32"><text:span text:style-name="T28">o sme urobili</text:span></text:span><text:span text:style-name="CharStyle32"><text:span text:style-name="T1">?</text:span></text:span></text:p>
        <text:p text:style-name="P5"><text:span text:style-name="CharStyle8"><text:span text:style-name="T28">Začnem so sebou.</text:span></text:span></text:p>
        <text:p text:style-name="P16"><text:span text:style-name="CharStyle8"><text:span text:style-name="T28">Pietor je mojím osobným priateľom od čias našich št</text:span></text:span><text:span text:style-name="CharStyle8"><text:span text:style-name="T1">ú</text:span></text:span><text:span text:style-name="CharStyle8"><text:span text:style-name="T28">dií na viede</text:span></text:span><text:span text:style-name="CharStyle8"><text:span text:style-name="T41">ň</text:span></text:span><text:span text:style-name="CharStyle8"><text:span text:style-name="T28">skej universite; keď som sa </text:span></text:span><text:span text:style-name="CharStyle8"><text:span text:style-name="T41">ž</text:span></text:span><text:span text:style-name="CharStyle8"><text:span text:style-name="T28">enil, bol mojím družbo</text:span></text:span><text:span text:style-name="CharStyle8"><text:span text:style-name="T1">m;</text:span></text:span><text:span text:style-name="CharStyle8"><text:span text:style-name="T28"> kr</text:span></text:span><text:span text:style-name="CharStyle8"><text:span text:style-name="T13">e</text:span></text:span><text:span text:style-name="CharStyle8"><text:span text:style-name="T28">m toho som — ako</text:span></text:span><text:span text:style-name="CharStyle31"><text:span text:style-name="T28"> </text:span></text:span><text:span text:style-name="CharStyle9"><text:span text:style-name="T28">dosvedčeno — členom konsorciuma, vydávajúceho Národnie Noviny. Pietor ako zodpovedný redaktor týchto novín nie za články ním, ale iným písané bol posúdený... </text:span></text:span><text:span text:style-name="CharStyle9"><text:span text:style-name="T41">Č</text:span></text:span><text:span text:style-name="CharStyle9"><text:span text:style-name="T28">o by iných príčin nebolo, aj pre tieto bolo m</text:span></text:span><text:span text:style-name="CharStyle9"><text:span text:style-name="T13">o</text:span></text:span><text:span text:style-name="CharStyle9"><text:span text:style-name="T28">jou mravnou povinnosťou cíti</text:span></text:span><text:span text:style-name="CharStyle9"><text:span text:style-name="T1">ť</text:span></text:span><text:span text:style-name="CharStyle9"><text:span text:style-name="T28"> s ním, s obeťou svojho redaktorského povolania pri novi­nách mne spolupatriacich, úprimnú sústrasť a sponáhľať sa s jej vyjadrením. </text:span></text:span><text:span text:style-name="CharStyle9"><text:span text:style-name="T41">Č</text:span></text:span><text:span text:style-name="CharStyle9"><text:span text:style-name="T28">i snáď z ľudskej spo­ločnosti mali by byť vytvorení, ktorým sú nejaké tresty pririeknuté? Známa vec, že mnohí v tlačo­vých veciach posúdení a trp</text:span></text:span><text:span text:style-name="CharStyle9"><text:span text:style-name="T1">evš</text:span></text:span><text:span text:style-name="CharStyle9"><text:span text:style-name="T28">í mužovia často naj­väčšiu úctu požívajú v lone svojho národa.</text:span></text:span></text:p>
        <text:p text:style-name="P16"><text:span text:style-name="CharStyle9"><text:span text:style-name="T28">Ja osobne ale mal som ešte aj inú príčinu cítiť sústrasť s posúdeným redaktorom Pietrom. Snáď ne­bolo by mi to teraz ani na um prišlo, keby práve pred chvíľou môj „dobrý priateľ“, p. hlavný slúžny Attila Ujhelyi, nebol pod prísahou, dosvedčil, že som sa niekoľkými dňami pred 24. júnom 1898 v Prahe vo vlastenectve predbehúval s ruským generálom Kom</text:span></text:span><text:span text:style-name="CharStyle9"><text:span text:style-name="T14">a</text:span></text:span><text:span text:style-name="CharStyle9"><text:span text:style-name="T28">rovom. Ako ďalej poukážem, toto moje zápo­lenie s generálom Kom</text:span></text:span><text:span text:style-name="CharStyle9"><text:span text:style-name="T14">a</text:span></text:span><text:span text:style-name="CharStyle9"><text:span text:style-name="T28">rovom bolo vo veľmi blízkom spojení s posúdením red. Pietra, a je ešte v bliž­šom spojení s touto trestnou pravotou.</text:span></text:span></text:p>
        <text:p text:style-name="P16"><text:span text:style-name="CharStyle9"><text:span text:style-name="T28">100 rokov pred 18. júnom 1898 narodil sa na súsednej Morave František Palacký. Palacký bol učenec, historik svetového mena. Za jeho zásluhy o vedu, menovala ho Maďarská vedecká akad</text:span></text:span><text:span text:style-name="CharStyle9"><text:span text:style-name="T14">e</text:span></text:span><text:span text:style-name="CharStyle9"><text:span text:style-name="T28">mia svojím dopisujúcim </text:span></text:span><text:span text:style-name="CharStyle9"><text:span text:style-name="T42">č</text:span></text:span><text:span text:style-name="CharStyle9"><text:span text:style-name="T28">lenom. On bol popredným štátnikom, politikom českého národa. Ako takému neraz sa zavdala príležitosť preukázať aj vlasti našej platné služby. Spolu so svojím súdruhom Poľakom dr. Smolkom a inými povedal na ríšskej rade nejednu veľavýznamnú reč za uznanie štátneho práva našej vlasti. Za tieto svoje zásluhy bol veľmi mnohými právomocnosťami vlasti našej, aj stolicou, v jejž lone sa nachodíme, dľa vtedajšieho zvyku menovaný čest­ným </text:span></text:span><text:span text:style-name="CharStyle9"><text:span text:style-name="T1">a</text:span></text:span><text:span text:style-name="CharStyle9"><text:span text:style-name="T28">ssesorom.</text:span></text:span></text:p>
        <text:p text:style-name="P16"><text:span text:style-name="CharStyle9"><text:span text:style-name="T28">Český národ 18. júna 1898 oslavoval stoleté narodzeniny tohoto svojho veľkého syna, v česko-kráľovskom hlavnom sídelnom meste Prahe. Na sláv­nostiach tých </text:span></text:span><text:soft-page-break/><text:span text:style-name="CharStyle9"><text:span text:style-name="T28">som sa i ja zúčastnil, a — netajím, ku hostine, ktorú z tej príležitosti mesto Praha na Žofínskom ostrove ustrojilo pre hostí a na ktorej aj mojím „dobrým priateľom“ p. Attilom Ujhelyim spo­menutý generál Kom</text:span></text:span><text:span text:style-name="CharStyle9"><text:span text:style-name="T14">a</text:span></text:span><text:span text:style-name="CharStyle9"><text:span text:style-name="T28">rov mal účasť — bol som so svojimi priateľmi, tam prítomnými Slovákmi, i ja pritiahnutý.</text:span></text:span></text:p>
        <text:p text:style-name="P16"><text:span text:style-name="CharStyle9"><text:span text:style-name="T28">Čo viac, pán starosta miest pražských, dr. Podlipný, nás vyznačil aj verejným pozdravením</text:span></text:span><text:span text:style-name="CharStyle9"><text:span text:style-name="T1">.</text:span></text:span><text:span text:style-name="CharStyle9"><text:span text:style-name="T28"> Mne pripadla česť poďakovať sa mu. Pripil som, čo Čechom aj teraz zo srdca žičím, „aby sa splnila túžba Palackého ohľadom faktického uznania štátneho práva krajín koruny sv. Václavskej, aby tieže krajiny tak ako sú de jure, čím skôr aj de facto spojené boly pod korunou Sv. Václava, a P</text:span></text:span><text:span text:style-name="CharStyle9"><text:span text:style-name="T1">rag</text:span></text:span><text:span text:style-name="CharStyle9"><text:span text:style-name="T28">a caput</text:span></text:span><text:span text:style-name="CharStyle9"><text:span text:style-name="T1"> </text:span></text:span><text:span text:style-name="CharStyle9"><text:span text:style-name="T28">regni aby sa stala čím skôr stolicou všetkých českých krajín.“</text:span></text:span></text:p>
        <text:p text:style-name="P16"><text:span text:style-name="CharStyle9"><text:span text:style-name="T28">To je taký lojálny tost, ž</text:span></text:span><text:span text:style-name="CharStyle9"><text:span text:style-name="T1">e</text:span></text:span><text:span text:style-name="CharStyle9"><text:span text:style-name="T28"> by ho na tom mieste smele bol mohol povedať aj b. Bán</text:span></text:span><text:span text:style-name="CharStyle9"><text:span text:style-name="T1">f</text:span></text:span><text:span text:style-name="CharStyle9"><text:span text:style-name="T14">f</text:span></text:span><text:span text:style-name="CharStyle9"><text:span text:style-name="T28">y, náš vtedajší, alebo Jeho exellencia p. Koloman Széll, náš terajší ministerpredseda.</text:span></text:span></text:p>
        <text:p text:style-name="P16"><text:span text:style-name="CharStyle9"><text:span text:style-name="T28">Čo sa však nestalo? Na druhý deň publikovaly skoro všetky pe</text:span></text:span><text:span text:style-name="CharStyle9"><text:span text:style-name="T42">š</text:span></text:span><text:span text:style-name="CharStyle9"><text:span text:style-name="T28">tianske noviny telegrafickú zprávu, že som ja v Prahe plaidiroval za spojenie všetkých Slovanov pod korunu Sv. Václava.</text:span></text:span></text:p>
        <text:p text:style-name="P16"><text:span text:style-name="CharStyle9"><text:span text:style-name="T28">Človek kritický by ani za okamženie nemal byť v rozpakoch, čo má mysle</text:span></text:span><text:span text:style-name="CharStyle9"><text:span text:style-name="T14">ť</text:span></text:span><text:span text:style-name="CharStyle9"><text:span text:style-name="T28"> o tejto zpráve; že sa mi totižto v nej niečo nemožného pripisuje. Musel by som byť bez zdravých smyslov, aby som sa mohol opovážiť niečo takého prednies</text:span></text:span><text:span text:style-name="CharStyle9"><text:span text:style-name="T1">ť</text:span></text:span><text:span text:style-name="CharStyle9"><text:span text:style-name="T28"> pri tabuli, na jejž predných miestach zasedali štátnici, ako knieža Juraj Lobkovic, krajinský maršal</text:span></text:span><text:span text:style-name="CharStyle9"><text:span text:style-name="T42">l</text:span></text:span><text:span text:style-name="CharStyle9"><text:span text:style-name="T28"> kráľovstva českého, gróf Ján Harrach, veľmož </text:span></text:span><text:span text:style-name="CharStyle9"><text:span text:style-name="T42">č</text:span></text:span><text:span text:style-name="CharStyle9"><text:span text:style-name="T28">eský a súčasne aj uhorský, barón Ladislav Rieger, kde boli prítomní prední mužovia Poliakov, Rusov z Haliča, mnohí srbskí, horvatskí, slovinskí patrioti, popri generálovi Kom</text:span></text:span><text:span text:style-name="CharStyle9"><text:span text:style-name="T14">a</text:span></text:span><text:span text:style-name="CharStyle9"><text:span text:style-name="T28">­rovi viacej vehlasných učencov ruských. Kto by sa ku takým expektoráciam v takej spoločnosti odvážil, s tým by tam krátky process boli urobili.</text:span></text:span></text:p>
        <text:p text:style-name="P16"><text:span text:style-name="CharStyle35"><text:span text:style-name="T28">No u nás o nás najväčšie absurdá bez všetkej kritiky s</text:span></text:span><text:span text:style-name="CharStyle35"><text:span text:style-name="T1">a</text:span></text:span><text:span text:style-name="CharStyle35"><text:span text:style-name="T28"> uveria. Ešte som sa len z Prahy vracal, už som obdržal výstražné listy, v ktorých mi pria­telia moji oznamovali, že mi hrozí nebezpečenstvo. Odvrátil som ho od seba snáď len tým, že som vý</text:span></text:span><text:span text:style-name="CharStyle35"><text:span text:style-name="T42">š</text:span></text:span><text:span text:style-name="CharStyle35"><text:span text:style-name="T28">udanú zprávu telegraficky vo všetkých peštianskych novinách dementoval a na jej absurdnosť poukázal.</text:span></text:span></text:p>
        <text:p text:style-name="P16"><text:span text:style-name="CharStyle9"><text:span text:style-name="T28">Na čom sa veľmi divím, je — že sa aj hodnostár tak vysokého postavenia a rozhľadu, akým neom</text:span></text:span><text:span text:style-name="CharStyle9"><text:span text:style-name="T42">y</text:span></text:span><text:span text:style-name="CharStyle9"><text:span text:style-name="T28">l</text:span></text:span><text:span text:style-name="CharStyle9"><text:span text:style-name="T1">ne </text:span></text:span><text:span text:style-name="CharStyle9"><text:span text:style-name="T28">je pán kr. hlavný fiškál dr. Eugen Hammersberg, dal zaviesť tou falošnou zprávou peštianskych novín.</text:span></text:span></text:p>
        <text:p text:style-name="P16"><text:soft-page-break/><text:span text:style-name="CharStyle9"><text:span text:style-name="T1">D</text:span></text:span><text:span text:style-name="CharStyle9"><text:span text:style-name="T28">ňa 23. júna 1898 pri pojednávaní tlačovej pravoty red. Pietra stalo sa, že on, pán kr. hlavný fiškál dr. Hammersberg, tým podvrženým tóstom pôsobil na porotcov</text:span></text:span><text:span text:style-name="CharStyle35"><text:span text:style-name="T1">.</text:span></text:span><text:span text:style-name="CharStyle9"><text:span text:style-name="T28"> (Predseda upozorňuje obžalovaného, že tieto jeho vývody sem nepatria.) Vaša veľkomožnosť, ráčte mi dovoliť, aby som sa mohol očistiť od viny mi nezaslúžene, a síce verejne a pred súdom impu</text:span></text:span><text:span text:style-name="CharStyle32"><text:span text:style-name="T28">tovanej. Slovenskému </text:span></text:span><text:span text:style-name="CharStyle32"><text:span text:style-name="T42">č</text:span></text:span><text:span text:style-name="CharStyle32"><text:span text:style-name="T28">loveku v tejto vlasti je i tak zriedka dopriata verejná satisfakcia. Preto si ju ja týmto beriem. Ďalej ráčte mi dovoliť, aby som mohol dokázať, že podstrčený obsah môjho pražského tóstu vplýval na verdikt porotcov v Pietrovej tlačovej pravote. Tu mám výťahy zo zpráv peštianskych novín o priebehu Pietrovej pravoty. Pesti Hirlap, Buda­pe</text:span></text:span><text:span text:style-name="CharStyle8"><text:span text:style-name="T15">s</text:span></text:span><text:span text:style-name="CharStyle8"><text:span text:style-name="T28">ti Hirlap, Budapester Tagblatt, Neues Pester Jour­nal, Országos Hirlap, Bp. Napl</text:span></text:span><text:span text:style-name="CharStyle8"><text:span text:style-name="T15">ó</text:span></text:span><text:span text:style-name="CharStyle8"><text:span text:style-name="T28">, Egyetértés v 173. Číslach z r. 1898, Alkotmány v 150. č. z r. 1898, Slovenské Noviny v 72. č. z r. 1898 ospravedlňujú moje tvrdenie. Prečítam len referát Pesti Hirlapu, v ktorom toto stojí: „dr. Eugen Hammersberg, kr. hl. fiškál, v svojej obžalobnej reči predčitu</text:span></text:span><text:span text:style-name="CharStyle8"><text:span text:style-name="T1">je</text:span></text:span><text:span text:style-name="CharStyle8"><text:span text:style-name="T28"> tóst Matúša Dulu, v ktorom tenže prízvukuje geografickú spolupatričnosť všetkých Slovanov a takto hovorí: Sta</text:span></text:span><text:span text:style-name="CharStyle8"><text:span text:style-name="T43">ň</text:span></text:span><text:span text:style-name="CharStyle8"><text:span text:style-name="T28"> sa skutkom</text:span></text:span><text:span text:style-name="CharStyle32"><text:span text:style-name="T1">,</text:span></text:span><text:span text:style-name="CharStyle32"><text:span text:style-name="T28"> aby s</text:span></text:span><text:span text:style-name="CharStyle32"><text:span text:style-name="T1">a</text:span></text:span><text:span text:style-name="CharStyle32"><text:span text:style-name="T28"> všetci Slovania spojili pod korunou Sv. Václava</text:span></text:span><text:span text:style-name="CharStyle32"><text:span text:style-name="T1">,</text:span></text:span><text:span text:style-name="CharStyle32"><text:span text:style-name="T28"> a táže sa</text:span></text:span><text:span text:style-name="CharStyle32"><text:span text:style-name="T1">:</text:span></text:span><text:span text:style-name="CharStyle34"><text:span text:style-name="T28"> nie je to zradou vlasti, nie je to zapieraním integrity uhorskej dŕžavy</text:span></text:span><text:span text:style-name="CharStyle34"><text:span text:style-name="T1">?“</text:span></text:span></text:p>
        <text:p text:style-name="P16"><text:span text:style-name="CharStyle8"><text:span text:style-name="T28">Pod dojmom tejto vlastizrady, pripisovanej mne, zásadnému priateľovi Pietra, mnou ovšem nespácha­nej, bol on za vinného uznatý, na 8 mesiacov </text:span></text:span><text:span text:style-name="CharStyle8"><text:span text:style-name="T43">o</text:span></text:span><text:span text:style-name="CharStyle8"><text:span text:style-name="T28">dsúdený. Zaslúžil si preto odo mňa, ako sná</text:span></text:span><text:span text:style-name="CharStyle8"><text:span text:style-name="T1">ď</text:span></text:span><text:span text:style-name="CharStyle8"><text:span text:style-name="T28"> od nikoho druhého, aby som s ním cítil sústrasť. V</text:span></text:span><text:span text:style-name="CharStyle8"><text:span text:style-name="T1">e</text:span></text:span><text:span text:style-name="CharStyle8"><text:span text:style-name="T15">ď</text:span></text:span><text:span text:style-name="CharStyle8"><text:span text:style-name="T28"> vlastne pre moje </text:span></text:span><text:span text:style-name="CharStyle8"><text:span text:style-name="T15">u</text:span></text:span><text:span text:style-name="CharStyle8"><text:span text:style-name="T28">dajné pražské „preteky“ bol po­súdený. Myslím, že by som nebol čestným </text:span></text:span><text:span text:style-name="CharStyle8"><text:span text:style-name="T43">č</text:span></text:span><text:span text:style-name="CharStyle8"><text:span text:style-name="T28">love­kom, keby som bol ináč konal.</text:span></text:span></text:p>
        <text:p text:style-name="P16"><text:span text:style-name="CharStyle8"><text:span text:style-name="T28">Ale budiž mi dovoleno aj to rozpovedať, čomu ja ďakujem, že môj lojálny, nevinný pražský tóst tak p</text:span></text:span><text:span text:style-name="CharStyle8"><text:span text:style-name="T1">r</text:span></text:span><text:span text:style-name="CharStyle8"><text:span text:style-name="T28">ekrúten</text:span></text:span><text:span text:style-name="CharStyle8"><text:span text:style-name="T15">e</text:span></text:span><text:span text:style-name="CharStyle8"><text:span text:style-name="T28"> bol publikovaný v peštianskych no­vinách. Ti ho prekrútili</text:span></text:span><text:span text:style-name="CharStyle32"><text:span text:style-name="T1">,</text:span></text:span><text:span text:style-name="CharStyle32"><text:span text:style-name="T28"> ktor</text:span></text:span><text:span text:style-name="CharStyle32"><text:span text:style-name="T1">í</text:span></text:span><text:span text:style-name="CharStyle32"><text:span text:style-name="T28"> i tešia sa i koristia</text:span></text:span><text:span text:style-name="CharStyle31"><text:span text:style-name="T28"> </text:span></text:span><text:span text:style-name="CharStyle35"><text:span text:style-name="T28">z našich národnostných štvan</text:span></text:span><text:span text:style-name="CharStyle35"><text:span text:style-name="T43">íc</text:span></text:span><text:span text:style-name="CharStyle35"><text:span text:style-name="T1">,</text:span></text:span><text:span text:style-name="CharStyle35"><text:span text:style-name="T28"> ktorým záleží na tom, aby sme sa i na </text:span></text:span><text:span text:style-name="CharStyle35"><text:span text:style-name="T43">ďa</text:span></text:span><text:span text:style-name="CharStyle35"><text:span text:style-name="T28">lej vzájomne hrýzli.</text:span></text:span></text:p>
        <text:p text:style-name="P16"><text:span text:style-name="CharStyle9"><text:span text:style-name="T28">Na žofínskom bankete v Prahe bol až po môj prípitok prítomný aj dopisovateľ pe</text:span></text:span><text:span text:style-name="CharStyle9"><text:span text:style-name="T43">š</text:span></text:span><text:span text:style-name="CharStyle9"><text:span text:style-name="T28">tianskych novín, Berényi László. Pred stolovaním prišiel ku mne, shovárali sme sa po maďarsky. To napadlo mnohým.</text:span></text:span></text:p>
        <text:p text:style-name="P16"><text:span text:style-name="CharStyle9"><text:span text:style-name="T28">Keď som ja hovoril, tázal sa svojho súseda dr. Srnca: </text:span></text:span><text:span text:style-name="CharStyle9"><text:span text:style-name="T52">&lt;lang DE&gt;</text:span></text:span><text:span text:style-name="CharStyle9"><text:span text:style-name="T28">„nicht wahr, er spricht f</text:span></text:span><text:span text:style-name="CharStyle9"><text:span text:style-name="T1">u</text:span></text:span><text:span text:style-name="CharStyle9"><text:span text:style-name="T28">r die Vereinigung, der sämmtlichen Slaven?</text:span></text:span><text:span text:style-name="CharStyle9"><text:span text:style-name="T1">“</text:span></text:span><text:span text:style-name="CharStyle9"><text:span text:style-name="T19">&lt;/lang&gt;</text:span></text:span><text:span text:style-name="CharStyle9"><text:span text:style-name="T28"> To vzbudilo u p. dr. Srnca podozrenie, že má snáď nevolaného hos</text:span></text:span><text:span text:style-name="CharStyle9"><text:span text:style-name="T44">ť</text:span></text:span><text:span text:style-name="CharStyle9"><text:span text:style-name="T28">a za súseda. Na jeho zakročenie bol p. Berényi zo Žofína vyká­zaný. P. Berényi to najskôr mne pripisoval, i vy­pomstil sa </text:span></text:span><text:soft-page-break/><text:span text:style-name="CharStyle9"><text:span text:style-name="T28">mi svo</text:span></text:span><text:span text:style-name="CharStyle35"><text:span text:style-name="T1">j</text:span></text:span><text:span text:style-name="CharStyle35"><text:span text:style-name="T16">í</text:span></text:span><text:span text:style-name="CharStyle35"><text:span text:style-name="T28">m telegrammom. Jeho šľachetná pomsta sa vydarila</text:span></text:span><text:span text:style-name="CharStyle35"><text:span text:style-name="T1">.</text:span></text:span><text:span text:style-name="CharStyle9"><text:span text:style-name="T28"> Vplývala na posúdenie kollegu red. Pietra a v jej následkoch stojím teraz ja s 27. spoločníkmi pred touto sl. súdnou stolicou!</text:span></text:span></text:p>
        <text:p text:style-name="P16"><text:span text:style-name="CharStyle9"><text:span text:style-name="T28">Po tejto odchýlke, za jejž strpenie (rečník obracia sa k predsedovi) Vašej veľkomožnosti srdečne ďakujem, prechodím k postaveniu a zodpovedaniu tretej, poslednej otázky.</text:span></text:span></text:p>
        <text:p text:style-name="P16"><text:span text:style-name="CharStyle9"><text:span text:style-name="T28">Dopus</text:span></text:span><text:span text:style-name="CharStyle9"><text:span text:style-name="T16">ť</text:span></text:span><text:span text:style-name="CharStyle9"><text:span text:style-name="T28">il-li som sa ja svojím konaním pri ná­vrate redaktora Pietra priestupku laudatio criminis podľa 174. §. trestného zákona a </text:span></text:span><text:span text:style-name="CharStyle9"><text:span text:style-name="T44">č</text:span></text:span><text:span text:style-name="CharStyle9"><text:span text:style-name="T28">i sa ho moji spolu obžalovaní dopustili?</text:span></text:span></text:p>
        <text:p text:style-name="P16"><text:span text:style-name="CharStyle9"><text:span text:style-name="T28">Priestupku toho stane sa vinným, kto verejne slovom alebo písmom oslavuje nejaký spáchaný zločin alebo priestupok, alebo zločinca, priestupn</text:span></text:span><text:span text:style-name="CharStyle9"><text:span text:style-name="T1">í</text:span></text:span><text:span text:style-name="CharStyle9"><text:span text:style-name="T28">ka preto, že dopustil sa zločinu alebo priestupku, výšudaným spôsobom zvelebuje. Možno-li tieto ustanovenia zá­kona na náš prípad natiahnuť?</text:span></text:span></text:p>
        <text:p text:style-name="P16"><text:span text:style-name="CharStyle9"><text:span text:style-name="T28">V svojom liste vyzval som svojich a Pietrov</text:span></text:span><text:span text:style-name="CharStyle9"><text:span text:style-name="T1">ýc</text:span></text:span><text:span text:style-name="CharStyle9"><text:span text:style-name="T28">h priateľov k sústrasti</text:span></text:span><text:span text:style-name="CharStyle35"><text:span text:style-name="T1">,</text:span></text:span><text:span text:style-name="CharStyle9"><text:span text:style-name="T28"> prejaviť sa majúcej púh</text:span></text:span><text:span text:style-name="CharStyle9"><text:span text:style-name="T1">ym</text:span></text:span><text:span text:style-name="CharStyle9"><text:span text:style-name="T28"> dostavením sa na železničnú stanicu, živého slova pri jeho prijatí, počutého druhým, ako snáď ním samým, Pietrom, som z úst nevypustil. Slza, videná v mojom oku pri blížení sa Pietra ku mne, to, že som mu ruku podal, že som ho objal, pobozkal, na svojom koči domov sprevodil — všetko to svedčí len za to, že som mal s ním sústrasť. Všetky tieto moje činy neobsahujú nič, čo § 174. trestného zákona vyžaduje k poburovaniu skrze oslavovanie zločinu.</text:span></text:span></text:p>
        <text:p text:style-name="P16"><text:span text:style-name="CharStyle9"><text:span text:style-name="T28">Moja dcéra a za jej príkladom jej priateľky, treťo- a štvrto- obžalované slečny — im a dámam vôbec zvyklým spôsobom — kvetinami totiž, len svoju sústrasť chcely tlumo</text:span></text:span><text:span text:style-name="CharStyle9"><text:span text:style-name="T44">č</text:span></text:span><text:span text:style-name="CharStyle9"><text:span text:style-name="T28">iť nešťastím navštívenému Pietrovi. To isté stojí aj o ostatných spoluobžalova­ných, ktorí mu tým cieľom a nie k vôli skutku, skrze neho i tak nespáchaného, privolali u nás i v </text:span></text:span><text:span text:style-name="CharStyle9"><text:span text:style-name="T44">č</text:span></text:span><text:span text:style-name="CharStyle9"><text:span text:style-name="T28">ase radosti, i v čase žalosti zvyklé „na zdar!</text:span></text:span><text:span text:style-name="CharStyle9"><text:span text:style-name="T1">“ </text:span></text:span><text:span text:style-name="CharStyle9"><text:span text:style-name="T28">a „živio!</text:span></text:span><text:span text:style-name="CharStyle9"><text:span text:style-name="T1">“</text:span></text:span><text:span text:style-name="CharStyle9"><text:span text:style-name="T28"> To, čo stalo sa po tom, po mojom a Pietrovo</text:span></text:span><text:span text:style-name="CharStyle35"><text:span text:style-name="T1">m</text:span></text:span><text:span text:style-name="CharStyle35"><text:span text:style-name="T28"> odchode</text:span></text:span><text:span text:style-name="CharStyle35"><text:span text:style-name="T1">,</text:span></text:span><text:span text:style-name="CharStyle35"><text:span text:style-name="T28"> to</text:span></text:span><text:span text:style-name="CharStyle35"><text:span text:style-name="T1">,</text:span></text:span><text:span text:style-name="CharStyle35"><text:span text:style-name="T28"> slávna Súdna stolica, nestojí v žiadnom spojení ani so mnou, ani s Pietrom a</text:span></text:span><text:span text:style-name="CharStyle9"><text:span text:style-name="T1"> </text:span></text:span><text:span text:style-name="CharStyle9"><text:span text:style-name="T28">jeho prijatím. Preto na to ani rozprestierať sa nejdem.</text:span></text:span></text:p>
        <text:p text:style-name="P16"><text:span text:style-name="CharStyle9"><text:span text:style-name="T28">Slávna kr. Súdna stolica! Ako vôbec v ničom, ani v známostiach svojho právnického povolania ne­vynikám. Smutný úkaz by ale bol, keby ani advokát s toľkoro</text:span></text:span><text:span text:style-name="CharStyle9"><text:span text:style-name="T44">č</text:span></text:span><text:span text:style-name="CharStyle9"><text:span text:style-name="T28">nou advokátskou praxou nemal rozume</text:span></text:span><text:span text:style-name="CharStyle9"><text:span text:style-name="T44">ť</text:span></text:span><text:span text:style-name="CharStyle9"><text:span text:style-name="T28"> § 174. tres</text:span></text:span><text:span text:style-name="CharStyle9"><text:span text:style-name="T16">t.</text:span></text:span><text:span text:style-name="CharStyle9"><text:span text:style-name="T28"> zákona, tomu totiž, </text:span></text:span><text:span text:style-name="CharStyle9"><text:span text:style-name="T44">č</text:span></text:span><text:span text:style-name="CharStyle9"><text:span text:style-name="T28">o ten zabraňuje a čo dovoľuje.</text:span></text:span></text:p>
        <text:p text:style-name="P16"><text:span text:style-name="CharStyle9"><text:span text:style-name="T28">Ja a so m</text:span></text:span><text:span text:style-name="CharStyle9"><text:span text:style-name="T1">n</text:span></text:span><text:span text:style-name="CharStyle9"><text:span text:style-name="T28">ou všetci obžalovaní rozumieme mu tak, že proti nemu len ten sa </text:span></text:span><text:soft-page-break/><text:span text:style-name="CharStyle9"><text:span text:style-name="T28">prehreší, kto oslávi alebo vyznačí zločinca za to, že spáchal zločin (annak elk</text:span></text:span><text:span text:style-name="CharStyle9"><text:span text:style-name="T27">ö</text:span></text:span><text:span text:style-name="CharStyle9"><text:span text:style-name="T28">vetése miatt). Na príklad aj toho, kto snáď B. Bystricu vypálil, svobodno oslavovať, ak si</text:span></text:span><text:span text:style-name="CharStyle31"><text:span text:style-name="T28"> </text:span></text:span><text:span text:style-name="CharStyle9"><text:span text:style-name="T28">to prípadne aj zaslúži</text:span></text:span><text:span text:style-name="CharStyle9"><text:span text:style-name="T1">l;</text:span></text:span><text:span text:style-name="CharStyle9"><text:span text:style-name="T28"> len za vypálenie nesvobodno ho nijako vyznačiť.</text:span></text:span></text:p>
        <text:p text:style-name="P5"><text:span text:style-name="CharStyle9"><text:span text:style-name="T28">Ešte niekoľko slov.</text:span></text:span></text:p>
        <text:p text:style-name="P16"><text:span text:style-name="CharStyle9"><text:span text:style-name="T28">Mne divno padá, že </text:span></text:span><text:span text:style-name="CharStyle9"><text:span text:style-name="T1">m</text:span></text:span><text:span text:style-name="CharStyle9"><text:span text:style-name="T28">y obžalovaní dnes, v pr­vých dňoch tohoto 1900 roku, tu pred slávnou súdnou stolicou musíme sa ospravedlňovať z priestupku nám pripisovaného, ke</text:span></text:span><text:span text:style-name="CharStyle9"><text:span text:style-name="T45">ď</text:span></text:span><text:span text:style-name="CharStyle9"><text:span text:style-name="T28"> si pomyslím, že od jedno 4—5 rokov tlač celého sveta zapodievala sa hlavne bu</text:span></text:span><text:span text:style-name="CharStyle9"><text:span text:style-name="T45">ď</text:span></text:span><text:span text:style-name="CharStyle9"><text:span text:style-name="T28"> oslavou, bu</text:span></text:span><text:span text:style-name="CharStyle9"><text:span text:style-name="T45">ď</text:span></text:span><text:span text:style-name="CharStyle9"><text:span text:style-name="T28"> zatracovaním francúzskeho zemezradcu Dreyfusa. Vo Francii o Dreyfus</text:span></text:span><text:span text:style-name="CharStyle9"><text:span text:style-name="T1">ov</text:span></text:span><text:span text:style-name="CharStyle9"><text:span text:style-name="T28">i každý mal a smel mať svoju mienku, každý ju mohol svobodne vyjaviť, aj vyjavoval. Rád by som vedieť, koľká </text:span></text:span><text:span text:style-name="CharStyle9"><text:span text:style-name="T45">č</text:span></text:span><text:span text:style-name="CharStyle9"><text:span text:style-name="T28">asť občanov Francie by bola musela byť žalárovaná, keby aj tamejší občania takú svobo</text:span></text:span><text:span text:style-name="CharStyle9"><text:span text:style-name="T1">d</text:span></text:span><text:span text:style-name="CharStyle9"><text:span text:style-name="T28">u požívali, aká sa v tomto prípade nám priznáva?</text:span></text:span></text:p>
        <text:p text:style-name="P16"><text:span text:style-name="CharStyle9"><text:span text:style-name="T28">Ani v Rusku netresce sa sústrasť s odsúdenými a jej </text:span></text:span><text:span text:style-name="CharStyle9"><text:span text:style-name="T45">č</text:span></text:span><text:span text:style-name="CharStyle9"><text:span text:style-name="T28">i slovné, či skutkové prejavenie. </text:span></text:span><text:span text:style-name="CharStyle9"><text:span text:style-name="T45">Č</text:span></text:span><text:span text:style-name="CharStyle9"><text:span text:style-name="T28">o aj znám, že tým známku o svojej politickej kvalifikácii zhor­ším si u svojho dobrého priateľa, pána hl. slúžneho martinského, musím vyznať, že som sa aj v Rusku octnul, v tom Rusku, v ktorom najhorší </text:span></text:span><text:span text:style-name="CharStyle9"><text:span text:style-name="T45">č</text:span></text:span><text:span text:style-name="CharStyle9"><text:span text:style-name="T28">lenovia spoločnosti na Sibír bývajú vysielaní. Ruský mužík, zbožňujúci svojho cára, nedá si zabraňovať cítiť sústrasť so sibírskymi vypovedancami. Dostojevský veľmi dojemne opisuje prejavy sútrpnosti, sympatie ruského ľudu k odsúdeným. On ich ani nemenuje zločincami, lež biednikami. Kdekoľvek zastaví sa transport týchto biedníkov, tam shŕkne sa massa súcitného ľudu, ktorá objíma, celu</text:span></text:span><text:span text:style-name="CharStyle9"><text:span text:style-name="T1">je</text:span></text:span><text:span text:style-name="CharStyle9"><text:span text:style-name="T28">, častuje, ob­darúva, ak sa páči vyznačuje prestupiteľ</text:span></text:span><text:span text:style-name="CharStyle9"><text:span text:style-name="T1">ov</text:span></text:span><text:span text:style-name="CharStyle9"><text:span text:style-name="T28"> zákona. V Rusku sa to strpí. Myslím, že prejavy humanity, ruskému mužíkovi dovolené, ani u nás nemôžu padať pod trestný zákon.</text:span></text:span></text:p>
        <text:p text:style-name="P16"><text:span text:style-name="CharStyle8"><text:span text:style-name="T28">Ani v dávnej minulosti niet na to príkladu. Z príležitosti práve prežitých najkrajších kresťan­ských sviatkov dovoľujem si pripomenúť, že ani Mária Magdal</text:span></text:span><text:span text:style-name="CharStyle8"><text:span text:style-name="T17">e</text:span></text:span><text:span text:style-name="CharStyle8"><text:span text:style-name="T28">na a Mária, matka Jakubova, neboly ani pred rímsky, ani pred židovský súd povolané za to, že s naším Spasiteľom, podľa židovských a rímskych pochopov najväčším revolucionárom a bu­ričom, po jeho ukr</text:span></text:span><text:span text:style-name="CharStyle8"><text:span text:style-name="T1">i</text:span></text:span><text:span text:style-name="CharStyle8"><text:span text:style-name="T28">žovaní sústrasť citily, a sústrasť svoju aj skutkami dokument</text:span></text:span><text:span text:style-name="CharStyle8"><text:span text:style-name="T17">o</text:span></text:span><text:span text:style-name="CharStyle8"><text:span text:style-name="T28">valy.</text:span></text:span></text:p>
        <text:p text:style-name="P16"><text:span text:style-name="CharStyle8"><text:span text:style-name="T28">Ku koncu ešte toto. Máme sa všetci vynasnažovať, aby sme bez rozdielu na národnosť, či Slovák, či Maďar, či Rumun a či Srb, za príkladom rimanského </text:span></text:span><text:span text:style-name="CharStyle8"><text:span text:style-name="T1">„</text:span></text:span><text:span text:style-name="CharStyle8"><text:span text:style-name="T28">civis romanus sum</text:span></text:span><text:span text:style-name="CharStyle8"><text:span text:style-name="T1">“</text:span></text:span><text:span text:style-name="CharStyle8"><text:span text:style-name="T28"> s hrdosťou mohli hlásať: sme synmi, občanmi uhorskej vlasti. To sa </text:span></text:span><text:soft-page-break/><text:span text:style-name="CharStyle8"><text:span text:style-name="T28">len tak stane, ak nám všetkým, bez rozdielu na národnosť, zabezpečená bude bezpečnosť života, cti a majetku, keď nebudeme bez všetkých príčin na všeobecný posmech ťahaní pred súdy, ako sa to teraz s nami stalo.</text:span></text:span></text:p>
        <text:p text:style-name="P16"><text:span text:style-name="CharStyle8"><text:span text:style-name="T28">Keď o svojej dcére ešte len to poznamenávam, že ona nemala príčiny nedôverovať svojmu otcovi, a tak jej ani len na um prísť nemohlo, že, poslú­chajúc svojho otca, dopustí sa nezákonitosti, — končím.</text:span></text:span></text:p>
        <text:p text:style-name="P16"><text:span text:style-name="CharStyle8"><text:span text:style-name="T28">Ak je slávny súd presvedčený, že som vinný, nech ma potresce, jestli ale je tej mienky, že som použil len svojho dobrého, každému človeku patria­ceho práva, a inšie som neurobil, </text:span></text:span><text:span text:style-name="CharStyle32"><text:span text:style-name="T1">—</text:span></text:span><text:span text:style-name="CharStyle8"><text:span text:style-name="T28"> nech mi dá satisfakciu.</text:span></text:span></text:p>
        <text:p text:style-name="P12"><text:span text:style-name="CharStyle31"><text:span text:style-name="T28"/></text:span></text:p>
        <text:p text:style-name="P15"><text:span text:style-name="CharStyle31"><text:span text:style-name="T28"/></text:span></text:p>
        <text:p text:style-name="P5"><text:span text:style-name="CharStyle34"><text:span text:style-name="T28">Reč obžalovaného Pavla Mu</text:span></text:span><text:span text:style-name="CharStyle34"><text:span text:style-name="T1">d</text:span></text:span><text:span text:style-name="CharStyle34"><text:span text:style-name="T28">ro</text:span></text:span><text:span text:style-name="CharStyle34"><text:span text:style-name="T12">ň</text:span></text:span><text:span text:style-name="CharStyle34"><text:span text:style-name="T28">a.</text:span></text:span></text:p>
        <text:p text:style-name="P16"><text:span text:style-name="CharStyle8"><text:span text:style-name="T28"/></text:span></text:p>
        <text:p text:style-name="P31"><text:span text:style-name="CharStyle8"><text:span text:style-name="T28">Slávna Súdna stolic</text:span></text:span><text:span text:style-name="CharStyle8"><text:span text:style-name="T1">a</text:span></text:span><text:span text:style-name="CharStyle8"><text:span text:style-name="T28">! Ke</text:span></text:span><text:span text:style-name="CharStyle8"><text:span text:style-name="T39">ď</text:span></text:span><text:span text:style-name="CharStyle8"><text:span text:style-name="T28"> môj ctený predrečník, môj priateľ, povedal, že krátko bude hovoriť, ja mu to neverím, že ale ja krátko budem vraveť, to je isté.</text:span></text:span></text:p>
        <text:p text:style-name="P16"><text:span text:style-name="CharStyle8"><text:span text:style-name="T28">Pozrimeže genesi</text:span></text:span><text:span text:style-name="CharStyle8"><text:span text:style-name="T1">s</text:span></text:span><text:span text:style-name="CharStyle8"><text:span text:style-name="T28"> 174. §-u? Tá nám ukáže, že už k</text:span></text:span><text:span text:style-name="CharStyle8"><text:span text:style-name="T1">eď</text:span></text:span><text:span text:style-name="CharStyle8"><text:span text:style-name="T28"> ho donášali, mnohí, zvlášte E. Simonyi, boli za to, aby vystal. Čože je to, trestať niekoho preto, že chváli dakoho? Veď, hovoril Simonyi, nieto tak zvrhlého človeka, jestli len na rozume nepochybuje, ktorý chválil by krádež, lúpež, vražedlníctvo, podpa­ľačstvo at</text:span></text:span><text:span text:style-name="CharStyle8"><text:span text:style-name="T1">ď</text:span></text:span><text:span text:style-name="CharStyle8"><text:span text:style-name="T28">., alebo človeka, ktorý to spáchal, preto, že to spáchal. Tento § je nam</text:span></text:span><text:span text:style-name="CharStyle8"><text:span text:style-name="T12">e</text:span></text:span><text:span text:style-name="CharStyle8"><text:span text:style-name="T28">rený len na politické zločiny a prečiny a má za cieľ prenasledovať našich politických nepriateľov. To je policiálna vec, do trest­ného zákona nepatriaca. Csemegi zvíťazil tým, že po­vedal: že je tu nie otázka o oslavovaní osoby. Preto, že niekto niektorá osobu oslavuje, preto ho nemožno odsúdiť. Tu je reč o „laudatio criminis“, oslavovaní človeka preto, že takýto alebo takýto trestuhodý sku­tok spáchal; lebo ináč museli by sme dopustiť, že štát nespravedlive tresce, a toto si nesmie žiaden štát dovoliť.</text:span></text:span></text:p>
        <text:p text:style-name="P16"><text:span text:style-name="CharStyle8"><text:span text:style-name="T28">Tu, tak sa mi zdá, verejný žalobník v svojej logike vynechal niečo, jedno ohnivo chybí v reťazi.</text:span></text:span></text:p>
        <text:p text:style-name="P16"><text:span text:style-name="CharStyle8"><text:span text:style-name="T28">Keby pešťbudínska porota bola bývala Pietra osvobodila a on ako nevinný by sa bol vrátil, my všetci boli by sme vyšli mu v ústrety, že za našu národnú vec také unúvanie prestál; opakujem: i v tom páde, jestli by bol úplne nevinným deklarovaný, a vtedy ani pán verejný obžalobník, ani slávny súd ne­prenasledovali by nás, že sme ho oslavovali, bo nijaký priestupok nespáchal. Ale ke</text:span></text:span><text:span text:style-name="CharStyle8"><text:span text:style-name="T39">ď</text:span></text:span><text:span text:style-name="CharStyle8"><text:span text:style-name="T28"> spáchal trestuhodný čin a my </text:span></text:span><text:soft-page-break/><text:span text:style-name="CharStyle8"><text:span text:style-name="T28">sme vyšli ta, nám treba tu dokázato </text:span></text:span><text:span text:style-name="CharStyle8"><text:span text:style-name="T1">„</text:span></text:span><text:span text:style-name="CharStyle8"><text:span text:style-name="T28">plus“, že sme ho oslavovali preto</text:span></text:span><text:span text:style-name="CharStyle32"><text:span text:style-name="T1">,</text:span></text:span><text:span text:style-name="CharStyle32"><text:span text:style-name="T28"> </text:span></text:span><text:span text:style-name="CharStyle32"><text:span text:style-name="T1">ž</text:span></text:span><text:span text:style-name="CharStyle32"><text:span text:style-name="T28">e spáchal trestuhodný s</text:span></text:span><text:span text:style-name="CharStyle32"><text:span text:style-name="T1">k</text:span></text:span><text:span text:style-name="CharStyle32"><text:span text:style-name="T28">uto</text:span></text:span><text:span text:style-name="CharStyle32"><text:span text:style-name="T1">k.</text:span></text:span><text:span text:style-name="CharStyle8"><text:span text:style-name="T28"> A to plus nie je nijak dokázané.</text:span></text:span></text:p>
        <text:p text:style-name="P16"><text:span text:style-name="CharStyle8"><text:span text:style-name="T28">Ke</text:span></text:span><text:span text:style-name="CharStyle8"><text:span text:style-name="T39">ď</text:span></text:span><text:span text:style-name="CharStyle8"><text:span text:style-name="T28"> ale dáky skutok možno vysvet</text:span></text:span><text:span text:style-name="CharStyle8"><text:span text:style-name="T12">ľ</text:span></text:span><text:span text:style-name="CharStyle8"><text:span text:style-name="T28">ovat i tak, že je trestuhodný, i tak že niet v </text:span></text:span><text:span text:style-name="CharStyle8"><text:span text:style-name="T12">ň</text:span></text:span><text:span text:style-name="CharStyle8"><text:span text:style-name="T28">om nič trestu­hodného, trestný zákon nakladá skutok ten v pro­spech obvineného vysvetlova</text:span></text:span><text:span text:style-name="CharStyle8"><text:span text:style-name="T39">ť</text:span></text:span><text:span text:style-name="CharStyle8"><text:span text:style-name="T28">.</text:span></text:span></text:p>
        <text:p text:style-name="P16"><text:span text:style-name="CharStyle8"><text:span text:style-name="T28">My sme šli ta a pozdravili sme redaktora </text:span></text:span><text:span text:style-name="CharStyle8"><text:span text:style-name="T1">„</text:span></text:span><text:span text:style-name="CharStyle8"><text:span text:style-name="T28">Národních Novín</text:span></text:span><text:span text:style-name="CharStyle8"><text:span text:style-name="T1">“</text:span></text:span><text:span text:style-name="CharStyle8"><text:span text:style-name="T28">, ale nie preto, že trestuhodný prie­stupok spáchal. Poneváč v takýchto pádoch zákon vždy k dobrému obžalovaného treba vysvetlova</text:span></text:span><text:span text:style-name="CharStyle8"><text:span text:style-name="T39">ť</text:span></text:span><text:span text:style-name="CharStyle8"><text:span text:style-name="T28">, a poneváč tu trestuhodného skutku niet, o odsúdení nemôže tu by</text:span></text:span><text:span text:style-name="CharStyle8"><text:span text:style-name="T39">ť</text:span></text:span><text:span text:style-name="CharStyle8"><text:span text:style-name="T28"> ani reči.</text:span></text:span></text:p>
        <text:p text:style-name="P16"><text:span text:style-name="CharStyle8"><text:span text:style-name="T28">Po tomto vstal obžalovaný Ján </text:span></text:span><text:span text:style-name="CharStyle8"><text:span text:style-name="T1">Š</text:span></text:span><text:span text:style-name="CharStyle8"><text:span text:style-name="T28">imko a prízvu­koval svoju nevinnosť a vlastenectvo. Fiškus povedal krátku repliku, Dula dupliku.</text:span></text:span></text:p>
        <text:p text:style-name="P16"><text:span text:style-name="CharStyle8"><text:span text:style-name="T28">Tým zakončilo sa pojednávanie a predseda pán </text:span></text:span><text:span text:style-name="CharStyle8"><text:span text:style-name="T39">Ľ</text:span></text:span><text:span text:style-name="CharStyle8"><text:span text:style-name="T28">ud. Boleman povolal všetkých na druhý de</text:span></text:span><text:span text:style-name="CharStyle8"><text:span text:style-name="T39">ň</text:span></text:span><text:span text:style-name="CharStyle8"><text:span text:style-name="T28">, 5 jan., na jedenástu hodinu k vyhláseniu výroku, ktorého </text:span></text:span><text:span text:style-name="CharStyle8"><text:span text:style-name="T1">s</text:span></text:span><text:span text:style-name="CharStyle8"><text:span text:style-name="T28">my</text:span></text:span><text:span text:style-name="CharStyle8"><text:span text:style-name="T1">s</text:span></text:span><text:span text:style-name="CharStyle8"><text:span text:style-name="T28">el bol:</text:span></text:span></text:p>
        <text:p text:style-name="P16"><text:span text:style-name="CharStyle50"><text:span text:style-name="T28">Matú</text:span></text:span><text:span text:style-name="CharStyle50"><text:span text:style-name="T1">š</text:span></text:span><text:span text:style-name="CharStyle50"><text:span text:style-name="T28"> Dula 3-mesačné väzeni</text:span></text:span><text:span text:style-name="CharStyle34"><text:span text:style-name="T1">e</text:span></text:span><text:span text:style-name="CharStyle34"><text:span text:style-name="T28">; slečna Viera Dulová 50 zl. pokuty, v páde nemožnosti platenia 10-dňové väzeni</text:span></text:span><text:span text:style-name="CharStyle34"><text:span text:style-name="T1">e</text:span></text:span><text:span text:style-name="CharStyle34"><text:span text:style-name="T28">; slečna </text:span></text:span><text:span text:style-name="CharStyle50"><text:span text:style-name="T1">E</text:span></text:span><text:span text:style-name="CharStyle50"><text:span text:style-name="T28">telka Cablková 100 zlatých peňažitej po­kuty, v páde nemožnosti platenia 20-dňové väzenie; slečna Elena Švehlová 50 zl. pe­ňažitej pokuty, v páde nemožnosti plate­nia 10-dňové väzenie; Blažej Bulla 2-me</text:span></text:span><text:span text:style-name="CharStyle34"><text:span text:style-name="T28">sačné väzeni</text:span></text:span><text:span text:style-name="CharStyle34"><text:span text:style-name="T1">e</text:span></text:span><text:span text:style-name="CharStyle34"><text:span text:style-name="T28">; Svetozár Hurban </text:span></text:span><text:span text:style-name="CharStyle34"><text:span text:style-name="T1">1</text:span></text:span><text:span text:style-name="CharStyle34"><text:span text:style-name="T28">-mesačné väzenie; Vladimír </text:span></text:span><text:span text:style-name="CharStyle50"><text:span text:style-name="T1">M</text:span></text:span><text:span text:style-name="CharStyle50"><text:span text:style-name="T28">udro</text:span></text:span><text:span text:style-name="CharStyle50"><text:span text:style-name="T1">ň</text:span></text:span><text:span text:style-name="CharStyle34"><text:span text:style-name="T28"> </text:span></text:span><text:span text:style-name="CharStyle34"><text:span text:style-name="T1">1</text:span></text:span><text:span text:style-name="CharStyle34"><text:span text:style-name="T28">-mesačné vä­zenie; Andrej Hala</text:span></text:span><text:span text:style-name="CharStyle34"><text:span text:style-name="T39">š</text:span></text:span><text:span text:style-name="CharStyle50"><text:span text:style-name="T28">a </text:span></text:span><text:span text:style-name="CharStyle34"><text:span text:style-name="T1">1-</text:span></text:span><text:span text:style-name="CharStyle34"><text:span text:style-name="T28">mesačné väzenie; Jozef </text:span></text:span><text:span text:style-name="CharStyle50"><text:span text:style-name="T1">Š</text:span></text:span><text:span text:style-name="CharStyle50"><text:span text:style-name="T28">ku</text:span></text:span><text:span text:style-name="CharStyle50"><text:span text:style-name="T1">l</text:span></text:span><text:span text:style-name="CharStyle50"><text:span text:style-name="T28">téty </text:span></text:span><text:span text:style-name="CharStyle34"><text:span text:style-name="T1">1</text:span></text:span><text:span text:style-name="CharStyle34"><text:span text:style-name="T28">-</text:span></text:span><text:span text:style-name="CharStyle34"><text:span text:style-name="T1">mesač</text:span></text:span><text:span text:style-name="CharStyle34"><text:span text:style-name="T28">n</text:span></text:span><text:span text:style-name="CharStyle34"><text:span text:style-name="T1">é</text:span></text:span><text:span text:style-name="CharStyle34"><text:span text:style-name="T28"> väzenie; Jozef Capko </text:span></text:span><text:span text:style-name="CharStyle34"><text:span text:style-name="T1">1</text:span></text:span><text:span text:style-name="CharStyle34"><text:span text:style-name="T28">-</text:span></text:span><text:span text:style-name="CharStyle34"><text:span text:style-name="T1">mesačné</text:span></text:span><text:span text:style-name="CharStyle34"><text:span text:style-name="T28"> väzeni</text:span></text:span><text:span text:style-name="CharStyle34"><text:span text:style-name="T1">e</text:span></text:span><text:span text:style-name="CharStyle34"><text:span text:style-name="T28">; </text:span></text:span><text:span text:style-name="CharStyle50"><text:span text:style-name="T1">Š</text:span></text:span><text:span text:style-name="CharStyle50"><text:span text:style-name="T28">tef. Cablk </text:span></text:span><text:span text:style-name="CharStyle34"><text:span text:style-name="T1">1</text:span></text:span><text:span text:style-name="CharStyle34"><text:span text:style-name="T28">-me­sačné väzeni</text:span></text:span><text:span text:style-name="CharStyle34"><text:span text:style-name="T1">e;</text:span></text:span><text:span text:style-name="CharStyle34"><text:span text:style-name="T28"> J</text:span></text:span><text:span text:style-name="CharStyle50"><text:span text:style-name="T1">á</text:span></text:span><text:span text:style-name="CharStyle50"><text:span text:style-name="T28">n Cab</text:span></text:span><text:span text:style-name="CharStyle50"><text:span text:style-name="T1">l</text:span></text:span><text:span text:style-name="CharStyle50"><text:span text:style-name="T28">k 14-</text:span></text:span><text:span text:style-name="CharStyle34"><text:span text:style-name="T1">d</text:span></text:span><text:span text:style-name="CharStyle34"><text:span text:style-name="T12">ň</text:span></text:span><text:span text:style-name="CharStyle34"><text:span text:style-name="T28">ové väzeni</text:span></text:span><text:span text:style-name="CharStyle34"><text:span text:style-name="T1">e; </text:span></text:span><text:span text:style-name="CharStyle50"><text:span text:style-name="T28">Ľudovít So</text:span></text:span><text:span text:style-name="CharStyle50"><text:span text:style-name="T1">l</text:span></text:span><text:span text:style-name="CharStyle50"><text:span text:style-name="T28">tés</text:span></text:span><text:span text:style-name="CharStyle50"><text:span text:style-name="T1">z</text:span></text:span><text:span text:style-name="CharStyle34"><text:span text:style-name="T28"> 14-dňové väzenie; Jozef </text:span></text:span><text:span text:style-name="CharStyle50"><text:span text:style-name="T1">F</text:span></text:span><text:span text:style-name="CharStyle50"><text:span text:style-name="T28">ábry 14-dňové väzeni</text:span></text:span><text:span text:style-name="CharStyle34"><text:span text:style-name="T1">e</text:span></text:span><text:span text:style-name="CharStyle34"><text:span text:style-name="T28">; Jozef </text:span></text:span><text:span text:style-name="CharStyle50"><text:span text:style-name="T1">C</text:span></text:span><text:span text:style-name="CharStyle50"><text:span text:style-name="T28">ipár </text:span></text:span><text:span text:style-name="CharStyle34"><text:span text:style-name="T1">1</text:span></text:span><text:span text:style-name="CharStyle34"><text:span text:style-name="T28">-me­sačné väzeni</text:span></text:span><text:span text:style-name="CharStyle34"><text:span text:style-name="T1">e</text:span></text:span><text:span text:style-name="CharStyle34"><text:span text:style-name="T28">; Andrej Sokolík 14-dňové vä­zenie; Samuel Kuchár</text:span></text:span><text:span text:style-name="CharStyle50"><text:span text:style-name="T1">i</text:span></text:span><text:span text:style-name="CharStyle50"><text:span text:style-name="T28">k 14-dňové väzeni</text:span></text:span><text:span text:style-name="CharStyle34"><text:span text:style-name="T1">e</text:span></text:span><text:span text:style-name="CharStyle34"><text:span text:style-name="T28">; Jur </text:span></text:span><text:span text:style-name="CharStyle34"><text:span text:style-name="T39">Č</text:span></text:span><text:span text:style-name="CharStyle34"><text:span text:style-name="T28">ajda </text:span></text:span><text:span text:style-name="CharStyle34"><text:span text:style-name="T1">1</text:span></text:span><text:span text:style-name="CharStyle34"><text:span text:style-name="T28">-mesačné väzeni</text:span></text:span><text:span text:style-name="CharStyle34"><text:span text:style-name="T1">e</text:span></text:span><text:span text:style-name="CharStyle34"><text:span text:style-name="T28">; Kon</text:span></text:span><text:span text:style-name="CharStyle50"><text:span text:style-name="T12">s</text:span></text:span><text:span text:style-name="CharStyle50"><text:span text:style-name="T28">tantín Hu</text:span></text:span><text:span text:style-name="CharStyle50"><text:span text:style-name="T1">r</text:span></text:span><text:span text:style-name="CharStyle50"><text:span text:style-name="T28">ba</text:span></text:span><text:span text:style-name="CharStyle50"><text:span text:style-name="T1">n</text:span></text:span><text:span text:style-name="CharStyle34"><text:span text:style-name="T28"> </text:span></text:span><text:span text:style-name="CharStyle34"><text:span text:style-name="T1">1</text:span></text:span><text:span text:style-name="CharStyle34"><text:span text:style-name="T28">-mesačné väzeni</text:span></text:span><text:span text:style-name="CharStyle34"><text:span text:style-name="T1">e</text:span></text:span><text:span text:style-name="CharStyle34"><text:span text:style-name="T28">; Pavel Mudr</text:span></text:span><text:span text:style-name="CharStyle50"><text:span text:style-name="T1">o</text:span></text:span><text:span text:style-name="CharStyle50"><text:span text:style-name="T12">ň</text:span></text:span><text:span text:style-name="CharStyle50"><text:span text:style-name="T28"> 14-dňové väzenie; Peter Kompi</text:span></text:span><text:span text:style-name="CharStyle50"><text:span text:style-name="T1">š</text:span></text:span><text:span text:style-name="CharStyle34"><text:span text:style-name="T28"> 1-mesačné väzenie; Gedeon Tur</text:span></text:span><text:span text:style-name="CharStyle50"><text:span text:style-name="T28">zo 14-dňové väzenie; </text:span></text:span><text:span text:style-name="CharStyle50"><text:span text:style-name="T1">J</text:span></text:span><text:span text:style-name="CharStyle50"><text:span text:style-name="T28">u</text:span></text:span><text:span text:style-name="CharStyle50"><text:span text:style-name="T39">liu</text:span></text:span><text:span text:style-name="CharStyle50"><text:span text:style-name="T28">s </text:span></text:span><text:span text:style-name="CharStyle50"><text:span text:style-name="T1">Br</text:span></text:span><text:span text:style-name="CharStyle50"><text:span text:style-name="T28">aneck</text:span></text:span><text:span text:style-name="CharStyle50"><text:span text:style-name="T1">ý</text:span></text:span><text:span text:style-name="CharStyle34"><text:span text:style-name="T28"> 14-dňové väzenie</text:span></text:span><text:span text:style-name="CharStyle34"><text:span text:style-name="T1">:</text:span></text:span><text:span text:style-name="CharStyle34"><text:span text:style-name="T28"> Anton Novák</text:span></text:span><text:span text:style-name="CharStyle50"><text:span text:style-name="T1">,</text:span></text:span><text:span text:style-name="CharStyle34"><text:span text:style-name="T28"> 14-dňové väzenie; Anton B</text:span></text:span><text:span text:style-name="CharStyle50"><text:span text:style-name="T1">i</text:span></text:span><text:span text:style-name="CharStyle50"><text:span text:style-name="T28">elek 1-</text:span></text:span><text:span text:style-name="CharStyle34"><text:span text:style-name="T1">m</text:span></text:span><text:span text:style-name="CharStyle34"><text:span text:style-name="T28">esačné väzenie. Okrem toho odsudzujú sa menovaní (s niektorými výnimkami bezma</text:span></text:span><text:span text:style-name="CharStyle34"><text:span text:style-name="T1">jet</text:span></text:span><text:span text:style-name="CharStyle34"><text:span text:style-name="T28">ných) na zaplatenie súdobných útrat 112 zl. 47 kr. Zpod obžaloby sú osvobodení: Ján </text:span></text:span><text:span text:style-name="CharStyle50"><text:span text:style-name="T1">M</text:span></text:span><text:span text:style-name="CharStyle50"><text:span text:style-name="T28">eli</text:span></text:span><text:span text:style-name="CharStyle50"><text:span text:style-name="T12">č</text:span></text:span><text:span text:style-name="CharStyle50"><text:span text:style-name="T28">ko</text:span></text:span><text:span text:style-name="CharStyle50"><text:span text:style-name="T1">,</text:span></text:span><text:span text:style-name="CharStyle50"><text:span text:style-name="T28"> J</text:span></text:span><text:span text:style-name="CharStyle50"><text:span text:style-name="T1">á</text:span></text:span><text:span text:style-name="CharStyle50"><text:span text:style-name="T12">n</text:span></text:span><text:span text:style-name="CharStyle51"><text:span text:style-name="T28"> </text:span></text:span><text:span text:style-name="CharStyle51"><text:span text:style-name="T39">Š</text:span></text:span><text:span text:style-name="CharStyle50"><text:span text:style-name="T1">imko</text:span></text:span><text:span text:style-name="CharStyle34"><text:span text:style-name="T28"> a Vladimí</text:span></text:span><text:span text:style-name="CharStyle50"><text:span text:style-name="T1">r</text:span></text:span><text:span text:style-name="CharStyle50"><text:span text:style-name="T28"> Horvát. Proti tomuto</text:span></text:span><text:span text:style-name="CharStyle34"><text:span text:style-name="T1"> </text:span></text:span><text:span text:style-name="CharStyle34"><text:span text:style-name="T28">s</text:span></text:span><text:span text:style-name="CharStyle34"><text:span text:style-name="T12">údi</text:span></text:span><text:span text:style-name="CharStyle34"><text:span text:style-name="T28"> appellovali všetci odsúdení; app</text:span></text:span><text:span text:style-name="CharStyle34"><text:span text:style-name="T39">e</text:span></text:span><text:span text:style-name="CharStyle34"><text:span text:style-name="T1">l</text:span></text:span><text:span text:style-name="CharStyle34"><text:span text:style-name="T28">l</text:span></text:span><text:span text:style-name="CharStyle34"><text:span text:style-name="T12">o</text:span></text:span><text:span text:style-name="CharStyle34"><text:span text:style-name="T28">val aj kr</text:span></text:span><text:span text:style-name="CharStyle34"><text:span text:style-name="T39">áľ.</text:span></text:span><text:span text:style-name="CharStyle34"><text:span text:style-name="T1"> </text:span></text:span><text:span text:style-name="CharStyle34"><text:span text:style-name="T28">fiškus cieľom povýšenia pokút </text:span></text:span><text:span text:style-name="CharStyle34"><text:span text:style-name="T1">a</text:span></text:span><text:span text:style-name="CharStyle34"><text:span text:style-name="T28"> nedovole­nia, aby odsúdení boli osvobodení od </text:span></text:span><text:span text:style-name="CharStyle34"><text:span text:style-name="T1">r</text:span></text:span><text:span text:style-name="CharStyle34"><text:span text:style-name="T28">abskýc</text:span></text:span><text:span text:style-name="CharStyle34"><text:span text:style-name="T1">h</text:span></text:span><text:span text:style-name="CharStyle34"><text:span text:style-name="T28"> prác a smeli sa sami s</text:span></text:span><text:span text:style-name="CharStyle34"><text:span text:style-name="T39">tra</text:span></text:span><text:span text:style-name="CharStyle34"><text:span text:style-name="T28">v</text:span></text:span><text:span text:style-name="CharStyle34"><text:span text:style-name="T1">o</text:span></text:span><text:span text:style-name="CharStyle34"><text:span text:style-name="T28">va</text:span></text:span><text:span text:style-name="CharStyle34"><text:span text:style-name="T1">ť.</text:span></text:span></text:p>
        <text:p text:style-name="P31"><text:span text:style-name="CharStyle34"><text:span text:style-name="T1"/></text:span></text:p>
        <text:h text:style-name="P45" text:outline-level="2"><text:bookmark-start text:name="bookmark0"/><text:span text:style-name="CharStyle4"><text:span text:style-name="T28">Niektoré udalosti a pozná</text:span></text:span><text:bookmark-end text:name="bookmark0"/><text:span text:style-name="CharStyle4"><text:span text:style-name="T40">m</text:span></text:span><text:span text:style-name="CharStyle6"><text:span text:style-name="T28">ky</text:span></text:span></text:h>
        <text:p text:style-name="P27"><text:span text:style-name="CharStyle11"><text:span text:style-name="T28"/></text:span></text:p>
        <text:p text:style-name="P38"><text:span text:style-name="CharStyle11"><text:span text:style-name="T28">Aby sme podali čitateľom obraz processu, mu­síme opísať udalosti, ktoré stály sa i pomimo prísne sudcovského pojednávania. Hodno je zaznačiť nielen sám akt processu, ale i to, čo sa okolo neho dialo.</text:span></text:span></text:p>
        <text:p text:style-name="P27"><text:span text:style-name="CharStyle11"><text:span text:style-name="T28">Pri výsluchu slečny Eleny Švehlovej udalo sa, že akýsi pán v obecenstve hlasno riekol: „Gyaláza</text:span></text:span><text:span text:style-name="CharStyle12"><text:span text:style-name="T28">tosan </text:span></text:span><text:span text:style-name="CharStyle12"><text:span text:style-name="T1">h</text:span></text:span><text:span text:style-name="CharStyle12"><text:span text:style-name="T28">azudozik</text:span></text:span><text:span text:style-name="CharStyle12"><text:span text:style-name="T1">“</text:span></text:span><text:span text:style-name="CharStyle11"><text:span text:style-name="T28"> (</text:span></text:span><text:span text:style-name="CharStyle11"><text:span text:style-name="T45">h</text:span></text:span><text:span text:style-name="CharStyle11"><text:span text:style-name="T28">anobne </text:span></text:span><text:span text:style-name="CharStyle11"><text:span text:style-name="T1">Iž</text:span></text:span><text:span text:style-name="CharStyle11"><text:span text:style-name="T28">e). (Poznamenávame, že ináč obecenstvo baňsko-bystrické chovalo sa slušne, s výnimkou to</text:span></text:span><text:span text:style-name="CharStyle11"><text:span text:style-name="T1">h</text:span></text:span><text:span text:style-name="CharStyle11"><text:span text:style-name="T28">to ipse-pána.) Impertinentnú táto po­známku nepočul predseda, ani my, sediaci na lavi­ciach obžalovaných, ale počuli ju statoční ľudia v obe­censtve a oznámili nám to. Vyšlo, že ten istý pán pri výsluchu Dulovom, ke</text:span></text:span><text:span text:style-name="CharStyle11"><text:span text:style-name="T17">ď</text:span></text:span><text:span text:style-name="CharStyle11"><text:span text:style-name="T28"> Dula osvedčil, že poneváč je pred súd postavený ako Slovák, podržuje si právo po slovensky hovoriť, zavolal: </text:span></text:span><text:span text:style-name="CharStyle12"><text:span text:style-name="T1">„S</text:span></text:span><text:span text:style-name="CharStyle12"><text:span text:style-name="T28">zégyen az </text:span></text:span><text:span text:style-name="CharStyle12"><text:span text:style-name="T27">ü</text:span></text:span><text:span text:style-name="CharStyle12"><text:span text:style-name="T28">gyvédi </text:span></text:span><text:span text:style-name="CharStyle12"><text:span text:style-name="T1">k</text:span></text:span><text:span text:style-name="CharStyle12"><text:span text:style-name="T28">arra</text:span></text:span><text:span text:style-name="CharStyle12"><text:span text:style-name="T1">“</text:span></text:span><text:span text:style-name="CharStyle11"><text:span text:style-name="T28"> (hanba pre advokátsky stav), že totižto Dula hovorí po slovensky. Tento ba</text:span></text:span><text:span text:style-name="CharStyle11"><text:span text:style-name="T17">ň</text:span></text:span><text:span text:style-name="CharStyle11"><text:span text:style-name="T28">sko-bystrický junák, surovo napádajúci 16-ročnú, jemno vychovanú devu a bezpomocných, pod prísnou disciplínou predsedu stojacích obžalovaných, volá sa Bela Tilless</text:span></text:span><text:span text:style-name="CharStyle12"><text:span text:style-name="T1">,</text:span></text:span><text:span text:style-name="CharStyle11"><text:span text:style-name="T28"> advokát, (fiškál ba</text:span></text:span><text:span text:style-name="CharStyle11"><text:span text:style-name="T45">ň</text:span></text:span><text:span text:style-name="CharStyle11"><text:span text:style-name="T28">sko-bystrickej kapituly, člen advokátskej ko­mory a jej pokladník. Prvoobžalovaný Matúš Dula, pri súhlase všetkých ostatných spoluobžalovaných, šiel k predsedovi, pánu </text:span></text:span><text:span text:style-name="CharStyle11"><text:span text:style-name="T45">Ľ</text:span></text:span><text:span text:style-name="CharStyle11"><text:span text:style-name="T28">ud. Bolemanovi, a prosil ho, aby nás zaštítil pred nekvalifikovanými nápadmi so strany </text:span></text:span><text:span text:style-name="CharStyle18"><text:span text:style-name="T28">obecenstva a menovite pred náruživými, skrivodlivými výbuchmi Tillessa. Pán predseda pri popoludňajšom zasadnutí, prv než by bol počal svedkov vyslúcha</text:span></text:span><text:span text:style-name="CharStyle18"><text:span text:style-name="T45">ť</text:span></text:span><text:span text:style-name="CharStyle18"><text:span text:style-name="T28">, obrátil sa k obecenstvu s prísnou prímluvou v tom </text:span></text:span><text:span text:style-name="CharStyle18"><text:span text:style-name="T1">s</text:span></text:span><text:span text:style-name="CharStyle18"><text:span text:style-name="T28">mysle (stenografický doslovný text sme nedostali), že dozvedel sa, že z obecenstva ozvaly sa urážajúce vý­razy na obžalovaných, menovite že niekto zavolal: „szég</text:span></text:span><text:span text:style-name="CharStyle18"><text:span text:style-name="T1">ye</text:span></text:span><text:span text:style-name="CharStyle18"><text:span text:style-name="T28">n az </text:span></text:span><text:span text:style-name="CharStyle18"><text:span text:style-name="T27">ü</text:span></text:span><text:span text:style-name="CharStyle18"><text:span text:style-name="T28">gyvédi karra“. On, predseda, toho vý­razu nepočul; keby ho bol počul, bol by toho pána odkázal k poriadku a bol by ho dal skrze sluhov vyvies</text:span></text:span><text:span text:style-name="CharStyle18"><text:span text:style-name="T1">ť</text:span></text:span><text:span text:style-name="CharStyle18"><text:span text:style-name="T28"> z dvorany. </text:span></text:span><text:span text:style-name="CharStyle18"><text:span text:style-name="T1">I</text:span></text:span><text:span text:style-name="CharStyle18"><text:span text:style-name="T28"> teraz dodatočne s predsedníckeho stolca vyslovuje tomu výtržníkovi svoje zazlenie, a jestli by sa niečo podobného stalo, dá vinníka von vyviesť.</text:span></text:span></text:p>
        <text:p text:style-name="P27"><text:span text:style-name="CharStyle18"><text:span text:style-name="T28">Toto bola arci blýskavá satisfakcia pre Dulu za ten </text:span></text:span><text:span text:style-name="CharStyle18"><text:span text:style-name="T1">„</text:span></text:span><text:span text:style-name="CharStyle18"><text:span text:style-name="T28">szégyen</text:span></text:span><text:span text:style-name="CharStyle18"><text:span text:style-name="T1">“</text:span></text:span><text:span text:style-name="CharStyle18"><text:span text:style-name="T28">. Ale poneváč Tilless urazil i mladú devu s nekvalifikovaným výrazom </text:span></text:span><text:span text:style-name="CharStyle18"><text:span text:style-name="T1">„</text:span></text:span><text:span text:style-name="CharStyle18"><text:span text:style-name="T28">hazudozik</text:span></text:span><text:span text:style-name="CharStyle18"><text:span text:style-name="T1">“</text:span></text:span><text:span text:style-name="CharStyle18"><text:span text:style-name="T28"> (</text:span></text:span><text:span text:style-name="CharStyle18"><text:span text:style-name="T1">I</text:span></text:span><text:span text:style-name="CharStyle18"><text:span text:style-name="T28">že), išli k nemu na byt Ján Cab</text:span></text:span><text:span text:style-name="CharStyle18"><text:span text:style-name="T1">l</text:span></text:span><text:span text:style-name="CharStyle18"><text:span text:style-name="T28">k a Igor Dula, osvojivší si vec bezbrannej urazenej. </text:span></text:span><text:span text:style-name="CharStyle18"><text:span text:style-name="T17">Č</text:span></text:span><text:span text:style-name="CharStyle18"><text:span text:style-name="T28">o sa medzi nimi stalo, patrí na stranicu privátnej cti; dos</text:span></text:span><text:span text:style-name="CharStyle18"><text:span text:style-name="T45">ť</text:span></text:span><text:span text:style-name="CharStyle18"><text:span text:style-name="T28"> na tom, jeden z nich, Ján Cablk, poslal k Tillessovi dvoch sved­kov, i Tilless menoval svojich. Pred našimi svedkami osvedčili svedkovia Tillessa, že ich klient hovoril vo všeobecnosti, za čo obžalovaným dostala </text:span></text:span><text:soft-page-break/><text:span text:style-name="CharStyle18"><text:span text:style-name="T28">sa blýskavá satisfakcia skrze p. predsedu pred celým obecenstvom. Slečnu Elenu Švehlovú že uraziť nechcel, nemienil; jestli sa ale cíti urazenou, Tilless všetko odvoláva a slečnu odprosuje.</text:span></text:span></text:p>
        <text:p text:style-name="P27"><text:span text:style-name="CharStyle18"><text:span text:style-name="T28">Tento incident spôsobil všeobecné vzrušenie a naklonil na stranu obžalovaných i takých </text:span></text:span><text:span text:style-name="CharStyle18"><text:span text:style-name="T17">ľ</text:span></text:span><text:span text:style-name="CharStyle18"><text:span text:style-name="T28">udí, ktorí na nich nesympatick</text:span></text:span><text:span text:style-name="CharStyle18"><text:span text:style-name="T17">y</text:span></text:span><text:span text:style-name="CharStyle18"><text:span text:style-name="T28"> pozerali. Vôbec preplnená dvo­rana, tak zdalo sa, čím dia</text:span></text:span><text:span text:style-name="CharStyle18"><text:span text:style-name="T45">ľ</text:span></text:span><text:span text:style-name="CharStyle18"><text:span text:style-name="T28"> tiahol sa process, tým viac menila svoju tvár v prospech obžalovaných.</text:span></text:span><text:span text:style-name="CharStyle17"><text:span text:style-name="T28"> </text:span></text:span><text:span text:style-name="CharStyle11"><text:span text:style-name="T28">Všetky gallerie preplnené boly dámami, prízemné la­vice, určené pre obecenstvo (dvorana je už stavaná a vystrojená pre nový trestný pravotný riad s porotou), po celý čas pojednávania boly tak obsadené, že pre mnohých nebolo miesta, a tak museli stá</text:span></text:span><text:span text:style-name="CharStyle11"><text:span text:style-name="T1">ť</text:span></text:span><text:span text:style-name="CharStyle11"><text:span text:style-name="T28">. Pojedná­vanie trvalo v prvý deň, 4. januára, od 9. hodiny ráno do 1. hod. popoludňajšej, potom popoludní od 3. hod. do 9. hodi</text:span></text:span><text:span text:style-name="CharStyle11"><text:span text:style-name="T45">n</text:span></text:span><text:span text:style-name="CharStyle11"><text:span text:style-name="T28">y večer. Na druhý deň od 11. h. predp. Do </text:span></text:span><text:span text:style-name="CharStyle11"><text:span text:style-name="T45">½ 1.h</text:span></text:span><text:span text:style-name="CharStyle11"><text:span text:style-name="T28">. popoludňajšej, tedy temer dvanásť hodín s jednou </text:span></text:span><text:span text:style-name="CharStyle11"><text:span text:style-name="T1">10-</text:span></text:span><text:span text:style-name="CharStyle11"><text:span text:style-name="T28">m</text:span></text:span><text:span text:style-name="CharStyle11"><text:span text:style-name="T1">in</text:span></text:span><text:span text:style-name="CharStyle11"><text:span text:style-name="T28">út</text:span></text:span><text:span text:style-name="CharStyle11"><text:span text:style-name="T1">o</text:span></text:span><text:span text:style-name="CharStyle11"><text:span text:style-name="T28">v</text:span></text:span><text:span text:style-name="CharStyle11"><text:span text:style-name="T1">ou</text:span></text:span><text:span text:style-name="CharStyle11"><text:span text:style-name="T28"> pausou. A po celý čas poslucháčstvo bolo v napružení a nepohlo sa s miesta.</text:span></text:span></text:p>
        <text:p text:style-name="P27"><text:span text:style-name="CharStyle11"><text:span text:style-name="T28">V prvý deň processu obedovali sme spoločne </text:span></text:span><text:span text:style-name="CharStyle11"><text:span text:style-name="T1">„</text:span></text:span><text:span text:style-name="CharStyle11"><text:span text:style-name="T28">U Raka“. Večer o pol desiatej zasadli sme k spoloč­nému banketu, sriadenému našimi baňsko-byst</text:span></text:span><text:span text:style-name="CharStyle11"><text:span text:style-name="T1">r</text:span></text:span><text:span text:style-name="CharStyle11"><text:span text:style-name="T28">ickými a radvaňskými priate</text:span></text:span><text:span text:style-name="CharStyle11"><text:span text:style-name="T17">ľ</text:span></text:span><text:span text:style-name="CharStyle11"><text:span text:style-name="T28">mi. Bol to večer náramne oži­vený a zaujímavý. Prvý toast povedal Matúš Dula baňsko-bystrickým a zvolenským hostiteľom a obran­com. </text:span></text:span><text:span text:style-name="CharStyle11"><text:span text:style-name="T1">„</text:span></text:span><text:span text:style-name="CharStyle11"><text:span text:style-name="T28">Keď nám i súdené bolo hneď v prvých dňoch tohto 1900. roku a tohto nového storočia súdenými by</text:span></text:span><text:span text:style-name="CharStyle11"><text:span text:style-name="T45">ť</text:span></text:span><text:span text:style-name="CharStyle11"><text:span text:style-name="T28">, preto, že sme sa opovážili vyjaviť, čo cítili sme v srdciach svojich, a keď i bolí, ba bole</text:span></text:span><text:span text:style-name="CharStyle11"><text:span text:style-name="T17">ť</text:span></text:span><text:span text:style-name="CharStyle11"><text:span text:style-name="T28"> musí nás to, že nás bezúhonných, ničoho zlého nedopustivších sa občanov vlasti čo kadejakých zločincov pred súd poháňajú, — mužne nesieme svoje, verabože, neza­slúžené poníženie, a prenesieme i tresty, ktorými sa nám hrozí, lebo veď svoboda národa zaslúži obetí. Bez obetí niet vykúpenia. No opätujem, čo som na druhom mieste v prvých okamženiach tohto nového stoletia povedal. Aby naša práca bola úspešná, aby naše obete neboly márne, musíme pestovať ctnosti p</text:span></text:span><text:span text:style-name="CharStyle11"><text:span text:style-name="T1">o </text:span></text:span><text:span text:style-name="CharStyle11"><text:span text:style-name="T28">otcoch svojich zdedené, ctnosti rodinné a národné. Mravný rodinný život, vernosť v manželstvách, láska</text:span></text:span><text:span text:style-name="CharStyle17"><text:span text:style-name="T28"> </text:span></text:span><text:span text:style-name="CharStyle11"><text:span text:style-name="T28">če</text:span></text:span><text:span text:style-name="CharStyle11"><text:span text:style-name="T1">ľ</text:span></text:span><text:span text:style-name="CharStyle11"><text:span text:style-name="T28">adných otcov i matiek oproti deťom, týchto oproti rodičom, a priateľstvo medzi príslušníkmi celej našej spoločnosti — to musí byť nám všetkým spoločné. Len keď vzájomne podporovať sa budeme i duševne i hmotne, dôjdeme úspechu. Naši baňsko-bystrickí a zvolenskí hostitelia, naši terajší domáci páni, prišli nám so soľou a chlebom v ústrety. Vďaka a sláva im za to! Naši obrancovia, ktorí dnes tak krásne pre­viedli svoju ťažkú úlohu, a už tým, </text:span></text:span><text:soft-page-break/><text:span text:style-name="CharStyle11"><text:span text:style-name="T28">že nám sami po­núkli svoju záštitu, dokázali sa celými mužmi, mužmi, vernými svojmu národu slovenskému, — za túto du­ševnú, nám venovanú podporu zasluhujú našu vďaku, naše uznanie. Nech žijú naši milí hostitelia, nech žijú naši statní, neohrožení obrancovia! Sláva im!“ Za nich ďakoval, ako najstarší, dr. Emil Stodola. Jozef Capko spomenul jasné časy ba</text:span></text:span><text:span text:style-name="CharStyle11"><text:span text:style-name="T45">ň</text:span></text:span><text:span text:style-name="CharStyle11"><text:span text:style-name="T28">sko</text:span></text:span><text:span text:style-name="CharStyle11"><text:span text:style-name="T1">-</text:span></text:span><text:span text:style-name="CharStyle11"><text:span text:style-name="T28">bystrické pod egidou sláv­neho biskupa Moysesa, pri činnosti takých mužov, ako bol Martin Čulen, Černovci atď. Andrej Hanzlík, odpovedajúc na slová Jozefa Capku, spomenul, že arci Zvolen bol niekedy hriadkou, dávajúcou najkrajšie kvety národu slovenskému: tu žil Moyses, najväčší slovenský biskup po Methodovi, tu náš pohronský spevec Andrej Sládkovič, tu peknoduchý, národ svoj znajúci a milujúci Ján Botto; Zvolen dal národu C</text:span></text:span><text:span text:style-name="CharStyle11"><text:span text:style-name="T17">ha</text:span></text:span><text:span text:style-name="CharStyle11"><text:span text:style-name="T28">lupkovcov, dve veľké hviezdy na nebi slovenskej slo­vesnosti. Teraz časy premenily sa v tomto oh</text:span></text:span><text:span text:style-name="CharStyle11"><text:span text:style-name="T17">ľ</text:span></text:span><text:span text:style-name="CharStyle11"><text:span text:style-name="T28">ade: my Zvolenci prijímame z Turca znamenitých ľudí, prijímame obodrenie a posmelenie v borbe za slo­venský národ s tamtej strany našich Fatier. Pripíja na slávu hostí. Pavel Mudroň pripil znamenitý, vti­pom solený toast na predsedníčku banketu, pani Turzovú, rodenú Medveckú, hovoriac, že jestli je medveď nebezpečný protivník, to je medvedica dvoj­násobne, ke</text:span></text:span><text:span text:style-name="CharStyle11"><text:span text:style-name="T45">ď</text:span></text:span><text:span text:style-name="CharStyle11"><text:span text:style-name="T28"> ide o jej drobnú detvu. Krásnymi slo­vami pozdravil nás Jozef Hodža. Potom vstal Svetozár Hurban a riekol: Dnes celý deň lietal ponad týmto mestom ve</text:span></text:span><text:span text:style-name="CharStyle11"><text:span text:style-name="T17">ľ</text:span></text:span><text:span text:style-name="CharStyle11"><text:span text:style-name="T28">ký slovenský duch, duch </text:span></text:span><text:span text:style-name="CharStyle11"><text:span text:style-name="T1">je</text:span></text:span><text:span text:style-name="CharStyle11"><text:span text:style-name="T28">dnoho sloven­ského barda! Počuli ste pri dlhom dnešnom pojed­návaní aspoň päťdesiat ráz slová </text:span></text:span><text:span text:style-name="CharStyle11"><text:span text:style-name="T1">„</text:span></text:span><text:span text:style-name="CharStyle11"><text:span text:style-name="T28">Hej, Slováci!“ z úst druhov i nedruhov! To sú počiatočné slová večnej piesne nášho veľkého patriota Samuela Tomášika. Preto je na mieste, aby sme sa na nebo rozpamätali odspievaním našej národnej piesne. — Tu jedným hlasom, vstanúc s miest, celá spoločnosť spievala všetky tri sloky piesne „Hej, Slováci!“ a baňsko-bystrická hudba sprevádzala spievajúcich. Bolo to ve</text:span></text:span><text:span text:style-name="CharStyle11"><text:span text:style-name="T17">ľ</text:span></text:span><text:span text:style-name="CharStyle11"><text:span text:style-name="T28">mi prekvapujúce a milé srdciam i sluchom. Jedna z prítomných dám radvaňských poznamenala: „H</text:span></text:span><text:span text:style-name="CharStyle11"><text:span text:style-name="T17">ľ</text:span></text:span><text:span text:style-name="CharStyle11"><text:span text:style-name="T28">a, tak sa cítim, ako na slávnostiach martinských!“</text:span></text:span></text:p>
        <text:p text:style-name="P27"><text:span text:style-name="CharStyle11"><text:span text:style-name="T28">Hudba hrala trávnice a iné slovenské piesne, a môžme povedať, ve</text:span></text:span><text:span text:style-name="CharStyle11"><text:span text:style-name="T45">ľ</text:span></text:span><text:span text:style-name="CharStyle11"><text:span text:style-name="T28">mi dobre. Po to</text:span></text:span><text:span text:style-name="CharStyle11"><text:span text:style-name="T17">ľ</text:span></text:span><text:span text:style-name="CharStyle11"><text:span text:style-name="T28">kých štrapáciach táto nálada mohla povstať len z povedomia toho, že zatupujeme vec pravú a že sme hotoví za ňu i trpeť. Potom rozvírila sa nenútená, svobodná zábava, hudba hrala, a čo mladší oddali sa do tanca.</text:span></text:span></text:p>
        <text:p text:style-name="P28"><text:span text:style-name="CharStyle11"><text:span text:style-name="T28">Na druhý deň, 5. jan., o jedenástej mali sme </text:span></text:span><text:span text:style-name="CharStyle11"><text:span text:style-name="T17">zase termín</text:span></text:span><text:span text:style-name="CharStyle11"><text:span text:style-name="T28"> v justičnom paláci. Zase sme sa sišli </text:span></text:span><text:span text:style-name="CharStyle11"><text:span text:style-name="T1"><text:s/></text:span></text:span><text:span text:style-name="CharStyle11"><text:span text:style-name="T17">v pustej izbe </text:span></text:span><text:span text:style-name="CharStyle11"><text:span text:style-name="T28">delikventov a očakávali tých vecí, ktoré </text:span></text:span><text:span text:style-name="CharStyle11"><text:span text:style-name="T17">prísť majú. Okolo ¼ 12.</text:span></text:span><text:span text:style-name="CharStyle11"><text:span text:style-name="T28"> hod. pozvali nás do porotnej </text:span></text:span><text:span text:style-name="CharStyle11"><text:span text:style-name="T45">sieni! Boli sme</text:span></text:span><text:span text:style-name="CharStyle11"><text:span text:style-name="T28"> opravdove prekvapení: miesto pre </text:span></text:span><text:soft-page-break/><text:span text:style-name="CharStyle11"><text:span text:style-name="T17">obecenstvo reserv</text:span></text:span><text:span text:style-name="CharStyle11"><text:span text:style-name="T28">ované, všetky gallerie, všetky chodby</text:span></text:span><text:span text:style-name="CharStyle11"><text:span text:style-name="T1"> </text:span></text:span><text:span text:style-name="CharStyle11"><text:span text:style-name="T17">veľkého staviska, ba i</text:span></text:span><text:span text:style-name="CharStyle11"><text:span text:style-name="T28"> schodište bolo naplnené obe</text:span></text:span><text:span text:style-name="CharStyle11"><text:span text:style-name="T45">cen</text:span></text:span><text:span text:style-name="CharStyle11"><text:span text:style-name="T28">stv</text:span></text:span><text:span text:style-name="CharStyle11"><text:span text:style-name="T45">om. T</text:span></text:span><text:span text:style-name="CharStyle11"><text:span text:style-name="T28">r</text:span></text:span><text:span text:style-name="CharStyle11"><text:span text:style-name="T45">o</text:span></text:span><text:span text:style-name="CharStyle11"><text:span text:style-name="T1">jč</text:span></text:span><text:span text:style-name="CharStyle11"><text:span text:style-name="T28">lenný súd zasadol na vyvýšenom </text:span></text:span><text:span text:style-name="CharStyle11"><text:span text:style-name="T45">mieste svojom. </text:span></text:span><text:span text:style-name="CharStyle11"><text:span text:style-name="T1">„V</text:span></text:span><text:span text:style-name="CharStyle11"><text:span text:style-name="T28"> mene Jeho veličenstva“, bolo po</text:span></text:span><text:span text:style-name="CharStyle18"><text:span text:style-name="T28">čuť hlas predsedov. Všetko stalo z miest a p</text:span></text:span><text:span text:style-name="CharStyle18"><text:span text:style-name="T1">án</text:span></text:span><text:span text:style-name="CharStyle18"><text:span text:style-name="T28"> pred­seda Ludvik Boleman čítal dlhú sentenciu, ktorú po­dávame na inom mieste. Vypadla, ako známo, drakonicky</text:span></text:span><text:span text:style-name="CharStyle18"><text:span text:style-name="T1">.</text:span></text:span><text:span text:style-name="CharStyle18"><text:span text:style-name="T28"> Ale jestli by niekto myslel, že v čate obžalo­vaných bolo cítiť nejaké zarazenie, to by sa mýlil. Pevným hlasom každý z odsúdených ohlásil appellátu k vy</text:span></text:span><text:span text:style-name="CharStyle18"><text:span text:style-name="T1">s</text:span></text:span><text:span text:style-name="CharStyle18"><text:span text:style-name="T28">šieme súdu. Appelloval i štátny žalobník, a síce za povýšenie všetkých pokút, za odsúdenie troch sú­dom osvobodených a proti tomu výroku kr. súdu, že odsúdení na väzenie smejú sa sami stravovať a byť o</text:span></text:span><text:span text:style-name="CharStyle18"><text:span text:style-name="T1">sv</text:span></text:span><text:span text:style-name="CharStyle18"><text:span text:style-name="T28">obodení od obyčajnej rabskej roboty. Toto po­sledné odôvodňoval tým, že nik z obžalovaných a obrancov nepodal dôvody k takejto lehote. Dr. Rudolf Markovič odvolal sa na „vysoký vzdelanostný stupeň odsúdených“ a t</text:span></text:span><text:span text:style-name="CharStyle18"><text:span text:style-name="T17">ý</text:span></text:span><text:span text:style-name="CharStyle18"><text:span text:style-name="T28">m odôvodnil, prečo obrana žiada, aby boly posúdení osvobodení od areštantskej stravy a práce obyčajných rabov.</text:span></text:span></text:p>
        <text:p text:style-name="P27"><text:span text:style-name="CharStyle18"><text:span text:style-name="T28">K obedu sišli sme sa zase k „Rakovi</text:span></text:span><text:span text:style-name="CharStyle18"><text:span text:style-name="T1">“</text:span></text:span><text:span text:style-name="CharStyle18"><text:span text:style-name="T28"> a pri vozvý</text:span></text:span><text:span text:style-name="CharStyle18"><text:span text:style-name="T1">š</text:span></text:span><text:span text:style-name="CharStyle18"><text:span text:style-name="T28">enej nálade debattovali o udalostiach práve odohravších sa. Po tretej hodine vysadli sme na ba</text:span></text:span><text:span text:style-name="CharStyle18"><text:span text:style-name="T45">ň</text:span></text:span><text:span text:style-name="CharStyle18"><text:span text:style-name="T28">sko-by</text:span></text:span><text:span text:style-name="CharStyle18"><text:span text:style-name="T1">s</text:span></text:span><text:span text:style-name="CharStyle18"><text:span text:style-name="T28">trickú „kukučku“ vlečúcu sa tak malátno popod Urp</text:span></text:span><text:span text:style-name="CharStyle18"><text:span text:style-name="T1">ín</text:span></text:span><text:span text:style-name="CharStyle18"><text:span text:style-name="T28">, po brehoch krásneho, teraz cele mút­neho Hrona. Až po Zvolen vyprevádzali nás by­strickí priatelia. Do Martina došli sme okolo ôsmej večer. V ka</text:span></text:span><text:span text:style-name="CharStyle18"><text:span text:style-name="T1">s</text:span></text:span><text:span text:style-name="CharStyle18"><text:span text:style-name="T28">s</text:span></text:span><text:span text:style-name="CharStyle18"><text:span text:style-name="T17">ín</text:span></text:span><text:span text:style-name="CharStyle18"><text:span text:style-name="T28">e shromaždili sa naši blízki a my sme referovali o zažitom.</text:span></text:span></text:p>
        <text:p text:style-name="P29"><text:span text:style-name="CharStyle18"><text:span text:style-name="T28">Nádražie hemžilo sa zase žandárami. To je tá nikde inde nepraktikovaná surovosť. V Ba</text:span></text:span><text:span text:style-name="CharStyle18"><text:span text:style-name="T45">ň</text:span></text:span><text:span text:style-name="CharStyle18"><text:span text:style-name="T28">skej By­strici, kde sme vystupovali, chodili, shromaždovali sa vždy v masse, nebolo videť ani len pierko zo žan­dárov, a nič zlého nestalo sa, pokoj nebol narušený a vec odbavila sa dôstojne. Veru bol by už čas pre­stať i </text:span></text:span><text:span text:style-name="CharStyle18"><text:span text:style-name="T45">u</text:span></text:span><text:span text:style-name="CharStyle18"><text:span text:style-name="T28"> nás </text:span></text:span><text:span text:style-name="CharStyle18"><text:span text:style-name="T17">s</text:span></text:span><text:span text:style-name="CharStyle18"><text:span text:style-name="T28"> </text:span></text:span><text:span text:style-name="CharStyle18"><text:span text:style-name="T17">ty</text:span></text:span><text:span text:style-name="CharStyle18"><text:span text:style-name="T28">mit</text:span></text:span><text:span text:style-name="CharStyle18"><text:span text:style-name="T1">o</text:span></text:span><text:span text:style-name="CharStyle18"><text:span text:style-name="T28"> </text:span></text:span><text:span text:style-name="CharStyle18"><text:span text:style-name="T45">hlúpymi hračkami</text:span></text:span><text:span text:style-name="CharStyle17"><text:span text:style-name="T17">!</text:span></text:span></text:p>
        <text:p text:style-name="P27"><text:span text:style-name="CharStyle11"><text:span text:style-name="T28">Celkovitý dojem tejto nebývalej, monštró</text:span></text:span><text:span text:style-name="CharStyle11"><text:span text:style-name="T1">s</text:span></text:span><text:span text:style-name="CharStyle11"><text:span text:style-name="T28">nej, ako sme presvedčení, súdu prosto nanútenej pravoty bol: ordinárne špiclovstvo a vyzývavost svoj úrad zneuží­vajúceho slúžneho priviedlo 28 bezúhonných </text:span></text:span><text:span text:style-name="CharStyle11"><text:span text:style-name="T18">ľ</text:span></text:span><text:span text:style-name="CharStyle11"><text:span text:style-name="T28">udí na lavicu obžalovaných. Z výpovedí jednoho svedka (že­lezničného úradníka Székelya) vyšlo, že denunciáciu o privítaní na železničnej stanici spáchal otec istého železničného úradníka, t. j. tunajší martinský obyvateľ </text:span></text:span><text:span text:style-name="CharStyle11"><text:span text:style-name="T46">Ľ</text:span></text:span><text:span text:style-name="CharStyle11"><text:span text:style-name="T28">udo Švehla, vulgo Matičiarom prezvaný, lebo bol niekdy sluhom pri stavisku bývalej Matice Slovenskej. Ostatne vec nebola žiadnou tajnosťou — vedelo o tom temer celé mesto.</text:span></text:span></text:p>
        <text:p text:style-name="P27"><text:span text:style-name="CharStyle11"><text:span text:style-name="T28">Druhý dojem bol: že ohromná väčšina obžalova­ných, v povedomí svojej pravosti, </text:span></text:span><text:soft-page-break/><text:span text:style-name="CharStyle11"><text:span text:style-name="T28">dôsto</text:span></text:span><text:span text:style-name="CharStyle11"><text:span text:style-name="T1">jn</text:span></text:span><text:span text:style-name="CharStyle11"><text:span text:style-name="T28">e a otvorene držala sa pred </text:span></text:span><text:span text:style-name="CharStyle11"><text:span text:style-name="T18">s</text:span></text:span><text:span text:style-name="CharStyle11"><text:span text:style-name="T28">údom, vediac, </text:span></text:span><text:span text:style-name="CharStyle11"><text:span text:style-name="T1">ž</text:span></text:span><text:span text:style-name="CharStyle11"><text:span text:style-name="T28">e jestli potrpí, teda nie za osobný poklesok, ale za národ, následkom ne­šťastných politických pomerov.</text:span></text:span></text:p>
        <text:p text:style-name="P27"><text:span text:style-name="CharStyle11"><text:span text:style-name="T28">Tretí, že pán predseda súdu síce súdne pokra­čovanie dosť nestranne viedol, obranu prílišne neob­medzoval, obžalovaných pred insu</text:span></text:span><text:span text:style-name="CharStyle11"><text:span text:style-name="T18">l</text:span></text:span><text:span text:style-name="CharStyle11"><text:span text:style-name="T28">tami zákerníckych krikľúňov pod</text:span></text:span><text:span text:style-name="CharStyle11"><text:span text:style-name="T18">ľa</text:span></text:span><text:span text:style-name="CharStyle11"><text:span text:style-name="T28"> svojej povinnosti chránil, ale že slávny súd svojím drakon</text:span></text:span><text:span text:style-name="CharStyle11"><text:span text:style-name="T1">s</text:span></text:span><text:span text:style-name="CharStyle11"><text:span text:style-name="T28">kým výrokom — za cie</text:span></text:span><text:span text:style-name="CharStyle11"><text:span text:style-name="T46">ľ</text:span></text:span><text:span text:style-name="CharStyle11"><text:span text:style-name="T28"> mu vy­týčený — aspoň na sto míľ vystrelil.</text:span></text:span></text:p>
        <text:p text:style-name="P27"><text:span text:style-name="CharStyle11"><text:span text:style-name="T28">Štvrtý, že štyria obranci naši boli na výške svojej úlohy, držali sa mužne, umne, zadávali trefné otázky a obrannými rečiami prispeli, aby celé pojednávanie malo imponujúci charakter.</text:span></text:span></text:p>
        <text:p text:style-name="P27"><text:span text:style-name="CharStyle11"><text:span text:style-name="T28">Piaty, že obecenstvo z veľkej časti sprevádzalo pojednávanie s pozornosťou a so sympatiami k pre­háňan</text:span></text:span><text:span text:style-name="CharStyle11"><text:span text:style-name="T46">y</text:span></text:span><text:span text:style-name="CharStyle11"><text:span text:style-name="T28">m.</text:span></text:span></text:p>
        <text:p text:style-name="P27"><text:span text:style-name="CharStyle11"><text:span text:style-name="T28">Šiesty, že slúžny Attila Ujhelyi neuvil si žiaden veniec — a keď ho obranci chytali za protimluvu,</text:span></text:span><text:span text:style-name="CharStyle17"><text:span text:style-name="T28"> </text:span></text:span><text:span text:style-name="CharStyle11"><text:span text:style-name="T28">utŕžil si smiech so strany obecenstva, ináč ve</text:span></text:span><text:span text:style-name="CharStyle11"><text:span text:style-name="T18">ľ</text:span></text:span><text:span text:style-name="CharStyle11"><text:span text:style-name="T28">mi prísno držaného energickým predsedom. Celý habitus slúž­neho neslúžil mu k chvále. Opieral sa pravým lakťom o zábradlie presidiálne, nebol ani v čiernom, ako sa sluší na jeho stav a na to miesto, pred ktorým stál, vrtel v ruke malý smiešny jágerský mastný klobúčik, hovoril biednou sučianskoturianskou maďarčinou bez sád, bez logiky, s výslovnosťou, pri ktorej by sa sta­točn</text:span></text:span><text:span text:style-name="CharStyle11"><text:span text:style-name="T1">é</text:span></text:span><text:span text:style-name="CharStyle11"><text:span text:style-name="T28">mu Maďarovi bičak vo vrecku sám otvoril a starý Deák v hrobe obrátil. Všetko bolo na ňom malé, iba cynismus bol imposantný. Ale k tomu i treba mnoho, ihra</text:span></text:span><text:span text:style-name="CharStyle11"><text:span text:style-name="T1">ť</text:span></text:span><text:span text:style-name="CharStyle11"><text:span text:style-name="T28"> takú roll</text:span></text:span><text:span text:style-name="CharStyle11"><text:span text:style-name="T1">u</text:span></text:span><text:span text:style-name="CharStyle11"><text:span text:style-name="T28">!! Nebolo mu toho treba. Ostatne, jemu je mnohé žartom, čo je druhým </text:span></text:span><text:span text:style-name="CharStyle11"><text:span text:style-name="T18">ľ</text:span></text:span><text:span text:style-name="CharStyle11"><text:span text:style-name="T28">u</text:span></text:span><text:span text:style-name="CharStyle11"><text:span text:style-name="T1">ď</text:span></text:span><text:span text:style-name="CharStyle11"><text:span text:style-name="T28">om vecou vážnou. O ostatných </text:span></text:span><text:span text:style-name="CharStyle11"><text:span text:style-name="T1">„</text:span></text:span><text:span text:style-name="CharStyle11"><text:span text:style-name="T28">svedkoch“ policajných — mlčíme!</text:span></text:span></text:p>
        <text:h text:style-name="P47" text:outline-level="1"><text:span text:style-name="CharStyle22"><text:span text:style-name="T28"/></text:span></text:h>
        <text:h text:style-name="P48" text:outline-level="1"><text:bookmark-start text:name="bookmark2"/><text:span text:style-name="CharStyle22"><text:span text:style-name="T28">Epilóg.</text:span></text:span><text:bookmark-end text:name="bookmark2"/></text:h>
        <text:p text:style-name="P8"><text:span text:style-name="CharStyle23"><text:span text:style-name="T28">(Borba za národ pred T</text:span></text:span><text:span text:style-name="CharStyle23"><text:span text:style-name="T1">h</text:span></text:span><text:span text:style-name="CharStyle23"><text:span text:style-name="T28">emidou.)</text:span></text:span></text:p>
        <text:p text:style-name="P27"><text:span text:style-name="CharStyle11"><text:span text:style-name="T28"/></text:span></text:p>
        <text:p text:style-name="P38"><text:span text:style-name="CharStyle11"><text:span text:style-name="T28">Svedectvo vydali ba</text:span></text:span><text:span text:style-name="CharStyle11"><text:span text:style-name="T46">ň</text:span></text:span><text:span text:style-name="CharStyle11"><text:span text:style-name="T28">skobystrickí odsúdenc</text:span></text:span><text:span text:style-name="CharStyle11"><text:span text:style-name="T1">i</text:span></text:span><text:span text:style-name="CharStyle11"><text:span text:style-name="T28">! Svedectvom žije všetko duchovné, všetky ve</text:span></text:span><text:span text:style-name="CharStyle11"><text:span text:style-name="T18">ľ</text:span></text:span><text:span text:style-name="CharStyle11"><text:span text:style-name="T28">ké veci v </text:span></text:span><text:span text:style-name="CharStyle11"><text:span text:style-name="T1">ľ</text:span></text:span><text:span text:style-name="CharStyle11"><text:span text:style-name="T28">udstve povstávajú, rozširujú sa svedectvom. Slovo martýr znamená doslovne v gréčtine svedok</text:span></text:span><text:span text:style-name="CharStyle12"><text:span text:style-name="T1"> </text:span></text:span><text:span text:style-name="CharStyle11"><text:span text:style-name="T28">a nie ako ho často prepadávame, mučeník. Evan­jelisti svedčili o veciach, ktoré videli. </text:span></text:span><text:span text:style-name="CharStyle11"><text:span text:style-name="T1">„A</text:span></text:span><text:span text:style-name="CharStyle11"><text:span text:style-name="T28"> toto je svedectvo Jánovo“, stojí v eva</text:span></text:span><text:span text:style-name="CharStyle11"><text:span text:style-name="T18">n</text:span></text:span><text:span text:style-name="CharStyle11"><text:span text:style-name="T28">jeli</text:span></text:span><text:span text:style-name="CharStyle11"><text:span text:style-name="T18">u</text:span></text:span><text:span text:style-name="CharStyle11"><text:span text:style-name="T28">me Jána I. kapitoli verši 19. a v kapitoli 21. verši 24.: </text:span></text:span><text:span text:style-name="CharStyle11"><text:span text:style-name="T1">„</text:span></text:span><text:span text:style-name="CharStyle11"><text:span text:style-name="T28">Toť jest učedlník ten, ktorý svedectvo vydáva o týchto veciach, a napísal toto, a vieme, že pravé jest svedectvo jeho.“ Kresťania prvých století ani iné nerobili, než svedčili o Kristu a o </text:span></text:span><text:soft-page-break/><text:span text:style-name="CharStyle11"><text:span text:style-name="T28">tom, že spása </text:span></text:span><text:span text:style-name="CharStyle11"><text:span text:style-name="T18">ľ</text:span></text:span><text:span text:style-name="CharStyle11"><text:span text:style-name="T28">udstva prišla s ním, že smrťou a krvou svojou na kríži vykúpil zahynutých. Nie organisáciou (tá bola primitívna, bez pro­striedkov, bez sily), ale pú</text:span></text:span><text:span text:style-name="CharStyle11"><text:span text:style-name="T46">h</text:span></text:span><text:span text:style-name="CharStyle11"><text:span text:style-name="T28">ym svedectvom,</text:span></text:span><text:span text:style-name="CharStyle17"><text:span text:style-name="T28"> </text:span></text:span><text:span text:style-name="CharStyle11"><text:span text:style-name="T28">pravda, tak silným, že svedok neľakal sa žalára, smrti, levov cirkusu a živých fakieľ, púhym ver­ným svedectvom premohlo kresťanstvo starý svet vo veciach duše, svedomia a viery.</text:span></text:span></text:p>
        <text:p text:style-name="P27"><text:span text:style-name="CharStyle11"><text:span text:style-name="T28">Naša slovenská národnosť, všetky vznešené záujmy slovenského živého národa spaly a drepenely cez mnohé stoletia, lebo nešťastný ná­rod nevychoval si svedkov svojej duchovnej pravdy, ačko</text:span></text:span><text:span text:style-name="CharStyle11"><text:span text:style-name="T18">ľ</text:span></text:span><text:span text:style-name="CharStyle11"><text:span text:style-name="T28">vek nebol chudobný na veľké ta­lenty, na učencov, politických i verejných deja­teľov. Až ke</text:span></text:span><text:span text:style-name="CharStyle11"><text:span text:style-name="T46">ď</text:span></text:span><text:span text:style-name="CharStyle11"><text:span text:style-name="T28"> počali rodiť sa svedkovia, vstala z mŕtvych slovenská pravda. Jedno Hollého: </text:span></text:span><text:span text:style-name="CharStyle12"><text:span text:style-name="T1">„</text:span></text:span><text:span text:style-name="CharStyle12"><text:span text:style-name="T28">Ešte Slováci žijú </text:span></text:span><text:span text:style-name="CharStyle12"><text:span text:style-name="T1">a</text:span></text:span><text:span text:style-name="CharStyle12"><text:span text:style-name="T28"> budú </text:span></text:span><text:span text:style-name="CharStyle12"><text:span text:style-name="T18">žiť</text:span></text:span><text:span text:style-name="CharStyle12"><text:span text:style-name="T28"> vždycky so slávou</text:span></text:span><text:span text:style-name="CharStyle12"><text:span text:style-name="T1">, </text:span></text:span><text:span text:style-name="CharStyle12"><text:span text:style-name="T28">bárs preukrutní vždy činia im súsedi nátisk</text:span></text:span><text:span text:style-name="CharStyle12"><text:span text:style-name="T1">“</text:span></text:span><text:span text:style-name="CharStyle12"><text:span text:style-name="T28">, je viac hodno, než všetky učené bachanty Matiaša Bela a celá ohromná latinisujúca a europejčiaca literatúra na Slovensku tak rozšírená. A potom už išli radom svedkovia, i takí, ktorí neodvolali svedectvo ani v tme leopoldovsk</text:span></text:span><text:span text:style-name="CharStyle11"><text:span text:style-name="T1">ýc</text:span></text:span><text:span text:style-name="CharStyle11"><text:span text:style-name="T28">h kasemát, ani pod krivosúdnou šibenicou fraštáckou a kremnickou. (Holuby, Šulek, Svätik, Lang</text:span></text:span><text:span text:style-name="CharStyle11"><text:span text:style-name="T1">s</text:span></text:span><text:span text:style-name="CharStyle11"><text:span text:style-name="T28">feld at</text:span></text:span><text:span text:style-name="CharStyle11"><text:span text:style-name="T46">ď</text:span></text:span><text:span text:style-name="CharStyle11"><text:span text:style-name="T28">. at</text:span></text:span><text:span text:style-name="CharStyle11"><text:span text:style-name="T46">ď</text:span></text:span><text:span text:style-name="CharStyle11"><text:span text:style-name="T28">.)</text:span></text:span></text:p>
        <text:p text:style-name="P27"><text:span text:style-name="CharStyle11"><text:span text:style-name="T28">Nechceme porovnávať menšie veci s väčšími,</text:span></text:span><text:span text:style-name="CharStyle17"><text:span text:style-name="T28"> </text:span></text:span><text:span text:style-name="CharStyle11"><text:span text:style-name="T28">búrne</text:span></text:span><text:span text:style-name="CharStyle11"><text:span text:style-name="T1">j</text:span></text:span><text:span text:style-name="CharStyle11"><text:span text:style-name="T28">šie časy s tichšími, no v Ba</text:span></text:span><text:span text:style-name="CharStyle11"><text:span text:style-name="T46">ň</text:span></text:span><text:span text:style-name="CharStyle11"><text:span text:style-name="T28">skej Bystrici počiatkom januára udalo sa také svedčenie o slo­venskej pravde, ako dávno nie, vyrazilo mohutné povedomie národné v meste od tridsiatich rokov zatíchlom, zmeravenom, skocúrkovate</text:span></text:span><text:span text:style-name="CharStyle11"><text:span text:style-name="T18">ľ</text:span></text:span><text:span text:style-name="CharStyle11"><text:span text:style-name="T28">om, ško­lami, úradami, šovinistickými </text:span></text:span><text:span text:style-name="CharStyle11"><text:span text:style-name="T18">š</text:span></text:span><text:span text:style-name="CharStyle11"><text:span text:style-name="T28">trébermi potlače­nom, terrorisovanom a obratom o prirodzený slovenský ráz. Process nami opísaný je nič iného, než mocná fanfara o tom, že Slováci ešte žijú, majú statočných, mužných svedkov a, dobre si zapamätať, takíto mužní, statoční svedkovia nikdy nikde nevyhynuli, ale voždy tiahli za sebou dlhý rad šľachetných epig</text:span></text:span><text:span text:style-name="CharStyle11"><text:span text:style-name="T18">o</text:span></text:span><text:span text:style-name="CharStyle11"><text:span text:style-name="T28">nov. Nech vás nemýlia jednotlivé slabosti, ve</text:span></text:span><text:span text:style-name="CharStyle11"><text:span text:style-name="T46">ď</text:span></text:span><text:span text:style-name="CharStyle11"><text:span text:style-name="T28"> ich mali ešte i apoštolovia. Nech vás nemýli malichernosť samého predmetu. Od lojovej krajciarovej sviečky zhorel Hamburg. Mal</text:span></text:span><text:span text:style-name="CharStyle11"><text:span text:style-name="T46">i</text:span></text:span><text:span text:style-name="CharStyle11"><text:span text:style-name="T28">cherná policajná sekatúra, prevedená nezručným cynismom a </text:span></text:span><text:span text:style-name="CharStyle11"><text:span text:style-name="T18">ľ</text:span></text:span><text:span text:style-name="CharStyle11"><text:span text:style-name="T28">ahtikárstvom svoj úrad zneužívajúceho orgána, rozbúchaná bola na mon</text:span></text:span><text:span text:style-name="CharStyle11"><text:span text:style-name="T18">s</text:span></text:span><text:span text:style-name="CharStyle11"><text:span text:style-name="T28">tre - process a to na mon</text:span></text:span><text:span text:style-name="CharStyle11"><text:span text:style-name="T18">s</text:span></text:span><text:span text:style-name="CharStyle11"><text:span text:style-name="T28">tre - process poli­tický. Súdna sie</text:span></text:span><text:span text:style-name="CharStyle11"><text:span text:style-name="T46">ň</text:span></text:span><text:span text:style-name="CharStyle11"><text:span text:style-name="T28"> premenila sa na politick</text:span></text:span><text:span text:style-name="CharStyle11"><text:span text:style-name="T46">ú</text:span></text:span><text:span text:style-name="CharStyle11"><text:span text:style-name="T28"> arénu, na čudný snemík s opposíciou, pravda, ve</text:span></text:span><text:span text:style-name="CharStyle11"><text:span text:style-name="T1">ľ</text:span></text:span><text:span text:style-name="CharStyle11"><text:span text:style-name="T28">mi obmedzenou, ale predsa mohúcou vysloviť</text:span></text:span><text:span text:style-name="CharStyle25"><text:span text:style-name="T28"> </text:span></text:span><text:span text:style-name="CharStyle11"><text:span text:style-name="T28">sa ako-tak o tom, ako narába sa so slovenským národom od tridsiatich rokov. Boly mocné ozven</text:span></text:span><text:span text:style-name="CharStyle11"><text:span text:style-name="T1">y</text:span></text:span><text:span text:style-name="CharStyle11"><text:span text:style-name="T28">: jedna divoko nepriateľská so svojim repräsentantom Belom Tillessom, znoseným a priamo zahlušeným zo stolca predsedníckeho a skroteným potom slovenskými ľudmi až po odprosenie, a druhá, </text:span></text:span><text:soft-page-break/><text:span text:style-name="CharStyle11"><text:span text:style-name="T28">menej krikľavá, ale hlboká, duševná ozvena prepočetných Slovákov z blízka i </text:span></text:span><text:span text:style-name="CharStyle11"><text:span text:style-name="T46">ď</text:span></text:span><text:span text:style-name="CharStyle11"><text:span text:style-name="T28">aleka, ktorí hľadeli na našu borbu, a dúfame že i prepo­četných Slovákov, len duchovne prítomných v dvo­rane ba</text:span></text:span><text:span text:style-name="CharStyle11"><text:span text:style-name="T1">ň</text:span></text:span><text:span text:style-name="CharStyle11"><text:span text:style-name="T28">sko-</text:span></text:span><text:span text:style-name="CharStyle11"><text:span text:style-name="T1">b</text:span></text:span><text:span text:style-name="CharStyle11"><text:span text:style-name="T28">ystrického kráľ. súdu. Nielen dú­fame, ale veríme a vieme, že cítily s nami a ešte cítiť budú tisíce a tisíce šľachetných sŕdc slovenských, lebo nekonali sme dielo svojich úzkych záujmov osobných, ale vydávali svedectvo pravde, hotoví okúsiť </text:span></text:span><text:span text:style-name="CharStyle11"><text:span text:style-name="T1">ť</text:span></text:span><text:span text:style-name="CharStyle11"><text:span text:style-name="T28">archu obecného väzenia.</text:span></text:span></text:p>
        <text:p text:style-name="P27"><text:span text:style-name="CharStyle11"><text:span text:style-name="T28">Nechceme preceňovať skutky, obete i prí­padné utrpenia svoje, vieme, že je to všetko málo voči tomu svätému dielu, ktorému slúžime, že sila naša je chatrná a duch náš poklesá ča­som; ale nik na svete už n</text:span></text:span><text:span text:style-name="CharStyle11"><text:span text:style-name="T46">e</text:span></text:span><text:span text:style-name="CharStyle11"><text:span text:style-name="T28">sotre z dejín slo­venského utrpenia baňsko-bystrický process, ktorý nie našou vinou, nie našou zásluhou stalsa značnou politickou udalosťou </text:span></text:span><text:span text:style-name="CharStyle12"><text:span text:style-name="T1">v</text:span></text:span><text:span text:style-name="CharStyle12"><text:span text:style-name="T28"> Hornom Uhor­sku. D</text:span></text:span><text:span text:style-name="CharStyle11"><text:span text:style-name="T18">ľ</text:span></text:span><text:span text:style-name="CharStyle11"><text:span text:style-name="T28">a starej taktiky, peštianske časopisy umlčaly celú vec, peštianski pštros</text:span></text:span><text:span text:style-name="CharStyle11"><text:span text:style-name="T18">i</text:span></text:span><text:span text:style-name="CharStyle11"><text:span text:style-name="T28"> strčili hlavy do kríčkov a myslia, že sa nič nestalo, lebo oni nič nevideli. Ale nie tak to chodí s dielami, blízko dotýkajúcimi sa srdcových strún národa. Náš slovenský národ, ačko</text:span></text:span><text:span text:style-name="CharStyle11"><text:span text:style-name="T46">ľ</text:span></text:span><text:span text:style-name="CharStyle11"><text:span text:style-name="T28">vek ešte vo ve</text:span></text:span><text:span text:style-name="CharStyle11"><text:span text:style-name="T18">ľ</text:span></text:span><text:span text:style-name="CharStyle11"><text:span text:style-name="T28">kej časti pohrúžený v spánok, už ďaleko nepredsta­vuje hlúpu luzu, slepú parias, lenivú massu bez citu a svedomi</text:span></text:span><text:span text:style-name="CharStyle11"><text:span text:style-name="T1">a</text:span></text:span><text:span text:style-name="CharStyle11"><text:span text:style-name="T28">; naša slovenská intelligencia už ďaleko nie je taká chabá, že by </text:span></text:span><text:span text:style-name="CharStyle11"><text:span text:style-name="T46">č</text:span></text:span><text:span text:style-name="CharStyle11"><text:span text:style-name="T28">ušala na drz</text:span></text:span><text:span text:style-name="CharStyle11"><text:span text:style-name="T1">ú </text:span></text:span><text:span text:style-name="CharStyle11"><text:span text:style-name="T28">provokáciu štrébero</text:span></text:span><text:span text:style-name="CharStyle11"><text:span text:style-name="T1">v;</text:span></text:span><text:span text:style-name="CharStyle11"><text:span text:style-name="T28"> nemožno, že by na všetko to, čo stalo sa v Ba</text:span></text:span><text:span text:style-name="CharStyle11"><text:span text:style-name="T46">ň</text:span></text:span><text:span text:style-name="CharStyle11"><text:span text:style-name="T28">skej Bystrici, nenasledoval radostnejší podjem duchov v krásnom kraji našo</text:span></text:span><text:span text:style-name="CharStyle11"><text:span text:style-name="T1">m</text:span></text:span><text:span text:style-name="CharStyle11"><text:span text:style-name="T28">!</text:span></text:span></text:p>
        <text:p text:style-name="P27"><text:span text:style-name="CharStyle11"><text:span text:style-name="T28">Oboznamujeme slovenské obecenstvo verne a dôkladne so všetkými okolnosťami a fásami nebývalej pravoty tejto, ktorá op</text:span></text:span><text:span text:style-name="CharStyle11"><text:span text:style-name="T18">äť</text:span></text:span><text:span text:style-name="CharStyle11"><text:span text:style-name="T28"> posvietila jarkým svetlom na hrozné položenie slovenského národa, jeho jazyka, jeho celého duchovného života! Vidíme, že je už k tomu treba odvahy a mužnosti bráni</text:span></text:span><text:span text:style-name="CharStyle11"><text:span text:style-name="T1">ť</text:span></text:span><text:span text:style-name="CharStyle11"><text:span text:style-name="T28"> sa jazyk</text:span></text:span><text:span text:style-name="CharStyle11"><text:span text:style-name="T18">om </text:span></text:span><text:span text:style-name="CharStyle11"><text:span text:style-name="T28">materinským a sme zato voždy vystavení surovým nápadom každého</text:span></text:span><text:span text:style-name="CharStyle17"><text:span text:style-name="T28"> </text:span></text:span><text:span text:style-name="CharStyle11"><text:span text:style-name="T28">škrekľúňa. Ke</text:span></text:span><text:span text:style-name="CharStyle11"><text:span text:style-name="T46">ď</text:span></text:span><text:span text:style-name="CharStyle11"><text:span text:style-name="T28"> nás bijú, nedajú nám plaka</text:span></text:span><text:span text:style-name="CharStyle11"><text:span text:style-name="T1">ť</text:span></text:span><text:span text:style-name="CharStyle11"><text:span text:style-name="T28">! To, čo pri Rózsa Sándorovi bolo dovolené, že totiž mali s ním istí </text:span></text:span><text:span text:style-name="CharStyle11"><text:span text:style-name="T18">ľu</text:span></text:span><text:span text:style-name="CharStyle11"><text:span text:style-name="T28">dia sústrasť, ke</text:span></text:span><text:span text:style-name="CharStyle11"><text:span text:style-name="T1">ď</text:span></text:span><text:span text:style-name="CharStyle11"><text:span text:style-name="T28"> ho u</text:span></text:span><text:span text:style-name="CharStyle11"><text:span text:style-name="T1">ž </text:span></text:span><text:span text:style-name="CharStyle11"><text:span text:style-name="T28">odsúdili, to nie je dovolené pri slovenskom re­daktorovi, ktorí bol odsúdený pre politický pre­čin! Br</text:span></text:span><text:span text:style-name="CharStyle11"><text:span text:style-name="T46">u</text:span></text:span><text:span text:style-name="CharStyle11"><text:span text:style-name="T28">tálne násilie žandárov, prázdnych vše­tkej ľudskosti, každou minútou môže vyzvať ne­šťastie, môže ohroziť životy ľudí čestných a ne­vinných. Administratívny úradník, ktorý svoj úrad považuje za žart, za osobný šport, ktorý s úradnou mocou narába, ako so svojim privát­nym majetkom, je u nás silou, proti nejž niet appelláty, niet pomoci. Ke</text:span></text:span><text:span text:style-name="CharStyle11"><text:span text:style-name="T1">ď</text:span></text:span><text:span text:style-name="CharStyle11"><text:span text:style-name="T28"> u nás niečo appelluješ, zostane appelláta v stolíku podžupana až do dňa súdneho! Ke</text:span></text:span><text:span text:style-name="CharStyle11"><text:span text:style-name="T1">ď</text:span></text:span><text:span text:style-name="CharStyle11"><text:span text:style-name="T28"> žaluješ sa, vysmejú ťa, a niet nad nimi kontrolly. Do kostí zkazená stoličná správa je čistým </text:span></text:span><text:soft-page-break/><text:span text:style-name="CharStyle11"><text:span text:style-name="T28">bašovaním a ľu­bovoľným vláčením sa po obecenstve.</text:span></text:span></text:p>
        <text:p text:style-name="P27"><text:span text:style-name="CharStyle11"><text:span text:style-name="T28">No všetko toto považujeme za niečo pre­chodného, ačko</text:span></text:span><text:span text:style-name="CharStyle11"><text:span text:style-name="T1">ľ</text:span></text:span><text:span text:style-name="CharStyle11"><text:span text:style-name="T28">vek dravéh</text:span></text:span><text:span text:style-name="CharStyle11"><text:span text:style-name="T1">o</text:span></text:span><text:span text:style-name="CharStyle11"><text:span text:style-name="T28">! Ono nemôže nás ná­rodných ľudí slovenských ani na minútku sklátiť v borbe statočnej! My horíme láskou k národu slovenskému a neopustíme ho nikd</text:span></text:span><text:span text:style-name="CharStyle11"><text:span text:style-name="T1">y</text:span></text:span><text:span text:style-name="CharStyle11"><text:span text:style-name="T28">! My veríme</text:span></text:span><text:span text:style-name="CharStyle25"><text:span text:style-name="T28"> </text:span></text:span><text:span text:style-name="CharStyle11"><text:span text:style-name="T28">na jeho život, na jeho budúcnosť a čakáme u viere hodinu jeho vykúpenia, pracujúc, povzbudzujúc, a ke</text:span></text:span><text:span text:style-name="CharStyle11"><text:span text:style-name="T1">ď</text:span></text:span><text:span text:style-name="CharStyle11"><text:span text:style-name="T28"> treba i trpiac zaň po väzeniach!</text:span></text:span></text:p>
        <text:p text:style-name="P43"><text:span text:style-name="CharStyle11"><text:span text:style-name="T28">Trpe</text:span></text:span><text:span text:style-name="CharStyle11"><text:span text:style-name="T1">ť</text:span></text:span><text:span text:style-name="CharStyle11"><text:span text:style-name="T28"> môže lež zhynú</text:span></text:span><text:span text:style-name="CharStyle11"><text:span text:style-name="T1">c</text:span></text:span><text:span text:style-name="CharStyle11"><text:span text:style-name="T28"> nie</text:span></text:span></text:p>
        <text:p text:style-name="P39"><text:span text:style-name="CharStyle11"><text:span text:style-name="T28">Slovenská rodina!</text:span></text:span></text:p>
        <text:p text:style-name="P34"><text:span text:style-name="CharStyle34"><text:span text:style-name="T1"/></text:span></text:p>
        <text:p text:style-name="P9"><text:span text:style-name="CharStyle53"><text:span text:style-name="T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4" style:display-name="Záhlavie #4"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fo:text-align="center" style:justify-single-word="false" style:page-number="auto" fo:background-color="transparent"/>
    </style:style>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Footnote" style:family="paragraph" style:class="extra" style:master-page-name="">
      <loext:graphic-properties draw:fill="none" draw:fill-color="#729fcf"/>
      <style:paragraph-properties fo:margin-left="0.635cm" fo:margin-right="0cm" fo:text-indent="1.623cm" style:auto-text-indent="false" style:page-number="auto" fo:background-color="transparent"/>
    </style:style>
    <style:style style:name="Základný_20_text_20__28_7_29_" style:display-name="Základný text (7)" style:family="paragraph" style:master-page-name="">
      <loext:graphic-properties draw:fill="none" draw:fill-color="#729fcf"/>
      <style:paragraph-properties fo:margin-left="6.138cm" fo:margin-right="0cm" fo:text-indent="0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11">
      <style:text-properties fo:color="#000000" fo:language="sk" fo:country="SK" style:language-asian="sk" style:country-asian="SK" style:language-complex="sk" style:country-complex="SK"/>
    </style:style>
    <style:style style:name="CharStyle14" style:family="text" style:parent-style-name="DefaultFontStyle"/>
    <style:style style:name="CharStyle16" style:family="text" style:parent-style-name="DefaultFontStyle"/>
    <style:style style:name="CharStyle17" style:family="text" style:parent-style-name="CharStyle16">
      <style:text-properties fo:color="#0000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8">
      <style:text-properties fo:color="#000000" fo:language="sk" fo:country="SK" style:language-asian="sk" style:country-asian="SK" style:language-complex="sk" style:country-complex="SK"/>
    </style:style>
    <style:style style:name="CharStyle22" style:family="text" style:parent-style-name="DefaultFontStyle"/>
    <style:style style:name="CharStyle24" style:family="text" style:parent-style-name="DefaultFontStyle"/>
    <style:style style:name="CharStyle26" style:family="text" style:parent-style-name="DefaultFontStyle"/>
    <style:style style:name="CharStyle28" style:family="text" style:parent-style-name="DefaultFontStyle"/>
    <style:style style:name="CharStyle29" style:family="text" style:parent-style-name="CharStyle28">
      <style:text-properties fo:color="#000000" fo:language="sk" fo:country="SK" style:language-asian="sk" style:country-asian="SK" style:language-complex="sk" style:country-complex="SK"/>
    </style:style>
    <style:style style:name="CharStyle31" style:family="text" style:parent-style-name="DefaultFontStyle"/>
    <style:style style:name="CharStyle32" style:family="text" style:parent-style-name="CharStyle8">
      <style:text-properties fo:color="#000000" fo:language="sk" fo:country="SK" style:language-asian="sk" style:country-asian="SK" style:language-complex="sk" style:country-complex="SK"/>
    </style:style>
    <style:style style:name="CharStyle33" style:family="text" style:parent-style-name="CharStyle24">
      <style:text-properties fo:color="#000000" fo:language="sk" fo:country="SK" style:language-asian="sk" style:country-asian="SK" style:language-complex="sk" style:country-complex="SK"/>
    </style:style>
    <style:style style:name="CharStyle34" style:family="text" style:parent-style-name="CharStyle8">
      <style:text-properties fo:color="#000000" fo:language="sk" fo:country="SK" style:language-asian="sk" style:country-asian="SK" style:language-complex="sk" style:country-complex="SK"/>
    </style:style>
    <style:style style:name="CharStyle35" style:family="text" style:parent-style-name="CharStyle8">
      <style:text-properties fo:color="#000000" fo:language="sk" fo:country="SK" style:language-asian="sk" style:country-asian="SK" style:language-complex="sk" style:country-complex="SK"/>
    </style:style>
    <style:style style:name="CharStyle36" style:family="text" style:parent-style-name="CharStyle28">
      <style:text-properties fo:color="#000000" fo:language="sk" fo:country="SK" style:language-asian="sk" style:country-asian="SK" style:language-complex="sk" style:country-complex="SK"/>
    </style:style>
    <style:style style:name="CharStyle37" style:family="text" style:parent-style-name="CharStyle31">
      <style:text-properties fo:color="#000000" fo:language="sk" fo:country="SK" style:language-asian="sk" style:country-asian="SK" style:language-complex="sk" style:country-complex="SK"/>
    </style:style>
    <style:style style:name="CharStyle38" style:family="text" style:parent-style-name="CharStyle8">
      <style:text-properties fo:color="#000000" fo:language="sk" fo:country="SK" style:language-asian="sk" style:country-asian="SK" style:language-complex="sk" style:country-complex="SK"/>
    </style:style>
    <style:style style:name="CharStyle39" style:family="text" style:parent-style-name="CharStyle31">
      <style:text-properties fo:color="#000000" fo:language="sk" fo:country="SK" style:language-asian="sk" style:country-asian="SK" style:language-complex="sk" style:country-complex="SK"/>
    </style:style>
    <style:style style:name="CharStyle41" style:family="text" style:parent-style-name="DefaultFontStyle"/>
    <style:style style:name="CharStyle42" style:family="text" style:parent-style-name="CharStyle11">
      <style:text-properties fo:color="#000000" fo:language="sk" fo:country="SK" style:language-asian="sk" style:country-asian="SK" style:language-complex="sk" style:country-complex="SK"/>
    </style:style>
    <style:style style:name="CharStyle43" style:family="text" style:parent-style-name="CharStyle8">
      <style:text-properties fo:font-variant="small-caps" fo:color="#000000" fo:language="sk" fo:country="SK" style:language-asian="sk" style:country-asian="SK" style:language-complex="sk" style:country-complex="SK"/>
    </style:style>
    <style:style style:name="CharStyle44" style:family="text" style:parent-style-name="CharStyle41">
      <style:text-properties fo:color="#000000" fo:language="sk" fo:country="SK" style:language-asian="sk" style:country-asian="SK" style:language-complex="sk" style:country-complex="SK"/>
    </style:style>
    <style:style style:name="CharStyle45" style:family="text" style:parent-style-name="CharStyle41">
      <style:text-properties fo:color="#000000" fo:language="sk" fo:country="SK" style:language-asian="sk" style:country-asian="SK" style:language-complex="sk" style:country-complex="SK"/>
    </style:style>
    <style:style style:name="CharStyle47" style:family="text" style:parent-style-name="DefaultFontStyle"/>
    <style:style style:name="CharStyle48" style:family="text" style:parent-style-name="CharStyle31">
      <style:text-properties fo:color="#000000" fo:language="sk" fo:country="SK" style:language-asian="sk" style:country-asian="SK" style:language-complex="sk" style:country-complex="SK"/>
    </style:style>
    <style:style style:name="CharStyle49" style:family="text" style:parent-style-name="CharStyle8">
      <style:text-properties fo:color="#000000" fo:language="sk" fo:country="SK" style:language-asian="sk" style:country-asian="SK" style:language-complex="sk" style:country-complex="SK"/>
    </style:style>
    <style:style style:name="CharStyle50" style:family="text" style:parent-style-name="CharStyle8">
      <style:text-properties fo:color="#000000" fo:language="sk" fo:country="SK" style:language-asian="sk" style:country-asian="SK" style:language-complex="sk" style:country-complex="SK"/>
    </style:style>
    <style:style style:name="CharStyle51" style:family="text" style:parent-style-name="CharStyle8">
      <style:text-properties fo:color="#000000" fo:language="sk" fo:country="SK" style:language-asian="sk" style:country-asian="SK" style:language-complex="sk" style:country-complex="SK"/>
    </style:style>
    <style:style style:name="CharStyle52" style:family="text" style:parent-style-name="CharStyle8">
      <style:text-properties fo:color="#000000" fo:language="sk" fo:country="SK" style:language-asian="sk" style:country-asian="SK" style:language-complex="sk" style:country-complex="SK"/>
    </style:style>
    <style:style style:name="CharStyle53" style:family="text" style:parent-style-name="CharStyle16">
      <style:text-properties fo:color="#000000" fo:language="sk" fo:country="SK" style:language-asian="sk" style:country-asian="SK" style:language-complex="sk" style:country-complex="SK"/>
    </style:style>
    <style:style style:name="Citation" style:family="text">
      <style:text-properties fo:font-style="italic" style:font-style-asian="italic" style:font-style-complex="italic"/>
    </style:style>
    <style:style style:name="CharStyle18" style:family="text" style:parent-style-name="CharStyle11">
      <style:text-properties fo:color="#000000" fo:language="sk" fo:country="SK" style:language-asian="sk" style:country-asian="SK" style:language-complex="sk" style:country-complex="SK"/>
    </style:style>
    <style:style style:name="CharStyle23" style:family="text" style:parent-style-name="CharStyle11">
      <style:text-properties fo:color="#000000" fo:language="sk" fo:country="SK" style:language-asian="sk" style:country-asian="SK" style:language-complex="sk" style:country-complex="SK"/>
    </style:style>
    <style:style style:name="CharStyle25" style:family="text" style:parent-style-name="CharStyle17">
      <style:text-properties fo:color="#000000" fo:language="sk" fo:country="SK" style:language-asian="sk" style:country-asian="SK" style:language-complex="sk" style:country-complex="SK"/>
    </style:style>
    <style:style style:name="Predvolené_20_písmo_20_odseku" style:display-name="Predvolené písmo odseku"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44cm" fo:margin-left="0cm" fo:margin-right="0cm" fo:margin-bottom="0cm"/>
      </style:header-style>
      <style:footer-style>
        <style:header-footer-properties fo:min-height="0.658cm" fo:margin-left="0cm" fo:margin-right="0cm" fo:margin-top="0.658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3111408300</dc:title>
    <dc:subject/>
    <meta:initial-creator/>
    <meta:keyword/>
    <dc:date>2023-11-29T22:10:25.930000000</dc:date>
    <meta:editing-duration>PT1H53M3S</meta:editing-duration>
    <meta:editing-cycles>12</meta:editing-cycles>
    <meta:generator>LibreOffice/5.4.2.2$Windows_x86 LibreOffice_project/22b09f6418e8c2d508a9eaf86b2399209b0990f4</meta:generator>
    <meta:document-statistic meta:table-count="0" meta:image-count="0" meta:object-count="0" meta:page-count="68" meta:paragraph-count="562" meta:word-count="23402" meta:character-count="148188" meta:non-whitespace-character-count="124588"/>
  </office:meta>
</office:document-meta>
</file>